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Dialogs/dialog-lc.xml" manifest:media-type="text/xml"/>
  <manifest:file-entry manifest:full-path="Dialogs/ChgBackGColour/dialog-lb.xml" manifest:media-type="text/xml"/>
  <manifest:file-entry manifest:full-path="Dialogs/EasModul/dialog-lb.xml" manifest:media-type="text/xml"/>
  <manifest:file-entry manifest:full-path="Dialogs/EasModul/Dialog5.xml" manifest:media-type="text/xml"/>
  <manifest:file-entry manifest:full-path="Dialogs/OlahdataHexa/dialog-lb.xml" manifest:media-type="text/xml"/>
  <manifest:file-entry manifest:full-path="Dialogs/Standard/dialog-lb.xml" manifest:media-type="text/xml"/>
  <manifest:file-entry manifest:full-path="Dialogs/Pickers/PCalD.xml" manifest:media-type="text/xml"/>
  <manifest:file-entry manifest:full-path="Dialogs/Pickers/dialog-lb.xml" manifest:media-type="text/xml"/>
  <manifest:file-entry manifest:full-path="Dialogs/CoreCode/dialog-lb.xml" manifest:media-type="text/xml"/>
  <manifest:file-entry manifest:full-path="Dialogs/ProgressBarExample/dialog-lb.xml" manifest:media-type="text/xml"/>
  <manifest:file-entry manifest:full-path="Dialogs/ProgressBar/dialog-lb.xml" manifest:media-type="text/xml"/>
  <manifest:file-entry manifest:full-path="Dialogs/EasCode/dialog-lb.xml" manifest:media-type="text/xml"/>
  <manifest:file-entry manifest:full-path="Dialogs/EasCode/Passwd.xml" manifest:media-type="text/xml"/>
  <manifest:file-entry manifest:full-path="Dialogs/EasCode/OpenDialog.xml" manifest:media-type="text/xml"/>
  <manifest:file-entry manifest:full-path="Basic/script-lc.xml" manifest:media-type="text/xml"/>
  <manifest:file-entry manifest:full-path="Basic/ChgBackGColour/ChgBGCol.xml" manifest:media-type="text/xml"/>
  <manifest:file-entry manifest:full-path="Basic/ChgBackGColour/script-lb.xml" manifest:media-type="text/xml"/>
  <manifest:file-entry manifest:full-path="Basic/EasModul/Module1.xml" manifest:media-type="text/xml"/>
  <manifest:file-entry manifest:full-path="Basic/EasModul/script-lb.xml" manifest:media-type="text/xml"/>
  <manifest:file-entry manifest:full-path="Basic/EasModul/Lihatjawaban.xml" manifest:media-type="text/xml"/>
  <manifest:file-entry manifest:full-path="Basic/EasModul/Olahdata.xml" manifest:media-type="text/xml"/>
  <manifest:file-entry manifest:full-path="Basic/EasModul/View.xml" manifest:media-type="text/xml"/>
  <manifest:file-entry manifest:full-path="Basic/OlahdataHexa/script-lb.xml" manifest:media-type="text/xml"/>
  <manifest:file-entry manifest:full-path="Basic/OlahdataHexa/LihatJawabanPeserta.xml" manifest:media-type="text/xml"/>
  <manifest:file-entry manifest:full-path="Basic/OlahdataHexa/EditingResults.xml" manifest:media-type="text/xml"/>
  <manifest:file-entry manifest:full-path="Basic/OlahdataHexa/Module1.xml" manifest:media-type="text/xml"/>
  <manifest:file-entry manifest:full-path="Basic/OlahdataHexa/ShowMsgboxHexa.xml" manifest:media-type="text/xml"/>
  <manifest:file-entry manifest:full-path="Basic/Standard/script-lb.xml" manifest:media-type="text/xml"/>
  <manifest:file-entry manifest:full-path="Basic/Pickers/CalM.xml" manifest:media-type="text/xml"/>
  <manifest:file-entry manifest:full-path="Basic/Pickers/script-lb.xml" manifest:media-type="text/xml"/>
  <manifest:file-entry manifest:full-path="Basic/CoreCode/script-lb.xml" manifest:media-type="text/xml"/>
  <manifest:file-entry manifest:full-path="Basic/CoreCode/Module1.xml" manifest:media-type="text/xml"/>
  <manifest:file-entry manifest:full-path="Basic/ProgressBarExample/script-lb.xml" manifest:media-type="text/xml"/>
  <manifest:file-entry manifest:full-path="Basic/ProgressBarExample/Module1.xml" manifest:media-type="text/xml"/>
  <manifest:file-entry manifest:full-path="Basic/ProgressBar/script-lb.xml" manifest:media-type="text/xml"/>
  <manifest:file-entry manifest:full-path="Basic/ProgressBar/Waitprogress.xml" manifest:media-type="text/xml"/>
  <manifest:file-entry manifest:full-path="Basic/EasCode/EditingResults.xml" manifest:media-type="text/xml"/>
  <manifest:file-entry manifest:full-path="Basic/EasCode/script-lb.xml" manifest:media-type="text/xml"/>
  <manifest:file-entry manifest:full-path="Basic/EasCode/CoreEAS.xml" manifest:media-type="text/xml"/>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1"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172.09pt"/>
    </style:style>
    <style:style style:name="co2" style:family="table-column">
      <style:table-column-properties fo:break-before="auto" style:column-width="107.46pt"/>
    </style:style>
    <style:style style:name="co3" style:family="table-column">
      <style:table-column-properties fo:break-before="auto" style:column-width="64.01pt"/>
    </style:style>
    <style:style style:name="co4" style:family="table-column">
      <style:table-column-properties fo:break-before="auto" style:column-width="39.74pt"/>
    </style:style>
    <style:style style:name="co5" style:family="table-column">
      <style:table-column-properties fo:break-before="auto" style:column-width="109.5pt"/>
    </style:style>
    <style:style style:name="co6" style:family="table-column">
      <style:table-column-properties fo:break-before="auto" style:column-width="29.59pt"/>
    </style:style>
    <style:style style:name="co7" style:family="table-column">
      <style:table-column-properties fo:break-before="auto" style:column-width="54.11pt"/>
    </style:style>
    <style:style style:name="co8" style:family="table-column">
      <style:table-column-properties fo:break-before="auto" style:column-width="120.16pt"/>
    </style:style>
    <style:style style:name="co9" style:family="table-column">
      <style:table-column-properties fo:break-before="auto" style:column-width="36.54pt"/>
    </style:style>
    <style:style style:name="co10" style:family="table-column">
      <style:table-column-properties fo:break-before="auto" style:column-width="21.71pt"/>
    </style:style>
    <style:style style:name="co11" style:family="table-column">
      <style:table-column-properties fo:break-before="auto" style:column-width="28.86pt"/>
    </style:style>
    <style:style style:name="co12" style:family="table-column">
      <style:table-column-properties fo:break-before="auto" style:column-width="33.99pt"/>
    </style:style>
    <style:style style:name="co13" style:family="table-column">
      <style:table-column-properties fo:break-before="auto" style:column-width="51.79pt"/>
    </style:style>
    <style:style style:name="co14" style:family="table-column">
      <style:table-column-properties fo:break-before="auto" style:column-width="65.99pt"/>
    </style:style>
    <style:style style:name="co15" style:family="table-column">
      <style:table-column-properties fo:break-before="auto" style:column-width="83.14pt"/>
    </style:style>
    <style:style style:name="co16" style:family="table-column">
      <style:table-column-properties fo:break-before="auto" style:column-width="101.85pt"/>
    </style:style>
    <style:style style:name="co17" style:family="table-column">
      <style:table-column-properties fo:break-before="auto" style:column-width="58.96pt"/>
    </style:style>
    <style:style style:name="co18" style:family="table-column">
      <style:table-column-properties fo:break-before="auto" style:column-width="96.46pt"/>
    </style:style>
    <style:style style:name="co19" style:family="table-column">
      <style:table-column-properties fo:break-before="auto" style:column-width="105.65pt"/>
    </style:style>
    <style:style style:name="co20" style:family="table-column">
      <style:table-column-properties fo:break-before="auto" style:column-width="107.89pt"/>
    </style:style>
    <style:style style:name="co21" style:family="table-column">
      <style:table-column-properties fo:break-before="auto" style:column-width="98.76pt"/>
    </style:style>
    <style:style style:name="co22" style:family="table-column">
      <style:table-column-properties fo:break-before="auto" style:column-width="143.89pt"/>
    </style:style>
    <style:style style:name="co23" style:family="table-column">
      <style:table-column-properties fo:break-before="auto" style:column-width="138.56pt"/>
    </style:style>
    <style:style style:name="co24" style:family="table-column">
      <style:table-column-properties fo:break-before="auto" style:column-width="140.09pt"/>
    </style:style>
    <style:style style:name="co25" style:family="table-column">
      <style:table-column-properties fo:break-before="auto" style:column-width="157.69pt"/>
    </style:style>
    <style:style style:name="co26" style:family="table-column">
      <style:table-column-properties fo:break-before="auto" style:column-width="23.24pt"/>
    </style:style>
    <style:style style:name="co27" style:family="table-column">
      <style:table-column-properties fo:break-before="auto" style:column-width="61.51pt"/>
    </style:style>
    <style:style style:name="co28" style:family="table-column">
      <style:table-column-properties fo:break-before="auto" style:column-width="23.7pt"/>
    </style:style>
    <style:style style:name="co29" style:family="table-column">
      <style:table-column-properties fo:break-before="auto" style:column-width="60.46pt"/>
    </style:style>
    <style:style style:name="co30" style:family="table-column">
      <style:table-column-properties fo:break-before="auto" style:column-width="22.2pt"/>
    </style:style>
    <style:style style:name="co31" style:family="table-column">
      <style:table-column-properties fo:break-before="auto" style:column-width="55.11pt"/>
    </style:style>
    <style:style style:name="co32" style:family="table-column">
      <style:table-column-properties fo:break-before="auto" style:column-width="54.34pt"/>
    </style:style>
    <style:style style:name="co33" style:family="table-column">
      <style:table-column-properties fo:break-before="auto" style:column-width="25.99pt"/>
    </style:style>
    <style:style style:name="co34" style:family="table-column">
      <style:table-column-properties fo:break-before="auto" style:column-width="56.21pt"/>
    </style:style>
    <style:style style:name="co35" style:family="table-column">
      <style:table-column-properties fo:break-before="auto" style:column-width="19.11pt"/>
    </style:style>
    <style:style style:name="co36" style:family="table-column">
      <style:table-column-properties fo:break-before="auto" style:column-width="25.94pt"/>
    </style:style>
    <style:style style:name="co37" style:family="table-column">
      <style:table-column-properties fo:break-before="auto" style:column-width="16.36pt"/>
    </style:style>
    <style:style style:name="co38" style:family="table-column">
      <style:table-column-properties fo:break-before="auto" style:column-width="30.76pt"/>
    </style:style>
    <style:style style:name="co39" style:family="table-column">
      <style:table-column-properties fo:break-before="auto" style:column-width="89.46pt"/>
    </style:style>
    <style:style style:name="co40" style:family="table-column">
      <style:table-column-properties fo:break-before="auto" style:column-width="142.61pt"/>
    </style:style>
    <style:style style:name="co41" style:family="table-column">
      <style:table-column-properties fo:break-before="auto" style:column-width="178.89pt"/>
    </style:style>
    <style:style style:name="co42" style:family="table-column">
      <style:table-column-properties fo:break-before="auto" style:column-width="171.44pt"/>
    </style:style>
    <style:style style:name="co43" style:family="table-column">
      <style:table-column-properties fo:break-before="auto" style:column-width="194.4pt"/>
    </style:style>
    <style:style style:name="co44" style:family="table-column">
      <style:table-column-properties fo:break-before="auto" style:column-width="63.64pt"/>
    </style:style>
    <style:style style:name="co45" style:family="table-column">
      <style:table-column-properties fo:break-before="auto" style:column-width="28.35pt"/>
    </style:style>
    <style:style style:name="co46" style:family="table-column">
      <style:table-column-properties fo:break-before="auto" style:column-width="56.69pt"/>
    </style:style>
    <style:style style:name="co47" style:family="table-column">
      <style:table-column-properties fo:break-before="auto" style:column-width="24.24pt"/>
    </style:style>
    <style:style style:name="co48" style:family="table-column">
      <style:table-column-properties fo:break-before="auto" style:column-width="57.49pt"/>
    </style:style>
    <style:style style:name="co49" style:family="table-column">
      <style:table-column-properties fo:break-before="auto" style:column-width="594.65pt"/>
    </style:style>
    <style:style style:name="co50" style:family="table-column">
      <style:table-column-properties fo:break-before="auto" style:column-width="73.96pt"/>
    </style:style>
    <style:style style:name="co51" style:family="table-column">
      <style:table-column-properties fo:break-before="auto" style:column-width="329.41pt"/>
    </style:style>
    <style:style style:name="co52" style:family="table-column">
      <style:table-column-properties fo:break-before="auto" style:column-width="162.6pt"/>
    </style:style>
    <style:style style:name="co53" style:family="table-column">
      <style:table-column-properties fo:break-before="auto" style:column-width="117.24pt"/>
    </style:style>
    <style:style style:name="co54" style:family="table-column">
      <style:table-column-properties fo:break-before="auto" style:column-width="216.45pt"/>
    </style:style>
    <style:style style:name="co55" style:family="table-column">
      <style:table-column-properties fo:break-before="auto" style:column-width="127.16pt"/>
    </style:style>
    <style:style style:name="co56" style:family="table-column">
      <style:table-column-properties fo:break-before="auto" style:column-width="106.61pt"/>
    </style:style>
    <style:style style:name="co57" style:family="table-column">
      <style:table-column-properties fo:break-before="auto" style:column-width="267.56pt"/>
    </style:style>
    <style:style style:name="co58" style:family="table-column">
      <style:table-column-properties fo:break-before="auto" style:column-width="376.36pt"/>
    </style:style>
    <style:style style:name="co59" style:family="table-column">
      <style:table-column-properties fo:break-before="auto" style:column-width="156.16pt"/>
    </style:style>
    <style:style style:name="co60" style:family="table-column">
      <style:table-column-properties fo:break-before="auto" style:column-width="255.46pt"/>
    </style:style>
    <style:style style:name="co61" style:family="table-column">
      <style:table-column-properties fo:break-before="auto" style:column-width="50.51pt"/>
    </style:style>
    <style:style style:name="co62" style:family="table-column">
      <style:table-column-properties fo:break-before="auto" style:column-width="178.21pt"/>
    </style:style>
    <style:style style:name="co63" style:family="table-column">
      <style:table-column-properties fo:break-before="auto" style:column-width="202.05pt"/>
    </style:style>
    <style:style style:name="ro1" style:family="table-row">
      <style:table-row-properties style:row-height="17.01pt" fo:break-before="auto" style:use-optimal-row-height="true"/>
    </style:style>
    <style:style style:name="ro2" style:family="table-row">
      <style:table-row-properties style:row-height="32.8pt" fo:break-before="auto" style:use-optimal-row-height="true"/>
    </style:style>
    <style:style style:name="ro3" style:family="table-row">
      <style:table-row-properties style:row-height="15.79pt" fo:break-before="auto" style:use-optimal-row-height="true"/>
    </style:style>
    <style:style style:name="ro4" style:family="table-row">
      <style:table-row-properties style:row-height="17.89pt" fo:break-before="auto" style:use-optimal-row-height="true"/>
    </style:style>
    <style:style style:name="ro5" style:family="table-row">
      <style:table-row-properties style:row-height="37.84pt" fo:break-before="auto" style:use-optimal-row-height="false"/>
    </style:style>
    <style:style style:name="ro6" style:family="table-row">
      <style:table-row-properties style:row-height="47.76pt" fo:break-before="auto" style:use-optimal-row-height="true"/>
    </style:style>
    <style:style style:name="ro7" style:family="table-row">
      <style:table-row-properties style:row-height="12.81pt" fo:break-before="auto" style:use-optimal-row-height="true"/>
    </style:style>
    <style:style style:name="ro8" style:family="table-row">
      <style:table-row-properties style:row-height="28.01pt" fo:break-before="auto" style:use-optimal-row-height="false"/>
    </style:style>
    <style:style style:name="ro9" style:family="table-row">
      <style:table-row-properties style:row-height="62.65pt" fo:break-before="auto" style:use-optimal-row-height="true"/>
    </style:style>
    <style:style style:name="ro10" style:family="table-row">
      <style:table-row-properties style:row-height="19.39pt" fo:break-before="auto" style:use-optimal-row-height="true"/>
    </style:style>
    <style:style style:name="ro11" style:family="table-row">
      <style:table-row-properties style:row-height="77.61pt" fo:break-before="auto" style:use-optimal-row-height="true"/>
    </style:style>
    <style:style style:name="ro12" style:family="table-row">
      <style:table-row-properties style:row-height="107.46pt" fo:break-before="auto" style:use-optimal-row-height="true"/>
    </style:style>
    <style:style style:name="ro13" style:family="table-row">
      <style:table-row-properties style:row-height="120.76pt" fo:break-before="auto" style:use-optimal-row-height="false"/>
    </style:style>
    <style:style style:name="ro14" style:family="table-row">
      <style:table-row-properties style:row-height="141.76pt" fo:break-before="auto" style:use-optimal-row-height="fals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PageStyle_5f_jawaban_20_peserta">
      <style:table-properties table:display="true" style:writing-mode="lr-tb"/>
    </style:style>
    <style:style style:name="ta4" style:family="table" style:master-page-name="PageStyle_5f_grafik">
      <style:table-properties table:display="true" style:writing-mode="lr-tb"/>
    </style:style>
    <number:number-style style:name="N2">
      <number:number number:decimal-places="2" loext:min-decimal-places="2" number:min-integer-digits="1"/>
    </number:number-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pt"/>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63"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64"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69" style:family="table-cell" style:parent-style-name="Default" style:data-style-name="N99">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7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7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7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2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8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2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5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87"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8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0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107"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11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style:font-size-asian="11pt" style:language-asian="zh" style:country-asian="CN" style:font-style-asian="normal" style:font-weight-asian="normal" style:font-name-complex="Noto Sans" style:font-size-complex="11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134"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text-properties fo:color="#ce181e"/>
    </style:style>
    <style:style style:name="ce45" style:family="table-cell" style:parent-style-name="Default">
      <style:table-cell-properties style:cell-protect="protected formula-hidden" style:print-content="true" style:text-align-source="fix" style:repeat-content="false" style:vertical-align="middle"/>
      <style:paragraph-properties fo:text-align="center" fo:margin-left="0pt"/>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text-properties fo:color="#ce181e"/>
    </style:style>
    <style:style style:name="ce49"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style>
    <style:style style:name="ce86" style:family="table-cell" style:parent-style-name="Default">
      <style:table-cell-properties style:glyph-orientation-vertical="0" fo:background-color="#4283b9" style:cell-protect="none"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pt"/>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pt"/>
    </style:style>
    <style:style style:name="ce94" style:family="table-cell" style:parent-style-name="Default">
      <style:table-cell-properties style:glyph-orientation-vertical="0" fo:background-color="#f2b467" style:cell-protect="none"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style>
    <style:style style:name="ce74"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1" style:family="table-cell" style:parent-style-name="Default">
      <style:table-cell-properties fo:background-color="#e24728" style:text-align-source="fix" style:repeat-content="false" style:vertical-align="middle"/>
      <style:paragraph-properties fo:text-align="center" fo:margin-left="0pt"/>
    </style:style>
    <style:style style:name="ce83" style:family="table-cell" style:parent-style-name="Default">
      <style:table-cell-properties style:text-align-source="fix" style:repeat-content="false"/>
      <style:paragraph-properties fo:text-align="center" fo:margin-left="0pt"/>
    </style:style>
    <style:style style:name="ce85" style:family="table-cell" style:parent-style-name="Default">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7" style:family="table-cell" style:parent-style-name="Default">
      <style:table-cell-properties style:text-align-source="fix" style:repeat-content="false"/>
      <style:paragraph-properties fo:text-align="center" fo:margin-left="0pt"/>
    </style:style>
    <style:style style:name="ce92" style:family="table-cell" style:parent-style-name="Default" style:data-style-name="N80">
      <style:table-cell-properties style:text-align-source="fix" style:repeat-content="false"/>
      <style:paragraph-properties fo:text-align="center" fo:margin-left="0pt"/>
    </style:style>
    <style:style style:name="ce95"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75" style:family="table-cell" style:parent-style-name="Default" style:data-style-name="N100">
      <style:table-cell-properties style:text-align-source="fix" style:repeat-content="false"/>
      <style:paragraph-properties fo:text-align="center" fo:margin-left="0pt"/>
    </style:style>
    <style:style style:name="ce39" style:family="table-cell" style:parent-style-name="Default" style:data-style-name="N80">
      <style:table-cell-properties style:text-align-source="fix" style:repeat-content="false"/>
      <style:paragraph-properties fo:text-align="center" fo:margin-left="0pt"/>
    </style:style>
    <style:style style:name="ce98" style:family="table-cell" style:parent-style-name="Default">
      <style:table-cell-properties style:text-align-source="fix" style:repeat-content="false"/>
      <style:paragraph-properties fo:text-align="start" fo:margin-left="0pt"/>
    </style:style>
    <style:style style:name="ce93" style:family="table-cell" style:parent-style-name="Default">
      <style:table-cell-properties style:text-align-source="fix" style:repeat-content="false"/>
      <style:paragraph-properties fo:text-align="start" fo:margin-left="0pt"/>
    </style:style>
    <style:style style:name="ce66" style:family="table-cell" style:parent-style-name="Default">
      <style:table-cell-properties style:text-align-source="fix" style:repeat-content="false" fo:wrap-option="wrap"/>
      <style:paragraph-properties fo:text-align="center" fo:margin-left="0pt"/>
    </style:style>
    <style:style style:name="ce144" style:family="table-cell" style:parent-style-name="Default" style:data-style-name="N0"/>
    <style:style style:name="ce143" style:family="table-cell" style:parent-style-name="Default" style:data-style-name="N0">
      <style:table-cell-properties fo:border="0.06pt solid #000000"/>
    </style:style>
    <style:style style:name="ce139" style:family="table-cell" style:parent-style-name="Default" style:data-style-name="N100"/>
    <style:style style:name="ce141" style:family="table-cell" style:parent-style-name="Default" style:data-style-name="N80"/>
    <style:style style:name="ce102" style:family="table-cell" style:parent-style-name="Default">
      <style:table-cell-properties fo:background-color="#5c2d91" style:cell-protect="protected formula-hidden" style:print-content="true" style:text-align-source="fix" style:repeat-content="false" fo:border="0.06pt solid #000000" style:vertical-align="middle"/>
      <style:paragraph-properties fo:text-align="center"/>
      <style:text-properties fo:color="#ffffff"/>
    </style:style>
    <style:style style:name="ce118" style:family="table-cell" style:parent-style-name="Default">
      <style:table-cell-properties style:cell-protect="protected formula-hidden" style:print-content="true" fo:border="0.06pt solid #000000"/>
    </style:style>
    <style:style style:name="ce108" style:family="table-cell" style:parent-style-name="Default">
      <style:table-cell-properties fo:background-color="#00aaad" style:cell-protect="protected formula-hidden" style:print-content="true" style:text-align-source="fix" style:repeat-content="false" fo:border="0.06pt solid #000000" style:vertical-align="middle"/>
      <style:paragraph-properties fo:text-align="center"/>
    </style:style>
    <style:style style:name="ce122" style:family="table-cell" style:parent-style-name="Default">
      <style:table-cell-properties style:cell-protect="protected formula-hidden" style:print-content="true"/>
    </style:style>
    <style:style style:name="ce111" style:family="table-cell" style:parent-style-name="Default">
      <style:table-cell-properties style:glyph-orientation-vertical="0" fo:background-color="#4283b9" style:cell-protect="protected formula-hidden"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12" style:family="table-cell" style:parent-style-name="Default">
      <style:table-cell-properties style:glyph-orientation-vertical="0" fo:background-color="#f2b467" style:cell-protect="protected formula-hidden"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26"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ext-properties style:font-name="Arial" fo:font-size="11pt" style:font-size-asian="11pt" style:font-size-complex="11pt"/>
    </style:style>
    <style:style style:name="ce180" style:family="table-cell" style:parent-style-name="Default">
      <style:text-properties style:use-window-font-color="true" style:text-outline="false" style:text-line-through-style="none" style:text-line-through-type="none" fo:font-size="12pt"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81"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82"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83"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87" style:family="table-cell" style:parent-style-name="Default">
      <style:table-cell-properties fo:border-bottom="0.06pt solid #000000" fo:border-left="0.51pt solid #000000" fo:border-right="0.51pt solid #000000" fo:border-top="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99" style:family="table-cell" style:parent-style-name="Default">
      <style:table-cell-properties style:text-align-source="fix" style:repeat-content="false"/>
      <style:paragraph-properties fo:text-align="justify"/>
      <style:text-properties style:text-outline="false" style:text-line-through-style="none" style:text-line-through-type="none" fo:language="id" fo:country="ID"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00" style:family="table-cell" style:parent-style-name="Default">
      <style:text-properties style:use-window-font-color="true"/>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pt"/>
      <style:text-properties style:font-name="Calibri"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pt"/>
      <style:text-properties style:font-name="Calibri"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 fo:font-size="11pt" style:font-size-asian="11pt" style:font-size-complex="11pt"/>
    </style:style>
    <style:style style:name="ce132"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 fo:font-size="11pt" fo:font-weight="bold" style:font-size-asian="11pt" style:font-weight-asian="bold" style:font-size-complex="11pt" style:font-weight-complex="bold"/>
    </style:style>
    <style:style style:name="ce133"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style:text-properties fo:color="#000000" style:font-name="Calibri" fo:font-size="11pt" style:font-name-asian="Segoe UI" style:font-size-asian="11pt" style:font-name-complex="Segoe UI" style:font-size-complex="11pt"/>
    </style:style>
    <style:style style:name="ce156" style:family="table-cell" style:parent-style-name="Default">
      <style:table-cell-properties fo:background-color="#bcbdb5" style:cell-protect="protected formula-hidden" style:print-content="true" fo:wrap-option="wrap" fo:border="0.06pt solid #000000" style:vertical-align="middle"/>
      <style:text-properties fo:color="#000000" style:font-name="Calibri" fo:font-size="11pt" style:font-size-asian="11pt" style:font-size-complex="11pt"/>
    </style:style>
    <style:style style:name="ce140"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style:text-properties fo:color="#000000" style:font-name="Calibri" fo:font-size="11pt" style:font-size-asian="11pt" style:font-size-complex="11pt"/>
    </style:style>
    <style:style style:name="ce160" style:family="table-cell" style:parent-style-name="Default">
      <style:table-cell-properties fo:background-color="#edd5bd" style:cell-protect="protected formula-hidden" style:print-content="true" fo:wrap-option="wrap" fo:border="0.06pt solid #000000" style:vertical-align="middle"/>
      <style:text-properties fo:color="#000000" style:font-name="Calibri" fo:font-size="11pt" style:font-size-asian="11pt" style:font-size-complex="11pt"/>
    </style:style>
    <style:style style:name="ce142"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style:text-properties fo:color="#000000" style:font-name="Calibri" fo:font-size="11pt" style:font-size-asian="11pt" style:font-size-complex="11pt"/>
    </style:style>
    <style:style style:name="ce162" style:family="table-cell" style:parent-style-name="Default">
      <style:table-cell-properties fo:background-color="#f0edda" style:cell-protect="protected formula-hidden" style:print-content="true" fo:wrap-option="wrap" fo:border="0.06pt solid #000000" style:vertical-align="middle"/>
      <style:text-properties fo:color="#000000" style:font-name="Calibri" fo:font-size="11pt" style:font-size-asian="11pt" style:font-size-complex="11pt"/>
    </style:style>
    <style:style style:name="ce152"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style:text-properties fo:color="#000000" style:font-name="Calibri" fo:font-size="11pt" style:font-size-asian="11pt" style:font-size-complex="11pt"/>
    </style:style>
    <style:style style:name="ce166" style:family="table-cell" style:parent-style-name="Default">
      <style:table-cell-properties fo:background-color="#dd948b" style:cell-protect="protected formula-hidden" style:print-content="true" fo:wrap-option="wrap" fo:border="0.06pt solid #000000" style:vertical-align="middle"/>
      <style:text-properties fo:color="#000000" style:font-name="Calibri" fo:font-size="11pt" style:font-size-asian="11pt" style:font-size-complex="11pt"/>
    </style:style>
    <style:style style:name="ce163"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style:text-properties fo:color="#000000" style:font-name="Calibri" fo:font-size="11pt" style:font-size-asian="11pt" style:font-size-complex="11pt"/>
    </style:style>
    <style:style style:name="ce170" style:family="table-cell" style:parent-style-name="Default">
      <style:table-cell-properties fo:background-color="#adc5a5" style:cell-protect="protected formula-hidden" style:print-content="true" fo:wrap-option="wrap" fo:border="0.06pt solid #000000" style:vertical-align="middle"/>
      <style:text-properties fo:color="#000000" style:font-name="Calibri" fo:font-size="11pt" style:font-size-asian="11pt" style:font-size-complex="11pt"/>
    </style:style>
    <style:style style:name="ce165"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style:text-properties fo:color="#000000" style:font-name="Calibri" fo:font-size="11pt" style:font-size-asian="11pt" style:font-size-complex="11pt"/>
    </style:style>
    <style:style style:name="ce173" style:family="table-cell" style:parent-style-name="Default">
      <style:table-cell-properties fo:background-color="#daca8f" style:cell-protect="protected formula-hidden" style:print-content="true" fo:wrap-option="wrap" fo:border="0.06pt solid #000000" style:vertical-align="middle"/>
      <style:text-properties fo:color="#000000" style:font-name="Calibri" fo:font-size="11pt" style:font-size-asian="11pt" style:font-size-complex="11pt"/>
    </style:style>
    <style:style style:name="ce167" style:family="table-cell" style:parent-style-name="Default">
      <style:table-cell-properties fo:background-color="#e7ddb9" style:cell-protect="protected formula-hidden" style:print-content="true" fo:wrap-option="wrap" fo:border="0.06pt solid #000000" style:vertical-align="middle"/>
      <style:text-properties fo:color="#000000" style:font-name="Calibri"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 fo:font-size="11pt" style:font-size-asian="11pt" style:font-size-complex="11pt"/>
    </style:style>
    <style:style style:name="ce81" style:family="table-cell" style:parent-style-name="Default">
      <style:table-cell-properties fo:wrap-option="wrap" style:vertical-align="middle"/>
      <style:text-properties style:font-name="Calibri"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Calibri"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 fo:font-size="11pt" style:font-size-asian="11pt" style:font-size-complex="11pt"/>
    </style:style>
    <style:style style:name="ce171" style:family="table-cell" style:parent-style-name="Default">
      <style:table-cell-properties fo:background-color="#e24728" style:cell-protect="protected formula-hidden" style:print-content="true" fo:wrap-option="wrap" style:vertical-align="middle"/>
      <style:text-properties style:font-name="Calibri"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pt"/>
      <style:text-properties style:font-name="Calibri"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pt"/>
      <style:text-properties style:font-name="Calibri" fo:font-size="11pt" style:font-size-asian="11pt" style:font-size-complex="11pt"/>
    </style:style>
    <style:style style:name="ce174"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pt"/>
      <style:text-properties style:font-name="Calibri" fo:font-size="11pt" style:font-size-asian="11pt" style:font-size-complex="11pt"/>
    </style:style>
    <style:style style:name="ce184" style:family="table-cell" style:parent-style-name="Default" style:data-style-name="N166">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85" style:family="table-cell" style:parent-style-name="Default" style:data-style-name="N166">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94" style:family="table-cell" style:parent-style-name="Default" style:data-style-name="N166">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95" style:family="table-cell" style:parent-style-name="Default" style:data-style-name="N166">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96" style:family="table-cell" style:parent-style-name="Default" style:data-style-name="N166">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97" style:family="table-cell" style:parent-style-name="Default" style:data-style-name="N166">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98" style:family="table-cell" style:parent-style-name="Default" style:data-style-name="N166">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pt"/>
      <style:text-properties style:font-name="Calibri"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pt"/>
      <style:text-properties style:font-name="Calibri" fo:font-size="11pt" style:font-size-asian="11pt" style:font-size-complex="11pt"/>
    </style:style>
    <style:style style:name="ce186"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88"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89"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90"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91"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92"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193"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 fo:font-size="11pt" style:font-size-asian="11pt" style:font-size-complex="11pt"/>
    </style:style>
    <style:style style:name="ce232" style:family="table-cell" style:parent-style-name="Default">
      <style:table-cell-properties fo:background-color="#bce4e5" style:text-align-source="fix" style:repeat-content="false" fo:wrap-option="wrap" style:vertical-align="middle"/>
      <style:paragraph-properties fo:text-align="start" fo:margin-left="0pt"/>
      <style:text-properties style:font-name="Calibri" fo:font-size="11pt" style:font-size-asian="11pt" style:font-size-complex="11pt"/>
    </style:style>
    <style:style style:name="ce205"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206" style:family="table-cell" style:parent-style-name="Default">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207" style:family="table-cell" style:parent-style-name="Default">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208" style:family="table-cell" style:parent-style-name="Default">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209" style:family="table-cell" style:parent-style-name="Default">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210" style:family="table-cell" style:parent-style-name="Default">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211" style:family="table-cell" style:parent-style-name="Default">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pt"/>
      <style:text-properties style:font-name="Calibri" fo:font-size="11pt" style:font-size-asian="11pt" style:font-size-complex="11pt"/>
    </style:style>
    <style:style style:name="ce235" style:family="table-cell" style:parent-style-name="Default" style:data-style-name="N0">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236" style:family="table-cell" style:parent-style-name="Default" style:data-style-name="N0">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237" style:family="table-cell" style:parent-style-name="Default" style:data-style-name="N0">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238" style:family="table-cell" style:parent-style-name="Default" style:data-style-name="N0">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239" style:family="table-cell" style:parent-style-name="Default" style:data-style-name="N0">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ce240" style:family="table-cell" style:parent-style-name="Default" style:data-style-name="N0">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draw:stroke="solid" svg:stroke-color="#000000" draw:fill="none" draw:fill-color="#ffffff" fo:min-height="77.61pt"/>
    </style:style>
    <style:style style:name="gr6" style:family="graphic">
      <style:graphic-properties draw:stroke="none" svg:stroke-color="#000000" draw:fill="solid" draw:fill-color="#bce4e5" draw:textarea-horizontal-align="center" draw:textarea-vertical-align="middle" draw:shadow-offset-x="8.65pt" draw:shadow-offset-y="8.65pt" draw:ole-draw-aspect="1"/>
    </style:style>
    <style:style style:name="gr7" style:family="graphic">
      <style:graphic-properties fo:background-color="#e24728"/>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loext:graphic-properties draw:fill="none" draw:fill-color="#ffffff"/>
      <style:text-properties fo:font-size="10pt" style:font-size-asian="10pt" style:font-size-complex="10pt"/>
    </style:style>
    <style:style style:name="P10" style:family="paragraph">
      <loext:graphic-properties draw:fill="solid" draw:fill-color="#bce4e5"/>
      <style:paragraph-properties fo:text-align="center"/>
    </style:style>
    <style:style style:name="P11" style:family="paragraph">
      <style:paragraph-properties fo:text-align="center"/>
      <style:text-properties fo:color="#000000" fo:font-family="Arial" style:font-style-name="Regular" style:font-family-generic="swiss" fo:font-size="12pt"/>
    </style:style>
    <style:style style:name="P12" style:family="paragraph">
      <style:paragraph-properties fo:text-align="start"/>
    </style:style>
    <style:style style:name="T1" style:family="text">
      <style:text-properties fo:font-size="10pt" style:font-size-asian="10pt" style:font-size-complex="10pt"/>
    </style:style>
    <style:style style:name="T2"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3" style:family="text">
      <style:text-properties style:use-window-font-color="true" style:font-name="Calibri" fo:language="en" fo:country="US" style:language-asian="ar" style:country-asian="SA" style:font-name-complex="Calibri" style:font-size-asian="11pt" style:font-size-complex="11pt"/>
    </style:style>
    <style:style style:name="T4" style:family="text">
      <style:text-properties fo:font-size="12pt"/>
    </style:style>
    <style:style style:name="T5" style:family="text">
      <style:text-properties fo:font-size="12pt" style:use-window-font-color="true" style:font-style-complex="italic" style:font-style-asian="italic" style:font-size-complex="11pt" style:font-size-asian="11pt" style:font-name-complex="Calibri" style:font-name-asian="Calibri" style:language-asian="ar" style:country-asian="SA" fo:language="en" fo:country="US" fo:font-style="italic" style:font-name="Calibri"/>
    </style:style>
    <style:style style:name="T6" style:family="text">
      <style:text-properties fo:font-size="12pt" style:use-window-font-color="true" style:font-name="Calibri" fo:font-style="italic" fo:language="en" fo:country="US" style:language-asian="ar" style:country-asian="SA" style:font-name-asian="Calibri" style:font-name-complex="Calibri" style:font-size-asian="11pt" style:font-size-complex="11pt" style:font-style-asian="italic" style:font-style-complex="italic"/>
    </style:style>
    <style:style style:name="T7" style:family="text">
      <style:text-properties fo:font-size="12pt" style:use-window-font-color="true" style:font-name="Calibri" fo:language="en" fo:country="US" style:language-asian="ar" style:country-asian="SA" style:font-name-asian="Calibri" style:font-name-complex="Calibri" style:font-size-asian="11pt" style:font-size-complex="11pt"/>
    </style:style>
    <style:style style:name="T8" style:family="text">
      <style:text-properties style:font-name="Calibri" fo:language="id" fo:country="ID" style:language-asian="ko" style:country-asian="KR" style:language-complex="ar" style:country-complex="SA" style:font-name-asian="Malgun Gothic" style:font-name-complex="Calibri"/>
    </style:style>
    <style:style style:name="T9" style:family="text">
      <style:text-properties style:font-name="Calibri" fo:language="id" fo:country="ID" style:language-asian="ko" style:country-asian="KR" style:language-complex="ar" style:country-complex="SA" style:font-name-asian="Malgun Gothic" style:font-name-complex="Calibri"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KEMBALI"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71.83pt" svg:height="44.22pt" svg:x="184.39pt" svg:y="20.52pt"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1">
          <table:table-cell table:style-name="ce5" office:value-type="string" calcext:value-type="string">
            <text:p>PROGRAMMER</text:p>
          </table:table-cell>
          <table:table-cell table:style-name="ce20"/>
          <table:table-cell table:number-columns-repeated="1022"/>
        </table:table-row>
        <table:table-row table:style-name="ro1">
          <table:table-cell table:style-name="ce5" office:value-type="string" calcext:value-type="string">
            <text:p>MAHASISWA</text:p>
          </table:table-cell>
          <table:table-cell table:style-name="ce20"/>
          <table:table-cell table:number-columns-repeated="1022"/>
        </table:table-row>
        <table:table-row table:style-name="ro1" table:number-rows-repeated="88">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1"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1" table:number-rows-repeated="62">
          <table:table-cell table:style-name="ce5"/>
          <table:table-cell table:style-name="ce20"/>
          <table:table-cell table:number-columns-repeated="1022"/>
        </table:table-row>
        <table:table-row table:style-name="ro1" table:visibility="collapse" table:number-rows-repeated="1048407">
          <table:table-cell table:number-columns-repeated="1024"/>
        </table:table-row>
        <table:table-row table:style-name="ro1" table:visibility="collapse">
          <table:table-cell table:number-columns-repeated="1024"/>
        </table:table-row>
      </table:table>
      <table:table table:name="olah data" table:style-name="ta2">
        <table:table-column table:style-name="co4" table:default-cell-style-name="ce32"/>
        <table:table-column table:style-name="co5" table:default-cell-style-name="ce38"/>
        <table:table-column table:style-name="co6" table:number-columns-repeated="4" table:default-cell-style-name="ce82"/>
        <table:table-column table:style-name="co7" table:visibility="collapse" table:default-cell-style-name="ce38"/>
        <table:table-column table:style-name="co6" table:visibility="collapse" table:number-columns-repeated="4" table:default-cell-style-name="ce38"/>
        <table:table-column table:style-name="co8" table:visibility="collapse" table:default-cell-style-name="ce82"/>
        <table:table-column table:style-name="co3" table:default-cell-style-name="ce82"/>
        <table:table-column table:style-name="co9" table:default-cell-style-name="ce82"/>
        <table:table-column table:style-name="co10" table:default-cell-style-name="ce82"/>
        <table:table-column table:style-name="co11" table:default-cell-style-name="ce82"/>
        <table:table-column table:style-name="co10" table:default-cell-style-name="ce82"/>
        <table:table-column table:style-name="co12" table:default-cell-style-name="ce50"/>
        <table:table-column table:style-name="co3" table:default-cell-style-name="ce38"/>
        <table:table-column table:style-name="co13" table:default-cell-style-name="ce38"/>
        <table:table-column table:style-name="co14" table:default-cell-style-name="ce38"/>
        <table:table-column table:style-name="co15" table:visibility="collapse" table:default-cell-style-name="ce38"/>
        <table:table-column table:style-name="co16" table:default-cell-style-name="ce38"/>
        <table:table-column table:style-name="co17" table:default-cell-style-name="ce38"/>
        <table:table-column table:style-name="co7" table:number-columns-repeated="5" table:default-cell-style-name="ce38"/>
        <table:table-column table:style-name="co3" table:default-cell-style-name="ce38"/>
        <table:table-column table:style-name="co18" table:default-cell-style-name="ce134"/>
        <table:table-column table:style-name="co3" table:number-columns-repeated="2" table:default-cell-style-name="ce38"/>
        <table:table-column table:style-name="co19" table:default-cell-style-name="ce38"/>
        <table:table-column table:style-name="co20" table:default-cell-style-name="ce38"/>
        <table:table-column table:style-name="co21" table:default-cell-style-name="ce134"/>
        <table:table-column table:style-name="co22" table:default-cell-style-name="ce38"/>
        <table:table-column table:style-name="co23" table:default-cell-style-name="ce38"/>
        <table:table-column table:style-name="co24" table:default-cell-style-name="ce38"/>
        <table:table-column table:style-name="co25" table:default-cell-style-name="ce38"/>
        <table:table-column table:style-name="co7" table:number-columns-repeated="984" table:default-cell-style-name="ce38"/>
        <table:table-row table:style-name="ro2">
          <table:table-cell/>
          <table:table-cell table:style-name="ce76"/>
          <table:table-cell table:style-name="ce23" office:value-type="string" calcext:value-type="string" table:number-columns-spanned="4" table:number-rows-spanned="1">
            <text:p>Kunci Jawaban</text:p>
          </table:table-cell>
          <table:covered-table-cell table:number-columns-repeated="3" table:style-name="ce23"/>
          <table:table-cell table:style-name="ce76"/>
          <table:table-cell table:style-name="ce26" office:value-type="string" calcext:value-type="string" table:number-columns-spanned="4" table:number-rows-spanned="1">
            <text:p>Jawaban</text:p>
          </table:table-cell>
          <table:covered-table-cell table:number-columns-repeated="3" table:style-name="ce26"/>
          <table:table-cell table:style-name="ce80"/>
          <table:table-cell/>
          <table:table-cell table:style-name="ce23" office:value-type="string" calcext:value-type="string" table:number-columns-spanned="5" table:number-rows-spanned="1">
            <text:p>Jawaban Peserta</text:p>
          </table:table-cell>
          <table:covered-table-cell table:number-columns-repeated="4" table:style-name="ce23"/>
          <table:table-cell/>
          <table:table-cell table:style-name="ce82" table:number-columns-repeated="6"/>
          <table:table-cell table:number-columns-repeated="2"/>
          <table:table-cell table:style-name="ce100"/>
          <table:table-cell/>
          <table:table-cell table:style-name="ce107" office:value-type="string" calcext:value-type="string">
            <text:p>ID DATA</text:p>
          </table:table-cell>
          <table:table-cell table:style-name="ce131" office:value-type="string" calcext:value-type="string">
            <text:p>TANGGAL TES</text:p>
          </table:table-cell>
          <table:table-cell table:style-name="ce107" office:value-type="string" calcext:value-type="string">
            <text:p>KOTA</text:p>
          </table:table-cell>
          <table:table-cell table:style-name="ce107" office:value-type="string" calcext:value-type="string">
            <text:p>NO TES</text:p>
          </table:table-cell>
          <table:table-cell table:style-name="ce107" office:value-type="string" calcext:value-type="string">
            <text:p>NAMA KANDIDAT</text:p>
          </table:table-cell>
          <table:table-cell table:style-name="ce107" office:value-type="string" calcext:value-type="string">
            <text:p>JENIS KELAMIN</text:p>
          </table:table-cell>
          <table:table-cell table:style-name="ce131" office:value-type="string" calcext:value-type="string">
            <text:p>TANGGAL LAHIR</text:p>
          </table:table-cell>
          <table:table-cell table:style-name="ce107" office:value-type="string" calcext:value-type="string">
            <text:p>PENDIDIKAN TERAKHIR</text:p>
          </table:table-cell>
          <table:table-cell table:style-name="ce107" office:value-type="string" calcext:value-type="string">
            <text:p>PERUSAHAAN/INSTITUSI</text:p>
          </table:table-cell>
          <table:table-cell table:style-name="ce107" office:value-type="string" calcext:value-type="string">
            <text:p>POSISI YANG DITUJU</text:p>
          </table:table-cell>
          <table:table-cell table:style-name="ce107" office:value-type="string" calcext:value-type="string">
            <text:p>CATATAN/KETERANGAN LAIN</text:p>
          </table:table-cell>
          <table:table-cell table:style-name="ce107" office:value-type="float" office:value="1" calcext:value-type="float">
            <text:p>1</text:p>
          </table:table-cell>
          <table:table-cell table:style-name="ce107" office:value-type="float" office:value="2" calcext:value-type="float">
            <text:p>2</text:p>
          </table:table-cell>
          <table:table-cell table:style-name="ce107" office:value-type="float" office:value="3" calcext:value-type="float">
            <text:p>3</text:p>
          </table:table-cell>
          <table:table-cell table:style-name="ce107" office:value-type="float" office:value="4" calcext:value-type="float">
            <text:p>4</text:p>
          </table:table-cell>
          <table:table-cell table:style-name="ce107" office:value-type="float" office:value="5" calcext:value-type="float">
            <text:p>5</text:p>
          </table:table-cell>
          <table:table-cell table:style-name="ce107" office:value-type="float" office:value="6" calcext:value-type="float">
            <text:p>6</text:p>
          </table:table-cell>
          <table:table-cell table:style-name="ce107" office:value-type="float" office:value="7" calcext:value-type="float">
            <text:p>7</text:p>
          </table:table-cell>
          <table:table-cell table:style-name="ce107" office:value-type="float" office:value="8" calcext:value-type="float">
            <text:p>8</text:p>
          </table:table-cell>
          <table:table-cell table:style-name="ce107" office:value-type="float" office:value="9" calcext:value-type="float">
            <text:p>9</text:p>
          </table:table-cell>
          <table:table-cell table:style-name="ce107" office:value-type="float" office:value="10" calcext:value-type="float">
            <text:p>10</text:p>
          </table:table-cell>
          <table:table-cell table:style-name="ce107" office:value-type="float" office:value="11" calcext:value-type="float">
            <text:p>11</text:p>
          </table:table-cell>
          <table:table-cell table:style-name="ce107" office:value-type="float" office:value="12" calcext:value-type="float">
            <text:p>12</text:p>
          </table:table-cell>
          <table:table-cell table:style-name="ce107" office:value-type="float" office:value="13" calcext:value-type="float">
            <text:p>13</text:p>
          </table:table-cell>
          <table:table-cell table:style-name="ce107" office:value-type="float" office:value="14" calcext:value-type="float">
            <text:p>14</text:p>
          </table:table-cell>
          <table:table-cell table:style-name="ce107" office:value-type="float" office:value="15" calcext:value-type="float">
            <text:p>15</text:p>
          </table:table-cell>
          <table:table-cell table:style-name="ce107" office:value-type="float" office:value="16" calcext:value-type="float">
            <text:p>16</text:p>
          </table:table-cell>
          <table:table-cell table:style-name="ce107" office:value-type="float" office:value="17" calcext:value-type="float">
            <text:p>17</text:p>
          </table:table-cell>
          <table:table-cell table:style-name="ce107" office:value-type="float" office:value="18" calcext:value-type="float">
            <text:p>18</text:p>
          </table:table-cell>
          <table:table-cell table:style-name="ce107" office:value-type="float" office:value="19" calcext:value-type="float">
            <text:p>19</text:p>
          </table:table-cell>
          <table:table-cell table:style-name="ce107" office:value-type="float" office:value="20" calcext:value-type="float">
            <text:p>20</text:p>
          </table:table-cell>
          <table:table-cell table:style-name="ce107" office:value-type="float" office:value="21" calcext:value-type="float">
            <text:p>21</text:p>
          </table:table-cell>
          <table:table-cell table:style-name="ce107" office:value-type="float" office:value="22" calcext:value-type="float">
            <text:p>22</text:p>
          </table:table-cell>
          <table:table-cell table:style-name="ce107" office:value-type="float" office:value="23" calcext:value-type="float">
            <text:p>23</text:p>
          </table:table-cell>
          <table:table-cell table:style-name="ce107" office:value-type="float" office:value="24" calcext:value-type="float">
            <text:p>24</text:p>
          </table:table-cell>
          <table:table-cell table:style-name="ce107" office:value-type="float" office:value="25" calcext:value-type="float">
            <text:p>25</text:p>
          </table:table-cell>
          <table:table-cell table:style-name="ce107" office:value-type="float" office:value="26" calcext:value-type="float">
            <text:p>26</text:p>
          </table:table-cell>
          <table:table-cell table:style-name="ce107" office:value-type="float" office:value="27" calcext:value-type="float">
            <text:p>27</text:p>
          </table:table-cell>
          <table:table-cell table:style-name="ce107" office:value-type="float" office:value="28" calcext:value-type="float">
            <text:p>28</text:p>
          </table:table-cell>
          <table:table-cell table:style-name="ce107" office:value-type="float" office:value="29" calcext:value-type="float">
            <text:p>29</text:p>
          </table:table-cell>
          <table:table-cell table:style-name="ce107" office:value-type="float" office:value="30" calcext:value-type="float">
            <text:p>30</text:p>
          </table:table-cell>
          <table:table-cell table:style-name="ce107" office:value-type="float" office:value="31" calcext:value-type="float">
            <text:p>31</text:p>
          </table:table-cell>
          <table:table-cell table:style-name="ce107" office:value-type="float" office:value="32" calcext:value-type="float">
            <text:p>32</text:p>
          </table:table-cell>
          <table:table-cell table:style-name="ce107" office:value-type="float" office:value="33" calcext:value-type="float">
            <text:p>33</text:p>
          </table:table-cell>
          <table:table-cell table:style-name="ce107" office:value-type="float" office:value="34" calcext:value-type="float">
            <text:p>34</text:p>
          </table:table-cell>
          <table:table-cell table:style-name="ce107" office:value-type="float" office:value="35" calcext:value-type="float">
            <text:p>35</text:p>
          </table:table-cell>
          <table:table-cell table:style-name="ce107" office:value-type="float" office:value="36" calcext:value-type="float">
            <text:p>36</text:p>
          </table:table-cell>
          <table:table-cell table:style-name="ce107" office:value-type="float" office:value="37" calcext:value-type="float">
            <text:p>37</text:p>
          </table:table-cell>
          <table:table-cell table:style-name="ce107" office:value-type="float" office:value="38" calcext:value-type="float">
            <text:p>38</text:p>
          </table:table-cell>
          <table:table-cell table:style-name="ce107" office:value-type="float" office:value="39" calcext:value-type="float">
            <text:p>39</text:p>
          </table:table-cell>
          <table:table-cell table:style-name="ce107" office:value-type="float" office:value="40" calcext:value-type="float">
            <text:p>40</text:p>
          </table:table-cell>
          <table:table-cell table:style-name="ce107" office:value-type="float" office:value="41" calcext:value-type="float">
            <text:p>41</text:p>
          </table:table-cell>
          <table:table-cell table:style-name="ce107" office:value-type="float" office:value="42" calcext:value-type="float">
            <text:p>42</text:p>
          </table:table-cell>
          <table:table-cell table:style-name="ce107" office:value-type="float" office:value="43" calcext:value-type="float">
            <text:p>43</text:p>
          </table:table-cell>
          <table:table-cell table:style-name="ce107" office:value-type="float" office:value="44" calcext:value-type="float">
            <text:p>44</text:p>
          </table:table-cell>
          <table:table-cell table:style-name="ce107" office:value-type="float" office:value="45" calcext:value-type="float">
            <text:p>45</text:p>
          </table:table-cell>
          <table:table-cell table:style-name="ce107" office:value-type="float" office:value="46" calcext:value-type="float">
            <text:p>46</text:p>
          </table:table-cell>
          <table:table-cell table:style-name="ce107" office:value-type="float" office:value="47" calcext:value-type="float">
            <text:p>47</text:p>
          </table:table-cell>
          <table:table-cell table:style-name="ce107" office:value-type="float" office:value="48" calcext:value-type="float">
            <text:p>48</text:p>
          </table:table-cell>
          <table:table-cell table:style-name="ce107" office:value-type="float" office:value="49" calcext:value-type="float">
            <text:p>49</text:p>
          </table:table-cell>
          <table:table-cell table:style-name="ce107" office:value-type="float" office:value="50" calcext:value-type="float">
            <text:p>50</text:p>
          </table:table-cell>
          <table:table-cell table:style-name="ce107" office:value-type="float" office:value="51" calcext:value-type="float">
            <text:p>51</text:p>
          </table:table-cell>
          <table:table-cell table:style-name="ce107" office:value-type="float" office:value="52" calcext:value-type="float">
            <text:p>52</text:p>
          </table:table-cell>
          <table:table-cell table:style-name="ce107" office:value-type="float" office:value="53" calcext:value-type="float">
            <text:p>53</text:p>
          </table:table-cell>
          <table:table-cell table:style-name="ce107" office:value-type="float" office:value="54" calcext:value-type="float">
            <text:p>54</text:p>
          </table:table-cell>
          <table:table-cell table:style-name="ce107" office:value-type="float" office:value="55" calcext:value-type="float">
            <text:p>55</text:p>
          </table:table-cell>
          <table:table-cell table:style-name="ce107" office:value-type="float" office:value="56" calcext:value-type="float">
            <text:p>56</text:p>
          </table:table-cell>
          <table:table-cell table:style-name="ce107" office:value-type="float" office:value="57" calcext:value-type="float">
            <text:p>57</text:p>
          </table:table-cell>
          <table:table-cell table:style-name="ce107" office:value-type="float" office:value="58" calcext:value-type="float">
            <text:p>58</text:p>
          </table:table-cell>
          <table:table-cell table:style-name="ce107" office:value-type="float" office:value="59" calcext:value-type="float">
            <text:p>59</text:p>
          </table:table-cell>
          <table:table-cell table:style-name="ce107" office:value-type="float" office:value="60" calcext:value-type="float">
            <text:p>60</text:p>
          </table:table-cell>
          <table:table-cell table:style-name="ce107" office:value-type="float" office:value="61" calcext:value-type="float">
            <text:p>61</text:p>
          </table:table-cell>
          <table:table-cell table:style-name="ce107" office:value-type="float" office:value="62" calcext:value-type="float">
            <text:p>62</text:p>
          </table:table-cell>
          <table:table-cell table:style-name="ce107" office:value-type="float" office:value="63" calcext:value-type="float">
            <text:p>63</text:p>
          </table:table-cell>
          <table:table-cell table:style-name="ce107" office:value-type="float" office:value="64" calcext:value-type="float">
            <text:p>64</text:p>
          </table:table-cell>
          <table:table-cell table:style-name="ce107" office:value-type="float" office:value="65" calcext:value-type="float">
            <text:p>65</text:p>
          </table:table-cell>
          <table:table-cell table:style-name="ce107" office:value-type="float" office:value="66" calcext:value-type="float">
            <text:p>66</text:p>
          </table:table-cell>
          <table:table-cell table:style-name="ce107" office:value-type="float" office:value="67" calcext:value-type="float">
            <text:p>67</text:p>
          </table:table-cell>
          <table:table-cell table:style-name="ce107" office:value-type="float" office:value="68" calcext:value-type="float">
            <text:p>68</text:p>
          </table:table-cell>
          <table:table-cell table:style-name="ce107" office:value-type="float" office:value="69" calcext:value-type="float">
            <text:p>69</text:p>
          </table:table-cell>
          <table:table-cell table:style-name="ce107" office:value-type="float" office:value="70" calcext:value-type="float">
            <text:p>70</text:p>
          </table:table-cell>
          <table:table-cell table:style-name="ce107" office:value-type="float" office:value="71" calcext:value-type="float">
            <text:p>71</text:p>
          </table:table-cell>
          <table:table-cell table:style-name="ce107" office:value-type="float" office:value="72" calcext:value-type="float">
            <text:p>72</text:p>
          </table:table-cell>
          <table:table-cell table:style-name="ce107" office:value-type="float" office:value="73" calcext:value-type="float">
            <text:p>73</text:p>
          </table:table-cell>
          <table:table-cell table:style-name="ce107" office:value-type="float" office:value="74" calcext:value-type="float">
            <text:p>74</text:p>
          </table:table-cell>
          <table:table-cell table:style-name="ce107" office:value-type="float" office:value="75" calcext:value-type="float">
            <text:p>75</text:p>
          </table:table-cell>
          <table:table-cell table:style-name="ce107" office:value-type="float" office:value="76" calcext:value-type="float">
            <text:p>76</text:p>
          </table:table-cell>
          <table:table-cell table:style-name="ce107" office:value-type="float" office:value="77" calcext:value-type="float">
            <text:p>77</text:p>
          </table:table-cell>
          <table:table-cell table:style-name="ce107" office:value-type="float" office:value="78" calcext:value-type="float">
            <text:p>78</text:p>
          </table:table-cell>
          <table:table-cell table:style-name="ce107" office:value-type="float" office:value="79" calcext:value-type="float">
            <text:p>79</text:p>
          </table:table-cell>
          <table:table-cell table:style-name="ce107" office:value-type="float" office:value="80" calcext:value-type="float">
            <text:p>80</text:p>
          </table:table-cell>
          <table:table-cell table:style-name="ce107" office:value-type="float" office:value="81" calcext:value-type="float">
            <text:p>81</text:p>
          </table:table-cell>
          <table:table-cell table:style-name="ce107" office:value-type="float" office:value="82" calcext:value-type="float">
            <text:p>82</text:p>
          </table:table-cell>
          <table:table-cell table:style-name="ce107" office:value-type="float" office:value="83" calcext:value-type="float">
            <text:p>83</text:p>
          </table:table-cell>
          <table:table-cell table:style-name="ce107" office:value-type="float" office:value="84" calcext:value-type="float">
            <text:p>84</text:p>
          </table:table-cell>
          <table:table-cell table:style-name="ce107" office:value-type="float" office:value="85" calcext:value-type="float">
            <text:p>85</text:p>
          </table:table-cell>
          <table:table-cell table:style-name="ce107" office:value-type="float" office:value="86" calcext:value-type="float">
            <text:p>86</text:p>
          </table:table-cell>
          <table:table-cell table:style-name="ce107" office:value-type="float" office:value="87" calcext:value-type="float">
            <text:p>87</text:p>
          </table:table-cell>
          <table:table-cell table:style-name="ce107" office:value-type="float" office:value="88" calcext:value-type="float">
            <text:p>88</text:p>
          </table:table-cell>
          <table:table-cell table:style-name="ce107" office:value-type="float" office:value="89" calcext:value-type="float">
            <text:p>89</text:p>
          </table:table-cell>
          <table:table-cell table:style-name="ce107" office:value-type="float" office:value="90" calcext:value-type="float">
            <text:p>90</text:p>
          </table:table-cell>
          <table:table-cell table:style-name="ce107" office:value-type="float" office:value="91" calcext:value-type="float">
            <text:p>91</text:p>
          </table:table-cell>
          <table:table-cell table:style-name="ce107" office:value-type="float" office:value="92" calcext:value-type="float">
            <text:p>92</text:p>
          </table:table-cell>
          <table:table-cell table:style-name="ce107" office:value-type="float" office:value="93" calcext:value-type="float">
            <text:p>93</text:p>
          </table:table-cell>
          <table:table-cell table:style-name="ce107" office:value-type="float" office:value="94" calcext:value-type="float">
            <text:p>94</text:p>
          </table:table-cell>
          <table:table-cell table:style-name="ce107" office:value-type="float" office:value="95" calcext:value-type="float">
            <text:p>95</text:p>
          </table:table-cell>
          <table:table-cell table:style-name="ce107" office:value-type="float" office:value="96" calcext:value-type="float">
            <text:p>96</text:p>
          </table:table-cell>
          <table:table-cell table:style-name="ce107" office:value-type="float" office:value="97" calcext:value-type="float">
            <text:p>97</text:p>
          </table:table-cell>
          <table:table-cell table:style-name="ce107" office:value-type="float" office:value="98" calcext:value-type="float">
            <text:p>98</text:p>
          </table:table-cell>
          <table:table-cell table:style-name="ce107" office:value-type="float" office:value="99" calcext:value-type="float">
            <text:p>99</text:p>
          </table:table-cell>
          <table:table-cell table:style-name="ce107" office:value-type="float" office:value="100" calcext:value-type="float">
            <text:p>100</text:p>
          </table:table-cell>
          <table:table-cell office:value-type="string" calcext:value-type="string">
            <text:p>TIPE SOAL</text:p>
          </table:table-cell>
          <table:table-cell table:number-columns-repeated="883"/>
        </table:table-row>
        <table:table-row table:style-name="ro2">
          <table:table-cell office:value-type="string" calcext:value-type="string">
            <text:p>Honesty - Humility</text:p>
          </table:table-cell>
          <table:table-cell table:style-name="ce76"/>
          <table:table-cell table:style-name="ce80" table:number-columns-repeated="4"/>
          <table:table-cell table:style-name="ce76"/>
          <table:table-cell table:style-name="ce80" office:value-type="float" office:value="1" calcext:value-type="float">
            <text:p>1</text:p>
          </table:table-cell>
          <table:table-cell table:style-name="ce80" office:value-type="float" office:value="2" calcext:value-type="float">
            <text:p>2</text:p>
          </table:table-cell>
          <table:table-cell table:style-name="ce80" office:value-type="float" office:value="3" calcext:value-type="float">
            <text:p>3</text:p>
          </table:table-cell>
          <table:table-cell table:style-name="ce80" office:value-type="float" office:value="4" calcext:value-type="float">
            <text:p>4</text:p>
          </table:table-cell>
          <table:table-cell table:style-name="ce80" office:value-type="string" calcext:value-type="string">
            <text:p>Hasil Sempurna</text:p>
          </table:table-cell>
          <table:table-cell/>
          <table:table-cell table:style-name="ce80" office:value-type="float" office:value="1" calcext:value-type="float">
            <text:p>1</text:p>
          </table:table-cell>
          <table:table-cell table:style-name="ce80" office:value-type="float" office:value="2" calcext:value-type="float">
            <text:p>2</text:p>
          </table:table-cell>
          <table:table-cell table:style-name="ce80" office:value-type="float" office:value="3" calcext:value-type="float">
            <text:p>3</text:p>
          </table:table-cell>
          <table:table-cell table:style-name="ce80" office:value-type="float" office:value="4" calcext:value-type="float">
            <text:p>4</text:p>
          </table:table-cell>
          <table:table-cell table:style-name="ce80" office:value-type="string" calcext:value-type="string">
            <text:p>Hasil</text:p>
          </table:table-cell>
          <table:table-cell/>
          <table:table-cell table:style-name="ce80" office:value-type="string" calcext:value-type="string">
            <text:p>No Soal</text:p>
          </table:table-cell>
          <table:table-cell table:style-name="ce89" office:value-type="string" calcext:value-type="string">
            <text:p>Kode Reversed</text:p>
          </table:table-cell>
          <table:table-cell table:style-name="ce80" office:value-type="string" calcext:value-type="string">
            <text:p>Kunci Jawaban</text:p>
          </table:table-cell>
          <table:table-cell table:style-name="ce80" office:value-type="string" calcext:value-type="string">
            <text:p>Jawaban peserta</text:p>
          </table:table-cell>
          <table:table-cell table:style-name="ce80" office:value-type="string" calcext:value-type="string">
            <text:p>hasil akhir</text:p>
          </table:table-cell>
          <table:table-cell table:number-columns-repeated="2"/>
          <table:table-cell table:style-name="ce23" office:value-type="string" calcext:value-type="string" table:number-columns-spanned="2" table:number-rows-spanned="1">
            <text:p>Logika jawaban</text:p>
          </table:table-cell>
          <table:covered-table-cell table:style-name="ce23"/>
          <table:table-cell table:style-name="ce32"/>
          <table:table-cell table:style-name="ce110" office:value-type="float" office:value="1" calcext:value-type="float">
            <text:p>1</text:p>
          </table:table-cell>
          <table:table-cell table:style-name="ce110" office:value-type="string" calcext:value-type="string">
            <text:p>11/02/2018</text:p>
          </table:table-cell>
          <table:table-cell office:value-type="string" calcext:value-type="string">
            <text:p>SURABAYA</text:p>
          </table:table-cell>
          <table:table-cell table:style-name="ce110" office:value-type="string" calcext:value-type="string">
            <text:p>1</text:p>
          </table:table-cell>
          <table:table-cell office:value-type="string" calcext:value-type="string">
            <text:p>TX</text:p>
          </table:table-cell>
          <table:table-cell office:value-type="string" calcext:value-type="string">
            <text:p>L</text:p>
          </table:table-cell>
          <table:table-cell table:style-name="ce110" office:value-type="string" calcext:value-type="string">
            <text:p>08/01/1990</text:p>
          </table:table-cell>
          <table:table-cell office:value-type="string" calcext:value-type="string">
            <text:p>S1</text:p>
          </table:table-cell>
          <table:table-cell office:value-type="string" calcext:value-type="string">
            <text:p>SWASTA</text:p>
          </table:table-cell>
          <table:table-cell/>
          <table:table-cell office:value-type="string" calcext:value-type="string">
            <text:p>TEST TRIAL</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3"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style-name="ce32" office:value-type="float" office:value="100" calcext:value-type="float">
            <text:p>100</text:p>
          </table:table-cell>
          <table:table-cell table:style-name="ce32" table:number-columns-repeated="883"/>
        </table:table-row>
        <table:table-row table:style-name="ro3">
          <table:table-cell/>
          <table:table-cell table:style-name="ce76" office:value-type="string" calcext:value-type="string">
            <text:p>Sincerity </text:p>
          </table:table-cell>
          <table:table-cell table:style-name="ce80" office:value-type="string" calcext:value-type="string">
            <text:p>6R</text:p>
          </table:table-cell>
          <table:table-cell table:style-name="ce80" office:value-type="float" office:value="30" calcext:value-type="float">
            <text:p>30</text:p>
          </table:table-cell>
          <table:table-cell table:style-name="ce80" office:value-type="string" calcext:value-type="string">
            <text:p>54R</text:p>
          </table:table-cell>
          <table:table-cell table:style-name="ce80" office:value-type="float" office:value="78" calcext:value-type="float">
            <text:p>78</text:p>
          </table:table-cell>
          <table:table-cell table:style-name="ce76"/>
          <table:table-cell table:style-name="ce76" office:value-type="float" office:value="3" calcext:value-type="float">
            <text:p>3</text:p>
          </table:table-cell>
          <table:table-cell table:number-columns-repeated="2" table:style-name="ce80" office:value-type="float" office:value="4" calcext:value-type="float">
            <text:p>4</text:p>
          </table:table-cell>
          <table:table-cell table:style-name="ce80" office:value-type="float" office:value="2" calcext:value-type="float">
            <text:p>2</text:p>
          </table:table-cell>
          <table:table-cell table:style-name="ce80" table:formula="of:=SUM([.H3:.K3])/4" office:value-type="float" office:value="3.25" calcext:value-type="float">
            <text:p>3.25</text:p>
          </table:table-cell>
          <table:table-cell/>
          <table:table-cell table:style-name="ce80" table:formula="of:=[.X8]" office:value-type="float" office:value="1" calcext:value-type="float">
            <text:p>1</text:p>
          </table:table-cell>
          <table:table-cell table:style-name="ce80" table:formula="of:=[.X32]" office:value-type="float" office:value="2" calcext:value-type="float">
            <text:p>2</text:p>
          </table:table-cell>
          <table:table-cell table:style-name="ce80" table:formula="of:=[.X56]" office:value-type="float" office:value="2" calcext:value-type="float">
            <text:p>2</text:p>
          </table:table-cell>
          <table:table-cell table:style-name="ce80" table:formula="of:=[.X80]" office:value-type="float" office:value="4" calcext:value-type="float">
            <text:p>4</text:p>
          </table:table-cell>
          <table:table-cell table:style-name="ce84" table:formula="of:=SUM([.N3:.Q3])/4" office:value-type="float" office:value="2.25" calcext:value-type="float">
            <text:p>2.25</text:p>
          </table:table-cell>
          <table:table-cell/>
          <table:table-cell table:style-name="ce76" office:value-type="float" office:value="1" calcext:value-type="float">
            <text:p>1</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2]" office:value-type="float" office:value="1" calcext:value-type="float">
            <text:p>1</text:p>
          </table:table-cell>
          <table:table-cell table:style-name="ce76" table:formula="of:=IFERROR(IF([.U3]=&quot;R&quot;;VLOOKUP([.W3];[.$AA$3:.$AB$7];2;0);[.W3]);&quot;&quot;)" office:value-type="float" office:value="5" calcext:value-type="float">
            <text:p>5</text:p>
          </table:table-cell>
          <table:table-cell table:number-columns-repeated="2"/>
          <table:table-cell table:style-name="ce76" office:value-type="float" office:value="1" calcext:value-type="float">
            <text:p>1</text:p>
          </table:table-cell>
          <table:table-cell table:style-name="ce76" office:value-type="float" office:value="5" calcext:value-type="float">
            <text:p>5</text:p>
          </table:table-cell>
          <table:table-cell/>
          <table:table-cell table:style-name="ce114" table:formula="of:=COUNTA([$Database.A$1:$Database.A$1048576])" office:value-type="float" office:value="2" calcext:value-type="float">
            <text:p>2</text:p>
          </table:table-cell>
          <table:table-cell table:style-name="ce110" office:value-type="string" calcext:value-type="string">
            <text:p>11/02/2018</text:p>
          </table:table-cell>
          <table:table-cell/>
          <table:table-cell table:style-name="ce110"/>
          <table:table-cell table:number-columns-repeated="2"/>
          <table:table-cell table:style-name="ce110"/>
          <table:table-cell table:number-columns-repeated="104"/>
          <table:table-cell office:value-type="float" office:value="100" calcext:value-type="float">
            <text:p>100</text:p>
          </table:table-cell>
          <table:table-cell table:number-columns-repeated="883"/>
        </table:table-row>
        <table:table-row table:style-name="ro3">
          <table:table-cell/>
          <table:table-cell table:style-name="ce76" office:value-type="string" calcext:value-type="string">
            <text:p>Fairnes</text:p>
          </table:table-cell>
          <table:table-cell table:style-name="ce80" office:value-type="string" calcext:value-type="string">
            <text:p>12R</text:p>
          </table:table-cell>
          <table:table-cell table:style-name="ce80" office:value-type="string" calcext:value-type="string">
            <text:p>36R</text:p>
          </table:table-cell>
          <table:table-cell table:style-name="ce80" office:value-type="float" office:value="60" calcext:value-type="float">
            <text:p>60</text:p>
          </table:table-cell>
          <table:table-cell table:style-name="ce80" office:value-type="string" calcext:value-type="string">
            <text:p>84R</text:p>
          </table:table-cell>
          <table:table-cell table:style-name="ce76"/>
          <table:table-cell table:number-columns-repeated="4" table:style-name="ce76" office:value-type="float" office:value="5" calcext:value-type="float">
            <text:p>5</text:p>
          </table:table-cell>
          <table:table-cell table:style-name="ce80" table:formula="of:=SUM([.H4:.K4])/4" office:value-type="float" office:value="5" calcext:value-type="float">
            <text:p>5</text:p>
          </table:table-cell>
          <table:table-cell/>
          <table:table-cell table:style-name="ce80" table:formula="of:=[.X14]" office:value-type="float" office:value="5" calcext:value-type="float">
            <text:p>5</text:p>
          </table:table-cell>
          <table:table-cell table:style-name="ce80" table:formula="of:=[.X38]" office:value-type="float" office:value="5" calcext:value-type="float">
            <text:p>5</text:p>
          </table:table-cell>
          <table:table-cell table:style-name="ce80" table:formula="of:=[.X62]" office:value-type="float" office:value="5" calcext:value-type="float">
            <text:p>5</text:p>
          </table:table-cell>
          <table:table-cell table:style-name="ce80" table:formula="of:=[.X86]" office:value-type="float" office:value="5" calcext:value-type="float">
            <text:p>5</text:p>
          </table:table-cell>
          <table:table-cell table:style-name="ce84" table:formula="of:=SUM([.N4:.Q4])/4" office:value-type="float" office:value="5" calcext:value-type="float">
            <text:p>5.00</text:p>
          </table:table-cell>
          <table:table-cell/>
          <table:table-cell table:style-name="ce76" office:value-type="float" office:value="2" calcext:value-type="float">
            <text:p>2</text:p>
          </table:table-cell>
          <table:table-cell table:style-name="ce76"/>
          <table:table-cell table:style-name="ce76" office:value-type="float" office:value="4" calcext:value-type="float">
            <text:p>4</text:p>
          </table:table-cell>
          <table:table-cell table:style-name="ce76" table:formula="of:=[$'jawaban peserta'.B3]" office:value-type="float" office:value="4" calcext:value-type="float">
            <text:p>4</text:p>
          </table:table-cell>
          <table:table-cell table:style-name="ce76" table:formula="of:=IFERROR(IF([.U4]=&quot;R&quot;;VLOOKUP([.W4];[.$AA$3:.$AB$7];2;0);[.W4]);&quot;&quot;)" office:value-type="float" office:value="4" calcext:value-type="float">
            <text:p>4</text:p>
          </table:table-cell>
          <table:table-cell table:number-columns-repeated="2"/>
          <table:table-cell table:style-name="ce76" office:value-type="float" office:value="2" calcext:value-type="float">
            <text:p>2</text:p>
          </table:table-cell>
          <table:table-cell table:style-name="ce76" office:value-type="float" office:value="4" calcext:value-type="float">
            <text:p>4</text:p>
          </table:table-cell>
          <table:table-cell table:number-columns-repeated="2"/>
          <table:table-cell table:formula="of:=TODAY()" office:value-type="date" office:date-value="2019-05-18" calcext:value-type="date">
            <text:p>18. May. 2019</text:p>
          </table:table-cell>
          <table:table-cell table:number-columns-repeated="993"/>
        </table:table-row>
        <table:table-row table:style-name="ro3">
          <table:table-cell/>
          <table:table-cell table:style-name="ce76" office:value-type="string" calcext:value-type="string">
            <text:p>Greed Avoidance</text:p>
          </table:table-cell>
          <table:table-cell table:style-name="ce80" office:value-type="float" office:value="18" calcext:value-type="float">
            <text:p>18</text:p>
          </table:table-cell>
          <table:table-cell table:style-name="ce80" office:value-type="string" calcext:value-type="string">
            <text:p>42R</text:p>
          </table:table-cell>
          <table:table-cell table:style-name="ce80" office:value-type="string" calcext:value-type="string">
            <text:p>66R</text:p>
          </table:table-cell>
          <table:table-cell table:style-name="ce80" office:value-type="string" calcext:value-type="string">
            <text:p>90R</text:p>
          </table:table-cell>
          <table:table-cell table:style-name="ce76"/>
          <table:table-cell table:style-name="ce76" office:value-type="float" office:value="5" calcext:value-type="float">
            <text:p>5</text:p>
          </table:table-cell>
          <table:table-cell table:style-name="ce76" office:value-type="float" office:value="3" calcext:value-type="float">
            <text:p>3</text:p>
          </table:table-cell>
          <table:table-cell table:number-columns-repeated="2" table:style-name="ce76" office:value-type="float" office:value="4" calcext:value-type="float">
            <text:p>4</text:p>
          </table:table-cell>
          <table:table-cell table:style-name="ce80" table:formula="of:=SUM([.H5:.K5])/4" office:value-type="float" office:value="4" calcext:value-type="float">
            <text:p>4</text:p>
          </table:table-cell>
          <table:table-cell/>
          <table:table-cell table:style-name="ce80" table:formula="of:=[.X20]" office:value-type="float" office:value="3" calcext:value-type="float">
            <text:p>3</text:p>
          </table:table-cell>
          <table:table-cell table:style-name="ce80" table:formula="of:=[.X44]" office:value-type="float" office:value="1" calcext:value-type="float">
            <text:p>1</text:p>
          </table:table-cell>
          <table:table-cell table:style-name="ce80" table:formula="of:=[.X68]" office:value-type="float" office:value="5" calcext:value-type="float">
            <text:p>5</text:p>
          </table:table-cell>
          <table:table-cell table:style-name="ce80" table:formula="of:=[.X92]" office:value-type="float" office:value="5" calcext:value-type="float">
            <text:p>5</text:p>
          </table:table-cell>
          <table:table-cell table:style-name="ce84" table:formula="of:=SUM([.N5:.Q5])/4" office:value-type="float" office:value="3.5" calcext:value-type="float">
            <text:p>3.50</text:p>
          </table:table-cell>
          <table:table-cell/>
          <table:table-cell table:style-name="ce76" office:value-type="float" office:value="3" calcext:value-type="float">
            <text:p>3</text:p>
          </table:table-cell>
          <table:table-cell table:style-name="ce76"/>
          <table:table-cell table:style-name="ce76" office:value-type="float" office:value="5" calcext:value-type="float">
            <text:p>5</text:p>
          </table:table-cell>
          <table:table-cell table:style-name="ce76" table:formula="of:=[$'jawaban peserta'.B4]" office:value-type="float" office:value="4" calcext:value-type="float">
            <text:p>4</text:p>
          </table:table-cell>
          <table:table-cell table:style-name="ce76" table:formula="of:=IFERROR(IF([.U5]=&quot;R&quot;;VLOOKUP([.W5];[.$AA$3:.$AB$7];2;0);[.W5]);&quot;&quot;)" office:value-type="float" office:value="4" calcext:value-type="float">
            <text:p>4</text:p>
          </table:table-cell>
          <table:table-cell table:number-columns-repeated="2"/>
          <table:table-cell table:number-columns-repeated="2" table:style-name="ce76" office:value-type="float" office:value="3" calcext:value-type="float">
            <text:p>3</text:p>
          </table:table-cell>
          <table:table-cell table:number-columns-repeated="996"/>
        </table:table-row>
        <table:table-row table:style-name="ro3">
          <table:table-cell/>
          <table:table-cell table:style-name="ce76" office:value-type="string" calcext:value-type="string">
            <text:p>Modesty</text:p>
          </table:table-cell>
          <table:table-cell table:style-name="ce80" office:value-type="float" office:value="24" calcext:value-type="float">
            <text:p>24</text:p>
          </table:table-cell>
          <table:table-cell table:style-name="ce80" office:value-type="float" office:value="48" calcext:value-type="float">
            <text:p>48</text:p>
          </table:table-cell>
          <table:table-cell table:style-name="ce80" office:value-type="string" calcext:value-type="string">
            <text:p>72R</text:p>
          </table:table-cell>
          <table:table-cell table:style-name="ce80" office:value-type="string" calcext:value-type="string">
            <text:p>96R</text:p>
          </table:table-cell>
          <table:table-cell table:style-name="ce76"/>
          <table:table-cell table:style-name="ce76" office:value-type="float" office:value="2" calcext:value-type="float">
            <text:p>2</text:p>
          </table:table-cell>
          <table:table-cell table:number-columns-repeated="2" table:style-name="ce76" office:value-type="float" office:value="4" calcext:value-type="float">
            <text:p>4</text:p>
          </table:table-cell>
          <table:table-cell table:style-name="ce76" office:value-type="float" office:value="3" calcext:value-type="float">
            <text:p>3</text:p>
          </table:table-cell>
          <table:table-cell table:style-name="ce80" table:formula="of:=SUM([.H6:.K6])/4" office:value-type="float" office:value="3.25" calcext:value-type="float">
            <text:p>3.25</text:p>
          </table:table-cell>
          <table:table-cell/>
          <table:table-cell table:style-name="ce80" table:formula="of:=[.X26]" office:value-type="float" office:value="2" calcext:value-type="float">
            <text:p>2</text:p>
          </table:table-cell>
          <table:table-cell table:style-name="ce80" table:formula="of:=[.X50]" office:value-type="float" office:value="3" calcext:value-type="float">
            <text:p>3</text:p>
          </table:table-cell>
          <table:table-cell table:style-name="ce80" table:formula="of:=[.X74]" office:value-type="float" office:value="4" calcext:value-type="float">
            <text:p>4</text:p>
          </table:table-cell>
          <table:table-cell table:style-name="ce80" table:formula="of:=[.X98]" office:value-type="float" office:value="5" calcext:value-type="float">
            <text:p>5</text:p>
          </table:table-cell>
          <table:table-cell table:style-name="ce84" table:formula="of:=SUM([.N6:.Q6])/4" office:value-type="float" office:value="3.5" calcext:value-type="float">
            <text:p>3.50</text:p>
          </table:table-cell>
          <table:table-cell/>
          <table:table-cell table:style-name="ce76" office:value-type="float" office:value="4" calcext:value-type="float">
            <text:p>4</text:p>
          </table:table-cell>
          <table:table-cell table:style-name="ce76"/>
          <table:table-cell table:style-name="ce76" office:value-type="float" office:value="4" calcext:value-type="float">
            <text:p>4</text:p>
          </table:table-cell>
          <table:table-cell table:style-name="ce76" table:formula="of:=[$'jawaban peserta'.B5]" office:value-type="float" office:value="3" calcext:value-type="float">
            <text:p>3</text:p>
          </table:table-cell>
          <table:table-cell table:style-name="ce76" table:formula="of:=IFERROR(IF([.U6]=&quot;R&quot;;VLOOKUP([.W6];[.$AA$3:.$AB$7];2;0);[.W6]);&quot;&quot;)" office:value-type="float" office:value="3" calcext:value-type="float">
            <text:p>3</text:p>
          </table:table-cell>
          <table:table-cell table:number-columns-repeated="2"/>
          <table:table-cell table:style-name="ce76" office:value-type="float" office:value="4" calcext:value-type="float">
            <text:p>4</text:p>
          </table:table-cell>
          <table:table-cell table:style-name="ce76" office:value-type="float" office:value="2" calcext:value-type="float">
            <text:p>2</text:p>
          </table:table-cell>
          <table:table-cell table:number-columns-repeated="996"/>
        </table:table-row>
        <table:table-row table:style-name="ro3">
          <table:table-cell office:value-type="string" calcext:value-type="string">
            <text:p>Emotionality</text:p>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3:.R6])" office:value-type="float" office:value="3.5625" calcext:value-type="float">
            <text:p>3.56</text:p>
          </table:table-cell>
          <table:table-cell/>
          <table:table-cell table:style-name="ce76" office:value-type="float" office:value="5" calcext:value-type="float">
            <text:p>5</text:p>
          </table:table-cell>
          <table:table-cell table:style-name="ce76"/>
          <table:table-cell table:style-name="ce76" office:value-type="float" office:value="4" calcext:value-type="float">
            <text:p>4</text:p>
          </table:table-cell>
          <table:table-cell table:style-name="ce76" table:formula="of:=[$'jawaban peserta'.B6]" office:value-type="float" office:value="1" calcext:value-type="float">
            <text:p>1</text:p>
          </table:table-cell>
          <table:table-cell table:style-name="ce76" table:formula="of:=IFERROR(IF([.U7]=&quot;R&quot;;VLOOKUP([.W7];[.$AA$3:.$AB$7];2;0);[.W7]);&quot;&quot;)" office:value-type="float" office:value="1" calcext:value-type="float">
            <text:p>1</text:p>
          </table:table-cell>
          <table:table-cell table:number-columns-repeated="2"/>
          <table:table-cell table:style-name="ce76" office:value-type="float" office:value="5" calcext:value-type="float">
            <text:p>5</text:p>
          </table:table-cell>
          <table:table-cell table:style-name="ce76" office:value-type="float" office:value="1" calcext:value-type="float">
            <text:p>1</text:p>
          </table:table-cell>
          <table:table-cell table:number-columns-repeated="996"/>
        </table:table-row>
        <table:table-row table:style-name="ro3">
          <table:table-cell/>
          <table:table-cell table:style-name="ce76" office:value-type="string" calcext:value-type="string">
            <text:p>Fearfulness</text:p>
          </table:table-cell>
          <table:table-cell table:style-name="ce80" office:value-type="float" office:value="5" calcext:value-type="float">
            <text:p>5</text:p>
          </table:table-cell>
          <table:table-cell table:style-name="ce80" office:value-type="string" calcext:value-type="string">
            <text:p>29R</text:p>
          </table:table-cell>
          <table:table-cell table:style-name="ce80" office:value-type="float" office:value="53" calcext:value-type="float">
            <text:p>53</text:p>
          </table:table-cell>
          <table:table-cell table:style-name="ce80" office:value-type="string" calcext:value-type="string">
            <text:p>77R</text:p>
          </table:table-cell>
          <table:table-cell table:style-name="ce76"/>
          <table:table-cell table:number-columns-repeated="4" table:style-name="ce76" office:value-type="float" office:value="4" calcext:value-type="float">
            <text:p>4</text:p>
          </table:table-cell>
          <table:table-cell table:style-name="ce80" table:formula="of:=SUM([.H8:.K8])/4" office:value-type="float" office:value="4" calcext:value-type="float">
            <text:p>4</text:p>
          </table:table-cell>
          <table:table-cell/>
          <table:table-cell table:style-name="ce80" table:formula="of:=[.X7]" office:value-type="float" office:value="1" calcext:value-type="float">
            <text:p>1</text:p>
          </table:table-cell>
          <table:table-cell table:style-name="ce80" table:formula="of:=[.X31]" office:value-type="float" office:value="3" calcext:value-type="float">
            <text:p>3</text:p>
          </table:table-cell>
          <table:table-cell table:style-name="ce80" table:formula="of:=[.X55]" office:value-type="float" office:value="2" calcext:value-type="float">
            <text:p>2</text:p>
          </table:table-cell>
          <table:table-cell table:style-name="ce80" table:formula="of:=[.X79]" office:value-type="float" office:value="2" calcext:value-type="float">
            <text:p>2</text:p>
          </table:table-cell>
          <table:table-cell table:style-name="ce84" table:formula="of:=SUM([.N8:.Q8])/4" office:value-type="float" office:value="2" calcext:value-type="float">
            <text:p>2.00</text:p>
          </table:table-cell>
          <table:table-cell/>
          <table:table-cell table:style-name="ce76" office:value-type="float" office:value="6" calcext:value-type="float">
            <text:p>6</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7]" office:value-type="float" office:value="5" calcext:value-type="float">
            <text:p>5</text:p>
          </table:table-cell>
          <table:table-cell table:style-name="ce76" table:formula="of:=IFERROR(IF([.U8]=&quot;R&quot;;VLOOKUP([.W8];[.$AA$3:.$AB$7];2;0);[.W8]);&quot;&quot;)" office:value-type="float" office:value="1" calcext:value-type="float">
            <text:p>1</text:p>
          </table:table-cell>
          <table:table-cell table:number-columns-repeated="1000"/>
        </table:table-row>
        <table:table-row table:style-name="ro3">
          <table:table-cell/>
          <table:table-cell table:style-name="ce76" office:value-type="string" calcext:value-type="string">
            <text:p>Anxiety</text:p>
          </table:table-cell>
          <table:table-cell table:style-name="ce80" office:value-type="float" office:value="11" calcext:value-type="float">
            <text:p>11</text:p>
          </table:table-cell>
          <table:table-cell table:style-name="ce80" office:value-type="string" calcext:value-type="string">
            <text:p>35R</text:p>
          </table:table-cell>
          <table:table-cell table:style-name="ce80" office:value-type="string" calcext:value-type="string">
            <text:p>59R</text:p>
          </table:table-cell>
          <table:table-cell table:style-name="ce80" office:value-type="float" office:value="83" calcext:value-type="float">
            <text:p>83</text:p>
          </table:table-cell>
          <table:table-cell table:style-name="ce76"/>
          <table:table-cell table:style-name="ce76" office:value-type="float" office:value="4" calcext:value-type="float">
            <text:p>4</text:p>
          </table:table-cell>
          <table:table-cell table:style-name="ce76" office:value-type="float" office:value="2" calcext:value-type="float">
            <text:p>2</text:p>
          </table:table-cell>
          <table:table-cell table:number-columns-repeated="2" table:style-name="ce76" office:value-type="float" office:value="4" calcext:value-type="float">
            <text:p>4</text:p>
          </table:table-cell>
          <table:table-cell table:style-name="ce80" table:formula="of:=SUM([.H9:.K9])/4" office:value-type="float" office:value="3.5" calcext:value-type="float">
            <text:p>3.5</text:p>
          </table:table-cell>
          <table:table-cell/>
          <table:table-cell table:style-name="ce80" table:formula="of:=[.X13]" office:value-type="float" office:value="1" calcext:value-type="float">
            <text:p>1</text:p>
          </table:table-cell>
          <table:table-cell table:style-name="ce80" table:formula="of:=[.X37]" office:value-type="float" office:value="3" calcext:value-type="float">
            <text:p>3</text:p>
          </table:table-cell>
          <table:table-cell table:style-name="ce80" table:formula="of:=[.X61]" office:value-type="float" office:value="2" calcext:value-type="float">
            <text:p>2</text:p>
          </table:table-cell>
          <table:table-cell table:style-name="ce80" table:formula="of:=[.X85]" office:value-type="float" office:value="3" calcext:value-type="float">
            <text:p>3</text:p>
          </table:table-cell>
          <table:table-cell table:style-name="ce84" table:formula="of:=SUM([.N9:.Q9])/4" office:value-type="float" office:value="2.25" calcext:value-type="float">
            <text:p>2.25</text:p>
          </table:table-cell>
          <table:table-cell/>
          <table:table-cell table:style-name="ce76" office:value-type="float" office:value="7" calcext:value-type="float">
            <text:p>7</text:p>
          </table:table-cell>
          <table:table-cell table:style-name="ce76"/>
          <table:table-cell table:style-name="ce76" office:value-type="float" office:value="3" calcext:value-type="float">
            <text:p>3</text:p>
          </table:table-cell>
          <table:table-cell table:style-name="ce76" table:formula="of:=[$'jawaban peserta'.B8]" office:value-type="float" office:value="4" calcext:value-type="float">
            <text:p>4</text:p>
          </table:table-cell>
          <table:table-cell table:style-name="ce76" table:formula="of:=IFERROR(IF([.U9]=&quot;R&quot;;VLOOKUP([.W9];[.$AA$3:.$AB$7];2;0);[.W9]);&quot;&quot;)" office:value-type="float" office:value="4" calcext:value-type="float">
            <text:p>4</text:p>
          </table:table-cell>
          <table:table-cell table:number-columns-repeated="1000"/>
        </table:table-row>
        <table:table-row table:style-name="ro3">
          <table:table-cell/>
          <table:table-cell table:style-name="ce76" office:value-type="string" calcext:value-type="string">
            <text:p>Dependence</text:p>
          </table:table-cell>
          <table:table-cell table:style-name="ce80" office:value-type="float" office:value="17" calcext:value-type="float">
            <text:p>17</text:p>
          </table:table-cell>
          <table:table-cell table:style-name="ce80" office:value-type="string" calcext:value-type="string">
            <text:p>41R</text:p>
          </table:table-cell>
          <table:table-cell table:style-name="ce80" office:value-type="float" office:value="65" calcext:value-type="float">
            <text:p>65</text:p>
          </table:table-cell>
          <table:table-cell table:style-name="ce80" office:value-type="string" calcext:value-type="string">
            <text:p>89R</text:p>
          </table:table-cell>
          <table:table-cell table:style-name="ce76"/>
          <table:table-cell table:number-columns-repeated="2" table:style-name="ce76" office:value-type="float" office:value="4" calcext:value-type="float">
            <text:p>4</text:p>
          </table:table-cell>
          <table:table-cell table:number-columns-repeated="2" table:style-name="ce76" office:value-type="float" office:value="5" calcext:value-type="float">
            <text:p>5</text:p>
          </table:table-cell>
          <table:table-cell table:style-name="ce80" table:formula="of:=SUM([.H10:.K10])/4" office:value-type="float" office:value="4.5" calcext:value-type="float">
            <text:p>4.5</text:p>
          </table:table-cell>
          <table:table-cell/>
          <table:table-cell table:style-name="ce80" table:formula="of:=[.X19]" office:value-type="float" office:value="4" calcext:value-type="float">
            <text:p>4</text:p>
          </table:table-cell>
          <table:table-cell table:style-name="ce80" table:formula="of:=[.X43]" office:value-type="float" office:value="2" calcext:value-type="float">
            <text:p>2</text:p>
          </table:table-cell>
          <table:table-cell table:style-name="ce80" table:formula="of:=[.X67]" office:value-type="float" office:value="3" calcext:value-type="float">
            <text:p>3</text:p>
          </table:table-cell>
          <table:table-cell table:style-name="ce80" table:formula="of:=[.X91]" office:value-type="float" office:value="2" calcext:value-type="float">
            <text:p>2</text:p>
          </table:table-cell>
          <table:table-cell table:style-name="ce84" table:formula="of:=SUM([.N10:.Q10])/4" office:value-type="float" office:value="2.75" calcext:value-type="float">
            <text:p>2.75</text:p>
          </table:table-cell>
          <table:table-cell/>
          <table:table-cell table:style-name="ce76" office:value-type="float" office:value="8" calcext:value-type="float">
            <text:p>8</text:p>
          </table:table-cell>
          <table:table-cell table:style-name="ce76"/>
          <table:table-cell table:style-name="ce76" office:value-type="float" office:value="4" calcext:value-type="float">
            <text:p>4</text:p>
          </table:table-cell>
          <table:table-cell table:style-name="ce76" table:formula="of:=[$'jawaban peserta'.B9]" office:value-type="float" office:value="5" calcext:value-type="float">
            <text:p>5</text:p>
          </table:table-cell>
          <table:table-cell table:style-name="ce76" table:formula="of:=IFERROR(IF([.U10]=&quot;R&quot;;VLOOKUP([.W10];[.$AA$3:.$AB$7];2;0);[.W10]);&quot;&quot;)" office:value-type="float" office:value="5" calcext:value-type="float">
            <text:p>5</text:p>
          </table:table-cell>
          <table:table-cell table:number-columns-repeated="1000"/>
        </table:table-row>
        <table:table-row table:style-name="ro3">
          <table:table-cell/>
          <table:table-cell table:style-name="ce76" office:value-type="string" calcext:value-type="string">
            <text:p>Setimentality</text:p>
          </table:table-cell>
          <table:table-cell table:style-name="ce80" office:value-type="float" office:value="23" calcext:value-type="float">
            <text:p>23</text:p>
          </table:table-cell>
          <table:table-cell table:style-name="ce80" office:value-type="float" office:value="47" calcext:value-type="float">
            <text:p>47</text:p>
          </table:table-cell>
          <table:table-cell table:style-name="ce80" office:value-type="float" office:value="71" calcext:value-type="float">
            <text:p>71</text:p>
          </table:table-cell>
          <table:table-cell table:style-name="ce80" office:value-type="string" calcext:value-type="string">
            <text:p>95R</text:p>
          </table:table-cell>
          <table:table-cell table:style-name="ce76"/>
          <table:table-cell table:number-columns-repeated="3" table:style-name="ce80" office:value-type="float" office:value="4" calcext:value-type="float">
            <text:p>4</text:p>
          </table:table-cell>
          <table:table-cell table:style-name="ce80" office:value-type="float" office:value="3" calcext:value-type="float">
            <text:p>3</text:p>
          </table:table-cell>
          <table:table-cell table:style-name="ce80" table:formula="of:=SUM([.H11:.K11])/4" office:value-type="float" office:value="3.75" calcext:value-type="float">
            <text:p>3.75</text:p>
          </table:table-cell>
          <table:table-cell/>
          <table:table-cell table:style-name="ce80" table:formula="of:=[.X25]" office:value-type="float" office:value="4" calcext:value-type="float">
            <text:p>4</text:p>
          </table:table-cell>
          <table:table-cell table:style-name="ce80" table:formula="of:=[.X49]" office:value-type="float" office:value="4" calcext:value-type="float">
            <text:p>4</text:p>
          </table:table-cell>
          <table:table-cell table:style-name="ce80" table:formula="of:=[.X73]" office:value-type="float" office:value="2" calcext:value-type="float">
            <text:p>2</text:p>
          </table:table-cell>
          <table:table-cell table:style-name="ce80" table:formula="of:=[.X97]" office:value-type="float" office:value="2" calcext:value-type="float">
            <text:p>2</text:p>
          </table:table-cell>
          <table:table-cell table:style-name="ce84" table:formula="of:=SUM([.N11:.Q11])/4" office:value-type="float" office:value="3" calcext:value-type="float">
            <text:p>3.00</text:p>
          </table:table-cell>
          <table:table-cell/>
          <table:table-cell table:style-name="ce76" office:value-type="float" office:value="9" calcext:value-type="float">
            <text:p>9</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10]" office:value-type="float" office:value="3" calcext:value-type="float">
            <text:p>3</text:p>
          </table:table-cell>
          <table:table-cell table:style-name="ce76" table:formula="of:=IFERROR(IF([.U11]=&quot;R&quot;;VLOOKUP([.W11];[.$AA$3:.$AB$7];2;0);[.W11]);&quot;&quot;)" office:value-type="float" office:value="3" calcext:value-type="float">
            <text:p>3</text:p>
          </table:table-cell>
          <table:table-cell table:number-columns-repeated="1000"/>
        </table:table-row>
        <table:table-row table:style-name="ro3">
          <table:table-cell office:value-type="string" calcext:value-type="string">
            <text:p>Extraversion</text:p>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8:.R11])" office:value-type="float" office:value="2.5" calcext:value-type="float">
            <text:p>2.50</text:p>
          </table:table-cell>
          <table:table-cell/>
          <table:table-cell table:style-name="ce76" office:value-type="float" office:value="10" calcext:value-type="float">
            <text:p>10</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11]" office:value-type="float" office:value="2" calcext:value-type="float">
            <text:p>2</text:p>
          </table:table-cell>
          <table:table-cell table:style-name="ce76" table:formula="of:=IFERROR(IF([.U12]=&quot;R&quot;;VLOOKUP([.W12];[.$AA$3:.$AB$7];2;0);[.W12]);&quot;&quot;)" office:value-type="float" office:value="4" calcext:value-type="float">
            <text:p>4</text:p>
          </table:table-cell>
          <table:table-cell table:number-columns-repeated="1000"/>
        </table:table-row>
        <table:table-row table:style-name="ro3">
          <table:table-cell/>
          <table:table-cell table:style-name="ce76" office:value-type="string" calcext:value-type="string">
            <text:p>Social Self-Esteem</text:p>
          </table:table-cell>
          <table:table-cell table:style-name="ce80" office:value-type="float" office:value="4" calcext:value-type="float">
            <text:p>4</text:p>
          </table:table-cell>
          <table:table-cell table:style-name="ce80" office:value-type="float" office:value="28" calcext:value-type="float">
            <text:p>28</text:p>
          </table:table-cell>
          <table:table-cell table:style-name="ce80" office:value-type="string" calcext:value-type="string">
            <text:p>52R</text:p>
          </table:table-cell>
          <table:table-cell table:style-name="ce80" office:value-type="string" calcext:value-type="string">
            <text:p>76R</text:p>
          </table:table-cell>
          <table:table-cell table:style-name="ce76"/>
          <table:table-cell table:number-columns-repeated="2" table:style-name="ce76" office:value-type="float" office:value="4" calcext:value-type="float">
            <text:p>4</text:p>
          </table:table-cell>
          <table:table-cell table:style-name="ce76" office:value-type="float" office:value="3" calcext:value-type="float">
            <text:p>3</text:p>
          </table:table-cell>
          <table:table-cell table:style-name="ce76" office:value-type="float" office:value="4" calcext:value-type="float">
            <text:p>4</text:p>
          </table:table-cell>
          <table:table-cell table:style-name="ce80" table:formula="of:=SUM([.H13:.K13])/4" office:value-type="float" office:value="3.75" calcext:value-type="float">
            <text:p>3.75</text:p>
          </table:table-cell>
          <table:table-cell/>
          <table:table-cell table:style-name="ce80" table:formula="of:=[.X6]" office:value-type="float" office:value="3" calcext:value-type="float">
            <text:p>3</text:p>
          </table:table-cell>
          <table:table-cell table:style-name="ce80" table:formula="of:=[.X30]" office:value-type="float" office:value="4" calcext:value-type="float">
            <text:p>4</text:p>
          </table:table-cell>
          <table:table-cell table:style-name="ce80" table:formula="of:=[.X54]" office:value-type="float" office:value="3" calcext:value-type="float">
            <text:p>3</text:p>
          </table:table-cell>
          <table:table-cell table:style-name="ce80" table:formula="of:=[.X78]" office:value-type="float" office:value="4" calcext:value-type="float">
            <text:p>4</text:p>
          </table:table-cell>
          <table:table-cell table:style-name="ce84" table:formula="of:=SUM([.N13:.Q13])/4" office:value-type="float" office:value="3.5" calcext:value-type="float">
            <text:p>3.50</text:p>
          </table:table-cell>
          <table:table-cell/>
          <table:table-cell table:style-name="ce76" office:value-type="float" office:value="11" calcext:value-type="float">
            <text:p>11</text:p>
          </table:table-cell>
          <table:table-cell table:style-name="ce76"/>
          <table:table-cell table:style-name="ce76" office:value-type="float" office:value="4" calcext:value-type="float">
            <text:p>4</text:p>
          </table:table-cell>
          <table:table-cell table:style-name="ce76" table:formula="of:=[$'jawaban peserta'.B12]" office:value-type="float" office:value="1" calcext:value-type="float">
            <text:p>1</text:p>
          </table:table-cell>
          <table:table-cell table:style-name="ce76" table:formula="of:=IFERROR(IF([.U13]=&quot;R&quot;;VLOOKUP([.W13];[.$AA$3:.$AB$7];2;0);[.W13]);&quot;&quot;)" office:value-type="float" office:value="1" calcext:value-type="float">
            <text:p>1</text:p>
          </table:table-cell>
          <table:table-cell table:number-columns-repeated="1000"/>
        </table:table-row>
        <table:table-row table:style-name="ro3">
          <table:table-cell/>
          <table:table-cell table:style-name="ce76" office:value-type="string" calcext:value-type="string">
            <text:p>Social Boldness</text:p>
          </table:table-cell>
          <table:table-cell table:style-name="ce80" office:value-type="string" calcext:value-type="string">
            <text:p>10R</text:p>
          </table:table-cell>
          <table:table-cell table:style-name="ce80" office:value-type="float" office:value="34" calcext:value-type="float">
            <text:p>34</text:p>
          </table:table-cell>
          <table:table-cell table:style-name="ce80" office:value-type="float" office:value="58" calcext:value-type="float">
            <text:p>58</text:p>
          </table:table-cell>
          <table:table-cell table:style-name="ce80" office:value-type="string" calcext:value-type="string">
            <text:p>82R</text:p>
          </table:table-cell>
          <table:table-cell table:style-name="ce76"/>
          <table:table-cell table:style-name="ce76" office:value-type="float" office:value="4" calcext:value-type="float">
            <text:p>4</text:p>
          </table:table-cell>
          <table:table-cell table:style-name="ce80" office:value-type="float" office:value="3" calcext:value-type="float">
            <text:p>3</text:p>
          </table:table-cell>
          <table:table-cell table:number-columns-repeated="2" table:style-name="ce80" office:value-type="float" office:value="2" calcext:value-type="float">
            <text:p>2</text:p>
          </table:table-cell>
          <table:table-cell table:style-name="ce80" table:formula="of:=SUM([.H14:.K14])/4" office:value-type="float" office:value="2.75" calcext:value-type="float">
            <text:p>2.75</text:p>
          </table:table-cell>
          <table:table-cell/>
          <table:table-cell table:style-name="ce80" table:formula="of:=[.X12]" office:value-type="float" office:value="4" calcext:value-type="float">
            <text:p>4</text:p>
          </table:table-cell>
          <table:table-cell table:style-name="ce80" table:formula="of:=[.X36]" office:value-type="float" office:value="4" calcext:value-type="float">
            <text:p>4</text:p>
          </table:table-cell>
          <table:table-cell table:style-name="ce80" table:formula="of:=[.X60]" office:value-type="float" office:value="4" calcext:value-type="float">
            <text:p>4</text:p>
          </table:table-cell>
          <table:table-cell table:style-name="ce80" table:formula="of:=[.X84]" office:value-type="float" office:value="3" calcext:value-type="float">
            <text:p>3</text:p>
          </table:table-cell>
          <table:table-cell table:style-name="ce84" table:formula="of:=SUM([.N14:.Q14])/4" office:value-type="float" office:value="3.75" calcext:value-type="float">
            <text:p>3.75</text:p>
          </table:table-cell>
          <table:table-cell/>
          <table:table-cell table:style-name="ce76" office:value-type="float" office:value="12" calcext:value-type="float">
            <text:p>12</text:p>
          </table:table-cell>
          <table:table-cell table:style-name="ce76" office:value-type="string" calcext:value-type="string">
            <text:p>R</text:p>
          </table:table-cell>
          <table:table-cell table:style-name="ce76" office:value-type="float" office:value="5" calcext:value-type="float">
            <text:p>5</text:p>
          </table:table-cell>
          <table:table-cell table:style-name="ce76" table:formula="of:=[$'jawaban peserta'.B13]" office:value-type="float" office:value="1" calcext:value-type="float">
            <text:p>1</text:p>
          </table:table-cell>
          <table:table-cell table:style-name="ce76" table:formula="of:=IFERROR(IF([.U14]=&quot;R&quot;;VLOOKUP([.W14];[.$AA$3:.$AB$7];2;0);[.W14]);&quot;&quot;)" office:value-type="float" office:value="5" calcext:value-type="float">
            <text:p>5</text:p>
          </table:table-cell>
          <table:table-cell table:number-columns-repeated="1000"/>
        </table:table-row>
        <table:table-row table:style-name="ro3">
          <table:table-cell/>
          <table:table-cell table:style-name="ce76" office:value-type="string" calcext:value-type="string">
            <text:p>Sociability</text:p>
          </table:table-cell>
          <table:table-cell table:style-name="ce80" office:value-type="string" calcext:value-type="string">
            <text:p>16R</text:p>
          </table:table-cell>
          <table:table-cell table:style-name="ce80" office:value-type="float" office:value="40" calcext:value-type="float">
            <text:p>40</text:p>
          </table:table-cell>
          <table:table-cell table:style-name="ce80" office:value-type="float" office:value="64" calcext:value-type="float">
            <text:p>64</text:p>
          </table:table-cell>
          <table:table-cell table:style-name="ce80" office:value-type="float" office:value="88" calcext:value-type="float">
            <text:p>88</text:p>
          </table:table-cell>
          <table:table-cell table:style-name="ce76"/>
          <table:table-cell table:style-name="ce80" office:value-type="float" office:value="2" calcext:value-type="float">
            <text:p>2</text:p>
          </table:table-cell>
          <table:table-cell table:number-columns-repeated="3" table:style-name="ce80" office:value-type="float" office:value="5" calcext:value-type="float">
            <text:p>5</text:p>
          </table:table-cell>
          <table:table-cell table:style-name="ce80" table:formula="of:=SUM([.H15:.K15])/4" office:value-type="float" office:value="4.25" calcext:value-type="float">
            <text:p>4.25</text:p>
          </table:table-cell>
          <table:table-cell/>
          <table:table-cell table:style-name="ce80" table:formula="of:=[.X18]" office:value-type="float" office:value="2" calcext:value-type="float">
            <text:p>2</text:p>
          </table:table-cell>
          <table:table-cell table:style-name="ce80" table:formula="of:=[.X42]" office:value-type="float" office:value="5" calcext:value-type="float">
            <text:p>5</text:p>
          </table:table-cell>
          <table:table-cell table:style-name="ce80" table:formula="of:=[.X66]" office:value-type="float" office:value="5" calcext:value-type="float">
            <text:p>5</text:p>
          </table:table-cell>
          <table:table-cell table:style-name="ce80" table:formula="of:=[.X90]" office:value-type="float" office:value="4" calcext:value-type="float">
            <text:p>4</text:p>
          </table:table-cell>
          <table:table-cell table:style-name="ce84" table:formula="of:=SUM([.N15:.Q15])/4" office:value-type="float" office:value="4" calcext:value-type="float">
            <text:p>4.00</text:p>
          </table:table-cell>
          <table:table-cell/>
          <table:table-cell table:style-name="ce76" office:value-type="float" office:value="13" calcext:value-type="float">
            <text:p>13</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14]" office:value-type="float" office:value="1" calcext:value-type="float">
            <text:p>1</text:p>
          </table:table-cell>
          <table:table-cell table:style-name="ce76" table:formula="of:=IFERROR(IF([.U15]=&quot;R&quot;;VLOOKUP([.W15];[.$AA$3:.$AB$7];2;0);[.W15]);&quot;&quot;)" office:value-type="float" office:value="5" calcext:value-type="float">
            <text:p>5</text:p>
          </table:table-cell>
          <table:table-cell table:number-columns-repeated="1000"/>
        </table:table-row>
        <table:table-row table:style-name="ro3">
          <table:table-cell/>
          <table:table-cell table:style-name="ce76" office:value-type="string" calcext:value-type="string">
            <text:p>Liveliness</text:p>
          </table:table-cell>
          <table:table-cell table:style-name="ce80" office:value-type="float" office:value="22" calcext:value-type="float">
            <text:p>22</text:p>
          </table:table-cell>
          <table:table-cell table:style-name="ce80" office:value-type="float" office:value="46" calcext:value-type="float">
            <text:p>46</text:p>
          </table:table-cell>
          <table:table-cell table:style-name="ce80" office:value-type="string" calcext:value-type="string">
            <text:p>70R</text:p>
          </table:table-cell>
          <table:table-cell table:style-name="ce80" office:value-type="string" calcext:value-type="string">
            <text:p>94R</text:p>
          </table:table-cell>
          <table:table-cell table:style-name="ce76"/>
          <table:table-cell table:style-name="ce76" office:value-type="float" office:value="4" calcext:value-type="float">
            <text:p>4</text:p>
          </table:table-cell>
          <table:table-cell table:number-columns-repeated="2" table:style-name="ce80" office:value-type="float" office:value="4" calcext:value-type="float">
            <text:p>4</text:p>
          </table:table-cell>
          <table:table-cell table:style-name="ce80" office:value-type="float" office:value="2" calcext:value-type="float">
            <text:p>2</text:p>
          </table:table-cell>
          <table:table-cell table:style-name="ce80" table:formula="of:=SUM([.H16:.K16])/4" office:value-type="float" office:value="3.5" calcext:value-type="float">
            <text:p>3.5</text:p>
          </table:table-cell>
          <table:table-cell/>
          <table:table-cell table:style-name="ce80" table:formula="of:=[.X24]" office:value-type="float" office:value="4" calcext:value-type="float">
            <text:p>4</text:p>
          </table:table-cell>
          <table:table-cell table:style-name="ce80" table:formula="of:=[.X48]" office:value-type="float" office:value="3" calcext:value-type="float">
            <text:p>3</text:p>
          </table:table-cell>
          <table:table-cell table:style-name="ce80" table:formula="of:=[.X72]" office:value-type="float" office:value="3" calcext:value-type="float">
            <text:p>3</text:p>
          </table:table-cell>
          <table:table-cell table:style-name="ce80" table:formula="of:=[.X96]" office:value-type="float" office:value="3" calcext:value-type="float">
            <text:p>3</text:p>
          </table:table-cell>
          <table:table-cell table:style-name="ce84" table:formula="of:=SUM([.N16:.Q16])/4" office:value-type="float" office:value="3.25" calcext:value-type="float">
            <text:p>3.25</text:p>
          </table:table-cell>
          <table:table-cell/>
          <table:table-cell table:style-name="ce76" office:value-type="float" office:value="14" calcext:value-type="float">
            <text:p>14</text:p>
          </table:table-cell>
          <table:table-cell table:style-name="ce76"/>
          <table:table-cell table:style-name="ce76" office:value-type="float" office:value="5" calcext:value-type="float">
            <text:p>5</text:p>
          </table:table-cell>
          <table:table-cell table:style-name="ce76" table:formula="of:=[$'jawaban peserta'.B15]" office:value-type="float" office:value="5" calcext:value-type="float">
            <text:p>5</text:p>
          </table:table-cell>
          <table:table-cell table:style-name="ce76" table:formula="of:=IFERROR(IF([.U16]=&quot;R&quot;;VLOOKUP([.W16];[.$AA$3:.$AB$7];2;0);[.W16]);&quot;&quot;)" office:value-type="float" office:value="5" calcext:value-type="float">
            <text:p>5</text:p>
          </table:table-cell>
          <table:table-cell table:number-columns-repeated="1000"/>
        </table:table-row>
        <table:table-row table:style-name="ro3">
          <table:table-cell office:value-type="string" calcext:value-type="string">
            <text:p>Agreeableness</text:p>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13:.R16])" office:value-type="float" office:value="3.625" calcext:value-type="float">
            <text:p>3.63</text:p>
          </table:table-cell>
          <table:table-cell/>
          <table:table-cell table:style-name="ce76" office:value-type="float" office:value="15" calcext:value-type="float">
            <text:p>15</text:p>
          </table:table-cell>
          <table:table-cell table:style-name="ce76" office:value-type="string" calcext:value-type="string">
            <text:p>R</text:p>
          </table:table-cell>
          <table:table-cell table:style-name="ce76" office:value-type="float" office:value="2" calcext:value-type="float">
            <text:p>2</text:p>
          </table:table-cell>
          <table:table-cell table:style-name="ce76" table:formula="of:=[$'jawaban peserta'.B16]" office:value-type="float" office:value="4" calcext:value-type="float">
            <text:p>4</text:p>
          </table:table-cell>
          <table:table-cell table:style-name="ce90" table:formula="of:=IFERROR(IF([.U17]=&quot;R&quot;;VLOOKUP([.W17];[.$AA$3:.$AB$7];2;0);[.W17]);&quot;&quot;)" office:value-type="float" office:value="2" calcext:value-type="float">
            <text:p>2</text:p>
          </table:table-cell>
          <table:table-cell table:number-columns-repeated="1000"/>
        </table:table-row>
        <table:table-row table:style-name="ro3">
          <table:table-cell/>
          <table:table-cell table:style-name="ce76" office:value-type="string" calcext:value-type="string">
            <text:p>Forgiveness</text:p>
          </table:table-cell>
          <table:table-cell table:style-name="ce80" office:value-type="float" office:value="3" calcext:value-type="float">
            <text:p>3</text:p>
          </table:table-cell>
          <table:table-cell table:style-name="ce80" office:value-type="float" office:value="27" calcext:value-type="float">
            <text:p>27</text:p>
          </table:table-cell>
          <table:table-cell table:style-name="ce80" office:value-type="string" calcext:value-type="string">
            <text:p>51R</text:p>
          </table:table-cell>
          <table:table-cell table:style-name="ce80" office:value-type="string" calcext:value-type="string">
            <text:p>75R</text:p>
          </table:table-cell>
          <table:table-cell table:style-name="ce76"/>
          <table:table-cell table:style-name="ce76" office:value-type="float" office:value="5" calcext:value-type="float">
            <text:p>5</text:p>
          </table:table-cell>
          <table:table-cell table:style-name="ce80" office:value-type="float" office:value="5" calcext:value-type="float">
            <text:p>5</text:p>
          </table:table-cell>
          <table:table-cell table:style-name="ce80" office:value-type="float" office:value="2" calcext:value-type="float">
            <text:p>2</text:p>
          </table:table-cell>
          <table:table-cell table:style-name="ce80" office:value-type="float" office:value="4" calcext:value-type="float">
            <text:p>4</text:p>
          </table:table-cell>
          <table:table-cell table:style-name="ce80" table:formula="of:=SUM([.H18:.K18])/4" office:value-type="float" office:value="4" calcext:value-type="float">
            <text:p>4</text:p>
          </table:table-cell>
          <table:table-cell/>
          <table:table-cell table:style-name="ce80" table:formula="of:=[.X4]" office:value-type="float" office:value="4" calcext:value-type="float">
            <text:p>4</text:p>
          </table:table-cell>
          <table:table-cell table:style-name="ce80" table:formula="of:=[.X29]" office:value-type="float" office:value="2" calcext:value-type="float">
            <text:p>2</text:p>
          </table:table-cell>
          <table:table-cell table:style-name="ce80" table:formula="of:=[.X53]" office:value-type="float" office:value="2" calcext:value-type="float">
            <text:p>2</text:p>
          </table:table-cell>
          <table:table-cell table:style-name="ce80" table:formula="of:=[.X77]" office:value-type="float" office:value="4" calcext:value-type="float">
            <text:p>4</text:p>
          </table:table-cell>
          <table:table-cell table:style-name="ce84" table:formula="of:=SUM([.N18:.Q18])/4" office:value-type="float" office:value="3" calcext:value-type="float">
            <text:p>3.00</text:p>
          </table:table-cell>
          <table:table-cell/>
          <table:table-cell table:style-name="ce76" office:value-type="float" office:value="16" calcext:value-type="float">
            <text:p>16</text:p>
          </table:table-cell>
          <table:table-cell table:style-name="ce76" office:value-type="string" calcext:value-type="string">
            <text:p>R</text:p>
          </table:table-cell>
          <table:table-cell table:style-name="ce76" office:value-type="float" office:value="2" calcext:value-type="float">
            <text:p>2</text:p>
          </table:table-cell>
          <table:table-cell table:style-name="ce76" table:formula="of:=[$'jawaban peserta'.B17]" office:value-type="float" office:value="4" calcext:value-type="float">
            <text:p>4</text:p>
          </table:table-cell>
          <table:table-cell table:style-name="ce90" table:formula="of:=IFERROR(IF([.U18]=&quot;R&quot;;VLOOKUP([.W18];[.$AA$3:.$AB$7];2;0);[.W18]);&quot;&quot;)" office:value-type="float" office:value="2" calcext:value-type="float">
            <text:p>2</text:p>
          </table:table-cell>
          <table:table-cell table:number-columns-repeated="1000"/>
        </table:table-row>
        <table:table-row table:style-name="ro3">
          <table:table-cell/>
          <table:table-cell table:style-name="ce76" office:value-type="string" calcext:value-type="string">
            <text:p>Gentleness</text:p>
          </table:table-cell>
          <table:table-cell table:style-name="ce80" office:value-type="string" calcext:value-type="string">
            <text:p>9R</text:p>
          </table:table-cell>
          <table:table-cell table:style-name="ce80" office:value-type="float" office:value="33" calcext:value-type="float">
            <text:p>33</text:p>
          </table:table-cell>
          <table:table-cell table:style-name="ce80" office:value-type="float" office:value="57" calcext:value-type="float">
            <text:p>57</text:p>
          </table:table-cell>
          <table:table-cell table:style-name="ce80" office:value-type="float" office:value="81" calcext:value-type="float">
            <text:p>81</text:p>
          </table:table-cell>
          <table:table-cell table:style-name="ce76"/>
          <table:table-cell table:style-name="ce80" office:value-type="float" office:value="4" calcext:value-type="float">
            <text:p>4</text:p>
          </table:table-cell>
          <table:table-cell table:number-columns-repeated="2" table:style-name="ce80" office:value-type="float" office:value="3" calcext:value-type="float">
            <text:p>3</text:p>
          </table:table-cell>
          <table:table-cell table:style-name="ce80" office:value-type="float" office:value="2" calcext:value-type="float">
            <text:p>2</text:p>
          </table:table-cell>
          <table:table-cell table:style-name="ce80" table:formula="of:=SUM([.H19:.K19])/4" office:value-type="float" office:value="3" calcext:value-type="float">
            <text:p>3</text:p>
          </table:table-cell>
          <table:table-cell/>
          <table:table-cell table:style-name="ce80" table:formula="of:=[.X11]" office:value-type="float" office:value="3" calcext:value-type="float">
            <text:p>3</text:p>
          </table:table-cell>
          <table:table-cell table:style-name="ce80" table:formula="of:=[.X35]" office:value-type="float" office:value="3" calcext:value-type="float">
            <text:p>3</text:p>
          </table:table-cell>
          <table:table-cell table:style-name="ce80" table:formula="of:=[.X59]" office:value-type="float" office:value="3" calcext:value-type="float">
            <text:p>3</text:p>
          </table:table-cell>
          <table:table-cell table:style-name="ce80" table:formula="of:=[.X83]" office:value-type="float" office:value="4" calcext:value-type="float">
            <text:p>4</text:p>
          </table:table-cell>
          <table:table-cell table:style-name="ce84" table:formula="of:=SUM([.N19:.Q19])/4" office:value-type="float" office:value="3.25" calcext:value-type="float">
            <text:p>3.25</text:p>
          </table:table-cell>
          <table:table-cell/>
          <table:table-cell table:style-name="ce76" office:value-type="float" office:value="17" calcext:value-type="float">
            <text:p>17</text:p>
          </table:table-cell>
          <table:table-cell table:style-name="ce76"/>
          <table:table-cell table:style-name="ce76" office:value-type="float" office:value="4" calcext:value-type="float">
            <text:p>4</text:p>
          </table:table-cell>
          <table:table-cell table:style-name="ce76" table:formula="of:=[$'jawaban peserta'.B18]" office:value-type="float" office:value="4" calcext:value-type="float">
            <text:p>4</text:p>
          </table:table-cell>
          <table:table-cell table:style-name="ce76" table:formula="of:=IFERROR(IF([.U19]=&quot;R&quot;;VLOOKUP([.W19];[.$AA$3:.$AB$7];2;0);[.W19]);&quot;&quot;)" office:value-type="float" office:value="4" calcext:value-type="float">
            <text:p>4</text:p>
          </table:table-cell>
          <table:table-cell table:number-columns-repeated="1000"/>
        </table:table-row>
        <table:table-row table:style-name="ro3">
          <table:table-cell/>
          <table:table-cell table:style-name="ce76" office:value-type="string" calcext:value-type="string">
            <text:p>Flexibility</text:p>
          </table:table-cell>
          <table:table-cell table:style-name="ce80" office:value-type="string" calcext:value-type="string">
            <text:p>15R</text:p>
          </table:table-cell>
          <table:table-cell table:style-name="ce80" office:value-type="float" office:value="39" calcext:value-type="float">
            <text:p>39</text:p>
          </table:table-cell>
          <table:table-cell table:style-name="ce80" office:value-type="string" calcext:value-type="string">
            <text:p>63R</text:p>
          </table:table-cell>
          <table:table-cell table:style-name="ce80" office:value-type="string" calcext:value-type="string">
            <text:p>87R</text:p>
          </table:table-cell>
          <table:table-cell table:style-name="ce76"/>
          <table:table-cell table:style-name="ce76" office:value-type="float" office:value="2" calcext:value-type="float">
            <text:p>2</text:p>
          </table:table-cell>
          <table:table-cell table:style-name="ce80" office:value-type="float" office:value="4" calcext:value-type="float">
            <text:p>4</text:p>
          </table:table-cell>
          <table:table-cell table:style-name="ce80" office:value-type="float" office:value="3" calcext:value-type="float">
            <text:p>3</text:p>
          </table:table-cell>
          <table:table-cell table:style-name="ce80" office:value-type="float" office:value="1" calcext:value-type="float">
            <text:p>1</text:p>
          </table:table-cell>
          <table:table-cell table:style-name="ce80" table:formula="of:=SUM([.H20:.K20])/4" office:value-type="float" office:value="2.5" calcext:value-type="float">
            <text:p>2.5</text:p>
          </table:table-cell>
          <table:table-cell/>
          <table:table-cell table:style-name="ce80" table:formula="of:=[.X17]" office:value-type="float" office:value="2" calcext:value-type="float">
            <text:p>2</text:p>
          </table:table-cell>
          <table:table-cell table:style-name="ce80" table:formula="of:=[.X41]" office:value-type="float" office:value="2" calcext:value-type="float">
            <text:p>2</text:p>
          </table:table-cell>
          <table:table-cell table:style-name="ce80" table:formula="of:=[.X65]" office:value-type="float" office:value="4" calcext:value-type="float">
            <text:p>4</text:p>
          </table:table-cell>
          <table:table-cell table:style-name="ce80" table:formula="of:=[.X89]" office:value-type="float" office:value="4" calcext:value-type="float">
            <text:p>4</text:p>
          </table:table-cell>
          <table:table-cell table:style-name="ce84" table:formula="of:=SUM([.N20:.Q20])/4" office:value-type="float" office:value="3" calcext:value-type="float">
            <text:p>3.00</text:p>
          </table:table-cell>
          <table:table-cell/>
          <table:table-cell table:style-name="ce76" office:value-type="float" office:value="18" calcext:value-type="float">
            <text:p>18</text:p>
          </table:table-cell>
          <table:table-cell table:style-name="ce76"/>
          <table:table-cell table:style-name="ce76" office:value-type="float" office:value="5" calcext:value-type="float">
            <text:p>5</text:p>
          </table:table-cell>
          <table:table-cell table:style-name="ce76" table:formula="of:=[$'jawaban peserta'.B19]" office:value-type="float" office:value="3" calcext:value-type="float">
            <text:p>3</text:p>
          </table:table-cell>
          <table:table-cell table:style-name="ce76" table:formula="of:=IFERROR(IF([.U20]=&quot;R&quot;;VLOOKUP([.W20];[.$AA$3:.$AB$7];2;0);[.W20]);&quot;&quot;)" office:value-type="float" office:value="3" calcext:value-type="float">
            <text:p>3</text:p>
          </table:table-cell>
          <table:table-cell table:number-columns-repeated="1000"/>
        </table:table-row>
        <table:table-row table:style-name="ro3">
          <table:table-cell/>
          <table:table-cell table:style-name="ce76" office:value-type="string" calcext:value-type="string">
            <text:p>Patience</text:p>
          </table:table-cell>
          <table:table-cell table:style-name="ce80" office:value-type="string" calcext:value-type="string">
            <text:p>21R</text:p>
          </table:table-cell>
          <table:table-cell table:style-name="ce80" office:value-type="float" office:value="45" calcext:value-type="float">
            <text:p>45</text:p>
          </table:table-cell>
          <table:table-cell table:style-name="ce80" office:value-type="float" office:value="69" calcext:value-type="float">
            <text:p>69</text:p>
          </table:table-cell>
          <table:table-cell table:style-name="ce80" office:value-type="string" calcext:value-type="string">
            <text:p>93R</text:p>
          </table:table-cell>
          <table:table-cell table:style-name="ce76"/>
          <table:table-cell table:style-name="ce76" office:value-type="float" office:value="4" calcext:value-type="float">
            <text:p>4</text:p>
          </table:table-cell>
          <table:table-cell table:style-name="ce80" office:value-type="float" office:value="4" calcext:value-type="float">
            <text:p>4</text:p>
          </table:table-cell>
          <table:table-cell table:style-name="ce80" office:value-type="float" office:value="5" calcext:value-type="float">
            <text:p>5</text:p>
          </table:table-cell>
          <table:table-cell table:style-name="ce80" office:value-type="float" office:value="4" calcext:value-type="float">
            <text:p>4</text:p>
          </table:table-cell>
          <table:table-cell table:style-name="ce80" table:formula="of:=SUM([.H21:.K21])/4" office:value-type="float" office:value="4.25" calcext:value-type="float">
            <text:p>4.25</text:p>
          </table:table-cell>
          <table:table-cell/>
          <table:table-cell table:style-name="ce80" table:formula="of:=[.X23]" office:value-type="float" office:value="4" calcext:value-type="float">
            <text:p>4</text:p>
          </table:table-cell>
          <table:table-cell table:style-name="ce80" table:formula="of:=[.X47]" office:value-type="float" office:value="2" calcext:value-type="float">
            <text:p>2</text:p>
          </table:table-cell>
          <table:table-cell table:style-name="ce80" table:formula="of:=[.X71]" office:value-type="float" office:value="4" calcext:value-type="float">
            <text:p>4</text:p>
          </table:table-cell>
          <table:table-cell table:style-name="ce80" table:formula="of:=[.X95]" office:value-type="float" office:value="4" calcext:value-type="float">
            <text:p>4</text:p>
          </table:table-cell>
          <table:table-cell table:style-name="ce84" table:formula="of:=SUM([.N21:.Q21])/4" office:value-type="float" office:value="3.5" calcext:value-type="float">
            <text:p>3.50</text:p>
          </table:table-cell>
          <table:table-cell/>
          <table:table-cell table:style-name="ce76" office:value-type="float" office:value="19" calcext:value-type="float">
            <text:p>19</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20]" office:value-type="float" office:value="2" calcext:value-type="float">
            <text:p>2</text:p>
          </table:table-cell>
          <table:table-cell table:style-name="ce90" table:formula="of:=IFERROR(IF([.U21]=&quot;R&quot;;VLOOKUP([.W21];[.$AA$3:.$AB$7];2;0);[.W21]);&quot;&quot;)" office:value-type="float" office:value="4" calcext:value-type="float">
            <text:p>4</text:p>
          </table:table-cell>
          <table:table-cell table:number-columns-repeated="1000"/>
        </table:table-row>
        <table:table-row table:style-name="ro3">
          <table:table-cell office:value-type="string" calcext:value-type="string">
            <text:p>Conscientiousness</text:p>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18:.R21])" office:value-type="float" office:value="3.1875" calcext:value-type="float">
            <text:p>3.19</text:p>
          </table:table-cell>
          <table:table-cell/>
          <table:table-cell table:style-name="ce76" office:value-type="float" office:value="20" calcext:value-type="float">
            <text:p>20</text:p>
          </table:table-cell>
          <table:table-cell table:style-name="ce76" office:value-type="string" calcext:value-type="string">
            <text:p>R</text:p>
          </table:table-cell>
          <table:table-cell table:style-name="ce76" office:value-type="float" office:value="5" calcext:value-type="float">
            <text:p>5</text:p>
          </table:table-cell>
          <table:table-cell table:style-name="ce76" table:formula="of:=[$'jawaban peserta'.B21]" office:value-type="float" office:value="1" calcext:value-type="float">
            <text:p>1</text:p>
          </table:table-cell>
          <table:table-cell table:style-name="ce90" table:formula="of:=IFERROR(IF([.U22]=&quot;R&quot;;VLOOKUP([.W22];[.$AA$3:.$AB$7];2;0);[.W22]);&quot;&quot;)" office:value-type="float" office:value="5" calcext:value-type="float">
            <text:p>5</text:p>
          </table:table-cell>
          <table:table-cell table:number-columns-repeated="1000"/>
        </table:table-row>
        <table:table-row table:style-name="ro3">
          <table:table-cell/>
          <table:table-cell table:style-name="ce76" office:value-type="string" calcext:value-type="string">
            <text:p>Organization</text:p>
          </table:table-cell>
          <table:table-cell table:style-name="ce80" office:value-type="float" office:value="2" calcext:value-type="float">
            <text:p>2</text:p>
          </table:table-cell>
          <table:table-cell table:style-name="ce80" office:value-type="float" office:value="26" calcext:value-type="float">
            <text:p>26</text:p>
          </table:table-cell>
          <table:table-cell table:style-name="ce80" office:value-type="string" calcext:value-type="string">
            <text:p>50R</text:p>
          </table:table-cell>
          <table:table-cell table:style-name="ce80" office:value-type="string" calcext:value-type="string">
            <text:p>74R</text:p>
          </table:table-cell>
          <table:table-cell table:style-name="ce76"/>
          <table:table-cell table:style-name="ce76" office:value-type="float" office:value="4" calcext:value-type="float">
            <text:p>4</text:p>
          </table:table-cell>
          <table:table-cell table:number-columns-repeated="3" table:style-name="ce80" office:value-type="float" office:value="4" calcext:value-type="float">
            <text:p>4</text:p>
          </table:table-cell>
          <table:table-cell table:style-name="ce80" table:formula="of:=SUM([.H23:.K23])/4" office:value-type="float" office:value="4" calcext:value-type="float">
            <text:p>4</text:p>
          </table:table-cell>
          <table:table-cell/>
          <table:table-cell table:style-name="ce80" table:formula="of:=[.X4]" office:value-type="float" office:value="4" calcext:value-type="float">
            <text:p>4</text:p>
          </table:table-cell>
          <table:table-cell table:style-name="ce80" table:formula="of:=[.X28]" office:value-type="float" office:value="4" calcext:value-type="float">
            <text:p>4</text:p>
          </table:table-cell>
          <table:table-cell table:style-name="ce80" table:formula="of:=[.X52]" office:value-type="float" office:value="4" calcext:value-type="float">
            <text:p>4</text:p>
          </table:table-cell>
          <table:table-cell table:style-name="ce80" table:formula="of:=[.X76]" office:value-type="float" office:value="4" calcext:value-type="float">
            <text:p>4</text:p>
          </table:table-cell>
          <table:table-cell table:style-name="ce84" table:formula="of:=SUM([.N23:.Q23])/4" office:value-type="float" office:value="4" calcext:value-type="float">
            <text:p>4.00</text:p>
          </table:table-cell>
          <table:table-cell/>
          <table:table-cell table:style-name="ce76" office:value-type="float" office:value="21" calcext:value-type="float">
            <text:p>21</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22]" office:value-type="float" office:value="2" calcext:value-type="float">
            <text:p>2</text:p>
          </table:table-cell>
          <table:table-cell table:style-name="ce90" table:formula="of:=IFERROR(IF([.U23]=&quot;R&quot;;VLOOKUP([.W23];[.$AA$3:.$AB$7];2;0);[.W23]);&quot;&quot;)" office:value-type="float" office:value="4" calcext:value-type="float">
            <text:p>4</text:p>
          </table:table-cell>
          <table:table-cell table:number-columns-repeated="1000"/>
        </table:table-row>
        <table:table-row table:style-name="ro3">
          <table:table-cell/>
          <table:table-cell table:style-name="ce76" office:value-type="string" calcext:value-type="string">
            <text:p>Diligence</text:p>
          </table:table-cell>
          <table:table-cell table:style-name="ce80" office:value-type="float" office:value="8" calcext:value-type="float">
            <text:p>8</text:p>
          </table:table-cell>
          <table:table-cell table:style-name="ce80" office:value-type="float" office:value="32" calcext:value-type="float">
            <text:p>32</text:p>
          </table:table-cell>
          <table:table-cell table:style-name="ce80" office:value-type="string" calcext:value-type="string">
            <text:p>56R</text:p>
          </table:table-cell>
          <table:table-cell table:style-name="ce80" office:value-type="string" calcext:value-type="string">
            <text:p>80R</text:p>
          </table:table-cell>
          <table:table-cell table:style-name="ce76"/>
          <table:table-cell table:style-name="ce76" office:value-type="float" office:value="4" calcext:value-type="float">
            <text:p>4</text:p>
          </table:table-cell>
          <table:table-cell table:number-columns-repeated="3" table:style-name="ce80" office:value-type="float" office:value="4" calcext:value-type="float">
            <text:p>4</text:p>
          </table:table-cell>
          <table:table-cell table:style-name="ce80" table:formula="of:=SUM([.H24:.K24])/4" office:value-type="float" office:value="4" calcext:value-type="float">
            <text:p>4</text:p>
          </table:table-cell>
          <table:table-cell/>
          <table:table-cell table:style-name="ce80" table:formula="of:=[.X10]" office:value-type="float" office:value="5" calcext:value-type="float">
            <text:p>5</text:p>
          </table:table-cell>
          <table:table-cell table:style-name="ce80" table:formula="of:=[.X34]" office:value-type="float" office:value="5" calcext:value-type="float">
            <text:p>5</text:p>
          </table:table-cell>
          <table:table-cell table:style-name="ce80" table:formula="of:=[.X58]" office:value-type="float" office:value="4" calcext:value-type="float">
            <text:p>4</text:p>
          </table:table-cell>
          <table:table-cell table:style-name="ce80" table:formula="of:=[.X82]" office:value-type="float" office:value="4" calcext:value-type="float">
            <text:p>4</text:p>
          </table:table-cell>
          <table:table-cell table:style-name="ce84" table:formula="of:=SUM([.N24:.Q24])/4" office:value-type="float" office:value="4.5" calcext:value-type="float">
            <text:p>4.50</text:p>
          </table:table-cell>
          <table:table-cell/>
          <table:table-cell table:style-name="ce76" office:value-type="float" office:value="22" calcext:value-type="float">
            <text:p>22</text:p>
          </table:table-cell>
          <table:table-cell table:style-name="ce76"/>
          <table:table-cell table:style-name="ce76" office:value-type="float" office:value="4" calcext:value-type="float">
            <text:p>4</text:p>
          </table:table-cell>
          <table:table-cell table:style-name="ce76" table:formula="of:=[$'jawaban peserta'.B23]" office:value-type="float" office:value="4" calcext:value-type="float">
            <text:p>4</text:p>
          </table:table-cell>
          <table:table-cell table:style-name="ce76" table:formula="of:=IFERROR(IF([.U24]=&quot;R&quot;;VLOOKUP([.W24];[.$AA$3:.$AB$7];2;0);[.W24]);&quot;&quot;)" office:value-type="float" office:value="4" calcext:value-type="float">
            <text:p>4</text:p>
          </table:table-cell>
          <table:table-cell table:number-columns-repeated="1000"/>
        </table:table-row>
        <table:table-row table:style-name="ro3">
          <table:table-cell/>
          <table:table-cell table:style-name="ce76" office:value-type="string" calcext:value-type="string">
            <text:p>Perfectionism</text:p>
          </table:table-cell>
          <table:table-cell table:style-name="ce80" office:value-type="float" office:value="14" calcext:value-type="float">
            <text:p>14</text:p>
          </table:table-cell>
          <table:table-cell table:style-name="ce80" office:value-type="string" calcext:value-type="string">
            <text:p>38R</text:p>
          </table:table-cell>
          <table:table-cell table:style-name="ce80" office:value-type="float" office:value="62" calcext:value-type="float">
            <text:p>62</text:p>
          </table:table-cell>
          <table:table-cell table:style-name="ce80" office:value-type="float" office:value="86" calcext:value-type="float">
            <text:p>86</text:p>
          </table:table-cell>
          <table:table-cell table:style-name="ce76"/>
          <table:table-cell table:style-name="ce80" office:value-type="float" office:value="5" calcext:value-type="float">
            <text:p>5</text:p>
          </table:table-cell>
          <table:table-cell table:style-name="ce80" office:value-type="float" office:value="4" calcext:value-type="float">
            <text:p>4</text:p>
          </table:table-cell>
          <table:table-cell table:style-name="ce80" office:value-type="float" office:value="5" calcext:value-type="float">
            <text:p>5</text:p>
          </table:table-cell>
          <table:table-cell table:style-name="ce80" office:value-type="float" office:value="4" calcext:value-type="float">
            <text:p>4</text:p>
          </table:table-cell>
          <table:table-cell table:style-name="ce80" table:formula="of:=SUM([.H25:.K25])/4" office:value-type="float" office:value="4.5" calcext:value-type="float">
            <text:p>4.5</text:p>
          </table:table-cell>
          <table:table-cell/>
          <table:table-cell table:style-name="ce80" table:formula="of:=[.X16]" office:value-type="float" office:value="5" calcext:value-type="float">
            <text:p>5</text:p>
          </table:table-cell>
          <table:table-cell table:style-name="ce80" table:formula="of:=[.X40]" office:value-type="float" office:value="4" calcext:value-type="float">
            <text:p>4</text:p>
          </table:table-cell>
          <table:table-cell table:style-name="ce80" table:formula="of:=[.X64]" office:value-type="float" office:value="4" calcext:value-type="float">
            <text:p>4</text:p>
          </table:table-cell>
          <table:table-cell table:style-name="ce80" table:formula="of:=[.X88]" office:value-type="float" office:value="4" calcext:value-type="float">
            <text:p>4</text:p>
          </table:table-cell>
          <table:table-cell table:style-name="ce84" table:formula="of:=SUM([.N25:.Q25])/4" office:value-type="float" office:value="4.25" calcext:value-type="float">
            <text:p>4.25</text:p>
          </table:table-cell>
          <table:table-cell/>
          <table:table-cell table:style-name="ce76" office:value-type="float" office:value="23" calcext:value-type="float">
            <text:p>23</text:p>
          </table:table-cell>
          <table:table-cell table:style-name="ce76"/>
          <table:table-cell table:style-name="ce76" office:value-type="float" office:value="4" calcext:value-type="float">
            <text:p>4</text:p>
          </table:table-cell>
          <table:table-cell table:style-name="ce76" table:formula="of:=[$'jawaban peserta'.B24]" office:value-type="float" office:value="4" calcext:value-type="float">
            <text:p>4</text:p>
          </table:table-cell>
          <table:table-cell table:style-name="ce76" table:formula="of:=IFERROR(IF([.U25]=&quot;R&quot;;VLOOKUP([.W25];[.$AA$3:.$AB$7];2;0);[.W25]);&quot;&quot;)" office:value-type="float" office:value="4" calcext:value-type="float">
            <text:p>4</text:p>
          </table:table-cell>
          <table:table-cell table:number-columns-repeated="1000"/>
        </table:table-row>
        <table:table-row table:style-name="ro3">
          <table:table-cell/>
          <table:table-cell table:style-name="ce76" office:value-type="string" calcext:value-type="string">
            <text:p>Prudence</text:p>
          </table:table-cell>
          <table:table-cell table:style-name="ce80" office:value-type="string" calcext:value-type="string">
            <text:p>20R</text:p>
          </table:table-cell>
          <table:table-cell table:style-name="ce80" office:value-type="string" calcext:value-type="string">
            <text:p>44R</text:p>
          </table:table-cell>
          <table:table-cell table:style-name="ce80" office:value-type="float" office:value="68" calcext:value-type="float">
            <text:p>68</text:p>
          </table:table-cell>
          <table:table-cell table:style-name="ce80" office:value-type="string" calcext:value-type="string">
            <text:p>92R</text:p>
          </table:table-cell>
          <table:table-cell table:style-name="ce76"/>
          <table:table-cell table:style-name="ce76" office:value-type="float" office:value="5" calcext:value-type="float">
            <text:p>5</text:p>
          </table:table-cell>
          <table:table-cell table:style-name="ce80" office:value-type="float" office:value="3" calcext:value-type="float">
            <text:p>3</text:p>
          </table:table-cell>
          <table:table-cell table:style-name="ce80" office:value-type="float" office:value="4" calcext:value-type="float">
            <text:p>4</text:p>
          </table:table-cell>
          <table:table-cell table:style-name="ce80" office:value-type="float" office:value="5" calcext:value-type="float">
            <text:p>5</text:p>
          </table:table-cell>
          <table:table-cell table:style-name="ce80" table:formula="of:=SUM([.H26:.K26])/4" office:value-type="float" office:value="4.25" calcext:value-type="float">
            <text:p>4.25</text:p>
          </table:table-cell>
          <table:table-cell/>
          <table:table-cell table:style-name="ce80" table:formula="of:=[.X22]" office:value-type="float" office:value="5" calcext:value-type="float">
            <text:p>5</text:p>
          </table:table-cell>
          <table:table-cell table:style-name="ce80" table:formula="of:=[.X46]" office:value-type="float" office:value="4" calcext:value-type="float">
            <text:p>4</text:p>
          </table:table-cell>
          <table:table-cell table:style-name="ce80" table:formula="of:=[.X70]" office:value-type="float" office:value="4" calcext:value-type="float">
            <text:p>4</text:p>
          </table:table-cell>
          <table:table-cell table:style-name="ce80" table:formula="of:=[.X94]" office:value-type="float" office:value="2" calcext:value-type="float">
            <text:p>2</text:p>
          </table:table-cell>
          <table:table-cell table:style-name="ce84" table:formula="of:=SUM([.N26:.Q26])/4" office:value-type="float" office:value="3.75" calcext:value-type="float">
            <text:p>3.75</text:p>
          </table:table-cell>
          <table:table-cell/>
          <table:table-cell table:style-name="ce76" office:value-type="float" office:value="24" calcext:value-type="float">
            <text:p>24</text:p>
          </table:table-cell>
          <table:table-cell table:style-name="ce76"/>
          <table:table-cell table:style-name="ce76" office:value-type="float" office:value="2" calcext:value-type="float">
            <text:p>2</text:p>
          </table:table-cell>
          <table:table-cell table:style-name="ce76" table:formula="of:=[$'jawaban peserta'.B25]" office:value-type="float" office:value="2" calcext:value-type="float">
            <text:p>2</text:p>
          </table:table-cell>
          <table:table-cell table:style-name="ce76" table:formula="of:=IFERROR(IF([.U26]=&quot;R&quot;;VLOOKUP([.W26];[.$AA$3:.$AB$7];2;0);[.W26]);&quot;&quot;)" office:value-type="float" office:value="2" calcext:value-type="float">
            <text:p>2</text:p>
          </table:table-cell>
          <table:table-cell table:number-columns-repeated="1000"/>
        </table:table-row>
        <table:table-row table:style-name="ro3">
          <table:table-cell office:value-type="string" calcext:value-type="string">
            <text:p>Openess to Experience</text:p>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23:.R26])" office:value-type="float" office:value="4.125" calcext:value-type="float">
            <text:p>4.13</text:p>
          </table:table-cell>
          <table:table-cell/>
          <table:table-cell table:style-name="ce76" office:value-type="float" office:value="25" calcext:value-type="float">
            <text:p>25</text:p>
          </table:table-cell>
          <table:table-cell table:style-name="ce76" office:value-type="string" calcext:value-type="string">
            <text:p>R</text:p>
          </table:table-cell>
          <table:table-cell table:style-name="ce76" office:value-type="float" office:value="2" calcext:value-type="float">
            <text:p>2</text:p>
          </table:table-cell>
          <table:table-cell table:style-name="ce76" table:formula="of:=[$'jawaban peserta'.B26]" office:value-type="float" office:value="3" calcext:value-type="float">
            <text:p>3</text:p>
          </table:table-cell>
          <table:table-cell table:style-name="ce90" table:formula="of:=IFERROR(IF([.U27]=&quot;R&quot;;VLOOKUP([.W27];[.$AA$3:.$AB$7];2;0);[.W27]);&quot;&quot;)" office:value-type="float" office:value="3" calcext:value-type="float">
            <text:p>3</text:p>
          </table:table-cell>
          <table:table-cell table:number-columns-repeated="1000"/>
        </table:table-row>
        <table:table-row table:style-name="ro3">
          <table:table-cell/>
          <table:table-cell table:style-name="ce76" office:value-type="string" calcext:value-type="string">
            <text:p>Aesthetic Appreciation</text:p>
          </table:table-cell>
          <table:table-cell table:style-name="ce80" office:value-type="string" calcext:value-type="string">
            <text:p>1R</text:p>
          </table:table-cell>
          <table:table-cell table:style-name="ce80" office:value-type="string" calcext:value-type="string">
            <text:p>25R</text:p>
          </table:table-cell>
          <table:table-cell table:style-name="ce80" office:value-type="float" office:value="49" calcext:value-type="float">
            <text:p>49</text:p>
          </table:table-cell>
          <table:table-cell table:style-name="ce80" office:value-type="float" office:value="73" calcext:value-type="float">
            <text:p>73</text:p>
          </table:table-cell>
          <table:table-cell table:style-name="ce76"/>
          <table:table-cell table:style-name="ce76" office:value-type="float" office:value="4" calcext:value-type="float">
            <text:p>4</text:p>
          </table:table-cell>
          <table:table-cell table:style-name="ce80" office:value-type="float" office:value="2" calcext:value-type="float">
            <text:p>2</text:p>
          </table:table-cell>
          <table:table-cell table:style-name="ce80" office:value-type="float" office:value="5" calcext:value-type="float">
            <text:p>5</text:p>
          </table:table-cell>
          <table:table-cell table:style-name="ce80" office:value-type="float" office:value="2" calcext:value-type="float">
            <text:p>2</text:p>
          </table:table-cell>
          <table:table-cell table:style-name="ce80" table:formula="of:=SUM([.H28:.K28])/4" office:value-type="float" office:value="3.25" calcext:value-type="float">
            <text:p>3.25</text:p>
          </table:table-cell>
          <table:table-cell/>
          <table:table-cell table:style-name="ce80" table:formula="of:=[.X3]" office:value-type="float" office:value="5" calcext:value-type="float">
            <text:p>5</text:p>
          </table:table-cell>
          <table:table-cell table:style-name="ce80" table:formula="of:=[.X27]" office:value-type="float" office:value="3" calcext:value-type="float">
            <text:p>3</text:p>
          </table:table-cell>
          <table:table-cell table:style-name="ce80" table:formula="of:=[.X51]" office:value-type="float" office:value="5" calcext:value-type="float">
            <text:p>5</text:p>
          </table:table-cell>
          <table:table-cell table:style-name="ce80" table:formula="of:=[.X75]" office:value-type="float" office:value="4" calcext:value-type="float">
            <text:p>4</text:p>
          </table:table-cell>
          <table:table-cell table:style-name="ce84" table:formula="of:=SUM([.N28:.Q28])/4" office:value-type="float" office:value="4.25" calcext:value-type="float">
            <text:p>4.25</text:p>
          </table:table-cell>
          <table:table-cell/>
          <table:table-cell table:style-name="ce76" office:value-type="float" office:value="26" calcext:value-type="float">
            <text:p>26</text:p>
          </table:table-cell>
          <table:table-cell table:style-name="ce76"/>
          <table:table-cell table:style-name="ce76" office:value-type="float" office:value="4" calcext:value-type="float">
            <text:p>4</text:p>
          </table:table-cell>
          <table:table-cell table:style-name="ce76" table:formula="of:=[$'jawaban peserta'.B27]" office:value-type="float" office:value="4" calcext:value-type="float">
            <text:p>4</text:p>
          </table:table-cell>
          <table:table-cell table:style-name="ce76" table:formula="of:=IFERROR(IF([.U28]=&quot;R&quot;;VLOOKUP([.W28];[.$AA$3:.$AB$7];2;0);[.W28]);&quot;&quot;)" office:value-type="float" office:value="4" calcext:value-type="float">
            <text:p>4</text:p>
          </table:table-cell>
          <table:table-cell table:number-columns-repeated="1000"/>
        </table:table-row>
        <table:table-row table:style-name="ro3">
          <table:table-cell/>
          <table:table-cell table:style-name="ce76" office:value-type="string" calcext:value-type="string">
            <text:p>Inquitiveness</text:p>
          </table:table-cell>
          <table:table-cell table:style-name="ce80" office:value-type="float" office:value="7" calcext:value-type="float">
            <text:p>7</text:p>
          </table:table-cell>
          <table:table-cell table:style-name="ce80" office:value-type="float" office:value="31" calcext:value-type="float">
            <text:p>31</text:p>
          </table:table-cell>
          <table:table-cell table:style-name="ce80" office:value-type="string" calcext:value-type="string">
            <text:p>55R</text:p>
          </table:table-cell>
          <table:table-cell table:style-name="ce80" office:value-type="string" calcext:value-type="string">
            <text:p>79R</text:p>
          </table:table-cell>
          <table:table-cell table:style-name="ce76"/>
          <table:table-cell table:number-columns-repeated="2" table:style-name="ce76" office:value-type="float" office:value="3" calcext:value-type="float">
            <text:p>3</text:p>
          </table:table-cell>
          <table:table-cell table:number-columns-repeated="2" table:style-name="ce76" office:value-type="float" office:value="4" calcext:value-type="float">
            <text:p>4</text:p>
          </table:table-cell>
          <table:table-cell table:style-name="ce80" table:formula="of:=SUM([.H29:.K29])/4" office:value-type="float" office:value="3.5" calcext:value-type="float">
            <text:p>3.5</text:p>
          </table:table-cell>
          <table:table-cell/>
          <table:table-cell table:style-name="ce80" table:formula="of:=[.X9]" office:value-type="float" office:value="4" calcext:value-type="float">
            <text:p>4</text:p>
          </table:table-cell>
          <table:table-cell table:style-name="ce80" table:formula="of:=[.X33]" office:value-type="float" office:value="5" calcext:value-type="float">
            <text:p>5</text:p>
          </table:table-cell>
          <table:table-cell table:style-name="ce80" table:formula="of:=[.X57]" office:value-type="float" office:value="5" calcext:value-type="float">
            <text:p>5</text:p>
          </table:table-cell>
          <table:table-cell table:style-name="ce80" table:formula="of:=[.X81]" office:value-type="float" office:value="5" calcext:value-type="float">
            <text:p>5</text:p>
          </table:table-cell>
          <table:table-cell table:style-name="ce84" table:formula="of:=SUM([.N29:.Q29])/4" office:value-type="float" office:value="4.75" calcext:value-type="float">
            <text:p>4.75</text:p>
          </table:table-cell>
          <table:table-cell/>
          <table:table-cell table:style-name="ce76" office:value-type="float" office:value="27" calcext:value-type="float">
            <text:p>27</text:p>
          </table:table-cell>
          <table:table-cell table:style-name="ce76"/>
          <table:table-cell table:style-name="ce76" office:value-type="float" office:value="5" calcext:value-type="float">
            <text:p>5</text:p>
          </table:table-cell>
          <table:table-cell table:style-name="ce76" table:formula="of:=[$'jawaban peserta'.B28]" office:value-type="float" office:value="2" calcext:value-type="float">
            <text:p>2</text:p>
          </table:table-cell>
          <table:table-cell table:style-name="ce76" table:formula="of:=IFERROR(IF([.U29]=&quot;R&quot;;VLOOKUP([.W29];[.$AA$3:.$AB$7];2;0);[.W29]);&quot;&quot;)" office:value-type="float" office:value="2" calcext:value-type="float">
            <text:p>2</text:p>
          </table:table-cell>
          <table:table-cell table:number-columns-repeated="1000"/>
        </table:table-row>
        <table:table-row table:style-name="ro3">
          <table:table-cell/>
          <table:table-cell table:style-name="ce76" office:value-type="string" calcext:value-type="string">
            <text:p>Creativity</text:p>
          </table:table-cell>
          <table:table-cell table:style-name="ce80" office:value-type="string" calcext:value-type="string">
            <text:p>13R</text:p>
          </table:table-cell>
          <table:table-cell table:style-name="ce80" office:value-type="float" office:value="37" calcext:value-type="float">
            <text:p>37</text:p>
          </table:table-cell>
          <table:table-cell table:style-name="ce80" office:value-type="float" office:value="61" calcext:value-type="float">
            <text:p>61</text:p>
          </table:table-cell>
          <table:table-cell table:style-name="ce80" office:value-type="string" calcext:value-type="string">
            <text:p>85R</text:p>
          </table:table-cell>
          <table:table-cell table:style-name="ce76"/>
          <table:table-cell table:style-name="ce76" office:value-type="float" office:value="4" calcext:value-type="float">
            <text:p>4</text:p>
          </table:table-cell>
          <table:table-cell table:style-name="ce76" office:value-type="float" office:value="2" calcext:value-type="float">
            <text:p>2</text:p>
          </table:table-cell>
          <table:table-cell table:style-name="ce76" office:value-type="float" office:value="3" calcext:value-type="float">
            <text:p>3</text:p>
          </table:table-cell>
          <table:table-cell table:style-name="ce76" office:value-type="float" office:value="4" calcext:value-type="float">
            <text:p>4</text:p>
          </table:table-cell>
          <table:table-cell table:style-name="ce80" table:formula="of:=SUM([.H30:.K30])/4" office:value-type="float" office:value="3.25" calcext:value-type="float">
            <text:p>3.25</text:p>
          </table:table-cell>
          <table:table-cell/>
          <table:table-cell table:style-name="ce80" table:formula="of:=[.X15]" office:value-type="float" office:value="5" calcext:value-type="float">
            <text:p>5</text:p>
          </table:table-cell>
          <table:table-cell table:style-name="ce80" table:formula="of:=[.X39]" office:value-type="float" office:value="5" calcext:value-type="float">
            <text:p>5</text:p>
          </table:table-cell>
          <table:table-cell table:style-name="ce80" table:formula="of:=[.X63]" office:value-type="float" office:value="3" calcext:value-type="float">
            <text:p>3</text:p>
          </table:table-cell>
          <table:table-cell table:style-name="ce80" table:formula="of:=[.X87]" office:value-type="float" office:value="3" calcext:value-type="float">
            <text:p>3</text:p>
          </table:table-cell>
          <table:table-cell table:style-name="ce84" table:formula="of:=SUM([.N30:.Q30])/4" office:value-type="float" office:value="4" calcext:value-type="float">
            <text:p>4.00</text:p>
          </table:table-cell>
          <table:table-cell/>
          <table:table-cell table:style-name="ce76" office:value-type="float" office:value="28" calcext:value-type="float">
            <text:p>28</text:p>
          </table:table-cell>
          <table:table-cell table:style-name="ce76"/>
          <table:table-cell table:style-name="ce76" office:value-type="float" office:value="4" calcext:value-type="float">
            <text:p>4</text:p>
          </table:table-cell>
          <table:table-cell table:style-name="ce76" table:formula="of:=[$'jawaban peserta'.B29]" office:value-type="float" office:value="4" calcext:value-type="float">
            <text:p>4</text:p>
          </table:table-cell>
          <table:table-cell table:style-name="ce76" table:formula="of:=IFERROR(IF([.U30]=&quot;R&quot;;VLOOKUP([.W30];[.$AA$3:.$AB$7];2;0);[.W30]);&quot;&quot;)" office:value-type="float" office:value="4" calcext:value-type="float">
            <text:p>4</text:p>
          </table:table-cell>
          <table:table-cell table:number-columns-repeated="1000"/>
        </table:table-row>
        <table:table-row table:style-name="ro3">
          <table:table-cell/>
          <table:table-cell table:style-name="ce76" office:value-type="string" calcext:value-type="string">
            <text:p>Unconventionality</text:p>
          </table:table-cell>
          <table:table-cell table:style-name="ce80" office:value-type="string" calcext:value-type="string">
            <text:p>19R</text:p>
          </table:table-cell>
          <table:table-cell table:style-name="ce80" office:value-type="float" office:value="43" calcext:value-type="float">
            <text:p>43</text:p>
          </table:table-cell>
          <table:table-cell table:style-name="ce80" office:value-type="float" office:value="67" calcext:value-type="float">
            <text:p>67</text:p>
          </table:table-cell>
          <table:table-cell table:style-name="ce80" office:value-type="string" calcext:value-type="string">
            <text:p>91R</text:p>
          </table:table-cell>
          <table:table-cell table:style-name="ce76"/>
          <table:table-cell table:style-name="ce76" office:value-type="float" office:value="3" calcext:value-type="float">
            <text:p>3</text:p>
          </table:table-cell>
          <table:table-cell table:style-name="ce76" office:value-type="float" office:value="4" calcext:value-type="float">
            <text:p>4</text:p>
          </table:table-cell>
          <table:table-cell table:style-name="ce76" office:value-type="float" office:value="3" calcext:value-type="float">
            <text:p>3</text:p>
          </table:table-cell>
          <table:table-cell table:style-name="ce76" office:value-type="float" office:value="1" calcext:value-type="float">
            <text:p>1</text:p>
          </table:table-cell>
          <table:table-cell table:style-name="ce80" table:formula="of:=SUM([.H31:.K31])/4" office:value-type="float" office:value="2.75" calcext:value-type="float">
            <text:p>2.75</text:p>
          </table:table-cell>
          <table:table-cell/>
          <table:table-cell table:style-name="ce80" table:formula="of:=[.X21]" office:value-type="float" office:value="4" calcext:value-type="float">
            <text:p>4</text:p>
          </table:table-cell>
          <table:table-cell table:style-name="ce80" table:formula="of:=[.X45]" office:value-type="float" office:value="4" calcext:value-type="float">
            <text:p>4</text:p>
          </table:table-cell>
          <table:table-cell table:style-name="ce80" table:formula="of:=[.X69]" office:value-type="float" office:value="2" calcext:value-type="float">
            <text:p>2</text:p>
          </table:table-cell>
          <table:table-cell table:style-name="ce80" table:formula="of:=[.X93]" office:value-type="float" office:value="4" calcext:value-type="float">
            <text:p>4</text:p>
          </table:table-cell>
          <table:table-cell table:style-name="ce84" table:formula="of:=SUM([.N31:.Q31])/4" office:value-type="float" office:value="3.5" calcext:value-type="float">
            <text:p>3.50</text:p>
          </table:table-cell>
          <table:table-cell/>
          <table:table-cell table:style-name="ce76" office:value-type="float" office:value="29" calcext:value-type="float">
            <text:p>29</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30]" office:value-type="float" office:value="3" calcext:value-type="float">
            <text:p>3</text:p>
          </table:table-cell>
          <table:table-cell table:style-name="ce76" table:formula="of:=IFERROR(IF([.U31]=&quot;R&quot;;VLOOKUP([.W31];[.$AA$3:.$AB$7];2;0);[.W31]);&quot;&quot;)" office:value-type="float" office:value="3" calcext:value-type="float">
            <text:p>3</text:p>
          </table:table-cell>
          <table:table-cell table:number-columns-repeated="1000"/>
        </table:table-row>
        <table:table-row table:style-name="ro3">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28:.R31])" office:value-type="float" office:value="4.125" calcext:value-type="float">
            <text:p>4.13</text:p>
          </table:table-cell>
          <table:table-cell/>
          <table:table-cell table:style-name="ce76" office:value-type="float" office:value="30" calcext:value-type="float">
            <text:p>30</text:p>
          </table:table-cell>
          <table:table-cell table:style-name="ce76"/>
          <table:table-cell table:style-name="ce76" office:value-type="float" office:value="4" calcext:value-type="float">
            <text:p>4</text:p>
          </table:table-cell>
          <table:table-cell table:style-name="ce76" table:formula="of:=[$'jawaban peserta'.B31]" office:value-type="float" office:value="2" calcext:value-type="float">
            <text:p>2</text:p>
          </table:table-cell>
          <table:table-cell table:style-name="ce76" table:formula="of:=IFERROR(IF([.U32]=&quot;R&quot;;VLOOKUP([.W32];[.$AA$3:.$AB$7];2;0);[.W32]);&quot;&quot;)" office:value-type="float" office:value="2" calcext:value-type="float">
            <text:p>2</text:p>
          </table:table-cell>
          <table:table-cell table:number-columns-repeated="1000"/>
        </table:table-row>
        <table:table-row table:style-name="ro3">
          <table:table-cell office:value-type="string" calcext:value-type="string">
            <text:p>(interstitial facet scale) Altruism </text:p>
          </table:table-cell>
          <table:table-cell table:style-name="ce76"/>
          <table:table-cell table:style-name="ce80" office:value-type="float" office:value="97" calcext:value-type="float">
            <text:p>97</text:p>
          </table:table-cell>
          <table:table-cell table:style-name="ce80" office:value-type="float" office:value="98" calcext:value-type="float">
            <text:p>98</text:p>
          </table:table-cell>
          <table:table-cell table:style-name="ce80" office:value-type="string" calcext:value-type="string">
            <text:p>99R</text:p>
          </table:table-cell>
          <table:table-cell table:style-name="ce80" office:value-type="string" calcext:value-type="string">
            <text:p>100R</text:p>
          </table:table-cell>
          <table:table-cell table:style-name="ce76"/>
          <table:table-cell table:number-columns-repeated="2" table:style-name="ce76" office:value-type="float" office:value="4" calcext:value-type="float">
            <text:p>4</text:p>
          </table:table-cell>
          <table:table-cell table:style-name="ce76" office:value-type="float" office:value="2" calcext:value-type="float">
            <text:p>2</text:p>
          </table:table-cell>
          <table:table-cell table:style-name="ce76" office:value-type="float" office:value="3" calcext:value-type="float">
            <text:p>3</text:p>
          </table:table-cell>
          <table:table-cell table:style-name="ce80" table:formula="of:=SUM([.H33:.K33])/4" office:value-type="float" office:value="3.25" calcext:value-type="float">
            <text:p>3.25</text:p>
          </table:table-cell>
          <table:table-cell/>
          <table:table-cell table:style-name="ce80" table:formula="of:=[.X99]" office:value-type="float" office:value="4" calcext:value-type="float">
            <text:p>4</text:p>
          </table:table-cell>
          <table:table-cell table:style-name="ce80" table:formula="of:=[.X100]" office:value-type="float" office:value="4" calcext:value-type="float">
            <text:p>4</text:p>
          </table:table-cell>
          <table:table-cell table:style-name="ce80" table:formula="of:=[.X101]" office:value-type="float" office:value="4" calcext:value-type="float">
            <text:p>4</text:p>
          </table:table-cell>
          <table:table-cell table:style-name="ce80" table:formula="of:=[.X102]" office:value-type="float" office:value="3" calcext:value-type="float">
            <text:p>3</text:p>
          </table:table-cell>
          <table:table-cell table:style-name="ce84" table:formula="of:=SUM([.N33:.Q33])/4" office:value-type="float" office:value="3.75" calcext:value-type="float">
            <text:p>3.75</text:p>
          </table:table-cell>
          <table:table-cell/>
          <table:table-cell table:style-name="ce76" office:value-type="float" office:value="31" calcext:value-type="float">
            <text:p>31</text:p>
          </table:table-cell>
          <table:table-cell table:style-name="ce76"/>
          <table:table-cell table:style-name="ce76" office:value-type="float" office:value="3" calcext:value-type="float">
            <text:p>3</text:p>
          </table:table-cell>
          <table:table-cell table:style-name="ce76" table:formula="of:=[$'jawaban peserta'.B32]" office:value-type="float" office:value="5" calcext:value-type="float">
            <text:p>5</text:p>
          </table:table-cell>
          <table:table-cell table:style-name="ce76" table:formula="of:=IFERROR(IF([.U33]=&quot;R&quot;;VLOOKUP([.W33];[.$AA$3:.$AB$7];2;0);[.W33]);&quot;&quot;)" office:value-type="float" office:value="5" calcext:value-type="float">
            <text:p>5</text:p>
          </table:table-cell>
          <table:table-cell table:number-columns-repeated="1000"/>
        </table:table-row>
        <table:table-row table:style-name="ro3">
          <table:table-cell table:number-columns-repeated="19"/>
          <table:table-cell table:style-name="ce76" office:value-type="float" office:value="32" calcext:value-type="float">
            <text:p>32</text:p>
          </table:table-cell>
          <table:table-cell table:style-name="ce76"/>
          <table:table-cell table:style-name="ce76" office:value-type="float" office:value="4" calcext:value-type="float">
            <text:p>4</text:p>
          </table:table-cell>
          <table:table-cell table:style-name="ce76" table:formula="of:=[$'jawaban peserta'.B33]" office:value-type="float" office:value="5" calcext:value-type="float">
            <text:p>5</text:p>
          </table:table-cell>
          <table:table-cell table:style-name="ce76" table:formula="of:=IFERROR(IF([.U34]=&quot;R&quot;;VLOOKUP([.W34];[.$AA$3:.$AB$7];2;0);[.W34]);&quot;&quot;)" office:value-type="float" office:value="5" calcext:value-type="float">
            <text:p>5</text:p>
          </table:table-cell>
          <table:table-cell table:number-columns-repeated="1000"/>
        </table:table-row>
        <table:table-row table:style-name="ro3">
          <table:table-cell table:number-columns-repeated="19"/>
          <table:table-cell table:style-name="ce76" office:value-type="float" office:value="33" calcext:value-type="float">
            <text:p>33</text:p>
          </table:table-cell>
          <table:table-cell table:style-name="ce76"/>
          <table:table-cell table:style-name="ce76" office:value-type="float" office:value="3" calcext:value-type="float">
            <text:p>3</text:p>
          </table:table-cell>
          <table:table-cell table:style-name="ce76" table:formula="of:=[$'jawaban peserta'.B34]" office:value-type="float" office:value="3" calcext:value-type="float">
            <text:p>3</text:p>
          </table:table-cell>
          <table:table-cell table:style-name="ce76" table:formula="of:=IFERROR(IF([.U35]=&quot;R&quot;;VLOOKUP([.W35];[.$AA$3:.$AB$7];2;0);[.W35]);&quot;&quot;)" office:value-type="float" office:value="3" calcext:value-type="float">
            <text:p>3</text:p>
          </table:table-cell>
          <table:table-cell table:number-columns-repeated="1000"/>
        </table:table-row>
        <table:table-row table:style-name="ro3">
          <table:table-cell table:number-columns-repeated="19"/>
          <table:table-cell table:style-name="ce76" office:value-type="float" office:value="34" calcext:value-type="float">
            <text:p>34</text:p>
          </table:table-cell>
          <table:table-cell table:style-name="ce76"/>
          <table:table-cell table:style-name="ce76" office:value-type="float" office:value="3" calcext:value-type="float">
            <text:p>3</text:p>
          </table:table-cell>
          <table:table-cell table:style-name="ce76" table:formula="of:=[$'jawaban peserta'.B35]" office:value-type="float" office:value="4" calcext:value-type="float">
            <text:p>4</text:p>
          </table:table-cell>
          <table:table-cell table:style-name="ce76" table:formula="of:=IFERROR(IF([.U36]=&quot;R&quot;;VLOOKUP([.W36];[.$AA$3:.$AB$7];2;0);[.W36]);&quot;&quot;)" office:value-type="float" office:value="4" calcext:value-type="float">
            <text:p>4</text:p>
          </table:table-cell>
          <table:table-cell table:number-columns-repeated="1000"/>
        </table:table-row>
        <table:table-row table:style-name="ro3">
          <table:table-cell table:style-name="ce63" office:value-type="string" calcext:value-type="string">
            <text:p>Delete Cell</text:p>
          </table:table-cell>
          <table:table-cell table:style-name="ce78"/>
          <table:table-cell table:number-columns-repeated="17"/>
          <table:table-cell table:style-name="ce76" office:value-type="float" office:value="35" calcext:value-type="float">
            <text:p>35</text:p>
          </table:table-cell>
          <table:table-cell table:style-name="ce76" office:value-type="string" calcext:value-type="string">
            <text:p>R</text:p>
          </table:table-cell>
          <table:table-cell table:style-name="ce76" office:value-type="float" office:value="2" calcext:value-type="float">
            <text:p>2</text:p>
          </table:table-cell>
          <table:table-cell table:style-name="ce76" table:formula="of:=[$'jawaban peserta'.B36]" office:value-type="float" office:value="3" calcext:value-type="float">
            <text:p>3</text:p>
          </table:table-cell>
          <table:table-cell table:style-name="ce90" table:formula="of:=IFERROR(IF([.U37]=&quot;R&quot;;VLOOKUP([.W37];[.$AA$3:.$AB$7];2;0);[.W37]);&quot;&quot;)" office:value-type="float" office:value="3" calcext:value-type="float">
            <text:p>3</text:p>
          </table:table-cell>
          <table:table-cell table:number-columns-repeated="1000"/>
        </table:table-row>
        <table:table-row table:style-name="ro3">
          <table:table-cell table:style-name="ce64" office:value-type="boolean" office:boolean-value="false" calcext:value-type="boolean">
            <text:p>FALSE</text:p>
          </table:table-cell>
          <table:table-cell table:style-name="ce78"/>
          <table:table-cell table:number-columns-repeated="17"/>
          <table:table-cell table:style-name="ce76" office:value-type="float" office:value="36" calcext:value-type="float">
            <text:p>36</text:p>
          </table:table-cell>
          <table:table-cell table:style-name="ce76" office:value-type="string" calcext:value-type="string">
            <text:p>R</text:p>
          </table:table-cell>
          <table:table-cell table:style-name="ce76" office:value-type="float" office:value="5" calcext:value-type="float">
            <text:p>5</text:p>
          </table:table-cell>
          <table:table-cell table:style-name="ce76" table:formula="of:=[$'jawaban peserta'.B37]" office:value-type="float" office:value="1" calcext:value-type="float">
            <text:p>1</text:p>
          </table:table-cell>
          <table:table-cell table:style-name="ce90" table:formula="of:=IFERROR(IF([.U38]=&quot;R&quot;;VLOOKUP([.W38];[.$AA$3:.$AB$7];2;0);[.W38]);&quot;&quot;)" office:value-type="float" office:value="5" calcext:value-type="float">
            <text:p>5</text:p>
          </table:table-cell>
          <table:table-cell table:number-columns-repeated="1000"/>
        </table:table-row>
        <table:table-row table:style-name="ro3">
          <table:table-cell table:style-name="ce69" office:value-type="boolean" office:boolean-value="false" calcext:value-type="boolean">
            <text:p>FALSE</text:p>
          </table:table-cell>
          <table:table-cell table:number-columns-repeated="18"/>
          <table:table-cell table:style-name="ce76" office:value-type="float" office:value="37" calcext:value-type="float">
            <text:p>37</text:p>
          </table:table-cell>
          <table:table-cell table:style-name="ce76"/>
          <table:table-cell table:style-name="ce76" office:value-type="float" office:value="2" calcext:value-type="float">
            <text:p>2</text:p>
          </table:table-cell>
          <table:table-cell table:style-name="ce76" table:formula="of:=[$'jawaban peserta'.B38]" office:value-type="float" office:value="5" calcext:value-type="float">
            <text:p>5</text:p>
          </table:table-cell>
          <table:table-cell table:style-name="ce76" table:formula="of:=IFERROR(IF([.U39]=&quot;R&quot;;VLOOKUP([.W39];[.$AA$3:.$AB$7];2;0);[.W39]);&quot;&quot;)" office:value-type="float" office:value="5" calcext:value-type="float">
            <text:p>5</text:p>
          </table:table-cell>
          <table:table-cell table:number-columns-repeated="1000"/>
        </table:table-row>
        <table:table-row table:style-name="ro3">
          <table:table-cell table:number-columns-repeated="19"/>
          <table:table-cell table:style-name="ce76" office:value-type="float" office:value="38" calcext:value-type="float">
            <text:p>38</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39]" office:value-type="float" office:value="2" calcext:value-type="float">
            <text:p>2</text:p>
          </table:table-cell>
          <table:table-cell table:style-name="ce90" table:formula="of:=IFERROR(IF([.U40]=&quot;R&quot;;VLOOKUP([.W40];[.$AA$3:.$AB$7];2;0);[.W40]);&quot;&quot;)" office:value-type="float" office:value="4" calcext:value-type="float">
            <text:p>4</text:p>
          </table:table-cell>
          <table:table-cell table:number-columns-repeated="1000"/>
        </table:table-row>
        <table:table-row table:style-name="ro3">
          <table:table-cell office:value-type="string" calcext:value-type="string">
            <text:p>Tipe Soal</text:p>
          </table:table-cell>
          <table:table-cell table:number-columns-repeated="18"/>
          <table:table-cell table:style-name="ce76" office:value-type="float" office:value="39" calcext:value-type="float">
            <text:p>39</text:p>
          </table:table-cell>
          <table:table-cell table:style-name="ce76"/>
          <table:table-cell table:style-name="ce76" office:value-type="float" office:value="4" calcext:value-type="float">
            <text:p>4</text:p>
          </table:table-cell>
          <table:table-cell table:style-name="ce76" table:formula="of:=[$'jawaban peserta'.B40]" office:value-type="float" office:value="2" calcext:value-type="float">
            <text:p>2</text:p>
          </table:table-cell>
          <table:table-cell table:style-name="ce76" table:formula="of:=IFERROR(IF([.U41]=&quot;R&quot;;VLOOKUP([.W41];[.$AA$3:.$AB$7];2;0);[.W41]);&quot;&quot;)" office:value-type="float" office:value="2" calcext:value-type="float">
            <text:p>2</text:p>
          </table:table-cell>
          <table:table-cell table:number-columns-repeated="1000"/>
        </table:table-row>
        <table:table-row table:style-name="ro3">
          <table:table-cell table:style-name="ce38" office:value-type="float" office:value="100" calcext:value-type="float">
            <text:p>100</text:p>
          </table:table-cell>
          <table:table-cell table:number-columns-repeated="18"/>
          <table:table-cell table:style-name="ce76" office:value-type="float" office:value="40" calcext:value-type="float">
            <text:p>40</text:p>
          </table:table-cell>
          <table:table-cell table:style-name="ce76"/>
          <table:table-cell table:style-name="ce76" office:value-type="float" office:value="5" calcext:value-type="float">
            <text:p>5</text:p>
          </table:table-cell>
          <table:table-cell table:style-name="ce76" table:formula="of:=[$'jawaban peserta'.B41]" office:value-type="float" office:value="5" calcext:value-type="float">
            <text:p>5</text:p>
          </table:table-cell>
          <table:table-cell table:style-name="ce76" table:formula="of:=IFERROR(IF([.U42]=&quot;R&quot;;VLOOKUP([.W42];[.$AA$3:.$AB$7];2;0);[.W42]);&quot;&quot;)" office:value-type="float" office:value="5" calcext:value-type="float">
            <text:p>5</text:p>
          </table:table-cell>
          <table:table-cell table:number-columns-repeated="1000"/>
        </table:table-row>
        <table:table-row table:style-name="ro3">
          <table:table-cell table:style-name="ce73" office:value-type="string" calcext:value-type="string">
            <text:p>1</text:p>
          </table:table-cell>
          <table:table-cell table:number-columns-repeated="18"/>
          <table:table-cell table:style-name="ce76" office:value-type="float" office:value="41" calcext:value-type="float">
            <text:p>41</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42]" office:value-type="float" office:value="4" calcext:value-type="float">
            <text:p>4</text:p>
          </table:table-cell>
          <table:table-cell table:style-name="ce90" table:formula="of:=IFERROR(IF([.U43]=&quot;R&quot;;VLOOKUP([.W43];[.$AA$3:.$AB$7];2;0);[.W43]);&quot;&quot;)" office:value-type="float" office:value="2" calcext:value-type="float">
            <text:p>2</text:p>
          </table:table-cell>
          <table:table-cell table:number-columns-repeated="1000"/>
        </table:table-row>
        <table:table-row table:style-name="ro3">
          <table:table-cell office:value-type="float" office:value="1" calcext:value-type="float">
            <text:p>1</text:p>
          </table:table-cell>
          <table:table-cell table:number-columns-repeated="18"/>
          <table:table-cell table:style-name="ce76" office:value-type="float" office:value="42" calcext:value-type="float">
            <text:p>42</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43]" office:value-type="float" office:value="5" calcext:value-type="float">
            <text:p>5</text:p>
          </table:table-cell>
          <table:table-cell table:style-name="ce90" table:formula="of:=IFERROR(IF([.U44]=&quot;R&quot;;VLOOKUP([.W44];[.$AA$3:.$AB$7];2;0);[.W44]);&quot;&quot;)" office:value-type="float" office:value="1" calcext:value-type="float">
            <text:p>1</text:p>
          </table:table-cell>
          <table:table-cell table:number-columns-repeated="1000"/>
        </table:table-row>
        <table:table-row table:style-name="ro3">
          <table:table-cell table:number-columns-repeated="19"/>
          <table:table-cell table:style-name="ce76" office:value-type="float" office:value="43" calcext:value-type="float">
            <text:p>43</text:p>
          </table:table-cell>
          <table:table-cell table:style-name="ce76"/>
          <table:table-cell table:style-name="ce76" office:value-type="float" office:value="4" calcext:value-type="float">
            <text:p>4</text:p>
          </table:table-cell>
          <table:table-cell table:style-name="ce76" table:formula="of:=[$'jawaban peserta'.B44]" office:value-type="float" office:value="4" calcext:value-type="float">
            <text:p>4</text:p>
          </table:table-cell>
          <table:table-cell table:style-name="ce76" table:formula="of:=IFERROR(IF([.U45]=&quot;R&quot;;VLOOKUP([.W45];[.$AA$3:.$AB$7];2;0);[.W45]);&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44" calcext:value-type="float">
            <text:p>44</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45]" office:value-type="float" office:value="2" calcext:value-type="float">
            <text:p>2</text:p>
          </table:table-cell>
          <table:table-cell table:style-name="ce90" table:formula="of:=IFERROR(IF([.U46]=&quot;R&quot;;VLOOKUP([.W46];[.$AA$3:.$AB$7];2;0);[.W46]);&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45" calcext:value-type="float">
            <text:p>45</text:p>
          </table:table-cell>
          <table:table-cell table:style-name="ce76"/>
          <table:table-cell table:style-name="ce76" office:value-type="float" office:value="4" calcext:value-type="float">
            <text:p>4</text:p>
          </table:table-cell>
          <table:table-cell table:style-name="ce76" table:formula="of:=[$'jawaban peserta'.B46]" office:value-type="float" office:value="2" calcext:value-type="float">
            <text:p>2</text:p>
          </table:table-cell>
          <table:table-cell table:style-name="ce76" table:formula="of:=IFERROR(IF([.U47]=&quot;R&quot;;VLOOKUP([.W47];[.$AA$3:.$AB$7];2;0);[.W47]);&quot;&quot;)" office:value-type="float" office:value="2" calcext:value-type="float">
            <text:p>2</text:p>
          </table:table-cell>
          <table:table-cell table:number-columns-repeated="1000"/>
        </table:table-row>
        <table:table-row table:style-name="ro3">
          <table:table-cell table:number-columns-repeated="19"/>
          <table:table-cell table:style-name="ce76" office:value-type="float" office:value="46" calcext:value-type="float">
            <text:p>46</text:p>
          </table:table-cell>
          <table:table-cell table:style-name="ce76"/>
          <table:table-cell table:style-name="ce76" office:value-type="float" office:value="4" calcext:value-type="float">
            <text:p>4</text:p>
          </table:table-cell>
          <table:table-cell table:style-name="ce76" table:formula="of:=[$'jawaban peserta'.B47]" office:value-type="float" office:value="3" calcext:value-type="float">
            <text:p>3</text:p>
          </table:table-cell>
          <table:table-cell table:style-name="ce76" table:formula="of:=IFERROR(IF([.U48]=&quot;R&quot;;VLOOKUP([.W48];[.$AA$3:.$AB$7];2;0);[.W48]);&quot;&quot;)" office:value-type="float" office:value="3" calcext:value-type="float">
            <text:p>3</text:p>
          </table:table-cell>
          <table:table-cell table:number-columns-repeated="1000"/>
        </table:table-row>
        <table:table-row table:style-name="ro3">
          <table:table-cell table:number-columns-repeated="19"/>
          <table:table-cell table:style-name="ce76" office:value-type="float" office:value="47" calcext:value-type="float">
            <text:p>47</text:p>
          </table:table-cell>
          <table:table-cell table:style-name="ce76"/>
          <table:table-cell table:style-name="ce76" office:value-type="float" office:value="4" calcext:value-type="float">
            <text:p>4</text:p>
          </table:table-cell>
          <table:table-cell table:style-name="ce76" table:formula="of:=[$'jawaban peserta'.B48]" office:value-type="float" office:value="4" calcext:value-type="float">
            <text:p>4</text:p>
          </table:table-cell>
          <table:table-cell table:style-name="ce76" table:formula="of:=IFERROR(IF([.U49]=&quot;R&quot;;VLOOKUP([.W49];[.$AA$3:.$AB$7];2;0);[.W49]);&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48" calcext:value-type="float">
            <text:p>48</text:p>
          </table:table-cell>
          <table:table-cell table:style-name="ce76"/>
          <table:table-cell table:style-name="ce76" office:value-type="float" office:value="4" calcext:value-type="float">
            <text:p>4</text:p>
          </table:table-cell>
          <table:table-cell table:style-name="ce76" table:formula="of:=[$'jawaban peserta'.B49]" office:value-type="float" office:value="3" calcext:value-type="float">
            <text:p>3</text:p>
          </table:table-cell>
          <table:table-cell table:style-name="ce76" table:formula="of:=IFERROR(IF([.U50]=&quot;R&quot;;VLOOKUP([.W50];[.$AA$3:.$AB$7];2;0);[.W50]);&quot;&quot;)" office:value-type="float" office:value="3" calcext:value-type="float">
            <text:p>3</text:p>
          </table:table-cell>
          <table:table-cell table:number-columns-repeated="1000"/>
        </table:table-row>
        <table:table-row table:style-name="ro3">
          <table:table-cell table:number-columns-repeated="19"/>
          <table:table-cell table:style-name="ce76" office:value-type="float" office:value="49" calcext:value-type="float">
            <text:p>49</text:p>
          </table:table-cell>
          <table:table-cell table:style-name="ce76"/>
          <table:table-cell table:style-name="ce76" office:value-type="float" office:value="5" calcext:value-type="float">
            <text:p>5</text:p>
          </table:table-cell>
          <table:table-cell table:style-name="ce76" table:formula="of:=[$'jawaban peserta'.B50]" office:value-type="float" office:value="5" calcext:value-type="float">
            <text:p>5</text:p>
          </table:table-cell>
          <table:table-cell table:style-name="ce76" table:formula="of:=IFERROR(IF([.U51]=&quot;R&quot;;VLOOKUP([.W51];[.$AA$3:.$AB$7];2;0);[.W51]);&quot;&quot;)" office:value-type="float" office:value="5" calcext:value-type="float">
            <text:p>5</text:p>
          </table:table-cell>
          <table:table-cell table:number-columns-repeated="1000"/>
        </table:table-row>
        <table:table-row table:style-name="ro3">
          <table:table-cell table:number-columns-repeated="19"/>
          <table:table-cell table:style-name="ce76" office:value-type="float" office:value="50" calcext:value-type="float">
            <text:p>50</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51]" office:value-type="float" office:value="2" calcext:value-type="float">
            <text:p>2</text:p>
          </table:table-cell>
          <table:table-cell table:style-name="ce90" table:formula="of:=IFERROR(IF([.U52]=&quot;R&quot;;VLOOKUP([.W52];[.$AA$3:.$AB$7];2;0);[.W52]);&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51" calcext:value-type="float">
            <text:p>51</text:p>
          </table:table-cell>
          <table:table-cell table:style-name="ce76" office:value-type="string" calcext:value-type="string">
            <text:p>R</text:p>
          </table:table-cell>
          <table:table-cell table:style-name="ce76" office:value-type="float" office:value="2" calcext:value-type="float">
            <text:p>2</text:p>
          </table:table-cell>
          <table:table-cell table:style-name="ce76" table:formula="of:=[$'jawaban peserta'.B52]" office:value-type="float" office:value="4" calcext:value-type="float">
            <text:p>4</text:p>
          </table:table-cell>
          <table:table-cell table:style-name="ce90" table:formula="of:=IFERROR(IF([.U53]=&quot;R&quot;;VLOOKUP([.W53];[.$AA$3:.$AB$7];2;0);[.W53]);&quot;&quot;)" office:value-type="float" office:value="2" calcext:value-type="float">
            <text:p>2</text:p>
          </table:table-cell>
          <table:table-cell table:number-columns-repeated="1000"/>
        </table:table-row>
        <table:table-row table:style-name="ro3">
          <table:table-cell table:number-columns-repeated="19"/>
          <table:table-cell table:style-name="ce76" office:value-type="float" office:value="52" calcext:value-type="float">
            <text:p>52</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53]" office:value-type="float" office:value="3" calcext:value-type="float">
            <text:p>3</text:p>
          </table:table-cell>
          <table:table-cell table:style-name="ce90" table:formula="of:=IFERROR(IF([.U54]=&quot;R&quot;;VLOOKUP([.W54];[.$AA$3:.$AB$7];2;0);[.W54]);&quot;&quot;)" office:value-type="float" office:value="3" calcext:value-type="float">
            <text:p>3</text:p>
          </table:table-cell>
          <table:table-cell table:number-columns-repeated="1000"/>
        </table:table-row>
        <table:table-row table:style-name="ro3">
          <table:table-cell table:number-columns-repeated="19"/>
          <table:table-cell table:style-name="ce76" office:value-type="float" office:value="53" calcext:value-type="float">
            <text:p>53</text:p>
          </table:table-cell>
          <table:table-cell table:style-name="ce76"/>
          <table:table-cell table:style-name="ce76" office:value-type="float" office:value="4" calcext:value-type="float">
            <text:p>4</text:p>
          </table:table-cell>
          <table:table-cell table:style-name="ce76" table:formula="of:=[$'jawaban peserta'.B54]" office:value-type="float" office:value="2" calcext:value-type="float">
            <text:p>2</text:p>
          </table:table-cell>
          <table:table-cell table:style-name="ce76" table:formula="of:=IFERROR(IF([.U55]=&quot;R&quot;;VLOOKUP([.W55];[.$AA$3:.$AB$7];2;0);[.W55]);&quot;&quot;)" office:value-type="float" office:value="2" calcext:value-type="float">
            <text:p>2</text:p>
          </table:table-cell>
          <table:table-cell table:number-columns-repeated="1000"/>
        </table:table-row>
        <table:table-row table:style-name="ro3">
          <table:table-cell table:number-columns-repeated="19"/>
          <table:table-cell table:style-name="ce76" office:value-type="float" office:value="54" calcext:value-type="float">
            <text:p>54</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55]" office:value-type="float" office:value="4" calcext:value-type="float">
            <text:p>4</text:p>
          </table:table-cell>
          <table:table-cell table:style-name="ce90" table:formula="of:=IFERROR(IF([.U56]=&quot;R&quot;;VLOOKUP([.W56];[.$AA$3:.$AB$7];2;0);[.W56]);&quot;&quot;)" office:value-type="float" office:value="2" calcext:value-type="float">
            <text:p>2</text:p>
          </table:table-cell>
          <table:table-cell table:number-columns-repeated="1000"/>
        </table:table-row>
        <table:table-row table:style-name="ro3">
          <table:table-cell table:number-columns-repeated="19"/>
          <table:table-cell table:style-name="ce76" office:value-type="float" office:value="55" calcext:value-type="float">
            <text:p>55</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56]" office:value-type="float" office:value="1" calcext:value-type="float">
            <text:p>1</text:p>
          </table:table-cell>
          <table:table-cell table:style-name="ce90" table:formula="of:=IFERROR(IF([.U57]=&quot;R&quot;;VLOOKUP([.W57];[.$AA$3:.$AB$7];2;0);[.W57]);&quot;&quot;)" office:value-type="float" office:value="5" calcext:value-type="float">
            <text:p>5</text:p>
          </table:table-cell>
          <table:table-cell table:number-columns-repeated="1000"/>
        </table:table-row>
        <table:table-row table:style-name="ro3">
          <table:table-cell table:number-columns-repeated="19"/>
          <table:table-cell table:style-name="ce76" office:value-type="float" office:value="56" calcext:value-type="float">
            <text:p>56</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57]" office:value-type="float" office:value="2" calcext:value-type="float">
            <text:p>2</text:p>
          </table:table-cell>
          <table:table-cell table:style-name="ce90" table:formula="of:=IFERROR(IF([.U58]=&quot;R&quot;;VLOOKUP([.W58];[.$AA$3:.$AB$7];2;0);[.W58]);&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57" calcext:value-type="float">
            <text:p>57</text:p>
          </table:table-cell>
          <table:table-cell table:style-name="ce76"/>
          <table:table-cell table:style-name="ce76" office:value-type="float" office:value="3" calcext:value-type="float">
            <text:p>3</text:p>
          </table:table-cell>
          <table:table-cell table:style-name="ce76" table:formula="of:=[$'jawaban peserta'.B58]" office:value-type="float" office:value="3" calcext:value-type="float">
            <text:p>3</text:p>
          </table:table-cell>
          <table:table-cell table:style-name="ce76" table:formula="of:=IFERROR(IF([.U59]=&quot;R&quot;;VLOOKUP([.W59];[.$AA$3:.$AB$7];2;0);[.W59]);&quot;&quot;)" office:value-type="float" office:value="3" calcext:value-type="float">
            <text:p>3</text:p>
          </table:table-cell>
          <table:table-cell table:number-columns-repeated="1000"/>
        </table:table-row>
        <table:table-row table:style-name="ro3">
          <table:table-cell table:number-columns-repeated="19"/>
          <table:table-cell table:style-name="ce76" office:value-type="float" office:value="58" calcext:value-type="float">
            <text:p>58</text:p>
          </table:table-cell>
          <table:table-cell table:style-name="ce76"/>
          <table:table-cell table:style-name="ce76" office:value-type="float" office:value="2" calcext:value-type="float">
            <text:p>2</text:p>
          </table:table-cell>
          <table:table-cell table:style-name="ce76" table:formula="of:=[$'jawaban peserta'.B59]" office:value-type="float" office:value="4" calcext:value-type="float">
            <text:p>4</text:p>
          </table:table-cell>
          <table:table-cell table:style-name="ce76" table:formula="of:=IFERROR(IF([.U60]=&quot;R&quot;;VLOOKUP([.W60];[.$AA$3:.$AB$7];2;0);[.W60]);&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59" calcext:value-type="float">
            <text:p>59</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60]" office:value-type="float" office:value="4" calcext:value-type="float">
            <text:p>4</text:p>
          </table:table-cell>
          <table:table-cell table:style-name="ce90" table:formula="of:=IFERROR(IF([.U61]=&quot;R&quot;;VLOOKUP([.W61];[.$AA$3:.$AB$7];2;0);[.W61]);&quot;&quot;)" office:value-type="float" office:value="2" calcext:value-type="float">
            <text:p>2</text:p>
          </table:table-cell>
          <table:table-cell table:number-columns-repeated="1000"/>
        </table:table-row>
        <table:table-row table:style-name="ro3">
          <table:table-cell table:number-columns-repeated="19"/>
          <table:table-cell table:style-name="ce76" office:value-type="float" office:value="60" calcext:value-type="float">
            <text:p>60</text:p>
          </table:table-cell>
          <table:table-cell table:style-name="ce76"/>
          <table:table-cell table:style-name="ce76" office:value-type="float" office:value="5" calcext:value-type="float">
            <text:p>5</text:p>
          </table:table-cell>
          <table:table-cell table:style-name="ce76" table:formula="of:=[$'jawaban peserta'.B61]" office:value-type="float" office:value="5" calcext:value-type="float">
            <text:p>5</text:p>
          </table:table-cell>
          <table:table-cell table:style-name="ce76" table:formula="of:=IFERROR(IF([.U62]=&quot;R&quot;;VLOOKUP([.W62];[.$AA$3:.$AB$7];2;0);[.W62]);&quot;&quot;)" office:value-type="float" office:value="5" calcext:value-type="float">
            <text:p>5</text:p>
          </table:table-cell>
          <table:table-cell table:number-columns-repeated="1000"/>
        </table:table-row>
        <table:table-row table:style-name="ro3">
          <table:table-cell table:number-columns-repeated="19"/>
          <table:table-cell table:style-name="ce76" office:value-type="float" office:value="61" calcext:value-type="float">
            <text:p>61</text:p>
          </table:table-cell>
          <table:table-cell table:style-name="ce76"/>
          <table:table-cell table:style-name="ce76" office:value-type="float" office:value="3" calcext:value-type="float">
            <text:p>3</text:p>
          </table:table-cell>
          <table:table-cell table:style-name="ce76" table:formula="of:=[$'jawaban peserta'.B62]" office:value-type="float" office:value="3" calcext:value-type="float">
            <text:p>3</text:p>
          </table:table-cell>
          <table:table-cell table:style-name="ce76" table:formula="of:=IFERROR(IF([.U63]=&quot;R&quot;;VLOOKUP([.W63];[.$AA$3:.$AB$7];2;0);[.W63]);&quot;&quot;)" office:value-type="float" office:value="3" calcext:value-type="float">
            <text:p>3</text:p>
          </table:table-cell>
          <table:table-cell table:number-columns-repeated="1000"/>
        </table:table-row>
        <table:table-row table:style-name="ro3">
          <table:table-cell table:number-columns-repeated="19"/>
          <table:table-cell table:style-name="ce76" office:value-type="float" office:value="62" calcext:value-type="float">
            <text:p>62</text:p>
          </table:table-cell>
          <table:table-cell table:style-name="ce76"/>
          <table:table-cell table:style-name="ce76" office:value-type="float" office:value="5" calcext:value-type="float">
            <text:p>5</text:p>
          </table:table-cell>
          <table:table-cell table:style-name="ce76" table:formula="of:=[$'jawaban peserta'.B63]" office:value-type="float" office:value="4" calcext:value-type="float">
            <text:p>4</text:p>
          </table:table-cell>
          <table:table-cell table:style-name="ce76" table:formula="of:=IFERROR(IF([.U64]=&quot;R&quot;;VLOOKUP([.W64];[.$AA$3:.$AB$7];2;0);[.W64]);&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63" calcext:value-type="float">
            <text:p>63</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64]" office:value-type="float" office:value="2" calcext:value-type="float">
            <text:p>2</text:p>
          </table:table-cell>
          <table:table-cell table:style-name="ce90" table:formula="of:=IFERROR(IF([.U65]=&quot;R&quot;;VLOOKUP([.W65];[.$AA$3:.$AB$7];2;0);[.W65]);&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64" calcext:value-type="float">
            <text:p>64</text:p>
          </table:table-cell>
          <table:table-cell table:style-name="ce76"/>
          <table:table-cell table:style-name="ce76" office:value-type="float" office:value="5" calcext:value-type="float">
            <text:p>5</text:p>
          </table:table-cell>
          <table:table-cell table:style-name="ce76" table:formula="of:=[$'jawaban peserta'.B65]" office:value-type="float" office:value="5" calcext:value-type="float">
            <text:p>5</text:p>
          </table:table-cell>
          <table:table-cell table:style-name="ce76" table:formula="of:=IFERROR(IF([.U66]=&quot;R&quot;;VLOOKUP([.W66];[.$AA$3:.$AB$7];2;0);[.W66]);&quot;&quot;)" office:value-type="float" office:value="5" calcext:value-type="float">
            <text:p>5</text:p>
          </table:table-cell>
          <table:table-cell table:number-columns-repeated="1000"/>
        </table:table-row>
        <table:table-row table:style-name="ro3">
          <table:table-cell table:number-columns-repeated="19"/>
          <table:table-cell table:style-name="ce76" office:value-type="float" office:value="65" calcext:value-type="float">
            <text:p>65</text:p>
          </table:table-cell>
          <table:table-cell table:style-name="ce76"/>
          <table:table-cell table:style-name="ce76" office:value-type="float" office:value="5" calcext:value-type="float">
            <text:p>5</text:p>
          </table:table-cell>
          <table:table-cell table:style-name="ce76" table:formula="of:=[$'jawaban peserta'.B66]" office:value-type="float" office:value="3" calcext:value-type="float">
            <text:p>3</text:p>
          </table:table-cell>
          <table:table-cell table:style-name="ce76" table:formula="of:=IFERROR(IF([.U67]=&quot;R&quot;;VLOOKUP([.W67];[.$AA$3:.$AB$7];2;0);[.W67]);&quot;&quot;)" office:value-type="float" office:value="3" calcext:value-type="float">
            <text:p>3</text:p>
          </table:table-cell>
          <table:table-cell table:number-columns-repeated="1000"/>
        </table:table-row>
        <table:table-row table:style-name="ro3">
          <table:table-cell table:number-columns-repeated="19"/>
          <table:table-cell table:style-name="ce76" office:value-type="float" office:value="66" calcext:value-type="float">
            <text:p>66</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67]" office:value-type="float" office:value="1" calcext:value-type="float">
            <text:p>1</text:p>
          </table:table-cell>
          <table:table-cell table:style-name="ce90" table:formula="of:=IFERROR(IF([.U68]=&quot;R&quot;;VLOOKUP([.W68];[.$AA$3:.$AB$7];2;0);[.W68]);&quot;&quot;)" office:value-type="float" office:value="5" calcext:value-type="float">
            <text:p>5</text:p>
          </table:table-cell>
          <table:table-cell table:number-columns-repeated="1000"/>
        </table:table-row>
        <table:table-row table:style-name="ro3">
          <table:table-cell table:number-columns-repeated="19"/>
          <table:table-cell table:style-name="ce76" office:value-type="float" office:value="67" calcext:value-type="float">
            <text:p>67</text:p>
          </table:table-cell>
          <table:table-cell table:style-name="ce76"/>
          <table:table-cell table:style-name="ce76" office:value-type="float" office:value="3" calcext:value-type="float">
            <text:p>3</text:p>
          </table:table-cell>
          <table:table-cell table:style-name="ce76" table:formula="of:=[$'jawaban peserta'.B68]" office:value-type="float" office:value="2" calcext:value-type="float">
            <text:p>2</text:p>
          </table:table-cell>
          <table:table-cell table:style-name="ce76" table:formula="of:=IFERROR(IF([.U69]=&quot;R&quot;;VLOOKUP([.W69];[.$AA$3:.$AB$7];2;0);[.W69]);&quot;&quot;)" office:value-type="float" office:value="2" calcext:value-type="float">
            <text:p>2</text:p>
          </table:table-cell>
          <table:table-cell table:number-columns-repeated="1000"/>
        </table:table-row>
        <table:table-row table:style-name="ro3">
          <table:table-cell table:number-columns-repeated="19"/>
          <table:table-cell table:style-name="ce76" office:value-type="float" office:value="68" calcext:value-type="float">
            <text:p>68</text:p>
          </table:table-cell>
          <table:table-cell table:style-name="ce76"/>
          <table:table-cell table:style-name="ce76" office:value-type="float" office:value="4" calcext:value-type="float">
            <text:p>4</text:p>
          </table:table-cell>
          <table:table-cell table:style-name="ce76" table:formula="of:=[$'jawaban peserta'.B69]" office:value-type="float" office:value="4" calcext:value-type="float">
            <text:p>4</text:p>
          </table:table-cell>
          <table:table-cell table:style-name="ce76" table:formula="of:=IFERROR(IF([.U70]=&quot;R&quot;;VLOOKUP([.W70];[.$AA$3:.$AB$7];2;0);[.W70]);&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69" calcext:value-type="float">
            <text:p>69</text:p>
          </table:table-cell>
          <table:table-cell table:style-name="ce76"/>
          <table:table-cell table:style-name="ce76" office:value-type="float" office:value="5" calcext:value-type="float">
            <text:p>5</text:p>
          </table:table-cell>
          <table:table-cell table:style-name="ce76" table:formula="of:=[$'jawaban peserta'.B70]" office:value-type="float" office:value="4" calcext:value-type="float">
            <text:p>4</text:p>
          </table:table-cell>
          <table:table-cell table:style-name="ce76" table:formula="of:=IFERROR(IF([.U71]=&quot;R&quot;;VLOOKUP([.W71];[.$AA$3:.$AB$7];2;0);[.W71]);&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70" calcext:value-type="float">
            <text:p>70</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71]" office:value-type="float" office:value="3" calcext:value-type="float">
            <text:p>3</text:p>
          </table:table-cell>
          <table:table-cell table:style-name="ce90" table:formula="of:=IFERROR(IF([.U72]=&quot;R&quot;;VLOOKUP([.W72];[.$AA$3:.$AB$7];2;0);[.W72]);&quot;&quot;)" office:value-type="float" office:value="3" calcext:value-type="float">
            <text:p>3</text:p>
          </table:table-cell>
          <table:table-cell table:number-columns-repeated="1000"/>
        </table:table-row>
        <table:table-row table:style-name="ro3">
          <table:table-cell table:number-columns-repeated="19"/>
          <table:table-cell table:style-name="ce76" office:value-type="float" office:value="71" calcext:value-type="float">
            <text:p>71</text:p>
          </table:table-cell>
          <table:table-cell table:style-name="ce76"/>
          <table:table-cell table:style-name="ce76" office:value-type="float" office:value="4" calcext:value-type="float">
            <text:p>4</text:p>
          </table:table-cell>
          <table:table-cell table:style-name="ce76" table:formula="of:=[$'jawaban peserta'.B72]" office:value-type="float" office:value="2" calcext:value-type="float">
            <text:p>2</text:p>
          </table:table-cell>
          <table:table-cell table:style-name="ce76" table:formula="of:=IFERROR(IF([.U73]=&quot;R&quot;;VLOOKUP([.W73];[.$AA$3:.$AB$7];2;0);[.W73]);&quot;&quot;)" office:value-type="float" office:value="2" calcext:value-type="float">
            <text:p>2</text:p>
          </table:table-cell>
          <table:table-cell table:number-columns-repeated="1000"/>
        </table:table-row>
        <table:table-row table:style-name="ro3">
          <table:table-cell table:number-columns-repeated="19"/>
          <table:table-cell table:style-name="ce76" office:value-type="float" office:value="72" calcext:value-type="float">
            <text:p>72</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73]" office:value-type="float" office:value="2" calcext:value-type="float">
            <text:p>2</text:p>
          </table:table-cell>
          <table:table-cell table:style-name="ce90" table:formula="of:=IFERROR(IF([.U74]=&quot;R&quot;;VLOOKUP([.W74];[.$AA$3:.$AB$7];2;0);[.W74]);&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73" calcext:value-type="float">
            <text:p>73</text:p>
          </table:table-cell>
          <table:table-cell table:style-name="ce76"/>
          <table:table-cell table:style-name="ce76" office:value-type="float" office:value="2" calcext:value-type="float">
            <text:p>2</text:p>
          </table:table-cell>
          <table:table-cell table:style-name="ce76" table:formula="of:=[$'jawaban peserta'.B74]" office:value-type="float" office:value="4" calcext:value-type="float">
            <text:p>4</text:p>
          </table:table-cell>
          <table:table-cell table:style-name="ce76" table:formula="of:=IFERROR(IF([.U75]=&quot;R&quot;;VLOOKUP([.W75];[.$AA$3:.$AB$7];2;0);[.W75]);&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74" calcext:value-type="float">
            <text:p>74</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75]" office:value-type="float" office:value="2" calcext:value-type="float">
            <text:p>2</text:p>
          </table:table-cell>
          <table:table-cell table:style-name="ce90" table:formula="of:=IFERROR(IF([.U76]=&quot;R&quot;;VLOOKUP([.W76];[.$AA$3:.$AB$7];2;0);[.W76]);&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75" calcext:value-type="float">
            <text:p>75</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76]" office:value-type="float" office:value="2" calcext:value-type="float">
            <text:p>2</text:p>
          </table:table-cell>
          <table:table-cell table:style-name="ce90" table:formula="of:=IFERROR(IF([.U77]=&quot;R&quot;;VLOOKUP([.W77];[.$AA$3:.$AB$7];2;0);[.W77]);&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76" calcext:value-type="float">
            <text:p>76</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77]" office:value-type="float" office:value="2" calcext:value-type="float">
            <text:p>2</text:p>
          </table:table-cell>
          <table:table-cell table:style-name="ce90" table:formula="of:=IFERROR(IF([.U78]=&quot;R&quot;;VLOOKUP([.W78];[.$AA$3:.$AB$7];2;0);[.W78]);&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77" calcext:value-type="float">
            <text:p>77</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78]" office:value-type="float" office:value="4" calcext:value-type="float">
            <text:p>4</text:p>
          </table:table-cell>
          <table:table-cell table:style-name="ce90" table:formula="of:=IFERROR(IF([.U79]=&quot;R&quot;;VLOOKUP([.W79];[.$AA$3:.$AB$7];2;0);[.W79]);&quot;&quot;)" office:value-type="float" office:value="2" calcext:value-type="float">
            <text:p>2</text:p>
          </table:table-cell>
          <table:table-cell table:number-columns-repeated="1000"/>
        </table:table-row>
        <table:table-row table:style-name="ro3">
          <table:table-cell table:number-columns-repeated="19"/>
          <table:table-cell table:style-name="ce76" office:value-type="float" office:value="78" calcext:value-type="float">
            <text:p>78</text:p>
          </table:table-cell>
          <table:table-cell table:style-name="ce76"/>
          <table:table-cell table:style-name="ce76" office:value-type="float" office:value="2" calcext:value-type="float">
            <text:p>2</text:p>
          </table:table-cell>
          <table:table-cell table:style-name="ce76" table:formula="of:=[$'jawaban peserta'.B79]" office:value-type="float" office:value="4" calcext:value-type="float">
            <text:p>4</text:p>
          </table:table-cell>
          <table:table-cell table:style-name="ce76" table:formula="of:=IFERROR(IF([.U80]=&quot;R&quot;;VLOOKUP([.W80];[.$AA$3:.$AB$7];2;0);[.W80]);&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79" calcext:value-type="float">
            <text:p>79</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80]" office:value-type="float" office:value="1" calcext:value-type="float">
            <text:p>1</text:p>
          </table:table-cell>
          <table:table-cell table:style-name="ce90" table:formula="of:=IFERROR(IF([.U81]=&quot;R&quot;;VLOOKUP([.W81];[.$AA$3:.$AB$7];2;0);[.W81]);&quot;&quot;)" office:value-type="float" office:value="5" calcext:value-type="float">
            <text:p>5</text:p>
          </table:table-cell>
          <table:table-cell table:number-columns-repeated="1000"/>
        </table:table-row>
        <table:table-row table:style-name="ro3">
          <table:table-cell table:number-columns-repeated="19"/>
          <table:table-cell table:style-name="ce76" office:value-type="float" office:value="80" calcext:value-type="float">
            <text:p>80</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81]" office:value-type="float" office:value="2" calcext:value-type="float">
            <text:p>2</text:p>
          </table:table-cell>
          <table:table-cell table:style-name="ce90" table:formula="of:=IFERROR(IF([.U82]=&quot;R&quot;;VLOOKUP([.W82];[.$AA$3:.$AB$7];2;0);[.W82]);&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81" calcext:value-type="float">
            <text:p>81</text:p>
          </table:table-cell>
          <table:table-cell table:style-name="ce76"/>
          <table:table-cell table:style-name="ce76" office:value-type="float" office:value="2" calcext:value-type="float">
            <text:p>2</text:p>
          </table:table-cell>
          <table:table-cell table:style-name="ce76" table:formula="of:=[$'jawaban peserta'.B82]" office:value-type="float" office:value="4" calcext:value-type="float">
            <text:p>4</text:p>
          </table:table-cell>
          <table:table-cell table:style-name="ce76" table:formula="of:=IFERROR(IF([.U83]=&quot;R&quot;;VLOOKUP([.W83];[.$AA$3:.$AB$7];2;0);[.W83]);&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82" calcext:value-type="float">
            <text:p>82</text:p>
          </table:table-cell>
          <table:table-cell table:style-name="ce76" office:value-type="string" calcext:value-type="string">
            <text:p>R</text:p>
          </table:table-cell>
          <table:table-cell table:style-name="ce76" office:value-type="float" office:value="2" calcext:value-type="float">
            <text:p>2</text:p>
          </table:table-cell>
          <table:table-cell table:style-name="ce76" table:formula="of:=[$'jawaban peserta'.B83]" office:value-type="float" office:value="3" calcext:value-type="float">
            <text:p>3</text:p>
          </table:table-cell>
          <table:table-cell table:style-name="ce90" table:formula="of:=IFERROR(IF([.U84]=&quot;R&quot;;VLOOKUP([.W84];[.$AA$3:.$AB$7];2;0);[.W84]);&quot;&quot;)" office:value-type="float" office:value="3" calcext:value-type="float">
            <text:p>3</text:p>
          </table:table-cell>
          <table:table-cell table:number-columns-repeated="1000"/>
        </table:table-row>
        <table:table-row table:style-name="ro3">
          <table:table-cell table:number-columns-repeated="19"/>
          <table:table-cell table:style-name="ce76" office:value-type="float" office:value="83" calcext:value-type="float">
            <text:p>83</text:p>
          </table:table-cell>
          <table:table-cell table:style-name="ce76"/>
          <table:table-cell table:style-name="ce76" office:value-type="float" office:value="4" calcext:value-type="float">
            <text:p>4</text:p>
          </table:table-cell>
          <table:table-cell table:style-name="ce76" table:formula="of:=[$'jawaban peserta'.B84]" office:value-type="float" office:value="3" calcext:value-type="float">
            <text:p>3</text:p>
          </table:table-cell>
          <table:table-cell table:style-name="ce76" table:formula="of:=IFERROR(IF([.U85]=&quot;R&quot;;VLOOKUP([.W85];[.$AA$3:.$AB$7];2;0);[.W85]);&quot;&quot;)" office:value-type="float" office:value="3" calcext:value-type="float">
            <text:p>3</text:p>
          </table:table-cell>
          <table:table-cell table:number-columns-repeated="1000"/>
        </table:table-row>
        <table:table-row table:style-name="ro3">
          <table:table-cell table:number-columns-repeated="19"/>
          <table:table-cell table:style-name="ce76" office:value-type="float" office:value="84" calcext:value-type="float">
            <text:p>84</text:p>
          </table:table-cell>
          <table:table-cell table:style-name="ce76" office:value-type="string" calcext:value-type="string">
            <text:p>R</text:p>
          </table:table-cell>
          <table:table-cell table:style-name="ce76" office:value-type="float" office:value="5" calcext:value-type="float">
            <text:p>5</text:p>
          </table:table-cell>
          <table:table-cell table:style-name="ce76" table:formula="of:=[$'jawaban peserta'.B85]" office:value-type="float" office:value="1" calcext:value-type="float">
            <text:p>1</text:p>
          </table:table-cell>
          <table:table-cell table:style-name="ce90" table:formula="of:=IFERROR(IF([.U86]=&quot;R&quot;;VLOOKUP([.W86];[.$AA$3:.$AB$7];2;0);[.W86]);&quot;&quot;)" office:value-type="float" office:value="5" calcext:value-type="float">
            <text:p>5</text:p>
          </table:table-cell>
          <table:table-cell table:number-columns-repeated="1000"/>
        </table:table-row>
        <table:table-row table:style-name="ro3">
          <table:table-cell table:number-columns-repeated="19"/>
          <table:table-cell table:style-name="ce76" office:value-type="float" office:value="85" calcext:value-type="float">
            <text:p>85</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86]" office:value-type="float" office:value="3" calcext:value-type="float">
            <text:p>3</text:p>
          </table:table-cell>
          <table:table-cell table:style-name="ce90" table:formula="of:=IFERROR(IF([.U87]=&quot;R&quot;;VLOOKUP([.W87];[.$AA$3:.$AB$7];2;0);[.W87]);&quot;&quot;)" office:value-type="float" office:value="3" calcext:value-type="float">
            <text:p>3</text:p>
          </table:table-cell>
          <table:table-cell table:number-columns-repeated="1000"/>
        </table:table-row>
        <table:table-row table:style-name="ro3">
          <table:table-cell table:number-columns-repeated="19"/>
          <table:table-cell table:style-name="ce76" office:value-type="float" office:value="86" calcext:value-type="float">
            <text:p>86</text:p>
          </table:table-cell>
          <table:table-cell table:style-name="ce76"/>
          <table:table-cell table:style-name="ce76" office:value-type="float" office:value="4" calcext:value-type="float">
            <text:p>4</text:p>
          </table:table-cell>
          <table:table-cell table:style-name="ce76" table:formula="of:=[$'jawaban peserta'.B87]" office:value-type="float" office:value="4" calcext:value-type="float">
            <text:p>4</text:p>
          </table:table-cell>
          <table:table-cell table:style-name="ce76" table:formula="of:=IFERROR(IF([.U88]=&quot;R&quot;;VLOOKUP([.W88];[.$AA$3:.$AB$7];2;0);[.W88]);&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87" calcext:value-type="float">
            <text:p>87</text:p>
          </table:table-cell>
          <table:table-cell table:style-name="ce76" office:value-type="string" calcext:value-type="string">
            <text:p>R</text:p>
          </table:table-cell>
          <table:table-cell table:style-name="ce76" office:value-type="float" office:value="1" calcext:value-type="float">
            <text:p>1</text:p>
          </table:table-cell>
          <table:table-cell table:style-name="ce76" table:formula="of:=[$'jawaban peserta'.B88]" office:value-type="float" office:value="2" calcext:value-type="float">
            <text:p>2</text:p>
          </table:table-cell>
          <table:table-cell table:style-name="ce90" table:formula="of:=IFERROR(IF([.U89]=&quot;R&quot;;VLOOKUP([.W89];[.$AA$3:.$AB$7];2;0);[.W89]);&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88" calcext:value-type="float">
            <text:p>88</text:p>
          </table:table-cell>
          <table:table-cell table:style-name="ce76"/>
          <table:table-cell table:style-name="ce76" office:value-type="float" office:value="5" calcext:value-type="float">
            <text:p>5</text:p>
          </table:table-cell>
          <table:table-cell table:style-name="ce76" table:formula="of:=[$'jawaban peserta'.B89]" office:value-type="float" office:value="4" calcext:value-type="float">
            <text:p>4</text:p>
          </table:table-cell>
          <table:table-cell table:style-name="ce76" table:formula="of:=IFERROR(IF([.U90]=&quot;R&quot;;VLOOKUP([.W90];[.$AA$3:.$AB$7];2;0);[.W90]);&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89" calcext:value-type="float">
            <text:p>89</text:p>
          </table:table-cell>
          <table:table-cell table:style-name="ce76" office:value-type="string" calcext:value-type="string">
            <text:p>R</text:p>
          </table:table-cell>
          <table:table-cell table:style-name="ce76" office:value-type="float" office:value="5" calcext:value-type="float">
            <text:p>5</text:p>
          </table:table-cell>
          <table:table-cell table:style-name="ce76" table:formula="of:=[$'jawaban peserta'.B90]" office:value-type="float" office:value="4" calcext:value-type="float">
            <text:p>4</text:p>
          </table:table-cell>
          <table:table-cell table:style-name="ce90" table:formula="of:=IFERROR(IF([.U91]=&quot;R&quot;;VLOOKUP([.W91];[.$AA$3:.$AB$7];2;0);[.W91]);&quot;&quot;)" office:value-type="float" office:value="2" calcext:value-type="float">
            <text:p>2</text:p>
          </table:table-cell>
          <table:table-cell table:number-columns-repeated="1000"/>
        </table:table-row>
        <table:table-row table:style-name="ro3">
          <table:table-cell table:number-columns-repeated="19"/>
          <table:table-cell table:style-name="ce76" office:value-type="float" office:value="90" calcext:value-type="float">
            <text:p>90</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91]" office:value-type="float" office:value="1" calcext:value-type="float">
            <text:p>1</text:p>
          </table:table-cell>
          <table:table-cell table:style-name="ce90" table:formula="of:=IFERROR(IF([.U92]=&quot;R&quot;;VLOOKUP([.W92];[.$AA$3:.$AB$7];2;0);[.W92]);&quot;&quot;)" office:value-type="float" office:value="5" calcext:value-type="float">
            <text:p>5</text:p>
          </table:table-cell>
          <table:table-cell table:number-columns-repeated="1000"/>
        </table:table-row>
        <table:table-row table:style-name="ro3">
          <table:table-cell table:number-columns-repeated="19"/>
          <table:table-cell table:style-name="ce76" office:value-type="float" office:value="91" calcext:value-type="float">
            <text:p>91</text:p>
          </table:table-cell>
          <table:table-cell table:style-name="ce76" office:value-type="string" calcext:value-type="string">
            <text:p>R</text:p>
          </table:table-cell>
          <table:table-cell table:style-name="ce76" office:value-type="float" office:value="1" calcext:value-type="float">
            <text:p>1</text:p>
          </table:table-cell>
          <table:table-cell table:style-name="ce76" table:formula="of:=[$'jawaban peserta'.B92]" office:value-type="float" office:value="2" calcext:value-type="float">
            <text:p>2</text:p>
          </table:table-cell>
          <table:table-cell table:style-name="ce90" table:formula="of:=IFERROR(IF([.U93]=&quot;R&quot;;VLOOKUP([.W93];[.$AA$3:.$AB$7];2;0);[.W93]);&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92" calcext:value-type="float">
            <text:p>92</text:p>
          </table:table-cell>
          <table:table-cell table:style-name="ce76" office:value-type="string" calcext:value-type="string">
            <text:p>R</text:p>
          </table:table-cell>
          <table:table-cell table:style-name="ce76" office:value-type="float" office:value="5" calcext:value-type="float">
            <text:p>5</text:p>
          </table:table-cell>
          <table:table-cell table:style-name="ce76" table:formula="of:=[$'jawaban peserta'.B93]" office:value-type="float" office:value="4" calcext:value-type="float">
            <text:p>4</text:p>
          </table:table-cell>
          <table:table-cell table:style-name="ce90" table:formula="of:=IFERROR(IF([.U94]=&quot;R&quot;;VLOOKUP([.W94];[.$AA$3:.$AB$7];2;0);[.W94]);&quot;&quot;)" office:value-type="float" office:value="2" calcext:value-type="float">
            <text:p>2</text:p>
          </table:table-cell>
          <table:table-cell table:number-columns-repeated="1000"/>
        </table:table-row>
        <table:table-row table:style-name="ro3">
          <table:table-cell table:number-columns-repeated="19"/>
          <table:table-cell table:style-name="ce76" office:value-type="float" office:value="93" calcext:value-type="float">
            <text:p>93</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94]" office:value-type="float" office:value="2" calcext:value-type="float">
            <text:p>2</text:p>
          </table:table-cell>
          <table:table-cell table:style-name="ce90" table:formula="of:=IFERROR(IF([.U95]=&quot;R&quot;;VLOOKUP([.W95];[.$AA$3:.$AB$7];2;0);[.W95]);&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94" calcext:value-type="float">
            <text:p>94</text:p>
          </table:table-cell>
          <table:table-cell table:style-name="ce76" office:value-type="string" calcext:value-type="string">
            <text:p>R</text:p>
          </table:table-cell>
          <table:table-cell table:style-name="ce76" office:value-type="float" office:value="2" calcext:value-type="float">
            <text:p>2</text:p>
          </table:table-cell>
          <table:table-cell table:style-name="ce76" table:formula="of:=[$'jawaban peserta'.B95]" office:value-type="float" office:value="3" calcext:value-type="float">
            <text:p>3</text:p>
          </table:table-cell>
          <table:table-cell table:style-name="ce90" table:formula="of:=IFERROR(IF([.U96]=&quot;R&quot;;VLOOKUP([.W96];[.$AA$3:.$AB$7];2;0);[.W96]);&quot;&quot;)" office:value-type="float" office:value="3" calcext:value-type="float">
            <text:p>3</text:p>
          </table:table-cell>
          <table:table-cell table:number-columns-repeated="1000"/>
        </table:table-row>
        <table:table-row table:style-name="ro3">
          <table:table-cell table:number-columns-repeated="19"/>
          <table:table-cell table:style-name="ce76" office:value-type="float" office:value="95" calcext:value-type="float">
            <text:p>95</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96]" office:value-type="float" office:value="4" calcext:value-type="float">
            <text:p>4</text:p>
          </table:table-cell>
          <table:table-cell table:style-name="ce90" table:formula="of:=IFERROR(IF([.U97]=&quot;R&quot;;VLOOKUP([.W97];[.$AA$3:.$AB$7];2;0);[.W97]);&quot;&quot;)" office:value-type="float" office:value="2" calcext:value-type="float">
            <text:p>2</text:p>
          </table:table-cell>
          <table:table-cell table:number-columns-repeated="1000"/>
        </table:table-row>
        <table:table-row table:style-name="ro3">
          <table:table-cell table:number-columns-repeated="19"/>
          <table:table-cell table:style-name="ce76" office:value-type="float" office:value="96" calcext:value-type="float">
            <text:p>96</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97]" office:value-type="float" office:value="1" calcext:value-type="float">
            <text:p>1</text:p>
          </table:table-cell>
          <table:table-cell table:style-name="ce90" table:formula="of:=IFERROR(IF([.U98]=&quot;R&quot;;VLOOKUP([.W98];[.$AA$3:.$AB$7];2;0);[.W98]);&quot;&quot;)" office:value-type="float" office:value="5" calcext:value-type="float">
            <text:p>5</text:p>
          </table:table-cell>
          <table:table-cell table:number-columns-repeated="1000"/>
        </table:table-row>
        <table:table-row table:style-name="ro3">
          <table:table-cell table:number-columns-repeated="19"/>
          <table:table-cell table:style-name="ce76" office:value-type="float" office:value="97" calcext:value-type="float">
            <text:p>97</text:p>
          </table:table-cell>
          <table:table-cell table:style-name="ce76"/>
          <table:table-cell table:style-name="ce76" office:value-type="float" office:value="4" calcext:value-type="float">
            <text:p>4</text:p>
          </table:table-cell>
          <table:table-cell table:style-name="ce76" table:formula="of:=[$'jawaban peserta'.B98]" office:value-type="float" office:value="4" calcext:value-type="float">
            <text:p>4</text:p>
          </table:table-cell>
          <table:table-cell table:style-name="ce76" table:formula="of:=IFERROR(IF([.U99]=&quot;R&quot;;VLOOKUP([.W99];[.$AA$3:.$AB$7];2;0);[.W99]);&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98" calcext:value-type="float">
            <text:p>98</text:p>
          </table:table-cell>
          <table:table-cell table:style-name="ce76"/>
          <table:table-cell table:style-name="ce76" office:value-type="float" office:value="4" calcext:value-type="float">
            <text:p>4</text:p>
          </table:table-cell>
          <table:table-cell table:style-name="ce76" table:formula="of:=[$'jawaban peserta'.B99]" office:value-type="float" office:value="4" calcext:value-type="float">
            <text:p>4</text:p>
          </table:table-cell>
          <table:table-cell table:style-name="ce76" table:formula="of:=IFERROR(IF([.U100]=&quot;R&quot;;VLOOKUP([.W100];[.$AA$3:.$AB$7];2;0);[.W100]);&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99" calcext:value-type="float">
            <text:p>99</text:p>
          </table:table-cell>
          <table:table-cell table:style-name="ce76" office:value-type="string" calcext:value-type="string">
            <text:p>R</text:p>
          </table:table-cell>
          <table:table-cell table:style-name="ce76" office:value-type="float" office:value="2" calcext:value-type="float">
            <text:p>2</text:p>
          </table:table-cell>
          <table:table-cell table:style-name="ce76" table:formula="of:=[$'jawaban peserta'.B100]" office:value-type="float" office:value="2" calcext:value-type="float">
            <text:p>2</text:p>
          </table:table-cell>
          <table:table-cell table:style-name="ce90" table:formula="of:=IFERROR(IF([.U101]=&quot;R&quot;;VLOOKUP([.W101];[.$AA$3:.$AB$7];2;0);[.W101]);&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100" calcext:value-type="float">
            <text:p>100</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101]" office:value-type="float" office:value="3" calcext:value-type="float">
            <text:p>3</text:p>
          </table:table-cell>
          <table:table-cell table:style-name="ce90" table:formula="of:=IFERROR(IF([.U102]=&quot;R&quot;;VLOOKUP([.W102];[.$AA$3:.$AB$7];2;0);[.W102]);&quot;&quot;)" office:value-type="float" office:value="3" calcext:value-type="float">
            <text:p>3</text:p>
          </table:table-cell>
          <table:table-cell table:number-columns-repeated="1000"/>
        </table:table-row>
        <table:table-row table:style-name="ro3" table:number-rows-repeated="5">
          <table:table-cell table:number-columns-repeated="1024"/>
        </table:table-row>
        <table:table-row table:style-name="ro3">
          <table:table-cell/>
          <table:table-cell table:style-name="ce76"/>
          <table:table-cell table:style-name="ce23" office:value-type="string" calcext:value-type="string" table:number-columns-spanned="4" table:number-rows-spanned="1">
            <text:p>Kunci Jawaban</text:p>
          </table:table-cell>
          <table:covered-table-cell table:number-columns-repeated="3" table:style-name="ce23"/>
          <table:table-cell table:style-name="ce76"/>
          <table:table-cell table:style-name="ce26" office:value-type="string" calcext:value-type="string" table:number-columns-spanned="4" table:number-rows-spanned="1">
            <text:p>Jawaban</text:p>
          </table:table-cell>
          <table:covered-table-cell table:number-columns-repeated="3" table:style-name="ce26"/>
          <table:table-cell table:style-name="ce80"/>
          <table:table-cell/>
          <table:table-cell table:style-name="ce23" office:value-type="string" calcext:value-type="string" table:number-columns-spanned="5" table:number-rows-spanned="1">
            <text:p>Jawaban Peserta</text:p>
          </table:table-cell>
          <table:covered-table-cell table:number-columns-repeated="3" table:style-name="ce23"/>
          <table:covered-table-cell table:style-name="ce87"/>
          <table:table-cell table:number-columns-repeated="1006"/>
        </table:table-row>
        <table:table-row table:style-name="ro2">
          <table:table-cell office:value-type="string" calcext:value-type="string">
            <text:p>Honesty - Humility</text:p>
          </table:table-cell>
          <table:table-cell table:style-name="ce76"/>
          <table:table-cell table:style-name="ce80" table:number-columns-repeated="4"/>
          <table:table-cell table:style-name="ce76"/>
          <table:table-cell table:style-name="ce80" office:value-type="float" office:value="1" calcext:value-type="float">
            <text:p>1</text:p>
          </table:table-cell>
          <table:table-cell table:style-name="ce80" office:value-type="float" office:value="2" calcext:value-type="float">
            <text:p>2</text:p>
          </table:table-cell>
          <table:table-cell table:style-name="ce80" office:value-type="float" office:value="3" calcext:value-type="float">
            <text:p>3</text:p>
          </table:table-cell>
          <table:table-cell table:style-name="ce80" office:value-type="float" office:value="4" calcext:value-type="float">
            <text:p>4</text:p>
          </table:table-cell>
          <table:table-cell table:style-name="ce80" office:value-type="string" calcext:value-type="string">
            <text:p>Hasil Sempurna</text:p>
          </table:table-cell>
          <table:table-cell/>
          <table:table-cell table:style-name="ce80" office:value-type="float" office:value="1" calcext:value-type="float">
            <text:p>1</text:p>
          </table:table-cell>
          <table:table-cell table:style-name="ce80" office:value-type="float" office:value="2" calcext:value-type="float">
            <text:p>2</text:p>
          </table:table-cell>
          <table:table-cell table:style-name="ce80" office:value-type="float" office:value="3" calcext:value-type="float">
            <text:p>3</text:p>
          </table:table-cell>
          <table:table-cell table:style-name="ce80" office:value-type="float" office:value="4" calcext:value-type="float">
            <text:p>4</text:p>
          </table:table-cell>
          <table:table-cell table:style-name="ce88" office:value-type="string" calcext:value-type="string">
            <text:p>Hasil</text:p>
          </table:table-cell>
          <table:table-cell/>
          <table:table-cell table:style-name="ce80" office:value-type="string" calcext:value-type="string">
            <text:p>No Soal</text:p>
          </table:table-cell>
          <table:table-cell table:style-name="ce89" office:value-type="string" calcext:value-type="string">
            <text:p>Kode Reversed</text:p>
          </table:table-cell>
          <table:table-cell table:style-name="ce80" office:value-type="string" calcext:value-type="string">
            <text:p>Kunci Jawaban</text:p>
          </table:table-cell>
          <table:table-cell table:style-name="ce80" office:value-type="string" calcext:value-type="string">
            <text:p>Jawaban peserta</text:p>
          </table:table-cell>
          <table:table-cell table:style-name="ce80" office:value-type="string" calcext:value-type="string">
            <text:p>hasil akhir</text:p>
          </table:table-cell>
          <table:table-cell table:number-columns-repeated="1000"/>
        </table:table-row>
        <table:table-row table:style-name="ro3">
          <table:table-cell/>
          <table:table-cell table:style-name="ce76" office:value-type="string" calcext:value-type="string">
            <text:p>Sincerity </text:p>
          </table:table-cell>
          <table:table-cell table:style-name="ce80" office:value-type="float" office:value="6" calcext:value-type="float">
            <text:p>6</text:p>
          </table:table-cell>
          <table:table-cell table:style-name="ce80" office:value-type="string" calcext:value-type="string">
            <text:p>30R</text:p>
          </table:table-cell>
          <table:table-cell table:style-name="ce80" office:value-type="float" office:value="54" calcext:value-type="float">
            <text:p>54</text:p>
          </table:table-cell>
          <table:table-cell table:style-name="ce80"/>
          <table:table-cell table:style-name="ce76"/>
          <table:table-cell table:style-name="ce76" office:value-type="float" office:value="3" calcext:value-type="float">
            <text:p>3</text:p>
          </table:table-cell>
          <table:table-cell table:number-columns-repeated="2" table:style-name="ce80" office:value-type="float" office:value="4" calcext:value-type="float">
            <text:p>4</text:p>
          </table:table-cell>
          <table:table-cell table:style-name="ce80" office:value-type="float" office:value="2" calcext:value-type="float">
            <text:p>2</text:p>
          </table:table-cell>
          <table:table-cell table:style-name="ce80" table:formula="of:=SUM([.H110:.K110])/4" office:value-type="float" office:value="3.25" calcext:value-type="float">
            <text:p>3.25</text:p>
          </table:table-cell>
          <table:table-cell/>
          <table:table-cell table:style-name="ce80" table:formula="of:=[.X115]" office:value-type="float" office:value="5" calcext:value-type="float">
            <text:p>5</text:p>
          </table:table-cell>
          <table:table-cell table:style-name="ce80" table:formula="of:=[.X139]" office:value-type="float" office:value="4" calcext:value-type="float">
            <text:p>4</text:p>
          </table:table-cell>
          <table:table-cell table:style-name="ce80" table:formula="of:=[.X163]" office:value-type="float" office:value="4" calcext:value-type="float">
            <text:p>4</text:p>
          </table:table-cell>
          <table:table-cell table:style-name="ce80"/>
          <table:table-cell table:style-name="ce84" table:formula="of:=SUM([.N110:.Q110])/3" office:value-type="float" office:value="4.33333333333333" calcext:value-type="float">
            <text:p>4.33</text:p>
          </table:table-cell>
          <table:table-cell/>
          <table:table-cell table:style-name="ce76" office:value-type="float" office:value="1" calcext:value-type="float">
            <text:p>1</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2]" office:value-type="float" office:value="1" calcext:value-type="float">
            <text:p>1</text:p>
          </table:table-cell>
          <table:table-cell table:style-name="ce90" table:formula="of:=IFERROR(IF([.U110]=&quot;R&quot;;VLOOKUP([.W110];[.$AA$3:.$AB$7];2;0);[.W110]);&quot;&quot;)" office:value-type="float" office:value="5" calcext:value-type="float">
            <text:p>5</text:p>
          </table:table-cell>
          <table:table-cell table:number-columns-repeated="1000"/>
        </table:table-row>
        <table:table-row table:style-name="ro3">
          <table:table-cell/>
          <table:table-cell table:style-name="ce76" office:value-type="string" calcext:value-type="string">
            <text:p>Fairnes</text:p>
          </table:table-cell>
          <table:table-cell table:style-name="ce80" office:value-type="string" calcext:value-type="string">
            <text:p>12R</text:p>
          </table:table-cell>
          <table:table-cell table:style-name="ce80" office:value-type="float" office:value="36" calcext:value-type="float">
            <text:p>36</text:p>
          </table:table-cell>
          <table:table-cell table:style-name="ce80" office:value-type="string" calcext:value-type="string">
            <text:p>60R</text:p>
          </table:table-cell>
          <table:table-cell table:style-name="ce80"/>
          <table:table-cell table:style-name="ce76"/>
          <table:table-cell table:number-columns-repeated="4" table:style-name="ce76" office:value-type="float" office:value="5" calcext:value-type="float">
            <text:p>5</text:p>
          </table:table-cell>
          <table:table-cell table:style-name="ce80" table:formula="of:=SUM([.H111:.K111])/4" office:value-type="float" office:value="5" calcext:value-type="float">
            <text:p>5</text:p>
          </table:table-cell>
          <table:table-cell/>
          <table:table-cell table:style-name="ce80" table:formula="of:=[.X121]" office:value-type="float" office:value="5" calcext:value-type="float">
            <text:p>5</text:p>
          </table:table-cell>
          <table:table-cell table:style-name="ce80" table:formula="of:=[.X145]" office:value-type="float" office:value="1" calcext:value-type="float">
            <text:p>1</text:p>
          </table:table-cell>
          <table:table-cell table:style-name="ce80" table:formula="of:=[.X169]" office:value-type="float" office:value="1" calcext:value-type="float">
            <text:p>1</text:p>
          </table:table-cell>
          <table:table-cell table:style-name="ce80"/>
          <table:table-cell table:style-name="ce84" table:formula="of:=SUM([.N111:.Q111])/3" office:value-type="float" office:value="2.33333333333333" calcext:value-type="float">
            <text:p>2.33</text:p>
          </table:table-cell>
          <table:table-cell/>
          <table:table-cell table:style-name="ce76" office:value-type="float" office:value="2" calcext:value-type="float">
            <text:p>2</text:p>
          </table:table-cell>
          <table:table-cell table:style-name="ce76"/>
          <table:table-cell table:style-name="ce76" office:value-type="float" office:value="4" calcext:value-type="float">
            <text:p>4</text:p>
          </table:table-cell>
          <table:table-cell table:style-name="ce76" table:formula="of:=[$'jawaban peserta'.B3]" office:value-type="float" office:value="4" calcext:value-type="float">
            <text:p>4</text:p>
          </table:table-cell>
          <table:table-cell table:style-name="ce76" table:formula="of:=IFERROR(IF([.U111]=&quot;R&quot;;VLOOKUP([.W111];[.$AA$3:.$AB$7];2;0);[.W111]);&quot;&quot;)" office:value-type="float" office:value="4" calcext:value-type="float">
            <text:p>4</text:p>
          </table:table-cell>
          <table:table-cell table:number-columns-repeated="1000"/>
        </table:table-row>
        <table:table-row table:style-name="ro3">
          <table:table-cell/>
          <table:table-cell table:style-name="ce76" office:value-type="string" calcext:value-type="string">
            <text:p>Greed Avoidance</text:p>
          </table:table-cell>
          <table:table-cell table:style-name="ce80" office:value-type="float" office:value="18" calcext:value-type="float">
            <text:p>18</text:p>
          </table:table-cell>
          <table:table-cell table:style-name="ce80" office:value-type="string" calcext:value-type="string">
            <text:p>42R</text:p>
          </table:table-cell>
          <table:table-cell table:style-name="ce80" table:number-columns-repeated="2"/>
          <table:table-cell table:style-name="ce76"/>
          <table:table-cell table:style-name="ce76" office:value-type="float" office:value="5" calcext:value-type="float">
            <text:p>5</text:p>
          </table:table-cell>
          <table:table-cell table:style-name="ce76" office:value-type="float" office:value="3" calcext:value-type="float">
            <text:p>3</text:p>
          </table:table-cell>
          <table:table-cell table:number-columns-repeated="2" table:style-name="ce76" office:value-type="float" office:value="4" calcext:value-type="float">
            <text:p>4</text:p>
          </table:table-cell>
          <table:table-cell table:style-name="ce80" table:formula="of:=SUM([.H112:.K112])/4" office:value-type="float" office:value="4" calcext:value-type="float">
            <text:p>4</text:p>
          </table:table-cell>
          <table:table-cell/>
          <table:table-cell table:style-name="ce80" table:formula="of:=[.X127]" office:value-type="float" office:value="3" calcext:value-type="float">
            <text:p>3</text:p>
          </table:table-cell>
          <table:table-cell table:style-name="ce80" table:formula="of:=[.X151]" office:value-type="float" office:value="1" calcext:value-type="float">
            <text:p>1</text:p>
          </table:table-cell>
          <table:table-cell table:style-name="ce80" table:number-columns-repeated="2"/>
          <table:table-cell table:style-name="ce84" table:formula="of:=SUM([.N112:.Q112])/2" office:value-type="float" office:value="2" calcext:value-type="float">
            <text:p>2.00</text:p>
          </table:table-cell>
          <table:table-cell/>
          <table:table-cell table:style-name="ce76" office:value-type="float" office:value="3" calcext:value-type="float">
            <text:p>3</text:p>
          </table:table-cell>
          <table:table-cell table:style-name="ce76"/>
          <table:table-cell table:style-name="ce76" office:value-type="float" office:value="5" calcext:value-type="float">
            <text:p>5</text:p>
          </table:table-cell>
          <table:table-cell table:style-name="ce76" table:formula="of:=[$'jawaban peserta'.B4]" office:value-type="float" office:value="4" calcext:value-type="float">
            <text:p>4</text:p>
          </table:table-cell>
          <table:table-cell table:style-name="ce76" table:formula="of:=IFERROR(IF([.U112]=&quot;R&quot;;VLOOKUP([.W112];[.$AA$3:.$AB$7];2;0);[.W112]);&quot;&quot;)" office:value-type="float" office:value="4" calcext:value-type="float">
            <text:p>4</text:p>
          </table:table-cell>
          <table:table-cell table:number-columns-repeated="1000"/>
        </table:table-row>
        <table:table-row table:style-name="ro3">
          <table:table-cell/>
          <table:table-cell table:style-name="ce76" office:value-type="string" calcext:value-type="string">
            <text:p>Modesty</text:p>
          </table:table-cell>
          <table:table-cell table:style-name="ce80" office:value-type="string" calcext:value-type="string">
            <text:p>24R</text:p>
          </table:table-cell>
          <table:table-cell table:style-name="ce80" office:value-type="string" calcext:value-type="string">
            <text:p>48R</text:p>
          </table:table-cell>
          <table:table-cell table:style-name="ce80" table:number-columns-repeated="2"/>
          <table:table-cell table:style-name="ce76"/>
          <table:table-cell table:style-name="ce76" office:value-type="float" office:value="2" calcext:value-type="float">
            <text:p>2</text:p>
          </table:table-cell>
          <table:table-cell table:number-columns-repeated="2" table:style-name="ce76" office:value-type="float" office:value="4" calcext:value-type="float">
            <text:p>4</text:p>
          </table:table-cell>
          <table:table-cell table:style-name="ce76" office:value-type="float" office:value="3" calcext:value-type="float">
            <text:p>3</text:p>
          </table:table-cell>
          <table:table-cell table:style-name="ce80" table:formula="of:=SUM([.H113:.K113])/4" office:value-type="float" office:value="3.25" calcext:value-type="float">
            <text:p>3.25</text:p>
          </table:table-cell>
          <table:table-cell/>
          <table:table-cell table:style-name="ce80" table:formula="of:=[.X133]" office:value-type="float" office:value="4" calcext:value-type="float">
            <text:p>4</text:p>
          </table:table-cell>
          <table:table-cell table:style-name="ce80" table:formula="of:=[.X157]" office:value-type="float" office:value="3" calcext:value-type="float">
            <text:p>3</text:p>
          </table:table-cell>
          <table:table-cell table:style-name="ce80" table:number-columns-repeated="2"/>
          <table:table-cell table:style-name="ce84" table:formula="of:=SUM([.N113:.Q113])/2" office:value-type="float" office:value="3.5" calcext:value-type="float">
            <text:p>3.50</text:p>
          </table:table-cell>
          <table:table-cell/>
          <table:table-cell table:style-name="ce76" office:value-type="float" office:value="4" calcext:value-type="float">
            <text:p>4</text:p>
          </table:table-cell>
          <table:table-cell table:style-name="ce76"/>
          <table:table-cell table:style-name="ce76" office:value-type="float" office:value="4" calcext:value-type="float">
            <text:p>4</text:p>
          </table:table-cell>
          <table:table-cell table:style-name="ce76" table:formula="of:=[$'jawaban peserta'.B5]" office:value-type="float" office:value="3" calcext:value-type="float">
            <text:p>3</text:p>
          </table:table-cell>
          <table:table-cell table:style-name="ce76" table:formula="of:=IFERROR(IF([.U113]=&quot;R&quot;;VLOOKUP([.W113];[.$AA$3:.$AB$7];2;0);[.W113]);&quot;&quot;)" office:value-type="float" office:value="3" calcext:value-type="float">
            <text:p>3</text:p>
          </table:table-cell>
          <table:table-cell table:number-columns-repeated="1000"/>
        </table:table-row>
        <table:table-row table:style-name="ro3">
          <table:table-cell office:value-type="string" calcext:value-type="string">
            <text:p>Emotionality</text:p>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110:.R113])" office:value-type="float" office:value="3.04166666666667" calcext:value-type="float">
            <text:p>3.04</text:p>
          </table:table-cell>
          <table:table-cell/>
          <table:table-cell table:style-name="ce76" office:value-type="float" office:value="5" calcext:value-type="float">
            <text:p>5</text:p>
          </table:table-cell>
          <table:table-cell table:style-name="ce76"/>
          <table:table-cell table:style-name="ce76" office:value-type="float" office:value="4" calcext:value-type="float">
            <text:p>4</text:p>
          </table:table-cell>
          <table:table-cell table:style-name="ce76" table:formula="of:=[$'jawaban peserta'.B6]" office:value-type="float" office:value="1" calcext:value-type="float">
            <text:p>1</text:p>
          </table:table-cell>
          <table:table-cell table:style-name="ce76" table:formula="of:=IFERROR(IF([.U114]=&quot;R&quot;;VLOOKUP([.W114];[.$AA$3:.$AB$7];2;0);[.W114]);&quot;&quot;)" office:value-type="float" office:value="1" calcext:value-type="float">
            <text:p>1</text:p>
          </table:table-cell>
          <table:table-cell table:number-columns-repeated="1000"/>
        </table:table-row>
        <table:table-row table:style-name="ro3">
          <table:table-cell/>
          <table:table-cell table:style-name="ce76" office:value-type="string" calcext:value-type="string">
            <text:p>Fearfulness</text:p>
          </table:table-cell>
          <table:table-cell table:style-name="ce80" office:value-type="float" office:value="5" calcext:value-type="float">
            <text:p>5</text:p>
          </table:table-cell>
          <table:table-cell table:style-name="ce80" office:value-type="float" office:value="29" calcext:value-type="float">
            <text:p>29</text:p>
          </table:table-cell>
          <table:table-cell table:style-name="ce80" office:value-type="string" calcext:value-type="string">
            <text:p>53R</text:p>
          </table:table-cell>
          <table:table-cell table:style-name="ce80"/>
          <table:table-cell table:style-name="ce76"/>
          <table:table-cell table:number-columns-repeated="4" table:style-name="ce76" office:value-type="float" office:value="4" calcext:value-type="float">
            <text:p>4</text:p>
          </table:table-cell>
          <table:table-cell table:style-name="ce80" table:formula="of:=SUM([.H115:.K115])/4" office:value-type="float" office:value="4" calcext:value-type="float">
            <text:p>4</text:p>
          </table:table-cell>
          <table:table-cell/>
          <table:table-cell table:style-name="ce80" table:formula="of:=[.X114]" office:value-type="float" office:value="1" calcext:value-type="float">
            <text:p>1</text:p>
          </table:table-cell>
          <table:table-cell table:style-name="ce80" table:formula="of:=[.X138]" office:value-type="float" office:value="3" calcext:value-type="float">
            <text:p>3</text:p>
          </table:table-cell>
          <table:table-cell table:style-name="ce80" table:formula="of:=[.X162]" office:value-type="float" office:value="4" calcext:value-type="float">
            <text:p>4</text:p>
          </table:table-cell>
          <table:table-cell table:style-name="ce80"/>
          <table:table-cell table:style-name="ce84" table:formula="of:=SUM([.N115:.Q115])/3" office:value-type="float" office:value="2.66666666666667" calcext:value-type="float">
            <text:p>2.67</text:p>
          </table:table-cell>
          <table:table-cell/>
          <table:table-cell table:style-name="ce76" office:value-type="float" office:value="6" calcext:value-type="float">
            <text:p>6</text:p>
          </table:table-cell>
          <table:table-cell table:style-name="ce76"/>
          <table:table-cell table:style-name="ce76" office:value-type="float" office:value="3" calcext:value-type="float">
            <text:p>3</text:p>
          </table:table-cell>
          <table:table-cell table:style-name="ce76" table:formula="of:=[$'jawaban peserta'.B7]" office:value-type="float" office:value="5" calcext:value-type="float">
            <text:p>5</text:p>
          </table:table-cell>
          <table:table-cell table:style-name="ce90" table:formula="of:=IFERROR(IF([.U115]=&quot;R&quot;;VLOOKUP([.W115];[.$AA$3:.$AB$7];2;0);[.W115]);&quot;&quot;)" office:value-type="float" office:value="5" calcext:value-type="float">
            <text:p>5</text:p>
          </table:table-cell>
          <table:table-cell table:number-columns-repeated="1000"/>
        </table:table-row>
        <table:table-row table:style-name="ro3">
          <table:table-cell/>
          <table:table-cell table:style-name="ce76" office:value-type="string" calcext:value-type="string">
            <text:p>Anxiety</text:p>
          </table:table-cell>
          <table:table-cell table:style-name="ce80" office:value-type="float" office:value="11" calcext:value-type="float">
            <text:p>11</text:p>
          </table:table-cell>
          <table:table-cell table:style-name="ce80" office:value-type="string" calcext:value-type="string">
            <text:p>35R</text:p>
          </table:table-cell>
          <table:table-cell table:style-name="ce80" table:number-columns-repeated="2"/>
          <table:table-cell table:style-name="ce76"/>
          <table:table-cell table:style-name="ce76" office:value-type="float" office:value="4" calcext:value-type="float">
            <text:p>4</text:p>
          </table:table-cell>
          <table:table-cell table:style-name="ce76" office:value-type="float" office:value="2" calcext:value-type="float">
            <text:p>2</text:p>
          </table:table-cell>
          <table:table-cell table:number-columns-repeated="2" table:style-name="ce76" office:value-type="float" office:value="4" calcext:value-type="float">
            <text:p>4</text:p>
          </table:table-cell>
          <table:table-cell table:style-name="ce80" table:formula="of:=SUM([.H116:.K116])/4" office:value-type="float" office:value="3.5" calcext:value-type="float">
            <text:p>3.5</text:p>
          </table:table-cell>
          <table:table-cell/>
          <table:table-cell table:style-name="ce80" table:formula="of:=[.X120]" office:value-type="float" office:value="1" calcext:value-type="float">
            <text:p>1</text:p>
          </table:table-cell>
          <table:table-cell table:style-name="ce80" table:formula="of:=[.X144]" office:value-type="float" office:value="3" calcext:value-type="float">
            <text:p>3</text:p>
          </table:table-cell>
          <table:table-cell table:style-name="ce80" table:number-columns-repeated="2"/>
          <table:table-cell table:style-name="ce84" table:formula="of:=SUM([.N116:.Q116])/2" office:value-type="float" office:value="2" calcext:value-type="float">
            <text:p>2.00</text:p>
          </table:table-cell>
          <table:table-cell/>
          <table:table-cell table:style-name="ce76" office:value-type="float" office:value="7" calcext:value-type="float">
            <text:p>7</text:p>
          </table:table-cell>
          <table:table-cell table:style-name="ce76"/>
          <table:table-cell table:style-name="ce76" office:value-type="float" office:value="3" calcext:value-type="float">
            <text:p>3</text:p>
          </table:table-cell>
          <table:table-cell table:style-name="ce76" table:formula="of:=[$'jawaban peserta'.B8]" office:value-type="float" office:value="4" calcext:value-type="float">
            <text:p>4</text:p>
          </table:table-cell>
          <table:table-cell table:style-name="ce76" table:formula="of:=IFERROR(IF([.U116]=&quot;R&quot;;VLOOKUP([.W116];[.$AA$3:.$AB$7];2;0);[.W116]);&quot;&quot;)" office:value-type="float" office:value="4" calcext:value-type="float">
            <text:p>4</text:p>
          </table:table-cell>
          <table:table-cell table:number-columns-repeated="1000"/>
        </table:table-row>
        <table:table-row table:style-name="ro3">
          <table:table-cell/>
          <table:table-cell table:style-name="ce76" office:value-type="string" calcext:value-type="string">
            <text:p>Dependence</text:p>
          </table:table-cell>
          <table:table-cell table:style-name="ce80" office:value-type="float" office:value="17" calcext:value-type="float">
            <text:p>17</text:p>
          </table:table-cell>
          <table:table-cell table:style-name="ce80" office:value-type="string" calcext:value-type="string">
            <text:p>41R</text:p>
          </table:table-cell>
          <table:table-cell table:style-name="ce80" table:number-columns-repeated="2"/>
          <table:table-cell table:style-name="ce76"/>
          <table:table-cell table:number-columns-repeated="2" table:style-name="ce76" office:value-type="float" office:value="4" calcext:value-type="float">
            <text:p>4</text:p>
          </table:table-cell>
          <table:table-cell table:number-columns-repeated="2" table:style-name="ce76" office:value-type="float" office:value="5" calcext:value-type="float">
            <text:p>5</text:p>
          </table:table-cell>
          <table:table-cell table:style-name="ce80" table:formula="of:=SUM([.H117:.K117])/4" office:value-type="float" office:value="4.5" calcext:value-type="float">
            <text:p>4.5</text:p>
          </table:table-cell>
          <table:table-cell/>
          <table:table-cell table:style-name="ce80" table:formula="of:=[.X126]" office:value-type="float" office:value="4" calcext:value-type="float">
            <text:p>4</text:p>
          </table:table-cell>
          <table:table-cell table:style-name="ce80" table:formula="of:=[.X150]" office:value-type="float" office:value="2" calcext:value-type="float">
            <text:p>2</text:p>
          </table:table-cell>
          <table:table-cell table:style-name="ce80" table:number-columns-repeated="2"/>
          <table:table-cell table:style-name="ce84" table:formula="of:=SUM([.N117:.Q117])/2" office:value-type="float" office:value="3" calcext:value-type="float">
            <text:p>3.00</text:p>
          </table:table-cell>
          <table:table-cell/>
          <table:table-cell table:style-name="ce76" office:value-type="float" office:value="8" calcext:value-type="float">
            <text:p>8</text:p>
          </table:table-cell>
          <table:table-cell table:style-name="ce76"/>
          <table:table-cell table:style-name="ce76" office:value-type="float" office:value="4" calcext:value-type="float">
            <text:p>4</text:p>
          </table:table-cell>
          <table:table-cell table:style-name="ce76" table:formula="of:=[$'jawaban peserta'.B9]" office:value-type="float" office:value="5" calcext:value-type="float">
            <text:p>5</text:p>
          </table:table-cell>
          <table:table-cell table:style-name="ce76" table:formula="of:=IFERROR(IF([.U117]=&quot;R&quot;;VLOOKUP([.W117];[.$AA$3:.$AB$7];2;0);[.W117]);&quot;&quot;)" office:value-type="float" office:value="5" calcext:value-type="float">
            <text:p>5</text:p>
          </table:table-cell>
          <table:table-cell table:number-columns-repeated="1000"/>
        </table:table-row>
        <table:table-row table:style-name="ro3">
          <table:table-cell/>
          <table:table-cell table:style-name="ce76" office:value-type="string" calcext:value-type="string">
            <text:p>Setimentality</text:p>
          </table:table-cell>
          <table:table-cell table:style-name="ce80" office:value-type="float" office:value="23" calcext:value-type="float">
            <text:p>23</text:p>
          </table:table-cell>
          <table:table-cell table:style-name="ce80" office:value-type="float" office:value="47" calcext:value-type="float">
            <text:p>47</text:p>
          </table:table-cell>
          <table:table-cell table:style-name="ce80" office:value-type="string" calcext:value-type="string">
            <text:p>59R</text:p>
          </table:table-cell>
          <table:table-cell table:style-name="ce80"/>
          <table:table-cell table:style-name="ce76"/>
          <table:table-cell table:number-columns-repeated="3" table:style-name="ce80" office:value-type="float" office:value="4" calcext:value-type="float">
            <text:p>4</text:p>
          </table:table-cell>
          <table:table-cell table:style-name="ce80" office:value-type="float" office:value="3" calcext:value-type="float">
            <text:p>3</text:p>
          </table:table-cell>
          <table:table-cell table:style-name="ce80" table:formula="of:=SUM([.H118:.K118])/4" office:value-type="float" office:value="3.75" calcext:value-type="float">
            <text:p>3.75</text:p>
          </table:table-cell>
          <table:table-cell/>
          <table:table-cell table:style-name="ce80" table:formula="of:=[.X132]" office:value-type="float" office:value="4" calcext:value-type="float">
            <text:p>4</text:p>
          </table:table-cell>
          <table:table-cell table:style-name="ce80" table:formula="of:=[.X156]" office:value-type="float" office:value="4" calcext:value-type="float">
            <text:p>4</text:p>
          </table:table-cell>
          <table:table-cell table:style-name="ce80" table:formula="of:=[.X168]" office:value-type="float" office:value="2" calcext:value-type="float">
            <text:p>2</text:p>
          </table:table-cell>
          <table:table-cell table:style-name="ce80"/>
          <table:table-cell table:style-name="ce84" table:formula="of:=SUM([.N118:.Q118])/3" office:value-type="float" office:value="3.33333333333333" calcext:value-type="float">
            <text:p>3.33</text:p>
          </table:table-cell>
          <table:table-cell/>
          <table:table-cell table:style-name="ce76" office:value-type="float" office:value="9" calcext:value-type="float">
            <text:p>9</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10]" office:value-type="float" office:value="3" calcext:value-type="float">
            <text:p>3</text:p>
          </table:table-cell>
          <table:table-cell table:style-name="ce90" table:formula="of:=IFERROR(IF([.U118]=&quot;R&quot;;VLOOKUP([.W118];[.$AA$3:.$AB$7];2;0);[.W118]);&quot;&quot;)" office:value-type="float" office:value="3" calcext:value-type="float">
            <text:p>3</text:p>
          </table:table-cell>
          <table:table-cell table:number-columns-repeated="1000"/>
        </table:table-row>
        <table:table-row table:style-name="ro3">
          <table:table-cell office:value-type="string" calcext:value-type="string">
            <text:p>Extraversion</text:p>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115:.R118])" office:value-type="float" office:value="2.75" calcext:value-type="float">
            <text:p>2.75</text:p>
          </table:table-cell>
          <table:table-cell/>
          <table:table-cell table:style-name="ce76" office:value-type="float" office:value="10" calcext:value-type="float">
            <text:p>10</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11]" office:value-type="float" office:value="2" calcext:value-type="float">
            <text:p>2</text:p>
          </table:table-cell>
          <table:table-cell table:style-name="ce90" table:formula="of:=IFERROR(IF([.U119]=&quot;R&quot;;VLOOKUP([.W119];[.$AA$3:.$AB$7];2;0);[.W119]);&quot;&quot;)" office:value-type="float" office:value="4" calcext:value-type="float">
            <text:p>4</text:p>
          </table:table-cell>
          <table:table-cell table:number-columns-repeated="1000"/>
        </table:table-row>
        <table:table-row table:style-name="ro3">
          <table:table-cell/>
          <table:table-cell table:style-name="ce76" office:value-type="string" calcext:value-type="string">
            <text:p>Social Self-Esteem</text:p>
          </table:table-cell>
          <table:table-cell table:style-name="ce80" office:value-type="float" office:value="4" calcext:value-type="float">
            <text:p>4</text:p>
          </table:table-cell>
          <table:table-cell table:style-name="ce80" office:value-type="string" calcext:value-type="string">
            <text:p>28R</text:p>
          </table:table-cell>
          <table:table-cell table:style-name="ce80" office:value-type="string" calcext:value-type="string">
            <text:p>52R</text:p>
          </table:table-cell>
          <table:table-cell table:style-name="ce80"/>
          <table:table-cell table:style-name="ce76"/>
          <table:table-cell table:number-columns-repeated="2" table:style-name="ce76" office:value-type="float" office:value="4" calcext:value-type="float">
            <text:p>4</text:p>
          </table:table-cell>
          <table:table-cell table:style-name="ce76" office:value-type="float" office:value="3" calcext:value-type="float">
            <text:p>3</text:p>
          </table:table-cell>
          <table:table-cell table:style-name="ce76" office:value-type="float" office:value="4" calcext:value-type="float">
            <text:p>4</text:p>
          </table:table-cell>
          <table:table-cell table:style-name="ce80" table:formula="of:=SUM([.H120:.K120])/4" office:value-type="float" office:value="3.75" calcext:value-type="float">
            <text:p>3.75</text:p>
          </table:table-cell>
          <table:table-cell/>
          <table:table-cell table:style-name="ce80" table:formula="of:=[.X113]" office:value-type="float" office:value="3" calcext:value-type="float">
            <text:p>3</text:p>
          </table:table-cell>
          <table:table-cell table:style-name="ce80" table:formula="of:=[.X137]" office:value-type="float" office:value="2" calcext:value-type="float">
            <text:p>2</text:p>
          </table:table-cell>
          <table:table-cell table:style-name="ce80" table:formula="of:=[.X161]" office:value-type="float" office:value="3" calcext:value-type="float">
            <text:p>3</text:p>
          </table:table-cell>
          <table:table-cell table:style-name="ce80"/>
          <table:table-cell table:style-name="ce84" table:formula="of:=SUM([.N120:.Q120])/3" office:value-type="float" office:value="2.66666666666667" calcext:value-type="float">
            <text:p>2.67</text:p>
          </table:table-cell>
          <table:table-cell/>
          <table:table-cell table:style-name="ce76" office:value-type="float" office:value="11" calcext:value-type="float">
            <text:p>11</text:p>
          </table:table-cell>
          <table:table-cell table:style-name="ce76"/>
          <table:table-cell table:style-name="ce76" office:value-type="float" office:value="4" calcext:value-type="float">
            <text:p>4</text:p>
          </table:table-cell>
          <table:table-cell table:style-name="ce76" table:formula="of:=[$'jawaban peserta'.B12]" office:value-type="float" office:value="1" calcext:value-type="float">
            <text:p>1</text:p>
          </table:table-cell>
          <table:table-cell table:style-name="ce76" table:formula="of:=IFERROR(IF([.U120]=&quot;R&quot;;VLOOKUP([.W120];[.$AA$3:.$AB$7];2;0);[.W120]);&quot;&quot;)" office:value-type="float" office:value="1" calcext:value-type="float">
            <text:p>1</text:p>
          </table:table-cell>
          <table:table-cell table:number-columns-repeated="1000"/>
        </table:table-row>
        <table:table-row table:style-name="ro3">
          <table:table-cell/>
          <table:table-cell table:style-name="ce76" office:value-type="string" calcext:value-type="string">
            <text:p>Social Boldness</text:p>
          </table:table-cell>
          <table:table-cell table:style-name="ce80" office:value-type="string" calcext:value-type="string">
            <text:p>10R</text:p>
          </table:table-cell>
          <table:table-cell table:style-name="ce80" office:value-type="float" office:value="34" calcext:value-type="float">
            <text:p>34</text:p>
          </table:table-cell>
          <table:table-cell table:style-name="ce80" office:value-type="float" office:value="58" calcext:value-type="float">
            <text:p>58</text:p>
          </table:table-cell>
          <table:table-cell table:style-name="ce80"/>
          <table:table-cell table:style-name="ce76"/>
          <table:table-cell table:style-name="ce76" office:value-type="float" office:value="4" calcext:value-type="float">
            <text:p>4</text:p>
          </table:table-cell>
          <table:table-cell table:style-name="ce80" office:value-type="float" office:value="3" calcext:value-type="float">
            <text:p>3</text:p>
          </table:table-cell>
          <table:table-cell table:number-columns-repeated="2" table:style-name="ce80" office:value-type="float" office:value="2" calcext:value-type="float">
            <text:p>2</text:p>
          </table:table-cell>
          <table:table-cell table:style-name="ce80" table:formula="of:=SUM([.H121:.K121])/4" office:value-type="float" office:value="2.75" calcext:value-type="float">
            <text:p>2.75</text:p>
          </table:table-cell>
          <table:table-cell/>
          <table:table-cell table:style-name="ce80" table:formula="of:=[.X119]" office:value-type="float" office:value="4" calcext:value-type="float">
            <text:p>4</text:p>
          </table:table-cell>
          <table:table-cell table:style-name="ce80" table:formula="of:=[.X143]" office:value-type="float" office:value="4" calcext:value-type="float">
            <text:p>4</text:p>
          </table:table-cell>
          <table:table-cell table:style-name="ce80" table:formula="of:=[.X167]" office:value-type="float" office:value="4" calcext:value-type="float">
            <text:p>4</text:p>
          </table:table-cell>
          <table:table-cell table:style-name="ce80"/>
          <table:table-cell table:style-name="ce84" table:formula="of:=SUM([.N121:.Q121])/3" office:value-type="float" office:value="4" calcext:value-type="float">
            <text:p>4.00</text:p>
          </table:table-cell>
          <table:table-cell/>
          <table:table-cell table:style-name="ce76" office:value-type="float" office:value="12" calcext:value-type="float">
            <text:p>12</text:p>
          </table:table-cell>
          <table:table-cell table:style-name="ce76" office:value-type="string" calcext:value-type="string">
            <text:p>R</text:p>
          </table:table-cell>
          <table:table-cell table:style-name="ce76" office:value-type="float" office:value="5" calcext:value-type="float">
            <text:p>5</text:p>
          </table:table-cell>
          <table:table-cell table:style-name="ce76" table:formula="of:=[$'jawaban peserta'.B13]" office:value-type="float" office:value="1" calcext:value-type="float">
            <text:p>1</text:p>
          </table:table-cell>
          <table:table-cell table:style-name="ce90" table:formula="of:=IFERROR(IF([.U121]=&quot;R&quot;;VLOOKUP([.W121];[.$AA$3:.$AB$7];2;0);[.W121]);&quot;&quot;)" office:value-type="float" office:value="5" calcext:value-type="float">
            <text:p>5</text:p>
          </table:table-cell>
          <table:table-cell table:number-columns-repeated="1000"/>
        </table:table-row>
        <table:table-row table:style-name="ro3">
          <table:table-cell/>
          <table:table-cell table:style-name="ce76" office:value-type="string" calcext:value-type="string">
            <text:p>Sociability</text:p>
          </table:table-cell>
          <table:table-cell table:style-name="ce80" office:value-type="float" office:value="16" calcext:value-type="float">
            <text:p>16</text:p>
          </table:table-cell>
          <table:table-cell table:style-name="ce80" office:value-type="float" office:value="40" calcext:value-type="float">
            <text:p>40</text:p>
          </table:table-cell>
          <table:table-cell table:style-name="ce80" table:number-columns-repeated="2"/>
          <table:table-cell table:style-name="ce76"/>
          <table:table-cell table:style-name="ce80" office:value-type="float" office:value="2" calcext:value-type="float">
            <text:p>2</text:p>
          </table:table-cell>
          <table:table-cell table:number-columns-repeated="3" table:style-name="ce80" office:value-type="float" office:value="5" calcext:value-type="float">
            <text:p>5</text:p>
          </table:table-cell>
          <table:table-cell table:style-name="ce80" table:formula="of:=SUM([.H122:.K122])/4" office:value-type="float" office:value="4.25" calcext:value-type="float">
            <text:p>4.25</text:p>
          </table:table-cell>
          <table:table-cell/>
          <table:table-cell table:style-name="ce80" table:formula="of:=[.X125]" office:value-type="float" office:value="4" calcext:value-type="float">
            <text:p>4</text:p>
          </table:table-cell>
          <table:table-cell table:style-name="ce80" table:formula="of:=[.X149]" office:value-type="float" office:value="5" calcext:value-type="float">
            <text:p>5</text:p>
          </table:table-cell>
          <table:table-cell table:style-name="ce80" table:number-columns-repeated="2"/>
          <table:table-cell table:style-name="ce84" table:formula="of:=SUM([.N122:.Q122])/2" office:value-type="float" office:value="4.5" calcext:value-type="float">
            <text:p>4.50</text:p>
          </table:table-cell>
          <table:table-cell/>
          <table:table-cell table:style-name="ce76" office:value-type="float" office:value="13" calcext:value-type="float">
            <text:p>13</text:p>
          </table:table-cell>
          <table:table-cell table:style-name="ce76"/>
          <table:table-cell table:style-name="ce76" office:value-type="float" office:value="4" calcext:value-type="float">
            <text:p>4</text:p>
          </table:table-cell>
          <table:table-cell table:style-name="ce76" table:formula="of:=[$'jawaban peserta'.B14]" office:value-type="float" office:value="1" calcext:value-type="float">
            <text:p>1</text:p>
          </table:table-cell>
          <table:table-cell table:style-name="ce90" table:formula="of:=IFERROR(IF([.U122]=&quot;R&quot;;VLOOKUP([.W122];[.$AA$3:.$AB$7];2;0);[.W122]);&quot;&quot;)" office:value-type="float" office:value="1" calcext:value-type="float">
            <text:p>1</text:p>
          </table:table-cell>
          <table:table-cell table:number-columns-repeated="1000"/>
        </table:table-row>
        <table:table-row table:style-name="ro3">
          <table:table-cell/>
          <table:table-cell table:style-name="ce76" office:value-type="string" calcext:value-type="string">
            <text:p>Liveliness</text:p>
          </table:table-cell>
          <table:table-cell table:style-name="ce80" office:value-type="float" office:value="22" calcext:value-type="float">
            <text:p>22</text:p>
          </table:table-cell>
          <table:table-cell table:style-name="ce80" office:value-type="string" calcext:value-type="string">
            <text:p>46R</text:p>
          </table:table-cell>
          <table:table-cell table:style-name="ce80" table:number-columns-repeated="2"/>
          <table:table-cell table:style-name="ce76"/>
          <table:table-cell table:style-name="ce76" office:value-type="float" office:value="4" calcext:value-type="float">
            <text:p>4</text:p>
          </table:table-cell>
          <table:table-cell table:number-columns-repeated="2" table:style-name="ce80" office:value-type="float" office:value="4" calcext:value-type="float">
            <text:p>4</text:p>
          </table:table-cell>
          <table:table-cell table:style-name="ce80" office:value-type="float" office:value="2" calcext:value-type="float">
            <text:p>2</text:p>
          </table:table-cell>
          <table:table-cell table:style-name="ce80" table:formula="of:=SUM([.H123:.K123])/4" office:value-type="float" office:value="3.5" calcext:value-type="float">
            <text:p>3.5</text:p>
          </table:table-cell>
          <table:table-cell/>
          <table:table-cell table:style-name="ce80" table:formula="of:=[.X131]" office:value-type="float" office:value="4" calcext:value-type="float">
            <text:p>4</text:p>
          </table:table-cell>
          <table:table-cell table:style-name="ce80" table:formula="of:=[.X155]" office:value-type="float" office:value="3" calcext:value-type="float">
            <text:p>3</text:p>
          </table:table-cell>
          <table:table-cell table:style-name="ce80" table:number-columns-repeated="2"/>
          <table:table-cell table:style-name="ce84" table:formula="of:=SUM([.N123:.Q123])/2" office:value-type="float" office:value="3.5" calcext:value-type="float">
            <text:p>3.50</text:p>
          </table:table-cell>
          <table:table-cell/>
          <table:table-cell table:style-name="ce76" office:value-type="float" office:value="14" calcext:value-type="float">
            <text:p>14</text:p>
          </table:table-cell>
          <table:table-cell table:style-name="ce76" office:value-type="string" calcext:value-type="string">
            <text:p>R</text:p>
          </table:table-cell>
          <table:table-cell table:style-name="ce76" office:value-type="float" office:value="5" calcext:value-type="float">
            <text:p>5</text:p>
          </table:table-cell>
          <table:table-cell table:style-name="ce76" table:formula="of:=[$'jawaban peserta'.B15]" office:value-type="float" office:value="5" calcext:value-type="float">
            <text:p>5</text:p>
          </table:table-cell>
          <table:table-cell table:style-name="ce76" table:formula="of:=IFERROR(IF([.U123]=&quot;R&quot;;VLOOKUP([.W123];[.$AA$3:.$AB$7];2;0);[.W123]);&quot;&quot;)" office:value-type="float" office:value="1" calcext:value-type="float">
            <text:p>1</text:p>
          </table:table-cell>
          <table:table-cell table:number-columns-repeated="1000"/>
        </table:table-row>
        <table:table-row table:style-name="ro3">
          <table:table-cell office:value-type="string" calcext:value-type="string">
            <text:p>Agreeableness</text:p>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120:.R123])" office:value-type="float" office:value="3.66666666666667" calcext:value-type="float">
            <text:p>3.67</text:p>
          </table:table-cell>
          <table:table-cell/>
          <table:table-cell table:style-name="ce76" office:value-type="float" office:value="15" calcext:value-type="float">
            <text:p>15</text:p>
          </table:table-cell>
          <table:table-cell table:style-name="ce76" office:value-type="string" calcext:value-type="string">
            <text:p>R</text:p>
          </table:table-cell>
          <table:table-cell table:style-name="ce76" office:value-type="float" office:value="2" calcext:value-type="float">
            <text:p>2</text:p>
          </table:table-cell>
          <table:table-cell table:style-name="ce76" table:formula="of:=[$'jawaban peserta'.B16]" office:value-type="float" office:value="4" calcext:value-type="float">
            <text:p>4</text:p>
          </table:table-cell>
          <table:table-cell table:style-name="ce90" table:formula="of:=IFERROR(IF([.U124]=&quot;R&quot;;VLOOKUP([.W124];[.$AA$3:.$AB$7];2;0);[.W124]);&quot;&quot;)" office:value-type="float" office:value="2" calcext:value-type="float">
            <text:p>2</text:p>
          </table:table-cell>
          <table:table-cell table:number-columns-repeated="1000"/>
        </table:table-row>
        <table:table-row table:style-name="ro3">
          <table:table-cell/>
          <table:table-cell table:style-name="ce76" office:value-type="string" calcext:value-type="string">
            <text:p>Forgiveness</text:p>
          </table:table-cell>
          <table:table-cell table:style-name="ce80" office:value-type="float" office:value="3" calcext:value-type="float">
            <text:p>3</text:p>
          </table:table-cell>
          <table:table-cell table:style-name="ce80" office:value-type="float" office:value="27" calcext:value-type="float">
            <text:p>27</text:p>
          </table:table-cell>
          <table:table-cell table:style-name="ce80" table:number-columns-repeated="2"/>
          <table:table-cell table:style-name="ce76"/>
          <table:table-cell table:style-name="ce76" office:value-type="float" office:value="5" calcext:value-type="float">
            <text:p>5</text:p>
          </table:table-cell>
          <table:table-cell table:style-name="ce80" office:value-type="float" office:value="5" calcext:value-type="float">
            <text:p>5</text:p>
          </table:table-cell>
          <table:table-cell table:style-name="ce80" office:value-type="float" office:value="2" calcext:value-type="float">
            <text:p>2</text:p>
          </table:table-cell>
          <table:table-cell table:style-name="ce80" office:value-type="float" office:value="4" calcext:value-type="float">
            <text:p>4</text:p>
          </table:table-cell>
          <table:table-cell table:style-name="ce80" table:formula="of:=SUM([.H125:.K125])/4" office:value-type="float" office:value="4" calcext:value-type="float">
            <text:p>4</text:p>
          </table:table-cell>
          <table:table-cell/>
          <table:table-cell table:style-name="ce80" table:formula="of:=[.X111]" office:value-type="float" office:value="4" calcext:value-type="float">
            <text:p>4</text:p>
          </table:table-cell>
          <table:table-cell table:style-name="ce80" table:formula="of:=[.X136]" office:value-type="float" office:value="2" calcext:value-type="float">
            <text:p>2</text:p>
          </table:table-cell>
          <table:table-cell table:style-name="ce80" table:number-columns-repeated="2"/>
          <table:table-cell table:style-name="ce84" table:formula="of:=SUM([.N125:.Q125])/2" office:value-type="float" office:value="3" calcext:value-type="float">
            <text:p>3.00</text:p>
          </table:table-cell>
          <table:table-cell/>
          <table:table-cell table:style-name="ce76" office:value-type="float" office:value="16" calcext:value-type="float">
            <text:p>16</text:p>
          </table:table-cell>
          <table:table-cell table:style-name="ce76"/>
          <table:table-cell table:style-name="ce76" office:value-type="float" office:value="2" calcext:value-type="float">
            <text:p>2</text:p>
          </table:table-cell>
          <table:table-cell table:style-name="ce76" table:formula="of:=[$'jawaban peserta'.B17]" office:value-type="float" office:value="4" calcext:value-type="float">
            <text:p>4</text:p>
          </table:table-cell>
          <table:table-cell table:style-name="ce90" table:formula="of:=IFERROR(IF([.U125]=&quot;R&quot;;VLOOKUP([.W125];[.$AA$3:.$AB$7];2;0);[.W125]);&quot;&quot;)" office:value-type="float" office:value="4" calcext:value-type="float">
            <text:p>4</text:p>
          </table:table-cell>
          <table:table-cell table:number-columns-repeated="1000"/>
        </table:table-row>
        <table:table-row table:style-name="ro3">
          <table:table-cell/>
          <table:table-cell table:style-name="ce76" office:value-type="string" calcext:value-type="string">
            <text:p>Gentleness</text:p>
          </table:table-cell>
          <table:table-cell table:style-name="ce80" office:value-type="string" calcext:value-type="string">
            <text:p>9R</text:p>
          </table:table-cell>
          <table:table-cell table:style-name="ce80" office:value-type="float" office:value="33" calcext:value-type="float">
            <text:p>33</text:p>
          </table:table-cell>
          <table:table-cell table:style-name="ce80" office:value-type="float" office:value="51" calcext:value-type="float">
            <text:p>51</text:p>
          </table:table-cell>
          <table:table-cell table:style-name="ce80"/>
          <table:table-cell table:style-name="ce76"/>
          <table:table-cell table:style-name="ce80" office:value-type="float" office:value="4" calcext:value-type="float">
            <text:p>4</text:p>
          </table:table-cell>
          <table:table-cell table:number-columns-repeated="2" table:style-name="ce80" office:value-type="float" office:value="3" calcext:value-type="float">
            <text:p>3</text:p>
          </table:table-cell>
          <table:table-cell table:style-name="ce80" office:value-type="float" office:value="2" calcext:value-type="float">
            <text:p>2</text:p>
          </table:table-cell>
          <table:table-cell table:style-name="ce80" table:formula="of:=SUM([.H126:.K126])/4" office:value-type="float" office:value="3" calcext:value-type="float">
            <text:p>3</text:p>
          </table:table-cell>
          <table:table-cell/>
          <table:table-cell table:style-name="ce80" table:formula="of:=[.X118]" office:value-type="float" office:value="3" calcext:value-type="float">
            <text:p>3</text:p>
          </table:table-cell>
          <table:table-cell table:style-name="ce80" table:formula="of:=[.X142]" office:value-type="float" office:value="3" calcext:value-type="float">
            <text:p>3</text:p>
          </table:table-cell>
          <table:table-cell table:style-name="ce80" table:formula="of:=[.X160]" office:value-type="float" office:value="4" calcext:value-type="float">
            <text:p>4</text:p>
          </table:table-cell>
          <table:table-cell table:style-name="ce80"/>
          <table:table-cell table:style-name="ce84" table:formula="of:=SUM([.N126:.Q126])/3" office:value-type="float" office:value="3.33333333333333" calcext:value-type="float">
            <text:p>3.33</text:p>
          </table:table-cell>
          <table:table-cell/>
          <table:table-cell table:style-name="ce76" office:value-type="float" office:value="17" calcext:value-type="float">
            <text:p>17</text:p>
          </table:table-cell>
          <table:table-cell table:style-name="ce76"/>
          <table:table-cell table:style-name="ce76" office:value-type="float" office:value="4" calcext:value-type="float">
            <text:p>4</text:p>
          </table:table-cell>
          <table:table-cell table:style-name="ce76" table:formula="of:=[$'jawaban peserta'.B18]" office:value-type="float" office:value="4" calcext:value-type="float">
            <text:p>4</text:p>
          </table:table-cell>
          <table:table-cell table:style-name="ce76" table:formula="of:=IFERROR(IF([.U126]=&quot;R&quot;;VLOOKUP([.W126];[.$AA$3:.$AB$7];2;0);[.W126]);&quot;&quot;)" office:value-type="float" office:value="4" calcext:value-type="float">
            <text:p>4</text:p>
          </table:table-cell>
          <table:table-cell table:number-columns-repeated="1000"/>
        </table:table-row>
        <table:table-row table:style-name="ro3">
          <table:table-cell/>
          <table:table-cell table:style-name="ce76" office:value-type="string" calcext:value-type="string">
            <text:p>Flexibility</text:p>
          </table:table-cell>
          <table:table-cell table:style-name="ce80" office:value-type="string" calcext:value-type="string">
            <text:p>15R</text:p>
          </table:table-cell>
          <table:table-cell table:style-name="ce80" office:value-type="float" office:value="39" calcext:value-type="float">
            <text:p>39</text:p>
          </table:table-cell>
          <table:table-cell table:style-name="ce80" office:value-type="string" calcext:value-type="string">
            <text:p>57R</text:p>
          </table:table-cell>
          <table:table-cell table:style-name="ce80"/>
          <table:table-cell table:style-name="ce76"/>
          <table:table-cell table:style-name="ce76" office:value-type="float" office:value="2" calcext:value-type="float">
            <text:p>2</text:p>
          </table:table-cell>
          <table:table-cell table:style-name="ce80" office:value-type="float" office:value="4" calcext:value-type="float">
            <text:p>4</text:p>
          </table:table-cell>
          <table:table-cell table:style-name="ce80" office:value-type="float" office:value="3" calcext:value-type="float">
            <text:p>3</text:p>
          </table:table-cell>
          <table:table-cell table:style-name="ce80" office:value-type="float" office:value="1" calcext:value-type="float">
            <text:p>1</text:p>
          </table:table-cell>
          <table:table-cell table:style-name="ce80" table:formula="of:=SUM([.H127:.K127])/4" office:value-type="float" office:value="2.5" calcext:value-type="float">
            <text:p>2.5</text:p>
          </table:table-cell>
          <table:table-cell/>
          <table:table-cell table:style-name="ce80" table:formula="of:=[.X124]" office:value-type="float" office:value="2" calcext:value-type="float">
            <text:p>2</text:p>
          </table:table-cell>
          <table:table-cell table:style-name="ce80" table:formula="of:=[.X148]" office:value-type="float" office:value="2" calcext:value-type="float">
            <text:p>2</text:p>
          </table:table-cell>
          <table:table-cell table:style-name="ce80" table:formula="of:=[.X166]" office:value-type="float" office:value="3" calcext:value-type="float">
            <text:p>3</text:p>
          </table:table-cell>
          <table:table-cell table:style-name="ce80"/>
          <table:table-cell table:style-name="ce84" table:formula="of:=SUM([.N127:.Q127])/3" office:value-type="float" office:value="2.33333333333333" calcext:value-type="float">
            <text:p>2.33</text:p>
          </table:table-cell>
          <table:table-cell/>
          <table:table-cell table:style-name="ce76" office:value-type="float" office:value="18" calcext:value-type="float">
            <text:p>18</text:p>
          </table:table-cell>
          <table:table-cell table:style-name="ce76"/>
          <table:table-cell table:style-name="ce76" office:value-type="float" office:value="5" calcext:value-type="float">
            <text:p>5</text:p>
          </table:table-cell>
          <table:table-cell table:style-name="ce76" table:formula="of:=[$'jawaban peserta'.B19]" office:value-type="float" office:value="3" calcext:value-type="float">
            <text:p>3</text:p>
          </table:table-cell>
          <table:table-cell table:style-name="ce76" table:formula="of:=IFERROR(IF([.U127]=&quot;R&quot;;VLOOKUP([.W127];[.$AA$3:.$AB$7];2;0);[.W127]);&quot;&quot;)" office:value-type="float" office:value="3" calcext:value-type="float">
            <text:p>3</text:p>
          </table:table-cell>
          <table:table-cell table:number-columns-repeated="1000"/>
        </table:table-row>
        <table:table-row table:style-name="ro3">
          <table:table-cell/>
          <table:table-cell table:style-name="ce76" office:value-type="string" calcext:value-type="string">
            <text:p>Patience</text:p>
          </table:table-cell>
          <table:table-cell table:style-name="ce80" office:value-type="string" calcext:value-type="string">
            <text:p>21R</text:p>
          </table:table-cell>
          <table:table-cell table:style-name="ce80" office:value-type="float" office:value="45" calcext:value-type="float">
            <text:p>45</text:p>
          </table:table-cell>
          <table:table-cell table:style-name="ce80" table:number-columns-repeated="2"/>
          <table:table-cell table:style-name="ce76"/>
          <table:table-cell table:style-name="ce76" office:value-type="float" office:value="4" calcext:value-type="float">
            <text:p>4</text:p>
          </table:table-cell>
          <table:table-cell table:style-name="ce80" office:value-type="float" office:value="4" calcext:value-type="float">
            <text:p>4</text:p>
          </table:table-cell>
          <table:table-cell table:style-name="ce80" office:value-type="float" office:value="5" calcext:value-type="float">
            <text:p>5</text:p>
          </table:table-cell>
          <table:table-cell table:style-name="ce80" office:value-type="float" office:value="4" calcext:value-type="float">
            <text:p>4</text:p>
          </table:table-cell>
          <table:table-cell table:style-name="ce80" table:formula="of:=SUM([.H128:.K128])/4" office:value-type="float" office:value="4.25" calcext:value-type="float">
            <text:p>4.25</text:p>
          </table:table-cell>
          <table:table-cell/>
          <table:table-cell table:style-name="ce80" table:formula="of:=[.X130]" office:value-type="float" office:value="4" calcext:value-type="float">
            <text:p>4</text:p>
          </table:table-cell>
          <table:table-cell table:style-name="ce80" table:formula="of:=[.X154]" office:value-type="float" office:value="2" calcext:value-type="float">
            <text:p>2</text:p>
          </table:table-cell>
          <table:table-cell table:style-name="ce80" table:number-columns-repeated="2"/>
          <table:table-cell table:style-name="ce84" table:formula="of:=SUM([.N128:.Q128])/2" office:value-type="float" office:value="3" calcext:value-type="float">
            <text:p>3.00</text:p>
          </table:table-cell>
          <table:table-cell/>
          <table:table-cell table:style-name="ce76" office:value-type="float" office:value="19" calcext:value-type="float">
            <text:p>19</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20]" office:value-type="float" office:value="2" calcext:value-type="float">
            <text:p>2</text:p>
          </table:table-cell>
          <table:table-cell table:style-name="ce90" table:formula="of:=IFERROR(IF([.U128]=&quot;R&quot;;VLOOKUP([.W128];[.$AA$3:.$AB$7];2;0);[.W128]);&quot;&quot;)" office:value-type="float" office:value="4" calcext:value-type="float">
            <text:p>4</text:p>
          </table:table-cell>
          <table:table-cell table:number-columns-repeated="1000"/>
        </table:table-row>
        <table:table-row table:style-name="ro3">
          <table:table-cell office:value-type="string" calcext:value-type="string">
            <text:p>Conscientiousness</text:p>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125:.R128])" office:value-type="float" office:value="2.91666666666667" calcext:value-type="float">
            <text:p>2.92</text:p>
          </table:table-cell>
          <table:table-cell/>
          <table:table-cell table:style-name="ce76" office:value-type="float" office:value="20" calcext:value-type="float">
            <text:p>20</text:p>
          </table:table-cell>
          <table:table-cell table:style-name="ce76" office:value-type="string" calcext:value-type="string">
            <text:p>R</text:p>
          </table:table-cell>
          <table:table-cell table:style-name="ce76" office:value-type="float" office:value="5" calcext:value-type="float">
            <text:p>5</text:p>
          </table:table-cell>
          <table:table-cell table:style-name="ce76" table:formula="of:=[$'jawaban peserta'.B21]" office:value-type="float" office:value="1" calcext:value-type="float">
            <text:p>1</text:p>
          </table:table-cell>
          <table:table-cell table:style-name="ce90" table:formula="of:=IFERROR(IF([.U129]=&quot;R&quot;;VLOOKUP([.W129];[.$AA$3:.$AB$7];2;0);[.W129]);&quot;&quot;)" office:value-type="float" office:value="5" calcext:value-type="float">
            <text:p>5</text:p>
          </table:table-cell>
          <table:table-cell table:number-columns-repeated="1000"/>
        </table:table-row>
        <table:table-row table:style-name="ro3">
          <table:table-cell/>
          <table:table-cell table:style-name="ce76" office:value-type="string" calcext:value-type="string">
            <text:p>Organization</text:p>
          </table:table-cell>
          <table:table-cell table:style-name="ce80" office:value-type="float" office:value="2" calcext:value-type="float">
            <text:p>2</text:p>
          </table:table-cell>
          <table:table-cell table:style-name="ce80" office:value-type="string" calcext:value-type="string">
            <text:p>26R</text:p>
          </table:table-cell>
          <table:table-cell table:style-name="ce80" table:number-columns-repeated="2"/>
          <table:table-cell table:style-name="ce76"/>
          <table:table-cell table:style-name="ce76" office:value-type="float" office:value="4" calcext:value-type="float">
            <text:p>4</text:p>
          </table:table-cell>
          <table:table-cell table:number-columns-repeated="3" table:style-name="ce80" office:value-type="float" office:value="4" calcext:value-type="float">
            <text:p>4</text:p>
          </table:table-cell>
          <table:table-cell table:style-name="ce80" table:formula="of:=SUM([.H130:.K130])/4" office:value-type="float" office:value="4" calcext:value-type="float">
            <text:p>4</text:p>
          </table:table-cell>
          <table:table-cell/>
          <table:table-cell table:style-name="ce80" table:formula="of:=[.X111]" office:value-type="float" office:value="4" calcext:value-type="float">
            <text:p>4</text:p>
          </table:table-cell>
          <table:table-cell table:style-name="ce80" table:formula="of:=[.X135]" office:value-type="float" office:value="2" calcext:value-type="float">
            <text:p>2</text:p>
          </table:table-cell>
          <table:table-cell table:style-name="ce80" table:number-columns-repeated="2"/>
          <table:table-cell table:style-name="ce84" table:formula="of:=SUM([.N130:.Q130])/2" office:value-type="float" office:value="3" calcext:value-type="float">
            <text:p>3.00</text:p>
          </table:table-cell>
          <table:table-cell/>
          <table:table-cell table:style-name="ce76" office:value-type="float" office:value="21" calcext:value-type="float">
            <text:p>21</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22]" office:value-type="float" office:value="2" calcext:value-type="float">
            <text:p>2</text:p>
          </table:table-cell>
          <table:table-cell table:style-name="ce90" table:formula="of:=IFERROR(IF([.U130]=&quot;R&quot;;VLOOKUP([.W130];[.$AA$3:.$AB$7];2;0);[.W130]);&quot;&quot;)" office:value-type="float" office:value="4" calcext:value-type="float">
            <text:p>4</text:p>
          </table:table-cell>
          <table:table-cell table:number-columns-repeated="1000"/>
        </table:table-row>
        <table:table-row table:style-name="ro3">
          <table:table-cell/>
          <table:table-cell table:style-name="ce76" office:value-type="string" calcext:value-type="string">
            <text:p>Diligence</text:p>
          </table:table-cell>
          <table:table-cell table:style-name="ce80" office:value-type="float" office:value="8" calcext:value-type="float">
            <text:p>8</text:p>
          </table:table-cell>
          <table:table-cell table:style-name="ce80" office:value-type="string" calcext:value-type="string">
            <text:p>32R</text:p>
          </table:table-cell>
          <table:table-cell table:style-name="ce80" table:number-columns-repeated="2"/>
          <table:table-cell table:style-name="ce76"/>
          <table:table-cell table:style-name="ce76" office:value-type="float" office:value="4" calcext:value-type="float">
            <text:p>4</text:p>
          </table:table-cell>
          <table:table-cell table:number-columns-repeated="3" table:style-name="ce80" office:value-type="float" office:value="4" calcext:value-type="float">
            <text:p>4</text:p>
          </table:table-cell>
          <table:table-cell table:style-name="ce80" table:formula="of:=SUM([.H131:.K131])/4" office:value-type="float" office:value="4" calcext:value-type="float">
            <text:p>4</text:p>
          </table:table-cell>
          <table:table-cell/>
          <table:table-cell table:style-name="ce80" table:formula="of:=[.X117]" office:value-type="float" office:value="5" calcext:value-type="float">
            <text:p>5</text:p>
          </table:table-cell>
          <table:table-cell table:style-name="ce80" table:formula="of:=[.X141]" office:value-type="float" office:value="1" calcext:value-type="float">
            <text:p>1</text:p>
          </table:table-cell>
          <table:table-cell table:style-name="ce80" table:number-columns-repeated="2"/>
          <table:table-cell table:style-name="ce84" table:formula="of:=SUM([.N131:.Q131])/2" office:value-type="float" office:value="3" calcext:value-type="float">
            <text:p>3.00</text:p>
          </table:table-cell>
          <table:table-cell/>
          <table:table-cell table:style-name="ce76" office:value-type="float" office:value="22" calcext:value-type="float">
            <text:p>22</text:p>
          </table:table-cell>
          <table:table-cell table:style-name="ce76"/>
          <table:table-cell table:style-name="ce76" office:value-type="float" office:value="4" calcext:value-type="float">
            <text:p>4</text:p>
          </table:table-cell>
          <table:table-cell table:style-name="ce76" table:formula="of:=[$'jawaban peserta'.B23]" office:value-type="float" office:value="4" calcext:value-type="float">
            <text:p>4</text:p>
          </table:table-cell>
          <table:table-cell table:style-name="ce76" table:formula="of:=IFERROR(IF([.U131]=&quot;R&quot;;VLOOKUP([.W131];[.$AA$3:.$AB$7];2;0);[.W131]);&quot;&quot;)" office:value-type="float" office:value="4" calcext:value-type="float">
            <text:p>4</text:p>
          </table:table-cell>
          <table:table-cell table:number-columns-repeated="1000"/>
        </table:table-row>
        <table:table-row table:style-name="ro3">
          <table:table-cell/>
          <table:table-cell table:style-name="ce76" office:value-type="string" calcext:value-type="string">
            <text:p>Perfectionism</text:p>
          </table:table-cell>
          <table:table-cell table:style-name="ce80" office:value-type="string" calcext:value-type="string">
            <text:p>14R</text:p>
          </table:table-cell>
          <table:table-cell table:style-name="ce80" office:value-type="float" office:value="38" calcext:value-type="float">
            <text:p>38</text:p>
          </table:table-cell>
          <table:table-cell table:style-name="ce80" office:value-type="float" office:value="50" calcext:value-type="float">
            <text:p>50</text:p>
          </table:table-cell>
          <table:table-cell table:style-name="ce80"/>
          <table:table-cell table:style-name="ce76"/>
          <table:table-cell table:style-name="ce80" office:value-type="float" office:value="5" calcext:value-type="float">
            <text:p>5</text:p>
          </table:table-cell>
          <table:table-cell table:style-name="ce80" office:value-type="float" office:value="4" calcext:value-type="float">
            <text:p>4</text:p>
          </table:table-cell>
          <table:table-cell table:style-name="ce80" office:value-type="float" office:value="5" calcext:value-type="float">
            <text:p>5</text:p>
          </table:table-cell>
          <table:table-cell table:style-name="ce80" office:value-type="float" office:value="4" calcext:value-type="float">
            <text:p>4</text:p>
          </table:table-cell>
          <table:table-cell table:style-name="ce80" table:formula="of:=SUM([.H132:.K132])/4" office:value-type="float" office:value="4.5" calcext:value-type="float">
            <text:p>4.5</text:p>
          </table:table-cell>
          <table:table-cell/>
          <table:table-cell table:style-name="ce80" table:formula="of:=[.X123]" office:value-type="float" office:value="1" calcext:value-type="float">
            <text:p>1</text:p>
          </table:table-cell>
          <table:table-cell table:style-name="ce80" table:formula="of:=[.X147]" office:value-type="float" office:value="2" calcext:value-type="float">
            <text:p>2</text:p>
          </table:table-cell>
          <table:table-cell table:style-name="ce80" table:formula="of:=[.X159]" office:value-type="float" office:value="2" calcext:value-type="float">
            <text:p>2</text:p>
          </table:table-cell>
          <table:table-cell table:style-name="ce80"/>
          <table:table-cell table:style-name="ce84" table:formula="of:=SUM([.N132:.Q132])/3" office:value-type="float" office:value="1.66666666666667" calcext:value-type="float">
            <text:p>1.67</text:p>
          </table:table-cell>
          <table:table-cell/>
          <table:table-cell table:style-name="ce76" office:value-type="float" office:value="23" calcext:value-type="float">
            <text:p>23</text:p>
          </table:table-cell>
          <table:table-cell table:style-name="ce76"/>
          <table:table-cell table:style-name="ce76" office:value-type="float" office:value="4" calcext:value-type="float">
            <text:p>4</text:p>
          </table:table-cell>
          <table:table-cell table:style-name="ce76" table:formula="of:=[$'jawaban peserta'.B24]" office:value-type="float" office:value="4" calcext:value-type="float">
            <text:p>4</text:p>
          </table:table-cell>
          <table:table-cell table:style-name="ce76" table:formula="of:=IFERROR(IF([.U132]=&quot;R&quot;;VLOOKUP([.W132];[.$AA$3:.$AB$7];2;0);[.W132]);&quot;&quot;)" office:value-type="float" office:value="4" calcext:value-type="float">
            <text:p>4</text:p>
          </table:table-cell>
          <table:table-cell table:number-columns-repeated="1000"/>
        </table:table-row>
        <table:table-row table:style-name="ro3">
          <table:table-cell/>
          <table:table-cell table:style-name="ce76" office:value-type="string" calcext:value-type="string">
            <text:p>Prudence</text:p>
          </table:table-cell>
          <table:table-cell table:style-name="ce80" office:value-type="string" calcext:value-type="string">
            <text:p>20R</text:p>
          </table:table-cell>
          <table:table-cell table:style-name="ce80" office:value-type="string" calcext:value-type="string">
            <text:p>44R</text:p>
          </table:table-cell>
          <table:table-cell table:style-name="ce80" office:value-type="string" calcext:value-type="string">
            <text:p>56R</text:p>
          </table:table-cell>
          <table:table-cell table:style-name="ce80"/>
          <table:table-cell table:style-name="ce76"/>
          <table:table-cell table:style-name="ce76" office:value-type="float" office:value="5" calcext:value-type="float">
            <text:p>5</text:p>
          </table:table-cell>
          <table:table-cell table:style-name="ce80" office:value-type="float" office:value="3" calcext:value-type="float">
            <text:p>3</text:p>
          </table:table-cell>
          <table:table-cell table:style-name="ce80" office:value-type="float" office:value="4" calcext:value-type="float">
            <text:p>4</text:p>
          </table:table-cell>
          <table:table-cell table:style-name="ce80" office:value-type="float" office:value="5" calcext:value-type="float">
            <text:p>5</text:p>
          </table:table-cell>
          <table:table-cell table:style-name="ce80" table:formula="of:=SUM([.H133:.K133])/4" office:value-type="float" office:value="4.25" calcext:value-type="float">
            <text:p>4.25</text:p>
          </table:table-cell>
          <table:table-cell/>
          <table:table-cell table:style-name="ce80" table:formula="of:=[.X129]" office:value-type="float" office:value="5" calcext:value-type="float">
            <text:p>5</text:p>
          </table:table-cell>
          <table:table-cell table:style-name="ce80" table:formula="of:=[.X153]" office:value-type="float" office:value="4" calcext:value-type="float">
            <text:p>4</text:p>
          </table:table-cell>
          <table:table-cell table:style-name="ce80" table:formula="of:=[.X165]" office:value-type="float" office:value="4" calcext:value-type="float">
            <text:p>4</text:p>
          </table:table-cell>
          <table:table-cell table:style-name="ce80"/>
          <table:table-cell table:style-name="ce84" table:formula="of:=SUM([.N133:.Q133])/3" office:value-type="float" office:value="4.33333333333333" calcext:value-type="float">
            <text:p>4.33</text:p>
          </table:table-cell>
          <table:table-cell/>
          <table:table-cell table:style-name="ce76" office:value-type="float" office:value="24" calcext:value-type="float">
            <text:p>24</text:p>
          </table:table-cell>
          <table:table-cell table:style-name="ce76" office:value-type="string" calcext:value-type="string">
            <text:p>R</text:p>
          </table:table-cell>
          <table:table-cell table:style-name="ce76" office:value-type="float" office:value="2" calcext:value-type="float">
            <text:p>2</text:p>
          </table:table-cell>
          <table:table-cell table:style-name="ce76" table:formula="of:=[$'jawaban peserta'.B25]" office:value-type="float" office:value="2" calcext:value-type="float">
            <text:p>2</text:p>
          </table:table-cell>
          <table:table-cell table:style-name="ce76" table:formula="of:=IFERROR(IF([.U133]=&quot;R&quot;;VLOOKUP([.W133];[.$AA$3:.$AB$7];2;0);[.W133]);&quot;&quot;)" office:value-type="float" office:value="4" calcext:value-type="float">
            <text:p>4</text:p>
          </table:table-cell>
          <table:table-cell table:number-columns-repeated="1000"/>
        </table:table-row>
        <table:table-row table:style-name="ro3">
          <table:table-cell office:value-type="string" calcext:value-type="string">
            <text:p>Openess to Experience</text:p>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130:.R133])" office:value-type="float" office:value="3" calcext:value-type="float">
            <text:p>3.00</text:p>
          </table:table-cell>
          <table:table-cell/>
          <table:table-cell table:style-name="ce76" office:value-type="float" office:value="25" calcext:value-type="float">
            <text:p>25</text:p>
          </table:table-cell>
          <table:table-cell table:style-name="ce76"/>
          <table:table-cell table:style-name="ce76" office:value-type="float" office:value="2" calcext:value-type="float">
            <text:p>2</text:p>
          </table:table-cell>
          <table:table-cell table:style-name="ce76" table:formula="of:=[$'jawaban peserta'.B26]" office:value-type="float" office:value="3" calcext:value-type="float">
            <text:p>3</text:p>
          </table:table-cell>
          <table:table-cell table:style-name="ce90" table:formula="of:=IFERROR(IF([.U134]=&quot;R&quot;;VLOOKUP([.W134];[.$AA$3:.$AB$7];2;0);[.W134]);&quot;&quot;)" office:value-type="float" office:value="3" calcext:value-type="float">
            <text:p>3</text:p>
          </table:table-cell>
          <table:table-cell table:number-columns-repeated="1000"/>
        </table:table-row>
        <table:table-row table:style-name="ro3">
          <table:table-cell/>
          <table:table-cell table:style-name="ce76" office:value-type="string" calcext:value-type="string">
            <text:p>Aesthetic Appreciation</text:p>
          </table:table-cell>
          <table:table-cell table:style-name="ce80" office:value-type="string" calcext:value-type="string">
            <text:p>1R</text:p>
          </table:table-cell>
          <table:table-cell table:style-name="ce80" office:value-type="float" office:value="25" calcext:value-type="float">
            <text:p>25</text:p>
          </table:table-cell>
          <table:table-cell table:style-name="ce80" table:number-columns-repeated="2"/>
          <table:table-cell table:style-name="ce76"/>
          <table:table-cell table:style-name="ce76" office:value-type="float" office:value="4" calcext:value-type="float">
            <text:p>4</text:p>
          </table:table-cell>
          <table:table-cell table:style-name="ce80" office:value-type="float" office:value="2" calcext:value-type="float">
            <text:p>2</text:p>
          </table:table-cell>
          <table:table-cell table:style-name="ce80" office:value-type="float" office:value="5" calcext:value-type="float">
            <text:p>5</text:p>
          </table:table-cell>
          <table:table-cell table:style-name="ce80" office:value-type="float" office:value="2" calcext:value-type="float">
            <text:p>2</text:p>
          </table:table-cell>
          <table:table-cell table:style-name="ce80" table:formula="of:=SUM([.H135:.K135])/4" office:value-type="float" office:value="3.25" calcext:value-type="float">
            <text:p>3.25</text:p>
          </table:table-cell>
          <table:table-cell/>
          <table:table-cell table:style-name="ce80" table:formula="of:=[.X110]" office:value-type="float" office:value="5" calcext:value-type="float">
            <text:p>5</text:p>
          </table:table-cell>
          <table:table-cell table:style-name="ce80" table:formula="of:=[.X134]" office:value-type="float" office:value="3" calcext:value-type="float">
            <text:p>3</text:p>
          </table:table-cell>
          <table:table-cell table:style-name="ce80" table:number-columns-repeated="2"/>
          <table:table-cell table:style-name="ce84" table:formula="of:=SUM([.N135:.Q135])/2" office:value-type="float" office:value="4" calcext:value-type="float">
            <text:p>4.00</text:p>
          </table:table-cell>
          <table:table-cell/>
          <table:table-cell table:style-name="ce76" office:value-type="float" office:value="26" calcext:value-type="float">
            <text:p>26</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27]" office:value-type="float" office:value="4" calcext:value-type="float">
            <text:p>4</text:p>
          </table:table-cell>
          <table:table-cell table:style-name="ce76" table:formula="of:=IFERROR(IF([.U135]=&quot;R&quot;;VLOOKUP([.W135];[.$AA$3:.$AB$7];2;0);[.W135]);&quot;&quot;)" office:value-type="float" office:value="2" calcext:value-type="float">
            <text:p>2</text:p>
          </table:table-cell>
          <table:table-cell table:number-columns-repeated="1000"/>
        </table:table-row>
        <table:table-row table:style-name="ro3">
          <table:table-cell/>
          <table:table-cell table:style-name="ce76" office:value-type="string" calcext:value-type="string">
            <text:p>Inquitiveness</text:p>
          </table:table-cell>
          <table:table-cell table:style-name="ce80" office:value-type="float" office:value="7" calcext:value-type="float">
            <text:p>7</text:p>
          </table:table-cell>
          <table:table-cell table:style-name="ce80" office:value-type="string" calcext:value-type="string">
            <text:p>31R</text:p>
          </table:table-cell>
          <table:table-cell table:style-name="ce80" table:number-columns-repeated="2"/>
          <table:table-cell table:style-name="ce76"/>
          <table:table-cell table:number-columns-repeated="2" table:style-name="ce76" office:value-type="float" office:value="3" calcext:value-type="float">
            <text:p>3</text:p>
          </table:table-cell>
          <table:table-cell table:number-columns-repeated="2" table:style-name="ce76" office:value-type="float" office:value="4" calcext:value-type="float">
            <text:p>4</text:p>
          </table:table-cell>
          <table:table-cell table:style-name="ce80" table:formula="of:=SUM([.H136:.K136])/4" office:value-type="float" office:value="3.5" calcext:value-type="float">
            <text:p>3.5</text:p>
          </table:table-cell>
          <table:table-cell/>
          <table:table-cell table:style-name="ce80" table:formula="of:=[.X116]" office:value-type="float" office:value="4" calcext:value-type="float">
            <text:p>4</text:p>
          </table:table-cell>
          <table:table-cell table:style-name="ce80" table:formula="of:=[.X140]" office:value-type="float" office:value="1" calcext:value-type="float">
            <text:p>1</text:p>
          </table:table-cell>
          <table:table-cell table:style-name="ce80" table:number-columns-repeated="2"/>
          <table:table-cell table:style-name="ce84" table:formula="of:=SUM([.N136:.Q136])/2" office:value-type="float" office:value="2.5" calcext:value-type="float">
            <text:p>2.50</text:p>
          </table:table-cell>
          <table:table-cell/>
          <table:table-cell table:style-name="ce76" office:value-type="float" office:value="27" calcext:value-type="float">
            <text:p>27</text:p>
          </table:table-cell>
          <table:table-cell table:style-name="ce76"/>
          <table:table-cell table:style-name="ce76" office:value-type="float" office:value="5" calcext:value-type="float">
            <text:p>5</text:p>
          </table:table-cell>
          <table:table-cell table:style-name="ce76" table:formula="of:=[$'jawaban peserta'.B28]" office:value-type="float" office:value="2" calcext:value-type="float">
            <text:p>2</text:p>
          </table:table-cell>
          <table:table-cell table:style-name="ce76" table:formula="of:=IFERROR(IF([.U136]=&quot;R&quot;;VLOOKUP([.W136];[.$AA$3:.$AB$7];2;0);[.W136]);&quot;&quot;)" office:value-type="float" office:value="2" calcext:value-type="float">
            <text:p>2</text:p>
          </table:table-cell>
          <table:table-cell table:number-columns-repeated="1000"/>
        </table:table-row>
        <table:table-row table:style-name="ro3">
          <table:table-cell/>
          <table:table-cell table:style-name="ce76" office:value-type="string" calcext:value-type="string">
            <text:p>Creativity</text:p>
          </table:table-cell>
          <table:table-cell table:style-name="ce80" office:value-type="float" office:value="13" calcext:value-type="float">
            <text:p>13</text:p>
          </table:table-cell>
          <table:table-cell table:style-name="ce80" office:value-type="float" office:value="37" calcext:value-type="float">
            <text:p>37</text:p>
          </table:table-cell>
          <table:table-cell table:style-name="ce80" office:value-type="string" calcext:value-type="string">
            <text:p>49R</text:p>
          </table:table-cell>
          <table:table-cell table:style-name="ce80"/>
          <table:table-cell table:style-name="ce76"/>
          <table:table-cell table:style-name="ce76" office:value-type="float" office:value="4" calcext:value-type="float">
            <text:p>4</text:p>
          </table:table-cell>
          <table:table-cell table:style-name="ce76" office:value-type="float" office:value="2" calcext:value-type="float">
            <text:p>2</text:p>
          </table:table-cell>
          <table:table-cell table:style-name="ce76" office:value-type="float" office:value="3" calcext:value-type="float">
            <text:p>3</text:p>
          </table:table-cell>
          <table:table-cell table:style-name="ce76" office:value-type="float" office:value="4" calcext:value-type="float">
            <text:p>4</text:p>
          </table:table-cell>
          <table:table-cell table:style-name="ce80" table:formula="of:=SUM([.H137:.K137])/4" office:value-type="float" office:value="3.25" calcext:value-type="float">
            <text:p>3.25</text:p>
          </table:table-cell>
          <table:table-cell/>
          <table:table-cell table:style-name="ce80" table:formula="of:=[.X122]" office:value-type="float" office:value="1" calcext:value-type="float">
            <text:p>1</text:p>
          </table:table-cell>
          <table:table-cell table:style-name="ce80" table:formula="of:=[.X146]" office:value-type="float" office:value="5" calcext:value-type="float">
            <text:p>5</text:p>
          </table:table-cell>
          <table:table-cell table:style-name="ce80" table:formula="of:=[.X158]" office:value-type="float" office:value="1" calcext:value-type="float">
            <text:p>1</text:p>
          </table:table-cell>
          <table:table-cell table:style-name="ce80"/>
          <table:table-cell table:style-name="ce84" table:formula="of:=SUM([.N137:.Q137])/3" office:value-type="float" office:value="2.33333333333333" calcext:value-type="float">
            <text:p>2.33</text:p>
          </table:table-cell>
          <table:table-cell/>
          <table:table-cell table:style-name="ce76" office:value-type="float" office:value="28" calcext:value-type="float">
            <text:p>28</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29]" office:value-type="float" office:value="4" calcext:value-type="float">
            <text:p>4</text:p>
          </table:table-cell>
          <table:table-cell table:style-name="ce76" table:formula="of:=IFERROR(IF([.U137]=&quot;R&quot;;VLOOKUP([.W137];[.$AA$3:.$AB$7];2;0);[.W137]);&quot;&quot;)" office:value-type="float" office:value="2" calcext:value-type="float">
            <text:p>2</text:p>
          </table:table-cell>
          <table:table-cell table:number-columns-repeated="1000"/>
        </table:table-row>
        <table:table-row table:style-name="ro3">
          <table:table-cell/>
          <table:table-cell table:style-name="ce76" office:value-type="string" calcext:value-type="string">
            <text:p>Unconventionality</text:p>
          </table:table-cell>
          <table:table-cell table:style-name="ce80" office:value-type="string" calcext:value-type="string">
            <text:p>19R</text:p>
          </table:table-cell>
          <table:table-cell table:style-name="ce80" office:value-type="float" office:value="43" calcext:value-type="float">
            <text:p>43</text:p>
          </table:table-cell>
          <table:table-cell table:style-name="ce80" office:value-type="string" calcext:value-type="string">
            <text:p>55R</text:p>
          </table:table-cell>
          <table:table-cell table:style-name="ce80"/>
          <table:table-cell table:style-name="ce76"/>
          <table:table-cell table:style-name="ce76" office:value-type="float" office:value="3" calcext:value-type="float">
            <text:p>3</text:p>
          </table:table-cell>
          <table:table-cell table:style-name="ce76" office:value-type="float" office:value="4" calcext:value-type="float">
            <text:p>4</text:p>
          </table:table-cell>
          <table:table-cell table:style-name="ce76" office:value-type="float" office:value="3" calcext:value-type="float">
            <text:p>3</text:p>
          </table:table-cell>
          <table:table-cell table:style-name="ce76" office:value-type="float" office:value="1" calcext:value-type="float">
            <text:p>1</text:p>
          </table:table-cell>
          <table:table-cell table:style-name="ce80" table:formula="of:=SUM([.H138:.K138])/4" office:value-type="float" office:value="2.75" calcext:value-type="float">
            <text:p>2.75</text:p>
          </table:table-cell>
          <table:table-cell/>
          <table:table-cell table:style-name="ce80" table:formula="of:=[.X128]" office:value-type="float" office:value="4" calcext:value-type="float">
            <text:p>4</text:p>
          </table:table-cell>
          <table:table-cell table:style-name="ce80" table:formula="of:=[.X152]" office:value-type="float" office:value="4" calcext:value-type="float">
            <text:p>4</text:p>
          </table:table-cell>
          <table:table-cell table:style-name="ce80" table:formula="of:=[.X164]" office:value-type="float" office:value="5" calcext:value-type="float">
            <text:p>5</text:p>
          </table:table-cell>
          <table:table-cell table:style-name="ce80"/>
          <table:table-cell table:style-name="ce84" table:formula="of:=SUM([.N138:.Q138])/3" office:value-type="float" office:value="4.33333333333333" calcext:value-type="float">
            <text:p>4.33</text:p>
          </table:table-cell>
          <table:table-cell/>
          <table:table-cell table:style-name="ce76" office:value-type="float" office:value="29" calcext:value-type="float">
            <text:p>29</text:p>
          </table:table-cell>
          <table:table-cell table:style-name="ce76"/>
          <table:table-cell table:style-name="ce76" office:value-type="float" office:value="4" calcext:value-type="float">
            <text:p>4</text:p>
          </table:table-cell>
          <table:table-cell table:style-name="ce76" table:formula="of:=[$'jawaban peserta'.B30]" office:value-type="float" office:value="3" calcext:value-type="float">
            <text:p>3</text:p>
          </table:table-cell>
          <table:table-cell table:style-name="ce90" table:formula="of:=IFERROR(IF([.U138]=&quot;R&quot;;VLOOKUP([.W138];[.$AA$3:.$AB$7];2;0);[.W138]);&quot;&quot;)" office:value-type="float" office:value="3" calcext:value-type="float">
            <text:p>3</text:p>
          </table:table-cell>
          <table:table-cell table:number-columns-repeated="1000"/>
        </table:table-row>
        <table:table-row table:style-name="ro3">
          <table:table-cell/>
          <table:table-cell table:style-name="ce76"/>
          <table:table-cell table:style-name="ce80" table:number-columns-repeated="4"/>
          <table:table-cell table:style-name="ce76" table:number-columns-repeated="5"/>
          <table:table-cell table:style-name="ce80"/>
          <table:table-cell/>
          <table:table-cell table:style-name="ce80" table:number-columns-repeated="4"/>
          <table:table-cell table:style-name="ce84" table:formula="of:=AVERAGE([.R135:.R138])" office:value-type="float" office:value="3.29166666666667" calcext:value-type="float">
            <text:p>3.29</text:p>
          </table:table-cell>
          <table:table-cell/>
          <table:table-cell table:style-name="ce76" office:value-type="float" office:value="30" calcext:value-type="float">
            <text:p>30</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31]" office:value-type="float" office:value="2" calcext:value-type="float">
            <text:p>2</text:p>
          </table:table-cell>
          <table:table-cell table:style-name="ce76" table:formula="of:=IFERROR(IF([.U139]=&quot;R&quot;;VLOOKUP([.W139];[.$AA$3:.$AB$7];2;0);[.W139]);&quot;&quot;)" office:value-type="float" office:value="4" calcext:value-type="float">
            <text:p>4</text:p>
          </table:table-cell>
          <table:table-cell table:number-columns-repeated="1000"/>
        </table:table-row>
        <table:table-row table:style-name="ro3">
          <table:table-cell office:value-type="string" calcext:value-type="string">
            <text:p>(interstitial facet scale) Altruism </text:p>
          </table:table-cell>
          <table:table-cell table:style-name="ce76"/>
          <table:table-cell table:style-name="ce80" office:value-type="float" office:value="97" calcext:value-type="float">
            <text:p>97</text:p>
          </table:table-cell>
          <table:table-cell table:style-name="ce80" office:value-type="float" office:value="98" calcext:value-type="float">
            <text:p>98</text:p>
          </table:table-cell>
          <table:table-cell table:style-name="ce80" table:number-columns-repeated="2"/>
          <table:table-cell table:style-name="ce76"/>
          <table:table-cell table:number-columns-repeated="2" table:style-name="ce76" office:value-type="float" office:value="4" calcext:value-type="float">
            <text:p>4</text:p>
          </table:table-cell>
          <table:table-cell table:style-name="ce76" office:value-type="float" office:value="2" calcext:value-type="float">
            <text:p>2</text:p>
          </table:table-cell>
          <table:table-cell table:style-name="ce76" office:value-type="float" office:value="3" calcext:value-type="float">
            <text:p>3</text:p>
          </table:table-cell>
          <table:table-cell table:style-name="ce80" table:formula="of:=SUM([.H140:.K140])/4" office:value-type="float" office:value="3.25" calcext:value-type="float">
            <text:p>3.25</text:p>
          </table:table-cell>
          <table:table-cell/>
          <table:table-cell table:style-name="ce80" table:number-columns-repeated="4"/>
          <table:table-cell table:style-name="ce84"/>
          <table:table-cell/>
          <table:table-cell table:style-name="ce76" office:value-type="float" office:value="31" calcext:value-type="float">
            <text:p>31</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32]" office:value-type="float" office:value="5" calcext:value-type="float">
            <text:p>5</text:p>
          </table:table-cell>
          <table:table-cell table:style-name="ce76" table:formula="of:=IFERROR(IF([.U140]=&quot;R&quot;;VLOOKUP([.W140];[.$AA$3:.$AB$7];2;0);[.W140]);&quot;&quot;)" office:value-type="float" office:value="1" calcext:value-type="float">
            <text:p>1</text:p>
          </table:table-cell>
          <table:table-cell table:number-columns-repeated="1000"/>
        </table:table-row>
        <table:table-row table:style-name="ro3">
          <table:table-cell table:number-columns-repeated="19"/>
          <table:table-cell table:style-name="ce76" office:value-type="float" office:value="32" calcext:value-type="float">
            <text:p>32</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33]" office:value-type="float" office:value="5" calcext:value-type="float">
            <text:p>5</text:p>
          </table:table-cell>
          <table:table-cell table:style-name="ce76" table:formula="of:=IFERROR(IF([.U141]=&quot;R&quot;;VLOOKUP([.W141];[.$AA$3:.$AB$7];2;0);[.W141]);&quot;&quot;)" office:value-type="float" office:value="1" calcext:value-type="float">
            <text:p>1</text:p>
          </table:table-cell>
          <table:table-cell table:number-columns-repeated="1000"/>
        </table:table-row>
        <table:table-row table:style-name="ro3">
          <table:table-cell table:number-columns-repeated="19"/>
          <table:table-cell table:style-name="ce76" office:value-type="float" office:value="33" calcext:value-type="float">
            <text:p>33</text:p>
          </table:table-cell>
          <table:table-cell table:style-name="ce76"/>
          <table:table-cell table:style-name="ce76" office:value-type="float" office:value="3" calcext:value-type="float">
            <text:p>3</text:p>
          </table:table-cell>
          <table:table-cell table:style-name="ce76" table:formula="of:=[$'jawaban peserta'.B34]" office:value-type="float" office:value="3" calcext:value-type="float">
            <text:p>3</text:p>
          </table:table-cell>
          <table:table-cell table:style-name="ce76" table:formula="of:=IFERROR(IF([.U142]=&quot;R&quot;;VLOOKUP([.W142];[.$AA$3:.$AB$7];2;0);[.W142]);&quot;&quot;)" office:value-type="float" office:value="3" calcext:value-type="float">
            <text:p>3</text:p>
          </table:table-cell>
          <table:table-cell table:number-columns-repeated="1000"/>
        </table:table-row>
        <table:table-row table:style-name="ro3">
          <table:table-cell table:number-columns-repeated="19"/>
          <table:table-cell table:style-name="ce76" office:value-type="float" office:value="34" calcext:value-type="float">
            <text:p>34</text:p>
          </table:table-cell>
          <table:table-cell table:style-name="ce76"/>
          <table:table-cell table:style-name="ce76" office:value-type="float" office:value="3" calcext:value-type="float">
            <text:p>3</text:p>
          </table:table-cell>
          <table:table-cell table:style-name="ce76" table:formula="of:=[$'jawaban peserta'.B35]" office:value-type="float" office:value="4" calcext:value-type="float">
            <text:p>4</text:p>
          </table:table-cell>
          <table:table-cell table:style-name="ce76" table:formula="of:=IFERROR(IF([.U143]=&quot;R&quot;;VLOOKUP([.W143];[.$AA$3:.$AB$7];2;0);[.W143]);&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35" calcext:value-type="float">
            <text:p>35</text:p>
          </table:table-cell>
          <table:table-cell table:style-name="ce76" office:value-type="string" calcext:value-type="string">
            <text:p>R</text:p>
          </table:table-cell>
          <table:table-cell table:style-name="ce76" office:value-type="float" office:value="2" calcext:value-type="float">
            <text:p>2</text:p>
          </table:table-cell>
          <table:table-cell table:style-name="ce76" table:formula="of:=[$'jawaban peserta'.B36]" office:value-type="float" office:value="3" calcext:value-type="float">
            <text:p>3</text:p>
          </table:table-cell>
          <table:table-cell table:style-name="ce90" table:formula="of:=IFERROR(IF([.U144]=&quot;R&quot;;VLOOKUP([.W144];[.$AA$3:.$AB$7];2;0);[.W144]);&quot;&quot;)" office:value-type="float" office:value="3" calcext:value-type="float">
            <text:p>3</text:p>
          </table:table-cell>
          <table:table-cell table:number-columns-repeated="1000"/>
        </table:table-row>
        <table:table-row table:style-name="ro3">
          <table:table-cell table:number-columns-repeated="19"/>
          <table:table-cell table:style-name="ce76" office:value-type="float" office:value="36" calcext:value-type="float">
            <text:p>36</text:p>
          </table:table-cell>
          <table:table-cell table:style-name="ce76"/>
          <table:table-cell table:style-name="ce76" office:value-type="float" office:value="5" calcext:value-type="float">
            <text:p>5</text:p>
          </table:table-cell>
          <table:table-cell table:style-name="ce76" table:formula="of:=[$'jawaban peserta'.B37]" office:value-type="float" office:value="1" calcext:value-type="float">
            <text:p>1</text:p>
          </table:table-cell>
          <table:table-cell table:style-name="ce90" table:formula="of:=IFERROR(IF([.U145]=&quot;R&quot;;VLOOKUP([.W145];[.$AA$3:.$AB$7];2;0);[.W145]);&quot;&quot;)" office:value-type="float" office:value="1" calcext:value-type="float">
            <text:p>1</text:p>
          </table:table-cell>
          <table:table-cell table:number-columns-repeated="1000"/>
        </table:table-row>
        <table:table-row table:style-name="ro3">
          <table:table-cell table:number-columns-repeated="19"/>
          <table:table-cell table:style-name="ce76" office:value-type="float" office:value="37" calcext:value-type="float">
            <text:p>37</text:p>
          </table:table-cell>
          <table:table-cell table:style-name="ce76"/>
          <table:table-cell table:style-name="ce76" office:value-type="float" office:value="2" calcext:value-type="float">
            <text:p>2</text:p>
          </table:table-cell>
          <table:table-cell table:style-name="ce76" table:formula="of:=[$'jawaban peserta'.B38]" office:value-type="float" office:value="5" calcext:value-type="float">
            <text:p>5</text:p>
          </table:table-cell>
          <table:table-cell table:style-name="ce76" table:formula="of:=IFERROR(IF([.U146]=&quot;R&quot;;VLOOKUP([.W146];[.$AA$3:.$AB$7];2;0);[.W146]);&quot;&quot;)" office:value-type="float" office:value="5" calcext:value-type="float">
            <text:p>5</text:p>
          </table:table-cell>
          <table:table-cell table:number-columns-repeated="1000"/>
        </table:table-row>
        <table:table-row table:style-name="ro3">
          <table:table-cell table:number-columns-repeated="19"/>
          <table:table-cell table:style-name="ce76" office:value-type="float" office:value="38" calcext:value-type="float">
            <text:p>38</text:p>
          </table:table-cell>
          <table:table-cell table:style-name="ce76"/>
          <table:table-cell table:style-name="ce76" office:value-type="float" office:value="4" calcext:value-type="float">
            <text:p>4</text:p>
          </table:table-cell>
          <table:table-cell table:style-name="ce76" table:formula="of:=[$'jawaban peserta'.B39]" office:value-type="float" office:value="2" calcext:value-type="float">
            <text:p>2</text:p>
          </table:table-cell>
          <table:table-cell table:style-name="ce90" table:formula="of:=IFERROR(IF([.U147]=&quot;R&quot;;VLOOKUP([.W147];[.$AA$3:.$AB$7];2;0);[.W147]);&quot;&quot;)" office:value-type="float" office:value="2" calcext:value-type="float">
            <text:p>2</text:p>
          </table:table-cell>
          <table:table-cell table:number-columns-repeated="1000"/>
        </table:table-row>
        <table:table-row table:style-name="ro3">
          <table:table-cell table:number-columns-repeated="19"/>
          <table:table-cell table:style-name="ce76" office:value-type="float" office:value="39" calcext:value-type="float">
            <text:p>39</text:p>
          </table:table-cell>
          <table:table-cell table:style-name="ce76"/>
          <table:table-cell table:style-name="ce76" office:value-type="float" office:value="4" calcext:value-type="float">
            <text:p>4</text:p>
          </table:table-cell>
          <table:table-cell table:style-name="ce76" table:formula="of:=[$'jawaban peserta'.B40]" office:value-type="float" office:value="2" calcext:value-type="float">
            <text:p>2</text:p>
          </table:table-cell>
          <table:table-cell table:style-name="ce76" table:formula="of:=IFERROR(IF([.U148]=&quot;R&quot;;VLOOKUP([.W148];[.$AA$3:.$AB$7];2;0);[.W148]);&quot;&quot;)" office:value-type="float" office:value="2" calcext:value-type="float">
            <text:p>2</text:p>
          </table:table-cell>
          <table:table-cell table:number-columns-repeated="1000"/>
        </table:table-row>
        <table:table-row table:style-name="ro3">
          <table:table-cell table:number-columns-repeated="19"/>
          <table:table-cell table:style-name="ce76" office:value-type="float" office:value="40" calcext:value-type="float">
            <text:p>40</text:p>
          </table:table-cell>
          <table:table-cell table:style-name="ce76"/>
          <table:table-cell table:style-name="ce76" office:value-type="float" office:value="5" calcext:value-type="float">
            <text:p>5</text:p>
          </table:table-cell>
          <table:table-cell table:style-name="ce76" table:formula="of:=[$'jawaban peserta'.B41]" office:value-type="float" office:value="5" calcext:value-type="float">
            <text:p>5</text:p>
          </table:table-cell>
          <table:table-cell table:style-name="ce76" table:formula="of:=IFERROR(IF([.U149]=&quot;R&quot;;VLOOKUP([.W149];[.$AA$3:.$AB$7];2;0);[.W149]);&quot;&quot;)" office:value-type="float" office:value="5" calcext:value-type="float">
            <text:p>5</text:p>
          </table:table-cell>
          <table:table-cell table:number-columns-repeated="1000"/>
        </table:table-row>
        <table:table-row table:style-name="ro3">
          <table:table-cell table:number-columns-repeated="19"/>
          <table:table-cell table:style-name="ce76" office:value-type="float" office:value="41" calcext:value-type="float">
            <text:p>41</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42]" office:value-type="float" office:value="4" calcext:value-type="float">
            <text:p>4</text:p>
          </table:table-cell>
          <table:table-cell table:style-name="ce90" table:formula="of:=IFERROR(IF([.U150]=&quot;R&quot;;VLOOKUP([.W150];[.$AA$3:.$AB$7];2;0);[.W150]);&quot;&quot;)" office:value-type="float" office:value="2" calcext:value-type="float">
            <text:p>2</text:p>
          </table:table-cell>
          <table:table-cell table:number-columns-repeated="1000"/>
        </table:table-row>
        <table:table-row table:style-name="ro3">
          <table:table-cell table:number-columns-repeated="19"/>
          <table:table-cell table:style-name="ce76" office:value-type="float" office:value="42" calcext:value-type="float">
            <text:p>42</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43]" office:value-type="float" office:value="5" calcext:value-type="float">
            <text:p>5</text:p>
          </table:table-cell>
          <table:table-cell table:style-name="ce90" table:formula="of:=IFERROR(IF([.U151]=&quot;R&quot;;VLOOKUP([.W151];[.$AA$3:.$AB$7];2;0);[.W151]);&quot;&quot;)" office:value-type="float" office:value="1" calcext:value-type="float">
            <text:p>1</text:p>
          </table:table-cell>
          <table:table-cell table:number-columns-repeated="1000"/>
        </table:table-row>
        <table:table-row table:style-name="ro3">
          <table:table-cell table:number-columns-repeated="19"/>
          <table:table-cell table:style-name="ce76" office:value-type="float" office:value="43" calcext:value-type="float">
            <text:p>43</text:p>
          </table:table-cell>
          <table:table-cell table:style-name="ce76"/>
          <table:table-cell table:style-name="ce76" office:value-type="float" office:value="4" calcext:value-type="float">
            <text:p>4</text:p>
          </table:table-cell>
          <table:table-cell table:style-name="ce76" table:formula="of:=[$'jawaban peserta'.B44]" office:value-type="float" office:value="4" calcext:value-type="float">
            <text:p>4</text:p>
          </table:table-cell>
          <table:table-cell table:style-name="ce76" table:formula="of:=IFERROR(IF([.U152]=&quot;R&quot;;VLOOKUP([.W152];[.$AA$3:.$AB$7];2;0);[.W152]);&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44" calcext:value-type="float">
            <text:p>44</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45]" office:value-type="float" office:value="2" calcext:value-type="float">
            <text:p>2</text:p>
          </table:table-cell>
          <table:table-cell table:style-name="ce90" table:formula="of:=IFERROR(IF([.U153]=&quot;R&quot;;VLOOKUP([.W153];[.$AA$3:.$AB$7];2;0);[.W153]);&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45" calcext:value-type="float">
            <text:p>45</text:p>
          </table:table-cell>
          <table:table-cell table:style-name="ce76"/>
          <table:table-cell table:style-name="ce76" office:value-type="float" office:value="4" calcext:value-type="float">
            <text:p>4</text:p>
          </table:table-cell>
          <table:table-cell table:style-name="ce76" table:formula="of:=[$'jawaban peserta'.B46]" office:value-type="float" office:value="2" calcext:value-type="float">
            <text:p>2</text:p>
          </table:table-cell>
          <table:table-cell table:style-name="ce76" table:formula="of:=IFERROR(IF([.U154]=&quot;R&quot;;VLOOKUP([.W154];[.$AA$3:.$AB$7];2;0);[.W154]);&quot;&quot;)" office:value-type="float" office:value="2" calcext:value-type="float">
            <text:p>2</text:p>
          </table:table-cell>
          <table:table-cell table:number-columns-repeated="1000"/>
        </table:table-row>
        <table:table-row table:style-name="ro3">
          <table:table-cell table:number-columns-repeated="19"/>
          <table:table-cell table:style-name="ce76" office:value-type="float" office:value="46" calcext:value-type="float">
            <text:p>46</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47]" office:value-type="float" office:value="3" calcext:value-type="float">
            <text:p>3</text:p>
          </table:table-cell>
          <table:table-cell table:style-name="ce76" table:formula="of:=IFERROR(IF([.U155]=&quot;R&quot;;VLOOKUP([.W155];[.$AA$3:.$AB$7];2;0);[.W155]);&quot;&quot;)" office:value-type="float" office:value="3" calcext:value-type="float">
            <text:p>3</text:p>
          </table:table-cell>
          <table:table-cell table:number-columns-repeated="1000"/>
        </table:table-row>
        <table:table-row table:style-name="ro3">
          <table:table-cell table:number-columns-repeated="19"/>
          <table:table-cell table:style-name="ce76" office:value-type="float" office:value="47" calcext:value-type="float">
            <text:p>47</text:p>
          </table:table-cell>
          <table:table-cell table:style-name="ce76"/>
          <table:table-cell table:style-name="ce76" office:value-type="float" office:value="4" calcext:value-type="float">
            <text:p>4</text:p>
          </table:table-cell>
          <table:table-cell table:style-name="ce76" table:formula="of:=[$'jawaban peserta'.B48]" office:value-type="float" office:value="4" calcext:value-type="float">
            <text:p>4</text:p>
          </table:table-cell>
          <table:table-cell table:style-name="ce76" table:formula="of:=IFERROR(IF([.U156]=&quot;R&quot;;VLOOKUP([.W156];[.$AA$3:.$AB$7];2;0);[.W156]);&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48" calcext:value-type="float">
            <text:p>48</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49]" office:value-type="float" office:value="3" calcext:value-type="float">
            <text:p>3</text:p>
          </table:table-cell>
          <table:table-cell table:style-name="ce76" table:formula="of:=IFERROR(IF([.U157]=&quot;R&quot;;VLOOKUP([.W157];[.$AA$3:.$AB$7];2;0);[.W157]);&quot;&quot;)" office:value-type="float" office:value="3" calcext:value-type="float">
            <text:p>3</text:p>
          </table:table-cell>
          <table:table-cell table:number-columns-repeated="1000"/>
        </table:table-row>
        <table:table-row table:style-name="ro3">
          <table:table-cell table:number-columns-repeated="19"/>
          <table:table-cell table:style-name="ce76" office:value-type="float" office:value="49" calcext:value-type="float">
            <text:p>49</text:p>
          </table:table-cell>
          <table:table-cell table:style-name="ce76" office:value-type="string" calcext:value-type="string">
            <text:p>R</text:p>
          </table:table-cell>
          <table:table-cell table:style-name="ce76" office:value-type="float" office:value="5" calcext:value-type="float">
            <text:p>5</text:p>
          </table:table-cell>
          <table:table-cell table:style-name="ce76" table:formula="of:=[$'jawaban peserta'.B50]" office:value-type="float" office:value="5" calcext:value-type="float">
            <text:p>5</text:p>
          </table:table-cell>
          <table:table-cell table:style-name="ce76" table:formula="of:=IFERROR(IF([.U158]=&quot;R&quot;;VLOOKUP([.W158];[.$AA$3:.$AB$7];2;0);[.W158]);&quot;&quot;)" office:value-type="float" office:value="1" calcext:value-type="float">
            <text:p>1</text:p>
          </table:table-cell>
          <table:table-cell table:number-columns-repeated="1000"/>
        </table:table-row>
        <table:table-row table:style-name="ro3">
          <table:table-cell table:number-columns-repeated="19"/>
          <table:table-cell table:style-name="ce76" office:value-type="float" office:value="50" calcext:value-type="float">
            <text:p>50</text:p>
          </table:table-cell>
          <table:table-cell table:style-name="ce76"/>
          <table:table-cell table:style-name="ce76" office:value-type="float" office:value="4" calcext:value-type="float">
            <text:p>4</text:p>
          </table:table-cell>
          <table:table-cell table:style-name="ce76" table:formula="of:=[$'jawaban peserta'.B51]" office:value-type="float" office:value="2" calcext:value-type="float">
            <text:p>2</text:p>
          </table:table-cell>
          <table:table-cell table:style-name="ce90" table:formula="of:=IFERROR(IF([.U159]=&quot;R&quot;;VLOOKUP([.W159];[.$AA$3:.$AB$7];2;0);[.W159]);&quot;&quot;)" office:value-type="float" office:value="2" calcext:value-type="float">
            <text:p>2</text:p>
          </table:table-cell>
          <table:table-cell table:number-columns-repeated="1000"/>
        </table:table-row>
        <table:table-row table:style-name="ro3">
          <table:table-cell table:number-columns-repeated="19"/>
          <table:table-cell table:style-name="ce76" office:value-type="float" office:value="51" calcext:value-type="float">
            <text:p>51</text:p>
          </table:table-cell>
          <table:table-cell table:style-name="ce76"/>
          <table:table-cell table:style-name="ce76" office:value-type="float" office:value="2" calcext:value-type="float">
            <text:p>2</text:p>
          </table:table-cell>
          <table:table-cell table:style-name="ce76" table:formula="of:=[$'jawaban peserta'.B52]" office:value-type="float" office:value="4" calcext:value-type="float">
            <text:p>4</text:p>
          </table:table-cell>
          <table:table-cell table:style-name="ce90" table:formula="of:=IFERROR(IF([.U160]=&quot;R&quot;;VLOOKUP([.W160];[.$AA$3:.$AB$7];2;0);[.W160]);&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52" calcext:value-type="float">
            <text:p>52</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53]" office:value-type="float" office:value="3" calcext:value-type="float">
            <text:p>3</text:p>
          </table:table-cell>
          <table:table-cell table:style-name="ce90" table:formula="of:=IFERROR(IF([.U161]=&quot;R&quot;;VLOOKUP([.W161];[.$AA$3:.$AB$7];2;0);[.W161]);&quot;&quot;)" office:value-type="float" office:value="3" calcext:value-type="float">
            <text:p>3</text:p>
          </table:table-cell>
          <table:table-cell table:number-columns-repeated="1000"/>
        </table:table-row>
        <table:table-row table:style-name="ro3">
          <table:table-cell table:number-columns-repeated="19"/>
          <table:table-cell table:style-name="ce76" office:value-type="float" office:value="53" calcext:value-type="float">
            <text:p>53</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54]" office:value-type="float" office:value="2" calcext:value-type="float">
            <text:p>2</text:p>
          </table:table-cell>
          <table:table-cell table:style-name="ce76" table:formula="of:=IFERROR(IF([.U162]=&quot;R&quot;;VLOOKUP([.W162];[.$AA$3:.$AB$7];2;0);[.W162]);&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54" calcext:value-type="float">
            <text:p>54</text:p>
          </table:table-cell>
          <table:table-cell table:style-name="ce76"/>
          <table:table-cell table:style-name="ce76" office:value-type="float" office:value="4" calcext:value-type="float">
            <text:p>4</text:p>
          </table:table-cell>
          <table:table-cell table:style-name="ce76" table:formula="of:=[$'jawaban peserta'.B55]" office:value-type="float" office:value="4" calcext:value-type="float">
            <text:p>4</text:p>
          </table:table-cell>
          <table:table-cell table:style-name="ce90" table:formula="of:=IFERROR(IF([.U163]=&quot;R&quot;;VLOOKUP([.W163];[.$AA$3:.$AB$7];2;0);[.W163]);&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55" calcext:value-type="float">
            <text:p>55</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56]" office:value-type="float" office:value="1" calcext:value-type="float">
            <text:p>1</text:p>
          </table:table-cell>
          <table:table-cell table:style-name="ce90" table:formula="of:=IFERROR(IF([.U164]=&quot;R&quot;;VLOOKUP([.W164];[.$AA$3:.$AB$7];2;0);[.W164]);&quot;&quot;)" office:value-type="float" office:value="5" calcext:value-type="float">
            <text:p>5</text:p>
          </table:table-cell>
          <table:table-cell table:number-columns-repeated="1000"/>
        </table:table-row>
        <table:table-row table:style-name="ro3">
          <table:table-cell table:number-columns-repeated="19"/>
          <table:table-cell table:style-name="ce76" office:value-type="float" office:value="56" calcext:value-type="float">
            <text:p>56</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57]" office:value-type="float" office:value="2" calcext:value-type="float">
            <text:p>2</text:p>
          </table:table-cell>
          <table:table-cell table:style-name="ce90" table:formula="of:=IFERROR(IF([.U165]=&quot;R&quot;;VLOOKUP([.W165];[.$AA$3:.$AB$7];2;0);[.W165]);&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57" calcext:value-type="float">
            <text:p>57</text:p>
          </table:table-cell>
          <table:table-cell table:style-name="ce76" office:value-type="string" calcext:value-type="string">
            <text:p>R</text:p>
          </table:table-cell>
          <table:table-cell table:style-name="ce76" office:value-type="float" office:value="3" calcext:value-type="float">
            <text:p>3</text:p>
          </table:table-cell>
          <table:table-cell table:style-name="ce76" table:formula="of:=[$'jawaban peserta'.B58]" office:value-type="float" office:value="3" calcext:value-type="float">
            <text:p>3</text:p>
          </table:table-cell>
          <table:table-cell table:style-name="ce76" table:formula="of:=IFERROR(IF([.U166]=&quot;R&quot;;VLOOKUP([.W166];[.$AA$3:.$AB$7];2;0);[.W166]);&quot;&quot;)" office:value-type="float" office:value="3" calcext:value-type="float">
            <text:p>3</text:p>
          </table:table-cell>
          <table:table-cell table:number-columns-repeated="1000"/>
        </table:table-row>
        <table:table-row table:style-name="ro3">
          <table:table-cell table:number-columns-repeated="19"/>
          <table:table-cell table:style-name="ce76" office:value-type="float" office:value="58" calcext:value-type="float">
            <text:p>58</text:p>
          </table:table-cell>
          <table:table-cell table:style-name="ce76"/>
          <table:table-cell table:style-name="ce76" office:value-type="float" office:value="2" calcext:value-type="float">
            <text:p>2</text:p>
          </table:table-cell>
          <table:table-cell table:style-name="ce76" table:formula="of:=[$'jawaban peserta'.B59]" office:value-type="float" office:value="4" calcext:value-type="float">
            <text:p>4</text:p>
          </table:table-cell>
          <table:table-cell table:style-name="ce76" table:formula="of:=IFERROR(IF([.U167]=&quot;R&quot;;VLOOKUP([.W167];[.$AA$3:.$AB$7];2;0);[.W167]);&quot;&quot;)" office:value-type="float" office:value="4" calcext:value-type="float">
            <text:p>4</text:p>
          </table:table-cell>
          <table:table-cell table:number-columns-repeated="1000"/>
        </table:table-row>
        <table:table-row table:style-name="ro3">
          <table:table-cell table:number-columns-repeated="19"/>
          <table:table-cell table:style-name="ce76" office:value-type="float" office:value="59" calcext:value-type="float">
            <text:p>59</text:p>
          </table:table-cell>
          <table:table-cell table:style-name="ce76" office:value-type="string" calcext:value-type="string">
            <text:p>R</text:p>
          </table:table-cell>
          <table:table-cell table:style-name="ce76" office:value-type="float" office:value="4" calcext:value-type="float">
            <text:p>4</text:p>
          </table:table-cell>
          <table:table-cell table:style-name="ce76" table:formula="of:=[$'jawaban peserta'.B60]" office:value-type="float" office:value="4" calcext:value-type="float">
            <text:p>4</text:p>
          </table:table-cell>
          <table:table-cell table:style-name="ce90" table:formula="of:=IFERROR(IF([.U168]=&quot;R&quot;;VLOOKUP([.W168];[.$AA$3:.$AB$7];2;0);[.W168]);&quot;&quot;)" office:value-type="float" office:value="2" calcext:value-type="float">
            <text:p>2</text:p>
          </table:table-cell>
          <table:table-cell table:number-columns-repeated="1000"/>
        </table:table-row>
        <table:table-row table:style-name="ro3">
          <table:table-cell table:number-columns-repeated="19"/>
          <table:table-cell table:style-name="ce76" office:value-type="float" office:value="60" calcext:value-type="float">
            <text:p>60</text:p>
          </table:table-cell>
          <table:table-cell table:style-name="ce76" office:value-type="string" calcext:value-type="string">
            <text:p>R</text:p>
          </table:table-cell>
          <table:table-cell table:style-name="ce76" office:value-type="float" office:value="5" calcext:value-type="float">
            <text:p>5</text:p>
          </table:table-cell>
          <table:table-cell table:style-name="ce76" table:formula="of:=[$'jawaban peserta'.B61]" office:value-type="float" office:value="5" calcext:value-type="float">
            <text:p>5</text:p>
          </table:table-cell>
          <table:table-cell table:style-name="ce76" table:formula="of:=IFERROR(IF([.U169]=&quot;R&quot;;VLOOKUP([.W169];[.$AA$3:.$AB$7];2;0);[.W169]);&quot;&quot;)" office:value-type="float" office:value="1" calcext:value-type="float">
            <text:p>1</text:p>
          </table:table-cell>
          <table:table-cell table:number-columns-repeated="1000"/>
        </table:table-row>
        <table:table-row table:style-name="ro3" table:number-rows-repeated="41">
          <table:table-cell table:number-columns-repeated="19"/>
          <table:table-cell table:style-name="Default"/>
          <table:table-cell table:number-columns-repeated="1004"/>
        </table:table-row>
        <table:table-row table:style-name="ro3" table:number-rows-repeated="1048365">
          <table:table-cell table:number-columns-repeated="1024"/>
        </table:table-row>
        <table:table-row table:style-name="ro3">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input-required="false"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8-11-02"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2/11/2018"/>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input-required="false"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input-required="false"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1990-08-01"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1/08/1990"/>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input-required="false"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input-required="false"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input-required="false"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input-required="false"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input-required="false"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2" form:control-implementation="ooo:com.sun.star.form.component.CommandButton" xml:id="control23" form:id="control23" form:label="Lihat Hasil"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3" form:control-implementation="ooo:com.sun.star.form.component.CommandButton" xml:id="control24" form:id="control24" form:label="Simpa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input-required="false"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input-required="false"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110.27pt" svg:height="28.8pt" svg:x="0.09pt" svg:y="0pt" draw:control="control2"/>
          <draw:control draw:z-index="1" draw:style-name="gr2" draw:text-style-name="P2" svg:width="110.27pt" svg:height="28.8pt" svg:x="0pt" svg:y="31.8pt" draw:control="control3"/>
          <draw:control draw:z-index="2" draw:style-name="gr2" draw:text-style-name="P2" svg:width="110.27pt" svg:height="28.06pt" svg:x="0.11pt" svg:y="67.97pt" draw:control="control4"/>
          <draw:control draw:z-index="3" draw:style-name="gr2" draw:text-style-name="P2" svg:width="94.37pt" svg:height="28.8pt" svg:x="301.1pt" svg:y="0.03pt" draw:control="control5"/>
          <draw:control draw:z-index="4" draw:style-name="gr2" draw:text-style-name="P2" svg:width="94.37pt" svg:height="28.8pt" svg:x="301.1pt" svg:y="33.68pt" draw:control="control6"/>
          <draw:control draw:z-index="5" draw:style-name="gr2" draw:text-style-name="P2" svg:width="94.37pt" svg:height="28.8pt" svg:x="549.01pt" svg:y="0.94pt" draw:control="control7"/>
          <draw:control draw:z-index="6" draw:style-name="gr2" draw:text-style-name="P2" svg:width="115.71pt" svg:height="28.8pt" svg:x="551pt" svg:y="33.68pt" draw:control="control8"/>
          <draw:control draw:z-index="7" draw:style-name="gr2" draw:text-style-name="P2" svg:width="114.89pt" svg:height="28.8pt" svg:x="769.95pt" svg:y="2.64pt" draw:control="control9"/>
          <draw:control draw:z-index="8" draw:style-name="gr2" draw:text-style-name="P2" svg:width="34.44pt" svg:height="28.8pt" svg:x="768.78pt" svg:y="36.28pt" draw:control="control10"/>
          <draw:control draw:z-index="9" draw:style-name="gr2" draw:text-style-name="P2" svg:width="114.89pt" svg:height="28.8pt" svg:x="768.78pt" svg:y="69.9pt" draw:control="control11"/>
          <draw:control draw:z-index="10" draw:text-style-name="P3" svg:width="97.48pt" svg:height="26.67pt" svg:x="117.69pt" svg:y="0.99pt" draw:control="control12"/>
          <draw:control draw:z-index="11" draw:style-name="gr3"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3"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6" svg:width="69.08pt" svg:height="33.62pt" svg:x="515.11pt" svg:y="477.01pt" draw:control="control23"/>
          <draw:control draw:z-index="22" draw:text-style-name="P6" svg:width="69.08pt" svg:height="32.77pt" svg:x="589.49pt" svg:y="476.73pt" draw:control="control24"/>
          <draw:control draw:z-index="23" draw:text-style-name="P6" svg:width="69.08pt" svg:height="32.77pt" svg:x="441.16pt" svg:y="476.45pt" draw:control="control25"/>
          <draw:control draw:z-index="24" draw:style-name="gr4" draw:text-style-name="P7" svg:width="83.42pt" svg:height="26.45pt" svg:x="386.65pt" svg:y="79.54pt" draw:control="control26"/>
          <draw:control draw:z-index="25" draw:style-name="gr4" draw:text-style-name="P7" svg:width="83.42pt" svg:height="26.45pt" svg:x="497.71pt" svg:y="79.31pt" draw:control="control27"/>
        </table:shapes>
        <table:table-column table:style-name="co26" table:default-cell-style-name="ce45"/>
        <table:table-column table:style-name="co27" table:default-cell-style-name="ce49"/>
        <table:table-column table:style-name="co28" table:visibility="collapse" table:default-cell-style-name="ce49"/>
        <table:table-column table:style-name="co3" table:default-cell-style-name="ce49"/>
        <table:table-column table:style-name="co26" table:default-cell-style-name="ce49"/>
        <table:table-column table:style-name="co29" table:default-cell-style-name="ce49"/>
        <table:table-column table:style-name="co30" table:visibility="collapse" table:default-cell-style-name="ce49"/>
        <table:table-column table:style-name="co3" table:default-cell-style-name="ce49"/>
        <table:table-column table:style-name="co26" table:default-cell-style-name="ce49"/>
        <table:table-column table:style-name="co31" table:default-cell-style-name="ce49"/>
        <table:table-column table:style-name="co28" table:visibility="collapse" table:default-cell-style-name="ce49"/>
        <table:table-column table:style-name="co3" table:default-cell-style-name="ce49"/>
        <table:table-column table:style-name="co26" table:default-cell-style-name="ce49"/>
        <table:table-column table:style-name="co32" table:default-cell-style-name="ce49"/>
        <table:table-column table:style-name="co33" table:visibility="collapse" table:default-cell-style-name="ce49"/>
        <table:table-column table:style-name="co3" table:default-cell-style-name="ce49"/>
        <table:table-column table:style-name="co26" table:default-cell-style-name="ce49"/>
        <table:table-column table:style-name="co34" table:default-cell-style-name="ce49"/>
        <table:table-column table:style-name="co35" table:visibility="collapse" table:default-cell-style-name="ce49"/>
        <table:table-column table:style-name="co3" table:default-cell-style-name="ce49"/>
        <table:table-column table:style-name="co3" table:number-columns-repeated="7" table:default-cell-style-name="ce74"/>
        <table:table-column table:style-name="co3" table:visibility="collapse" table:number-columns-repeated="2" table:default-cell-style-name="ce74"/>
        <table:table-column table:style-name="co36" table:visibility="collapse" table:default-cell-style-name="ce74"/>
        <table:table-column table:style-name="co37" table:visibility="collapse" table:default-cell-style-name="ce74"/>
        <table:table-column table:style-name="co38" table:visibility="collapse" table:default-cell-style-name="ce74"/>
        <table:table-column table:style-name="co3" table:visibility="collapse" table:number-columns-repeated="992" table:default-cell-style-name="ce74"/>
        <table:table-row table:style-name="ro3">
          <table:table-cell table:style-name="ce52" table:number-columns-spanned="56" table:number-rows-spanned="9"/>
          <table:covered-table-cell table:number-columns-repeated="55"/>
          <table:table-cell table:number-columns-repeated="968"/>
        </table:table-row>
        <table:table-row table:style-name="ro3">
          <table:covered-table-cell table:number-columns-repeated="56"/>
          <table:table-cell table:number-columns-repeated="968"/>
        </table:table-row>
        <table:table-row table:style-name="ro3">
          <table:covered-table-cell table:number-columns-repeated="56"/>
          <table:table-cell table:number-columns-repeated="968"/>
        </table:table-row>
        <table:table-row table:style-name="ro3">
          <table:covered-table-cell table:number-columns-repeated="56"/>
          <table:table-cell table:number-columns-repeated="968"/>
        </table:table-row>
        <table:table-row table:style-name="ro3">
          <table:covered-table-cell table:number-columns-repeated="56"/>
          <table:table-cell table:number-columns-repeated="968"/>
        </table:table-row>
        <table:table-row table:style-name="ro3">
          <table:covered-table-cell table:number-columns-repeated="56"/>
          <table:table-cell table:number-columns-repeated="968"/>
        </table:table-row>
        <table:table-row table:style-name="ro3">
          <table:covered-table-cell table:number-columns-repeated="56"/>
          <table:table-cell table:number-columns-repeated="968"/>
        </table:table-row>
        <table:table-row table:style-name="ro3">
          <table:covered-table-cell table:number-columns-repeated="56"/>
          <table:table-cell table:number-columns-repeated="968"/>
        </table:table-row>
        <table:table-row table:style-name="ro3">
          <table:covered-table-cell table:number-columns-repeated="56"/>
          <table:table-cell table:number-columns-repeated="968"/>
        </table:table-row>
        <table:table-row table:style-name="ro4">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3">
          <table:table-cell table:style-name="ce54" office:value-type="float" office:value="1" calcext:value-type="float">
            <text:p>1</text:p>
          </table:table-cell>
          <table:table-cell table:style-name="ce86"/>
          <table:table-cell table:style-name="ce17" table:formula="of:=[$'jawaban peserta'.C2]" office:value-type="string" office:string-value="X" calcext:value-type="string">
            <text:p>X</text:p>
          </table:table-cell>
          <table:table-cell table:style-name="ce18"/>
          <table:table-cell table:style-name="ce65" office:value-type="float" office:value="21" calcext:value-type="float">
            <text:p>21</text:p>
          </table:table-cell>
          <table:table-cell table:style-name="ce86"/>
          <table:table-cell table:style-name="ce17" table:formula="of:=[$'jawaban peserta'.C22]" office:value-type="string" office:string-value="X" calcext:value-type="string">
            <text:p>X</text:p>
          </table:table-cell>
          <table:table-cell table:style-name="ce18"/>
          <table:table-cell table:style-name="ce65" office:value-type="float" office:value="41" calcext:value-type="float">
            <text:p>41</text:p>
          </table:table-cell>
          <table:table-cell table:style-name="ce86"/>
          <table:table-cell table:style-name="ce17" table:formula="of:=[$'jawaban peserta'.C42]">
            <text:p/>
          </table:table-cell>
          <table:table-cell table:style-name="ce18"/>
          <table:table-cell table:style-name="ce68" office:value-type="float" office:value="61" calcext:value-type="float">
            <text:p>61</text:p>
          </table:table-cell>
          <table:table-cell table:style-name="ce94"/>
          <table:table-cell table:style-name="ce17" table:formula="of:=[$'jawaban peserta'.C62]">
            <text:p/>
          </table:table-cell>
          <table:table-cell table:style-name="ce18"/>
          <table:table-cell table:style-name="ce68" office:value-type="float" office:value="81" calcext:value-type="float">
            <text:p>81</text:p>
          </table:table-cell>
          <table:table-cell table:style-name="ce94"/>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3">
          <table:table-cell table:style-name="ce54" office:value-type="float" office:value="2" calcext:value-type="float">
            <text:p>2</text:p>
          </table:table-cell>
          <table:table-cell table:style-name="ce86"/>
          <table:table-cell table:style-name="ce17" table:formula="of:=[$'jawaban peserta'.C3]">
            <text:p/>
          </table:table-cell>
          <table:table-cell table:style-name="ce18"/>
          <table:table-cell table:style-name="ce65" office:value-type="float" office:value="22" calcext:value-type="float">
            <text:p>22</text:p>
          </table:table-cell>
          <table:table-cell table:style-name="ce86"/>
          <table:table-cell table:style-name="ce17" table:formula="of:=[$'jawaban peserta'.C23]">
            <text:p/>
          </table:table-cell>
          <table:table-cell table:style-name="ce18"/>
          <table:table-cell table:style-name="ce65" office:value-type="float" office:value="42" calcext:value-type="float">
            <text:p>42</text:p>
          </table:table-cell>
          <table:table-cell table:style-name="ce86"/>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94"/>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94"/>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3">
          <table:table-cell table:style-name="ce54" office:value-type="float" office:value="3" calcext:value-type="float">
            <text:p>3</text:p>
          </table:table-cell>
          <table:table-cell table:style-name="ce86"/>
          <table:table-cell table:style-name="ce17" table:formula="of:=[$'jawaban peserta'.C4]" office:value-type="string" office:string-value="X" calcext:value-type="string">
            <text:p>X</text:p>
          </table:table-cell>
          <table:table-cell table:style-name="ce18"/>
          <table:table-cell table:style-name="ce65" office:value-type="float" office:value="23" calcext:value-type="float">
            <text:p>23</text:p>
          </table:table-cell>
          <table:table-cell table:style-name="ce86"/>
          <table:table-cell table:style-name="ce17" table:formula="of:=[$'jawaban peserta'.C24]">
            <text:p/>
          </table:table-cell>
          <table:table-cell table:style-name="ce18"/>
          <table:table-cell table:style-name="ce65" office:value-type="float" office:value="43" calcext:value-type="float">
            <text:p>43</text:p>
          </table:table-cell>
          <table:table-cell table:style-name="ce86"/>
          <table:table-cell table:style-name="ce17" table:formula="of:=[$'jawaban peserta'.C44]">
            <text:p/>
          </table:table-cell>
          <table:table-cell table:style-name="ce18"/>
          <table:table-cell table:style-name="ce68" office:value-type="float" office:value="63" calcext:value-type="float">
            <text:p>63</text:p>
          </table:table-cell>
          <table:table-cell table:style-name="ce94"/>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94"/>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3">
          <table:table-cell table:style-name="ce54" office:value-type="float" office:value="4" calcext:value-type="float">
            <text:p>4</text:p>
          </table:table-cell>
          <table:table-cell table:style-name="ce86"/>
          <table:table-cell table:style-name="ce17" table:formula="of:=[$'jawaban peserta'.C5]" office:value-type="string" office:string-value="X" calcext:value-type="string">
            <text:p>X</text:p>
          </table:table-cell>
          <table:table-cell table:style-name="ce18"/>
          <table:table-cell table:style-name="ce65" office:value-type="float" office:value="24" calcext:value-type="float">
            <text:p>24</text:p>
          </table:table-cell>
          <table:table-cell table:style-name="ce86"/>
          <table:table-cell table:style-name="ce17" table:formula="of:=[$'jawaban peserta'.C25]">
            <text:p/>
          </table:table-cell>
          <table:table-cell table:style-name="ce18"/>
          <table:table-cell table:style-name="ce65" office:value-type="float" office:value="44" calcext:value-type="float">
            <text:p>44</text:p>
          </table:table-cell>
          <table:table-cell table:style-name="ce86"/>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94"/>
          <table:table-cell table:style-name="ce17" table:formula="of:=[$'jawaban peserta'.C65]">
            <text:p/>
          </table:table-cell>
          <table:table-cell table:style-name="ce18"/>
          <table:table-cell table:style-name="ce68" office:value-type="float" office:value="84" calcext:value-type="float">
            <text:p>84</text:p>
          </table:table-cell>
          <table:table-cell table:style-name="ce94"/>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3">
          <table:table-cell table:style-name="ce54" office:value-type="float" office:value="5" calcext:value-type="float">
            <text:p>5</text:p>
          </table:table-cell>
          <table:table-cell table:style-name="ce86"/>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86"/>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86"/>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94"/>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94"/>
          <table:table-cell table:style-name="ce17" table:formula="of:=[$'jawaban peserta'.C8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3">
          <table:table-cell table:style-name="ce54" office:value-type="float" office:value="6" calcext:value-type="float">
            <text:p>6</text:p>
          </table:table-cell>
          <table:table-cell table:style-name="ce86"/>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86"/>
          <table:table-cell table:style-name="ce17" table:formula="of:=[$'jawaban peserta'.C27]">
            <text:p/>
          </table:table-cell>
          <table:table-cell table:style-name="ce18"/>
          <table:table-cell table:style-name="ce65" office:value-type="float" office:value="46" calcext:value-type="float">
            <text:p>46</text:p>
          </table:table-cell>
          <table:table-cell table:style-name="ce86"/>
          <table:table-cell table:style-name="ce17" table:formula="of:=[$'jawaban peserta'.C47]" office:value-type="string" office:string-value="X" calcext:value-type="string">
            <text:p>X</text:p>
          </table:table-cell>
          <table:table-cell table:style-name="ce18"/>
          <table:table-cell table:style-name="ce68" office:value-type="float" office:value="66" calcext:value-type="float">
            <text:p>66</text:p>
          </table:table-cell>
          <table:table-cell table:style-name="ce94"/>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94"/>
          <table:table-cell table:style-name="ce17" table:formula="of:=[$'jawaban peserta'.C87]">
            <text:p/>
          </table:table-cell>
          <table:table-cell table:style-name="ce18" table:number-columns-repeated="8"/>
          <table:table-cell/>
          <table:table-cell table:style-name="ce18" table:number-columns-repeated="4"/>
          <table:table-cell table:number-columns-repeated="992"/>
        </table:table-row>
        <table:table-row table:style-name="ro3">
          <table:table-cell table:style-name="ce54" office:value-type="float" office:value="7" calcext:value-type="float">
            <text:p>7</text:p>
          </table:table-cell>
          <table:table-cell table:style-name="ce86"/>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86"/>
          <table:table-cell table:style-name="ce17" table:formula="of:=[$'jawaban peserta'.C28]" office:value-type="string" office:string-value="X" calcext:value-type="string">
            <text:p>X</text:p>
          </table:table-cell>
          <table:table-cell table:style-name="ce18"/>
          <table:table-cell table:style-name="ce65" office:value-type="float" office:value="47" calcext:value-type="float">
            <text:p>47</text:p>
          </table:table-cell>
          <table:table-cell table:style-name="ce86"/>
          <table:table-cell table:style-name="ce17" table:formula="of:=[$'jawaban peserta'.C48]">
            <text:p/>
          </table:table-cell>
          <table:table-cell table:style-name="ce18"/>
          <table:table-cell table:style-name="ce68" office:value-type="float" office:value="67" calcext:value-type="float">
            <text:p>67</text:p>
          </table:table-cell>
          <table:table-cell table:style-name="ce94"/>
          <table:table-cell table:style-name="ce17" table:formula="of:=[$'jawaban peserta'.C68]" office:value-type="string" office:string-value="X" calcext:value-type="string">
            <text:p>X</text:p>
          </table:table-cell>
          <table:table-cell table:style-name="ce18"/>
          <table:table-cell table:style-name="ce68" office:value-type="float" office:value="87" calcext:value-type="float">
            <text:p>87</text:p>
          </table:table-cell>
          <table:table-cell table:style-name="ce94"/>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3">
          <table:table-cell table:style-name="ce54" office:value-type="float" office:value="8" calcext:value-type="float">
            <text:p>8</text:p>
          </table:table-cell>
          <table:table-cell table:style-name="ce86"/>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86"/>
          <table:table-cell table:style-name="ce17" table:formula="of:=[$'jawaban peserta'.C29]">
            <text:p/>
          </table:table-cell>
          <table:table-cell table:style-name="ce18"/>
          <table:table-cell table:style-name="ce65" office:value-type="float" office:value="48" calcext:value-type="float">
            <text:p>48</text:p>
          </table:table-cell>
          <table:table-cell table:style-name="ce86"/>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94"/>
          <table:table-cell table:style-name="ce17" table:formula="of:=[$'jawaban peserta'.C69]">
            <text:p/>
          </table:table-cell>
          <table:table-cell table:style-name="ce18"/>
          <table:table-cell table:style-name="ce68" office:value-type="float" office:value="88" calcext:value-type="float">
            <text:p>88</text:p>
          </table:table-cell>
          <table:table-cell table:style-name="ce94"/>
          <table:table-cell table:style-name="ce17" table:formula="of:=[$'jawaban peserta'.C8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3">
          <table:table-cell table:style-name="ce54" office:value-type="float" office:value="9" calcext:value-type="float">
            <text:p>9</text:p>
          </table:table-cell>
          <table:table-cell table:style-name="ce86"/>
          <table:table-cell table:style-name="ce17" table:formula="of:=[$'jawaban peserta'.C10]" office:value-type="string" office:string-value="X" calcext:value-type="string">
            <text:p>X</text:p>
          </table:table-cell>
          <table:table-cell table:style-name="ce18"/>
          <table:table-cell table:style-name="ce65" office:value-type="float" office:value="29" calcext:value-type="float">
            <text:p>29</text:p>
          </table:table-cell>
          <table:table-cell table:style-name="ce86"/>
          <table:table-cell table:style-name="ce17" table:formula="of:=[$'jawaban peserta'.C30]" office:value-type="string" office:string-value="X" calcext:value-type="string">
            <text:p>X</text:p>
          </table:table-cell>
          <table:table-cell table:style-name="ce18"/>
          <table:table-cell table:style-name="ce65" office:value-type="float" office:value="49" calcext:value-type="float">
            <text:p>49</text:p>
          </table:table-cell>
          <table:table-cell table:style-name="ce86"/>
          <table:table-cell table:style-name="ce17" table:formula="of:=[$'jawaban peserta'.C50]">
            <text:p/>
          </table:table-cell>
          <table:table-cell table:style-name="ce18"/>
          <table:table-cell table:style-name="ce68" office:value-type="float" office:value="69" calcext:value-type="float">
            <text:p>69</text:p>
          </table:table-cell>
          <table:table-cell table:style-name="ce94"/>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94"/>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3">
          <table:table-cell table:style-name="ce54" office:value-type="float" office:value="10" calcext:value-type="float">
            <text:p>10</text:p>
          </table:table-cell>
          <table:table-cell table:style-name="ce86"/>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86"/>
          <table:table-cell table:style-name="ce17" table:formula="of:=[$'jawaban peserta'.C31]" office:value-type="string" office:string-value="X" calcext:value-type="string">
            <text:p>X</text:p>
          </table:table-cell>
          <table:table-cell table:style-name="ce18"/>
          <table:table-cell table:style-name="ce65" office:value-type="float" office:value="50" calcext:value-type="float">
            <text:p>50</text:p>
          </table:table-cell>
          <table:table-cell table:style-name="ce86"/>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94"/>
          <table:table-cell table:style-name="ce17" table:formula="of:=[$'jawaban peserta'.C71]" office:value-type="string" office:string-value="X" calcext:value-type="string">
            <text:p>X</text:p>
          </table:table-cell>
          <table:table-cell table:style-name="ce18"/>
          <table:table-cell table:style-name="ce68" office:value-type="float" office:value="90" calcext:value-type="float">
            <text:p>90</text:p>
          </table:table-cell>
          <table:table-cell table:style-name="ce94"/>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3">
          <table:table-cell table:style-name="ce54" office:value-type="float" office:value="11" calcext:value-type="float">
            <text:p>11</text:p>
          </table:table-cell>
          <table:table-cell table:style-name="ce86"/>
          <table:table-cell table:style-name="ce17" table:formula="of:=[$'jawaban peserta'.C12]" office:value-type="string" office:string-value="X" calcext:value-type="string">
            <text:p>X</text:p>
          </table:table-cell>
          <table:table-cell table:style-name="ce18"/>
          <table:table-cell table:style-name="ce65" office:value-type="float" office:value="31" calcext:value-type="float">
            <text:p>31</text:p>
          </table:table-cell>
          <table:table-cell table:style-name="ce86"/>
          <table:table-cell table:style-name="ce17" table:formula="of:=[$'jawaban peserta'.C32]" office:value-type="string" office:string-value="X" calcext:value-type="string">
            <text:p>X</text:p>
          </table:table-cell>
          <table:table-cell table:style-name="ce18"/>
          <table:table-cell table:style-name="ce65" office:value-type="float" office:value="51" calcext:value-type="float">
            <text:p>51</text:p>
          </table:table-cell>
          <table:table-cell table:style-name="ce86"/>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94"/>
          <table:table-cell table:style-name="ce17" table:formula="of:=[$'jawaban peserta'.C72]" office:value-type="string" office:string-value="X" calcext:value-type="string">
            <text:p>X</text:p>
          </table:table-cell>
          <table:table-cell table:style-name="ce18"/>
          <table:table-cell table:style-name="ce68" office:value-type="float" office:value="91" calcext:value-type="float">
            <text:p>91</text:p>
          </table:table-cell>
          <table:table-cell table:style-name="ce94"/>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3">
          <table:table-cell table:style-name="ce54" office:value-type="float" office:value="12" calcext:value-type="float">
            <text:p>12</text:p>
          </table:table-cell>
          <table:table-cell table:style-name="ce86"/>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86"/>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86"/>
          <table:table-cell table:style-name="ce17" table:formula="of:=[$'jawaban peserta'.C53]">
            <text:p/>
          </table:table-cell>
          <table:table-cell table:style-name="ce18"/>
          <table:table-cell table:style-name="ce68" office:value-type="float" office:value="72" calcext:value-type="float">
            <text:p>72</text:p>
          </table:table-cell>
          <table:table-cell table:style-name="ce94"/>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94"/>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3">
          <table:table-cell table:style-name="ce54" office:value-type="float" office:value="13" calcext:value-type="float">
            <text:p>13</text:p>
          </table:table-cell>
          <table:table-cell table:style-name="ce86"/>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86"/>
          <table:table-cell table:style-name="ce17" table:formula="of:=[$'jawaban peserta'.C34]">
            <text:p/>
          </table:table-cell>
          <table:table-cell table:style-name="ce18"/>
          <table:table-cell table:style-name="ce65" office:value-type="float" office:value="53" calcext:value-type="float">
            <text:p>53</text:p>
          </table:table-cell>
          <table:table-cell table:style-name="ce86"/>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94"/>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94"/>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3">
          <table:table-cell table:style-name="ce54" office:value-type="float" office:value="14" calcext:value-type="float">
            <text:p>14</text:p>
          </table:table-cell>
          <table:table-cell table:style-name="ce86"/>
          <table:table-cell table:style-name="ce17" table:formula="of:=[$'jawaban peserta'.C15]">
            <text:p/>
          </table:table-cell>
          <table:table-cell table:style-name="ce18"/>
          <table:table-cell table:style-name="ce65" office:value-type="float" office:value="34" calcext:value-type="float">
            <text:p>34</text:p>
          </table:table-cell>
          <table:table-cell table:style-name="ce86"/>
          <table:table-cell table:style-name="ce17" table:formula="of:=[$'jawaban peserta'.C35]" office:value-type="string" office:string-value="X" calcext:value-type="string">
            <text:p>X</text:p>
          </table:table-cell>
          <table:table-cell table:style-name="ce18"/>
          <table:table-cell table:style-name="ce65" office:value-type="float" office:value="54" calcext:value-type="float">
            <text:p>54</text:p>
          </table:table-cell>
          <table:table-cell table:style-name="ce86"/>
          <table:table-cell table:style-name="ce17" table:formula="of:=[$'jawaban peserta'.C55]">
            <text:p/>
          </table:table-cell>
          <table:table-cell table:style-name="ce18"/>
          <table:table-cell table:style-name="ce68" office:value-type="float" office:value="74" calcext:value-type="float">
            <text:p>74</text:p>
          </table:table-cell>
          <table:table-cell table:style-name="ce94"/>
          <table:table-cell table:style-name="ce17" table:formula="of:=[$'jawaban peserta'.C75]" office:value-type="string" office:string-value="X" calcext:value-type="string">
            <text:p>X</text:p>
          </table:table-cell>
          <table:table-cell table:style-name="ce18"/>
          <table:table-cell table:style-name="ce68" office:value-type="float" office:value="94" calcext:value-type="float">
            <text:p>94</text:p>
          </table:table-cell>
          <table:table-cell table:style-name="ce94"/>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3">
          <table:table-cell table:style-name="ce54" office:value-type="float" office:value="15" calcext:value-type="float">
            <text:p>15</text:p>
          </table:table-cell>
          <table:table-cell table:style-name="ce86"/>
          <table:table-cell table:style-name="ce17" table:formula="of:=[$'jawaban peserta'.C16]" office:value-type="string" office:string-value="X" calcext:value-type="string">
            <text:p>X</text:p>
          </table:table-cell>
          <table:table-cell table:style-name="ce18"/>
          <table:table-cell table:style-name="ce65" office:value-type="float" office:value="35" calcext:value-type="float">
            <text:p>35</text:p>
          </table:table-cell>
          <table:table-cell table:style-name="ce86"/>
          <table:table-cell table:style-name="ce17" table:formula="of:=[$'jawaban peserta'.C36]" office:value-type="string" office:string-value="X" calcext:value-type="string">
            <text:p>X</text:p>
          </table:table-cell>
          <table:table-cell table:style-name="ce18"/>
          <table:table-cell table:style-name="ce65" office:value-type="float" office:value="55" calcext:value-type="float">
            <text:p>55</text:p>
          </table:table-cell>
          <table:table-cell table:style-name="ce86"/>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94"/>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94"/>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3">
          <table:table-cell table:style-name="ce54" office:value-type="float" office:value="16" calcext:value-type="float">
            <text:p>16</text:p>
          </table:table-cell>
          <table:table-cell table:style-name="ce86"/>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86"/>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86"/>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94"/>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94"/>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3">
          <table:table-cell table:style-name="ce54" office:value-type="float" office:value="17" calcext:value-type="float">
            <text:p>17</text:p>
          </table:table-cell>
          <table:table-cell table:style-name="ce86"/>
          <table:table-cell table:style-name="ce17" table:formula="of:=[$'jawaban peserta'.C18]">
            <text:p/>
          </table:table-cell>
          <table:table-cell table:style-name="ce18"/>
          <table:table-cell table:style-name="ce65" office:value-type="float" office:value="37" calcext:value-type="float">
            <text:p>37</text:p>
          </table:table-cell>
          <table:table-cell table:style-name="ce86"/>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86"/>
          <table:table-cell table:style-name="ce17" table:formula="of:=[$'jawaban peserta'.C58]">
            <text:p/>
          </table:table-cell>
          <table:table-cell table:style-name="ce18"/>
          <table:table-cell table:style-name="ce68" office:value-type="float" office:value="77" calcext:value-type="float">
            <text:p>77</text:p>
          </table:table-cell>
          <table:table-cell table:style-name="ce94"/>
          <table:table-cell table:style-name="ce17" table:formula="of:=[$'jawaban peserta'.C78]">
            <text:p/>
          </table:table-cell>
          <table:table-cell table:style-name="ce18"/>
          <table:table-cell table:style-name="ce68" office:value-type="float" office:value="97" calcext:value-type="float">
            <text:p>97</text:p>
          </table:table-cell>
          <table:table-cell table:style-name="ce94"/>
          <table:table-cell table:style-name="ce17" table:formula="of:=[$'jawaban peserta'.C98]">
            <text:p/>
          </table:table-cell>
          <table:table-cell table:style-name="ce18" table:number-columns-repeated="8"/>
          <table:table-cell/>
          <table:table-cell table:style-name="ce18" table:number-columns-repeated="4"/>
          <table:table-cell table:number-columns-repeated="992"/>
        </table:table-row>
        <table:table-row table:style-name="ro3">
          <table:table-cell table:style-name="ce54" office:value-type="float" office:value="18" calcext:value-type="float">
            <text:p>18</text:p>
          </table:table-cell>
          <table:table-cell table:style-name="ce86"/>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86"/>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86"/>
          <table:table-cell table:style-name="ce17" table:formula="of:=[$'jawaban peserta'.C59]" office:value-type="string" office:string-value="X" calcext:value-type="string">
            <text:p>X</text:p>
          </table:table-cell>
          <table:table-cell table:style-name="ce18"/>
          <table:table-cell table:style-name="ce68" office:value-type="float" office:value="78" calcext:value-type="float">
            <text:p>78</text:p>
          </table:table-cell>
          <table:table-cell table:style-name="ce94"/>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94"/>
          <table:table-cell table:style-name="ce17" table:formula="of:=[$'jawaban peserta'.C99]">
            <text:p/>
          </table:table-cell>
          <table:table-cell table:style-name="ce18" table:number-columns-repeated="8"/>
          <table:table-cell/>
          <table:table-cell table:style-name="ce18" table:number-columns-repeated="4"/>
          <table:table-cell table:number-columns-repeated="992"/>
        </table:table-row>
        <table:table-row table:style-name="ro3">
          <table:table-cell table:style-name="ce54" office:value-type="float" office:value="19" calcext:value-type="float">
            <text:p>19</text:p>
          </table:table-cell>
          <table:table-cell table:style-name="ce86"/>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86"/>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86"/>
          <table:table-cell table:style-name="ce17" table:formula="of:=[$'jawaban peserta'.C60]">
            <text:p/>
          </table:table-cell>
          <table:table-cell table:style-name="ce18"/>
          <table:table-cell table:style-name="ce68" office:value-type="float" office:value="79" calcext:value-type="float">
            <text:p>79</text:p>
          </table:table-cell>
          <table:table-cell table:style-name="ce94"/>
          <table:table-cell table:style-name="ce17" table:formula="of:=[$'jawaban peserta'.C80]" office:value-type="string" office:string-value="X" calcext:value-type="string">
            <text:p>X</text:p>
          </table:table-cell>
          <table:table-cell table:style-name="ce18"/>
          <table:table-cell table:style-name="ce68" office:value-type="float" office:value="99" calcext:value-type="float">
            <text:p>99</text:p>
          </table:table-cell>
          <table:table-cell table:style-name="ce94"/>
          <table:table-cell table:style-name="ce17" table:formula="of:=[$'jawaban peserta'.C100]">
            <text:p/>
          </table:table-cell>
          <table:table-cell table:style-name="ce18" table:number-columns-repeated="8"/>
          <table:table-cell/>
          <table:table-cell table:style-name="ce18" table:number-columns-repeated="4"/>
          <table:table-cell table:number-columns-repeated="992"/>
        </table:table-row>
        <table:table-row table:style-name="ro3">
          <table:table-cell table:style-name="ce54" office:value-type="float" office:value="20" calcext:value-type="float">
            <text:p>20</text:p>
          </table:table-cell>
          <table:table-cell table:style-name="ce86"/>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86"/>
          <table:table-cell table:style-name="ce17" table:formula="of:=[$'jawaban peserta'.C41]">
            <text:p/>
          </table:table-cell>
          <table:table-cell table:style-name="ce18"/>
          <table:table-cell table:style-name="ce65" office:value-type="float" office:value="60" calcext:value-type="float">
            <text:p>60</text:p>
          </table:table-cell>
          <table:table-cell table:style-name="ce86"/>
          <table:table-cell table:style-name="ce17" table:formula="of:=[$'jawaban peserta'.C61]">
            <text:p/>
          </table:table-cell>
          <table:table-cell table:style-name="ce18"/>
          <table:table-cell table:style-name="ce68" office:value-type="float" office:value="80" calcext:value-type="float">
            <text:p>80</text:p>
          </table:table-cell>
          <table:table-cell table:style-name="ce94"/>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94"/>
          <table:table-cell table:style-name="ce17" table:formula="of:=[$'jawaban peserta'.C101]">
            <text:p/>
          </table:table-cell>
          <table:table-cell table:style-name="ce18" table:number-columns-repeated="8"/>
          <table:table-cell/>
          <table:table-cell table:style-name="ce18" table:number-columns-repeated="4"/>
          <table:table-cell table:number-columns-repeated="992"/>
        </table:table-row>
        <table:table-row table:style-name="ro3"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3" table:visibility="collapse" table:number-rows-repeated="1048528">
          <table:table-cell table:number-columns-repeated="1024"/>
        </table:table-row>
        <table:table-row table:style-name="ro3" table:visibility="collapse">
          <table:table-cell table:number-columns-repeated="1024"/>
        </table:table-row>
      </table:table>
      <table:table table:name="Database"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28" form:id="control28" form:label="Inpu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input-required="fals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checkbox form:name="Check Box 1" form:control-implementation="ooo:com.sun.star.form.component.CheckBox" xml:id="control31" form:id="control31" form:label="Edit" form:input-required="false" form:linked-cell="'olah data'.A3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5" svg:width="70.87pt" svg:height="42.52pt" svg:x="102.53pt" svg:y="3.26pt" draw:control="control28"/>
          <draw:control draw:z-index="1" draw:style-name="gr1" draw:text-style-name="P5" svg:width="85.04pt" svg:height="42.52pt" svg:x="8.42pt" svg:y="2.1pt" draw:control="control29"/>
          <draw:control draw:z-index="2" draw:style-name="gr4" draw:text-style-name="P4" svg:width="85.04pt" svg:height="28.35pt" svg:x="182.75pt" svg:y="9.07pt" draw:control="control30"/>
          <draw:control draw:z-index="3" draw:style-name="gr4" draw:text-style-name="P4" svg:width="85.04pt" svg:height="28.35pt" svg:x="296.22pt" svg:y="9.07pt" draw:control="control31"/>
        </table:shapes>
        <table:table-column table:style-name="co39" table:visibility="collapse" table:default-cell-style-name="ce37"/>
        <table:table-column table:style-name="co40" table:default-cell-style-name="ce39"/>
        <table:table-column table:style-name="co41" table:default-cell-style-name="ce37"/>
        <table:table-column table:style-name="co42" table:default-cell-style-name="ce37"/>
        <table:table-column table:style-name="co43" table:default-cell-style-name="ce93"/>
        <table:table-column table:style-name="co44" table:default-cell-style-name="ce37"/>
        <table:table-column table:style-name="co41" table:default-cell-style-name="ce39"/>
        <table:table-column table:style-name="co41" table:number-columns-repeated="4" table:default-cell-style-name="ce37"/>
        <table:table-column table:style-name="co41" table:visibility="collapse" table:number-columns-repeated="1012" table:default-cell-style-name="ce37"/>
        <table:table-column table:style-name="co3" table:visibility="collapse" table:default-cell-style-name="ce37"/>
        <table:table-row table:style-name="ro3">
          <table:table-cell table:style-name="ce31" table:number-columns-spanned="11" table:number-rows-spanned="2"/>
          <table:covered-table-cell table:style-name="ce92"/>
          <table:covered-table-cell table:number-columns-repeated="2" table:style-name="ce83"/>
          <table:covered-table-cell table:style-name="ce98"/>
          <table:covered-table-cell table:style-name="ce83"/>
          <table:covered-table-cell table:style-name="ce92"/>
          <table:covered-table-cell table:number-columns-repeated="4" table:style-name="ce83"/>
          <table:table-cell table:number-columns-repeated="1013"/>
        </table:table-row>
        <table:table-row table:style-name="ro5">
          <table:covered-table-cell table:style-name="ce83"/>
          <table:covered-table-cell table:style-name="ce92"/>
          <table:covered-table-cell table:number-columns-repeated="2" table:style-name="ce83"/>
          <table:covered-table-cell table:style-name="ce98"/>
          <table:covered-table-cell table:style-name="ce83"/>
          <table:covered-table-cell table:style-name="ce92"/>
          <table:covered-table-cell table:number-columns-repeated="4" table:style-name="ce83"/>
          <table:table-cell table:number-columns-repeated="1013"/>
        </table:table-row>
        <table:table-row table:style-name="ro6">
          <table:table-cell table:style-name="ce85" office:value-type="string" calcext:value-type="string">
            <text:p>ID DATA</text:p>
          </table:table-cell>
          <table:table-cell table:style-name="ce95" office:value-type="string" calcext:value-type="string">
            <text:p>TANGGAL TES</text:p>
          </table:table-cell>
          <table:table-cell table:style-name="ce85" office:value-type="string" calcext:value-type="string">
            <text:p>KOTA</text:p>
          </table:table-cell>
          <table:table-cell table:style-name="ce85" office:value-type="string" calcext:value-type="string">
            <text:p>NO TES</text:p>
          </table:table-cell>
          <table:table-cell table:style-name="ce85" office:value-type="string" calcext:value-type="string">
            <text:p>NAMA KANDIDAT</text:p>
          </table:table-cell>
          <table:table-cell table:style-name="ce85" office:value-type="string" calcext:value-type="string">
            <text:p>JENIS KELAMIN</text:p>
          </table:table-cell>
          <table:table-cell table:style-name="ce95" office:value-type="string" calcext:value-type="string">
            <text:p>TANGGAL LAHIR</text:p>
          </table:table-cell>
          <table:table-cell table:style-name="ce85" office:value-type="string" calcext:value-type="string">
            <text:p>PENDIDIKAN TERAKHIR</text:p>
          </table:table-cell>
          <table:table-cell table:style-name="ce85" office:value-type="string" calcext:value-type="string">
            <text:p>PERUSAHAAN/INSTITUSI</text:p>
          </table:table-cell>
          <table:table-cell table:style-name="ce85" office:value-type="string" calcext:value-type="string">
            <text:p>POSISI YANG DITUJU</text:p>
          </table:table-cell>
          <table:table-cell table:style-name="ce85" office:value-type="string" calcext:value-type="string">
            <text:p>CATATAN/KETERANGAN LAIN</text:p>
          </table:table-cell>
          <table:table-cell table:style-name="ce66" table:number-columns-repeated="1013"/>
        </table:table-row>
        <table:table-row table:style-name="ro3">
          <table:table-cell office:value-type="float" office:value="1" calcext:value-type="float">
            <text:p>1</text:p>
          </table:table-cell>
          <table:table-cell table:style-name="ce75" office:value-type="string" calcext:value-type="string">
            <text:p>11/02/2018</text:p>
          </table:table-cell>
          <table:table-cell office:value-type="string" calcext:value-type="string">
            <text:p>SURABAYA</text:p>
          </table:table-cell>
          <table:table-cell table:style-name="ce75" office:value-type="string" calcext:value-type="string">
            <text:p>1</text:p>
          </table:table-cell>
          <table:table-cell office:value-type="string" calcext:value-type="string">
            <text:p>TX</text:p>
          </table:table-cell>
          <table:table-cell office:value-type="string" calcext:value-type="string">
            <text:p>L</text:p>
          </table:table-cell>
          <table:table-cell table:style-name="ce75" office:value-type="string" calcext:value-type="string">
            <text:p>08/01/1990</text:p>
          </table:table-cell>
          <table:table-cell office:value-type="string" calcext:value-type="string">
            <text:p>S1</text:p>
          </table:table-cell>
          <table:table-cell office:value-type="string" calcext:value-type="string">
            <text:p>SWASTA</text:p>
          </table:table-cell>
          <table:table-cell/>
          <table:table-cell office:value-type="string" calcext:value-type="string">
            <text:p>TEST TRIAL</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3"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100" calcext:value-type="float">
            <text:p>100</text:p>
          </table:table-cell>
          <table:table-cell table:number-columns-repeated="912"/>
        </table:table-row>
        <table:table-row table:style-name="ro3" table:number-rows-repeated="1048571">
          <table:table-cell table:number-columns-repeated="1024"/>
        </table:table-row>
        <table:table-row table:style-name="ro3">
          <table:table-cell table:number-columns-repeated="1024"/>
        </table:table-row>
      </table:table>
      <table:table table:name="jawaban peserta" table:style-name="ta3">
        <office:forms form:automatic-focus="false" form:apply-design-mode="false"/>
        <table:table-column table:style-name="co7" table:number-columns-repeated="3" table:default-cell-style-name="Default"/>
        <table:table-column table:style-name="co7" table:default-cell-style-name="ce144"/>
        <table:table-column table:style-name="co7" table:number-columns-repeated="1020" table:default-cell-style-name="Default"/>
        <table:table-row table:style-name="ro3">
          <table:table-cell office:value-type="string" calcext:value-type="string">
            <text:p>No.</text:p>
          </table:table-cell>
          <table:table-cell office:value-type="string" calcext:value-type="string">
            <text:p>Jawaban</text:p>
          </table:table-cell>
          <table:table-cell table:number-columns-repeated="1022"/>
        </table:table-row>
        <table:table-row table:style-name="ro3">
          <table:table-cell office:value-type="float" office:value="1" calcext:value-type="float">
            <text:p>1</text:p>
          </table:table-cell>
          <table:table-cell table:style-name="ce76" office:value-type="float" office:value="1" calcext:value-type="float">
            <text:p>1</text:p>
          </table:table-cell>
          <table:table-cell table:style-name="ce76" table:formula="of:=IF([$'olah data'.V3]=[$'olah data'.W3];&quot;&quot;;&quot;X&quot;)" office:value-type="string" office:string-value="X" calcext:value-type="string">
            <text:p>X</text:p>
          </table:table-cell>
          <table:table-cell table:style-name="ce143" table:formula="of:=IFERROR([$'View Input'.B11];&quot;&quot;)" office:value-type="float" office:value="0" calcext:value-type="float">
            <text:p>0</text:p>
          </table:table-cell>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3"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100" calcext:value-type="float">
            <text:p>100</text:p>
          </table:table-cell>
          <table:table-cell table:number-columns-repeated="918"/>
        </table:table-row>
        <table:table-row table:style-name="ro3">
          <table:table-cell office:value-type="float" office:value="2" calcext:value-type="float">
            <text:p>2</text:p>
          </table:table-cell>
          <table:table-cell table:style-name="ce76" office:value-type="float" office:value="4" calcext:value-type="float">
            <text:p>4</text:p>
          </table:table-cell>
          <table:table-cell table:style-name="ce76" table:formula="of:=IF([$'olah data'.V4]=[$'olah data'.W4];&quot;&quot;;&quot;X&quot;)">
            <text:p/>
          </table:table-cell>
          <table:table-cell table:style-name="ce143" table:formula="of:=IFERROR([$'View Input'.B12];&quot;&quot;)" office:value-type="float" office:value="0" calcext:value-type="float">
            <text:p>0</text:p>
          </table:table-cell>
          <table:table-cell table:number-columns-repeated="1020"/>
        </table:table-row>
        <table:table-row table:style-name="ro3">
          <table:table-cell office:value-type="float" office:value="3" calcext:value-type="float">
            <text:p>3</text:p>
          </table:table-cell>
          <table:table-cell table:style-name="ce76" office:value-type="float" office:value="4" calcext:value-type="float">
            <text:p>4</text:p>
          </table:table-cell>
          <table:table-cell table:style-name="ce76" table:formula="of:=IF([$'olah data'.V5]=[$'olah data'.W5];&quot;&quot;;&quot;X&quot;)" office:value-type="string" office:string-value="X" calcext:value-type="string">
            <text:p>X</text:p>
          </table:table-cell>
          <table:table-cell table:style-name="ce143" table:formula="of:=IFERROR([$'View Input'.B13];&quot;&quot;)" office:value-type="float" office:value="0" calcext:value-type="float">
            <text:p>0</text:p>
          </table:table-cell>
          <table:table-cell table:number-columns-repeated="1020"/>
        </table:table-row>
        <table:table-row table:style-name="ro3">
          <table:table-cell office:value-type="float" office:value="4" calcext:value-type="float">
            <text:p>4</text:p>
          </table:table-cell>
          <table:table-cell table:style-name="ce76" office:value-type="float" office:value="3" calcext:value-type="float">
            <text:p>3</text:p>
          </table:table-cell>
          <table:table-cell table:style-name="ce76" table:formula="of:=IF([$'olah data'.V6]=[$'olah data'.W6];&quot;&quot;;&quot;X&quot;)" office:value-type="string" office:string-value="X" calcext:value-type="string">
            <text:p>X</text:p>
          </table:table-cell>
          <table:table-cell table:style-name="ce143" table:formula="of:=IFERROR([$'View Input'.B14];&quot;&quot;)" office:value-type="float" office:value="0" calcext:value-type="float">
            <text:p>0</text:p>
          </table:table-cell>
          <table:table-cell table:number-columns-repeated="1020"/>
        </table:table-row>
        <table:table-row table:style-name="ro3">
          <table:table-cell office:value-type="float" office:value="5" calcext:value-type="float">
            <text:p>5</text:p>
          </table:table-cell>
          <table:table-cell table:style-name="ce76" office:value-type="float" office:value="1" calcext:value-type="float">
            <text:p>1</text:p>
          </table:table-cell>
          <table:table-cell table:style-name="ce76" table:formula="of:=IF([$'olah data'.V7]=[$'olah data'.W7];&quot;&quot;;&quot;X&quot;)" office:value-type="string" office:string-value="X" calcext:value-type="string">
            <text:p>X</text:p>
          </table:table-cell>
          <table:table-cell table:style-name="ce143" table:formula="of:=IFERROR([$'View Input'.B15];&quot;&quot;)" office:value-type="float" office:value="0" calcext:value-type="float">
            <text:p>0</text:p>
          </table:table-cell>
          <table:table-cell table:number-columns-repeated="1020"/>
        </table:table-row>
        <table:table-row table:style-name="ro3">
          <table:table-cell office:value-type="float" office:value="6" calcext:value-type="float">
            <text:p>6</text:p>
          </table:table-cell>
          <table:table-cell table:style-name="ce76" office:value-type="float" office:value="5" calcext:value-type="float">
            <text:p>5</text:p>
          </table:table-cell>
          <table:table-cell table:style-name="ce76" table:formula="of:=IF([$'olah data'.V8]=[$'olah data'.W8];&quot;&quot;;&quot;X&quot;)" office:value-type="string" office:string-value="X" calcext:value-type="string">
            <text:p>X</text:p>
          </table:table-cell>
          <table:table-cell table:style-name="ce143" table:formula="of:=IFERROR([$'View Input'.B16];&quot;&quot;)" office:value-type="float" office:value="0" calcext:value-type="float">
            <text:p>0</text:p>
          </table:table-cell>
          <table:table-cell table:number-columns-repeated="1020"/>
        </table:table-row>
        <table:table-row table:style-name="ro3">
          <table:table-cell office:value-type="float" office:value="7" calcext:value-type="float">
            <text:p>7</text:p>
          </table:table-cell>
          <table:table-cell table:style-name="ce76" office:value-type="float" office:value="4" calcext:value-type="float">
            <text:p>4</text:p>
          </table:table-cell>
          <table:table-cell table:style-name="ce76" table:formula="of:=IF([$'olah data'.V9]=[$'olah data'.W9];&quot;&quot;;&quot;X&quot;)" office:value-type="string" office:string-value="X" calcext:value-type="string">
            <text:p>X</text:p>
          </table:table-cell>
          <table:table-cell table:style-name="ce143" table:formula="of:=IFERROR([$'View Input'.B17];&quot;&quot;)" office:value-type="float" office:value="0" calcext:value-type="float">
            <text:p>0</text:p>
          </table:table-cell>
          <table:table-cell table:number-columns-repeated="1020"/>
        </table:table-row>
        <table:table-row table:style-name="ro3">
          <table:table-cell office:value-type="float" office:value="8" calcext:value-type="float">
            <text:p>8</text:p>
          </table:table-cell>
          <table:table-cell table:style-name="ce76" office:value-type="float" office:value="5" calcext:value-type="float">
            <text:p>5</text:p>
          </table:table-cell>
          <table:table-cell table:style-name="ce76" table:formula="of:=IF([$'olah data'.V10]=[$'olah data'.W10];&quot;&quot;;&quot;X&quot;)" office:value-type="string" office:string-value="X" calcext:value-type="string">
            <text:p>X</text:p>
          </table:table-cell>
          <table:table-cell table:style-name="ce143" table:formula="of:=IFERROR([$'View Input'.B18];&quot;&quot;)" office:value-type="float" office:value="0" calcext:value-type="float">
            <text:p>0</text:p>
          </table:table-cell>
          <table:table-cell table:number-columns-repeated="1020"/>
        </table:table-row>
        <table:table-row table:style-name="ro3">
          <table:table-cell office:value-type="float" office:value="9" calcext:value-type="float">
            <text:p>9</text:p>
          </table:table-cell>
          <table:table-cell table:style-name="ce76" office:value-type="float" office:value="3" calcext:value-type="float">
            <text:p>3</text:p>
          </table:table-cell>
          <table:table-cell table:style-name="ce76" table:formula="of:=IF([$'olah data'.V11]=[$'olah data'.W11];&quot;&quot;;&quot;X&quot;)" office:value-type="string" office:string-value="X" calcext:value-type="string">
            <text:p>X</text:p>
          </table:table-cell>
          <table:table-cell table:style-name="ce143" table:formula="of:=IFERROR([$'View Input'.B19];&quot;&quot;)" office:value-type="float" office:value="0" calcext:value-type="float">
            <text:p>0</text:p>
          </table:table-cell>
          <table:table-cell table:number-columns-repeated="1020"/>
        </table:table-row>
        <table:table-row table:style-name="ro3">
          <table:table-cell office:value-type="float" office:value="10" calcext:value-type="float">
            <text:p>10</text:p>
          </table:table-cell>
          <table:table-cell table:style-name="ce76" office:value-type="float" office:value="2" calcext:value-type="float">
            <text:p>2</text:p>
          </table:table-cell>
          <table:table-cell table:style-name="ce76" table:formula="of:=IF([$'olah data'.V12]=[$'olah data'.W12];&quot;&quot;;&quot;X&quot;)" office:value-type="string" office:string-value="X" calcext:value-type="string">
            <text:p>X</text:p>
          </table:table-cell>
          <table:table-cell table:style-name="ce143" table:formula="of:=IFERROR([$'View Input'.B20];&quot;&quot;)" office:value-type="float" office:value="0" calcext:value-type="float">
            <text:p>0</text:p>
          </table:table-cell>
          <table:table-cell table:number-columns-repeated="1020"/>
        </table:table-row>
        <table:table-row table:style-name="ro3">
          <table:table-cell office:value-type="float" office:value="11" calcext:value-type="float">
            <text:p>11</text:p>
          </table:table-cell>
          <table:table-cell table:style-name="ce76" office:value-type="float" office:value="1" calcext:value-type="float">
            <text:p>1</text:p>
          </table:table-cell>
          <table:table-cell table:style-name="ce76" table:formula="of:=IF([$'olah data'.V13]=[$'olah data'.W13];&quot;&quot;;&quot;X&quot;)" office:value-type="string" office:string-value="X" calcext:value-type="string">
            <text:p>X</text:p>
          </table:table-cell>
          <table:table-cell table:style-name="ce143" table:formula="of:=IFERROR([$'View Input'.B21];&quot;&quot;)" office:value-type="float" office:value="0" calcext:value-type="float">
            <text:p>0</text:p>
          </table:table-cell>
          <table:table-cell table:number-columns-repeated="1020"/>
        </table:table-row>
        <table:table-row table:style-name="ro3">
          <table:table-cell office:value-type="float" office:value="12" calcext:value-type="float">
            <text:p>12</text:p>
          </table:table-cell>
          <table:table-cell table:style-name="ce76" office:value-type="float" office:value="1" calcext:value-type="float">
            <text:p>1</text:p>
          </table:table-cell>
          <table:table-cell table:style-name="ce76" table:formula="of:=IF([$'olah data'.V14]=[$'olah data'.W14];&quot;&quot;;&quot;X&quot;)" office:value-type="string" office:string-value="X" calcext:value-type="string">
            <text:p>X</text:p>
          </table:table-cell>
          <table:table-cell table:style-name="ce143" table:formula="of:=IFERROR([$'View Input'.B22];&quot;&quot;)" office:value-type="float" office:value="0" calcext:value-type="float">
            <text:p>0</text:p>
          </table:table-cell>
          <table:table-cell table:number-columns-repeated="1020"/>
        </table:table-row>
        <table:table-row table:style-name="ro3">
          <table:table-cell office:value-type="float" office:value="13" calcext:value-type="float">
            <text:p>13</text:p>
          </table:table-cell>
          <table:table-cell table:style-name="ce76" office:value-type="float" office:value="1" calcext:value-type="float">
            <text:p>1</text:p>
          </table:table-cell>
          <table:table-cell table:style-name="ce76" table:formula="of:=IF([$'olah data'.V15]=[$'olah data'.W15];&quot;&quot;;&quot;X&quot;)" office:value-type="string" office:string-value="X" calcext:value-type="string">
            <text:p>X</text:p>
          </table:table-cell>
          <table:table-cell table:style-name="ce143" table:formula="of:=IFERROR([$'View Input'.B23];&quot;&quot;)" office:value-type="float" office:value="0" calcext:value-type="float">
            <text:p>0</text:p>
          </table:table-cell>
          <table:table-cell table:number-columns-repeated="1020"/>
        </table:table-row>
        <table:table-row table:style-name="ro3">
          <table:table-cell office:value-type="float" office:value="14" calcext:value-type="float">
            <text:p>14</text:p>
          </table:table-cell>
          <table:table-cell table:style-name="ce76" office:value-type="float" office:value="5" calcext:value-type="float">
            <text:p>5</text:p>
          </table:table-cell>
          <table:table-cell table:style-name="ce76" table:formula="of:=IF([$'olah data'.V16]=[$'olah data'.W16];&quot;&quot;;&quot;X&quot;)">
            <text:p/>
          </table:table-cell>
          <table:table-cell table:style-name="ce143" table:formula="of:=IFERROR([$'View Input'.B24];&quot;&quot;)" office:value-type="float" office:value="0" calcext:value-type="float">
            <text:p>0</text:p>
          </table:table-cell>
          <table:table-cell table:number-columns-repeated="1020"/>
        </table:table-row>
        <table:table-row table:style-name="ro3">
          <table:table-cell office:value-type="float" office:value="15" calcext:value-type="float">
            <text:p>15</text:p>
          </table:table-cell>
          <table:table-cell table:style-name="ce76" office:value-type="float" office:value="4" calcext:value-type="float">
            <text:p>4</text:p>
          </table:table-cell>
          <table:table-cell table:style-name="ce76" table:formula="of:=IF([$'olah data'.V17]=[$'olah data'.W17];&quot;&quot;;&quot;X&quot;)" office:value-type="string" office:string-value="X" calcext:value-type="string">
            <text:p>X</text:p>
          </table:table-cell>
          <table:table-cell table:style-name="ce143" table:formula="of:=IFERROR([$'View Input'.B25];&quot;&quot;)" office:value-type="float" office:value="0" calcext:value-type="float">
            <text:p>0</text:p>
          </table:table-cell>
          <table:table-cell table:number-columns-repeated="1020"/>
        </table:table-row>
        <table:table-row table:style-name="ro3">
          <table:table-cell office:value-type="float" office:value="16" calcext:value-type="float">
            <text:p>16</text:p>
          </table:table-cell>
          <table:table-cell table:style-name="ce76" office:value-type="float" office:value="4" calcext:value-type="float">
            <text:p>4</text:p>
          </table:table-cell>
          <table:table-cell table:style-name="ce76" table:formula="of:=IF([$'olah data'.V18]=[$'olah data'.W18];&quot;&quot;;&quot;X&quot;)" office:value-type="string" office:string-value="X" calcext:value-type="string">
            <text:p>X</text:p>
          </table:table-cell>
          <table:table-cell table:style-name="ce143" table:formula="of:=IFERROR([$'View Input'.B26];&quot;&quot;)" office:value-type="float" office:value="0" calcext:value-type="float">
            <text:p>0</text:p>
          </table:table-cell>
          <table:table-cell table:number-columns-repeated="1020"/>
        </table:table-row>
        <table:table-row table:style-name="ro3">
          <table:table-cell office:value-type="float" office:value="17" calcext:value-type="float">
            <text:p>17</text:p>
          </table:table-cell>
          <table:table-cell table:style-name="ce76" office:value-type="float" office:value="4" calcext:value-type="float">
            <text:p>4</text:p>
          </table:table-cell>
          <table:table-cell table:style-name="ce76" table:formula="of:=IF([$'olah data'.V19]=[$'olah data'.W19];&quot;&quot;;&quot;X&quot;)">
            <text:p/>
          </table:table-cell>
          <table:table-cell table:style-name="ce143" table:formula="of:=IFERROR([$'View Input'.B27];&quot;&quot;)" office:value-type="float" office:value="0" calcext:value-type="float">
            <text:p>0</text:p>
          </table:table-cell>
          <table:table-cell table:number-columns-repeated="1020"/>
        </table:table-row>
        <table:table-row table:style-name="ro3">
          <table:table-cell office:value-type="float" office:value="18" calcext:value-type="float">
            <text:p>18</text:p>
          </table:table-cell>
          <table:table-cell table:style-name="ce76" office:value-type="float" office:value="3" calcext:value-type="float">
            <text:p>3</text:p>
          </table:table-cell>
          <table:table-cell table:style-name="ce76" table:formula="of:=IF([$'olah data'.V20]=[$'olah data'.W20];&quot;&quot;;&quot;X&quot;)" office:value-type="string" office:string-value="X" calcext:value-type="string">
            <text:p>X</text:p>
          </table:table-cell>
          <table:table-cell table:style-name="ce143" table:formula="of:=IFERROR([$'View Input'.B28];&quot;&quot;)" office:value-type="float" office:value="0" calcext:value-type="float">
            <text:p>0</text:p>
          </table:table-cell>
          <table:table-cell table:number-columns-repeated="1020"/>
        </table:table-row>
        <table:table-row table:style-name="ro3">
          <table:table-cell office:value-type="float" office:value="19" calcext:value-type="float">
            <text:p>19</text:p>
          </table:table-cell>
          <table:table-cell table:style-name="ce76" office:value-type="float" office:value="2" calcext:value-type="float">
            <text:p>2</text:p>
          </table:table-cell>
          <table:table-cell table:style-name="ce76" table:formula="of:=IF([$'olah data'.V21]=[$'olah data'.W21];&quot;&quot;;&quot;X&quot;)" office:value-type="string" office:string-value="X" calcext:value-type="string">
            <text:p>X</text:p>
          </table:table-cell>
          <table:table-cell table:style-name="ce143" table:formula="of:=IFERROR([$'View Input'.B29];&quot;&quot;)" office:value-type="float" office:value="0" calcext:value-type="float">
            <text:p>0</text:p>
          </table:table-cell>
          <table:table-cell table:number-columns-repeated="1020"/>
        </table:table-row>
        <table:table-row table:style-name="ro3">
          <table:table-cell office:value-type="float" office:value="20" calcext:value-type="float">
            <text:p>20</text:p>
          </table:table-cell>
          <table:table-cell table:style-name="ce76" office:value-type="float" office:value="1" calcext:value-type="float">
            <text:p>1</text:p>
          </table:table-cell>
          <table:table-cell table:style-name="ce76" table:formula="of:=IF([$'olah data'.V22]=[$'olah data'.W22];&quot;&quot;;&quot;X&quot;)" office:value-type="string" office:string-value="X" calcext:value-type="string">
            <text:p>X</text:p>
          </table:table-cell>
          <table:table-cell table:style-name="ce143" table:formula="of:=IFERROR([$'View Input'.B30];&quot;&quot;)" office:value-type="float" office:value="0" calcext:value-type="float">
            <text:p>0</text:p>
          </table:table-cell>
          <table:table-cell table:number-columns-repeated="1020"/>
        </table:table-row>
        <table:table-row table:style-name="ro3">
          <table:table-cell office:value-type="float" office:value="21" calcext:value-type="float">
            <text:p>21</text:p>
          </table:table-cell>
          <table:table-cell table:style-name="ce76" office:value-type="float" office:value="2" calcext:value-type="float">
            <text:p>2</text:p>
          </table:table-cell>
          <table:table-cell table:style-name="ce76" table:formula="of:=IF([$'olah data'.V23]=[$'olah data'.W23];&quot;&quot;;&quot;X&quot;)" office:value-type="string" office:string-value="X" calcext:value-type="string">
            <text:p>X</text:p>
          </table:table-cell>
          <table:table-cell table:style-name="ce143" table:formula="of:=IFERROR([$'View Input'.F11];&quot;&quot;)" office:value-type="float" office:value="0" calcext:value-type="float">
            <text:p>0</text:p>
          </table:table-cell>
          <table:table-cell table:number-columns-repeated="1020"/>
        </table:table-row>
        <table:table-row table:style-name="ro3">
          <table:table-cell office:value-type="float" office:value="22" calcext:value-type="float">
            <text:p>22</text:p>
          </table:table-cell>
          <table:table-cell table:style-name="ce76" office:value-type="float" office:value="4" calcext:value-type="float">
            <text:p>4</text:p>
          </table:table-cell>
          <table:table-cell table:style-name="ce76" table:formula="of:=IF([$'olah data'.V24]=[$'olah data'.W24];&quot;&quot;;&quot;X&quot;)">
            <text:p/>
          </table:table-cell>
          <table:table-cell table:style-name="ce143" table:formula="of:=IFERROR([$'View Input'.F12];&quot;&quot;)" office:value-type="float" office:value="0" calcext:value-type="float">
            <text:p>0</text:p>
          </table:table-cell>
          <table:table-cell table:number-columns-repeated="1020"/>
        </table:table-row>
        <table:table-row table:style-name="ro3">
          <table:table-cell office:value-type="float" office:value="23" calcext:value-type="float">
            <text:p>23</text:p>
          </table:table-cell>
          <table:table-cell table:style-name="ce76" office:value-type="float" office:value="4" calcext:value-type="float">
            <text:p>4</text:p>
          </table:table-cell>
          <table:table-cell table:style-name="ce76" table:formula="of:=IF([$'olah data'.V25]=[$'olah data'.W25];&quot;&quot;;&quot;X&quot;)">
            <text:p/>
          </table:table-cell>
          <table:table-cell table:style-name="ce143" table:formula="of:=IFERROR([$'View Input'.F13];&quot;&quot;)" office:value-type="float" office:value="0" calcext:value-type="float">
            <text:p>0</text:p>
          </table:table-cell>
          <table:table-cell table:number-columns-repeated="1020"/>
        </table:table-row>
        <table:table-row table:style-name="ro3">
          <table:table-cell office:value-type="float" office:value="24" calcext:value-type="float">
            <text:p>24</text:p>
          </table:table-cell>
          <table:table-cell table:style-name="ce76" office:value-type="float" office:value="2" calcext:value-type="float">
            <text:p>2</text:p>
          </table:table-cell>
          <table:table-cell table:style-name="ce76" table:formula="of:=IF([$'olah data'.V26]=[$'olah data'.W26];&quot;&quot;;&quot;X&quot;)">
            <text:p/>
          </table:table-cell>
          <table:table-cell table:style-name="ce143" table:formula="of:=IFERROR([$'View Input'.F14];&quot;&quot;)" office:value-type="float" office:value="0" calcext:value-type="float">
            <text:p>0</text:p>
          </table:table-cell>
          <table:table-cell table:number-columns-repeated="1020"/>
        </table:table-row>
        <table:table-row table:style-name="ro3">
          <table:table-cell office:value-type="float" office:value="25" calcext:value-type="float">
            <text:p>25</text:p>
          </table:table-cell>
          <table:table-cell table:style-name="ce76" office:value-type="float" office:value="3" calcext:value-type="float">
            <text:p>3</text:p>
          </table:table-cell>
          <table:table-cell table:style-name="ce76" table:formula="of:=IF([$'olah data'.V27]=[$'olah data'.W27];&quot;&quot;;&quot;X&quot;)" office:value-type="string" office:string-value="X" calcext:value-type="string">
            <text:p>X</text:p>
          </table:table-cell>
          <table:table-cell table:style-name="ce143" table:formula="of:=IFERROR([$'View Input'.F15];&quot;&quot;)" office:value-type="float" office:value="0" calcext:value-type="float">
            <text:p>0</text:p>
          </table:table-cell>
          <table:table-cell table:number-columns-repeated="1020"/>
        </table:table-row>
        <table:table-row table:style-name="ro3">
          <table:table-cell office:value-type="float" office:value="26" calcext:value-type="float">
            <text:p>26</text:p>
          </table:table-cell>
          <table:table-cell table:style-name="ce76" office:value-type="float" office:value="4" calcext:value-type="float">
            <text:p>4</text:p>
          </table:table-cell>
          <table:table-cell table:style-name="ce76" table:formula="of:=IF([$'olah data'.V28]=[$'olah data'.W28];&quot;&quot;;&quot;X&quot;)">
            <text:p/>
          </table:table-cell>
          <table:table-cell table:style-name="ce143" table:formula="of:=IFERROR([$'View Input'.F16];&quot;&quot;)" office:value-type="float" office:value="0" calcext:value-type="float">
            <text:p>0</text:p>
          </table:table-cell>
          <table:table-cell table:number-columns-repeated="1020"/>
        </table:table-row>
        <table:table-row table:style-name="ro3">
          <table:table-cell office:value-type="float" office:value="27" calcext:value-type="float">
            <text:p>27</text:p>
          </table:table-cell>
          <table:table-cell table:style-name="ce76" office:value-type="float" office:value="2" calcext:value-type="float">
            <text:p>2</text:p>
          </table:table-cell>
          <table:table-cell table:style-name="ce76" table:formula="of:=IF([$'olah data'.V29]=[$'olah data'.W29];&quot;&quot;;&quot;X&quot;)" office:value-type="string" office:string-value="X" calcext:value-type="string">
            <text:p>X</text:p>
          </table:table-cell>
          <table:table-cell table:style-name="ce143" table:formula="of:=IFERROR([$'View Input'.F17];&quot;&quot;)" office:value-type="float" office:value="0" calcext:value-type="float">
            <text:p>0</text:p>
          </table:table-cell>
          <table:table-cell table:number-columns-repeated="1020"/>
        </table:table-row>
        <table:table-row table:style-name="ro3">
          <table:table-cell office:value-type="float" office:value="28" calcext:value-type="float">
            <text:p>28</text:p>
          </table:table-cell>
          <table:table-cell table:style-name="ce76" office:value-type="float" office:value="4" calcext:value-type="float">
            <text:p>4</text:p>
          </table:table-cell>
          <table:table-cell table:style-name="ce76" table:formula="of:=IF([$'olah data'.V30]=[$'olah data'.W30];&quot;&quot;;&quot;X&quot;)">
            <text:p/>
          </table:table-cell>
          <table:table-cell table:style-name="ce143" table:formula="of:=IFERROR([$'View Input'.F18];&quot;&quot;)" office:value-type="float" office:value="0" calcext:value-type="float">
            <text:p>0</text:p>
          </table:table-cell>
          <table:table-cell table:number-columns-repeated="1020"/>
        </table:table-row>
        <table:table-row table:style-name="ro3">
          <table:table-cell office:value-type="float" office:value="29" calcext:value-type="float">
            <text:p>29</text:p>
          </table:table-cell>
          <table:table-cell table:style-name="ce76" office:value-type="float" office:value="3" calcext:value-type="float">
            <text:p>3</text:p>
          </table:table-cell>
          <table:table-cell table:style-name="ce76" table:formula="of:=IF([$'olah data'.V31]=[$'olah data'.W31];&quot;&quot;;&quot;X&quot;)" office:value-type="string" office:string-value="X" calcext:value-type="string">
            <text:p>X</text:p>
          </table:table-cell>
          <table:table-cell table:style-name="ce143" table:formula="of:=IFERROR([$'View Input'.F19];&quot;&quot;)" office:value-type="float" office:value="0" calcext:value-type="float">
            <text:p>0</text:p>
          </table:table-cell>
          <table:table-cell table:number-columns-repeated="1020"/>
        </table:table-row>
        <table:table-row table:style-name="ro3">
          <table:table-cell office:value-type="float" office:value="30" calcext:value-type="float">
            <text:p>30</text:p>
          </table:table-cell>
          <table:table-cell table:style-name="ce76" office:value-type="float" office:value="2" calcext:value-type="float">
            <text:p>2</text:p>
          </table:table-cell>
          <table:table-cell table:style-name="ce76" table:formula="of:=IF([$'olah data'.V32]=[$'olah data'.W32];&quot;&quot;;&quot;X&quot;)" office:value-type="string" office:string-value="X" calcext:value-type="string">
            <text:p>X</text:p>
          </table:table-cell>
          <table:table-cell table:style-name="ce143" table:formula="of:=IFERROR([$'View Input'.F20];&quot;&quot;)" office:value-type="float" office:value="0" calcext:value-type="float">
            <text:p>0</text:p>
          </table:table-cell>
          <table:table-cell table:number-columns-repeated="1020"/>
        </table:table-row>
        <table:table-row table:style-name="ro3">
          <table:table-cell office:value-type="float" office:value="31" calcext:value-type="float">
            <text:p>31</text:p>
          </table:table-cell>
          <table:table-cell table:style-name="ce76" office:value-type="float" office:value="5" calcext:value-type="float">
            <text:p>5</text:p>
          </table:table-cell>
          <table:table-cell table:style-name="ce76" table:formula="of:=IF([$'olah data'.V33]=[$'olah data'.W33];&quot;&quot;;&quot;X&quot;)" office:value-type="string" office:string-value="X" calcext:value-type="string">
            <text:p>X</text:p>
          </table:table-cell>
          <table:table-cell table:style-name="ce143" table:formula="of:=IFERROR([$'View Input'.F21];&quot;&quot;)" office:value-type="float" office:value="0" calcext:value-type="float">
            <text:p>0</text:p>
          </table:table-cell>
          <table:table-cell table:number-columns-repeated="1020"/>
        </table:table-row>
        <table:table-row table:style-name="ro3">
          <table:table-cell office:value-type="float" office:value="32" calcext:value-type="float">
            <text:p>32</text:p>
          </table:table-cell>
          <table:table-cell table:style-name="ce76" office:value-type="float" office:value="5" calcext:value-type="float">
            <text:p>5</text:p>
          </table:table-cell>
          <table:table-cell table:style-name="ce76" table:formula="of:=IF([$'olah data'.V34]=[$'olah data'.W34];&quot;&quot;;&quot;X&quot;)" office:value-type="string" office:string-value="X" calcext:value-type="string">
            <text:p>X</text:p>
          </table:table-cell>
          <table:table-cell table:style-name="ce143" table:formula="of:=IFERROR([$'View Input'.F22];&quot;&quot;)" office:value-type="float" office:value="0" calcext:value-type="float">
            <text:p>0</text:p>
          </table:table-cell>
          <table:table-cell table:number-columns-repeated="1020"/>
        </table:table-row>
        <table:table-row table:style-name="ro3">
          <table:table-cell office:value-type="float" office:value="33" calcext:value-type="float">
            <text:p>33</text:p>
          </table:table-cell>
          <table:table-cell table:style-name="ce76" office:value-type="float" office:value="3" calcext:value-type="float">
            <text:p>3</text:p>
          </table:table-cell>
          <table:table-cell table:style-name="ce76" table:formula="of:=IF([$'olah data'.V35]=[$'olah data'.W35];&quot;&quot;;&quot;X&quot;)">
            <text:p/>
          </table:table-cell>
          <table:table-cell table:style-name="ce143" table:formula="of:=IFERROR([$'View Input'.F23];&quot;&quot;)" office:value-type="float" office:value="0" calcext:value-type="float">
            <text:p>0</text:p>
          </table:table-cell>
          <table:table-cell table:number-columns-repeated="1020"/>
        </table:table-row>
        <table:table-row table:style-name="ro3">
          <table:table-cell office:value-type="float" office:value="34" calcext:value-type="float">
            <text:p>34</text:p>
          </table:table-cell>
          <table:table-cell table:style-name="ce76" office:value-type="float" office:value="4" calcext:value-type="float">
            <text:p>4</text:p>
          </table:table-cell>
          <table:table-cell table:style-name="ce76" table:formula="of:=IF([$'olah data'.V36]=[$'olah data'.W36];&quot;&quot;;&quot;X&quot;)" office:value-type="string" office:string-value="X" calcext:value-type="string">
            <text:p>X</text:p>
          </table:table-cell>
          <table:table-cell table:style-name="ce143" table:formula="of:=IFERROR([$'View Input'.F24];&quot;&quot;)" office:value-type="float" office:value="0" calcext:value-type="float">
            <text:p>0</text:p>
          </table:table-cell>
          <table:table-cell table:number-columns-repeated="1020"/>
        </table:table-row>
        <table:table-row table:style-name="ro3">
          <table:table-cell office:value-type="float" office:value="35" calcext:value-type="float">
            <text:p>35</text:p>
          </table:table-cell>
          <table:table-cell table:style-name="ce76" office:value-type="float" office:value="3" calcext:value-type="float">
            <text:p>3</text:p>
          </table:table-cell>
          <table:table-cell table:style-name="ce76" table:formula="of:=IF([$'olah data'.V37]=[$'olah data'.W37];&quot;&quot;;&quot;X&quot;)" office:value-type="string" office:string-value="X" calcext:value-type="string">
            <text:p>X</text:p>
          </table:table-cell>
          <table:table-cell table:style-name="ce143" table:formula="of:=IFERROR([$'View Input'.F25];&quot;&quot;)" office:value-type="float" office:value="0" calcext:value-type="float">
            <text:p>0</text:p>
          </table:table-cell>
          <table:table-cell table:number-columns-repeated="1020"/>
        </table:table-row>
        <table:table-row table:style-name="ro3">
          <table:table-cell office:value-type="float" office:value="36" calcext:value-type="float">
            <text:p>36</text:p>
          </table:table-cell>
          <table:table-cell table:style-name="ce76" office:value-type="float" office:value="1" calcext:value-type="float">
            <text:p>1</text:p>
          </table:table-cell>
          <table:table-cell table:style-name="ce76" table:formula="of:=IF([$'olah data'.V38]=[$'olah data'.W38];&quot;&quot;;&quot;X&quot;)" office:value-type="string" office:string-value="X" calcext:value-type="string">
            <text:p>X</text:p>
          </table:table-cell>
          <table:table-cell table:style-name="ce143" table:formula="of:=IFERROR([$'View Input'.F26];&quot;&quot;)" office:value-type="float" office:value="0" calcext:value-type="float">
            <text:p>0</text:p>
          </table:table-cell>
          <table:table-cell table:number-columns-repeated="1020"/>
        </table:table-row>
        <table:table-row table:style-name="ro3">
          <table:table-cell office:value-type="float" office:value="37" calcext:value-type="float">
            <text:p>37</text:p>
          </table:table-cell>
          <table:table-cell table:style-name="ce76" office:value-type="float" office:value="5" calcext:value-type="float">
            <text:p>5</text:p>
          </table:table-cell>
          <table:table-cell table:style-name="ce76" table:formula="of:=IF([$'olah data'.V39]=[$'olah data'.W39];&quot;&quot;;&quot;X&quot;)" office:value-type="string" office:string-value="X" calcext:value-type="string">
            <text:p>X</text:p>
          </table:table-cell>
          <table:table-cell table:style-name="ce143" table:formula="of:=IFERROR([$'View Input'.F27];&quot;&quot;)" office:value-type="float" office:value="0" calcext:value-type="float">
            <text:p>0</text:p>
          </table:table-cell>
          <table:table-cell table:number-columns-repeated="1020"/>
        </table:table-row>
        <table:table-row table:style-name="ro3">
          <table:table-cell office:value-type="float" office:value="38" calcext:value-type="float">
            <text:p>38</text:p>
          </table:table-cell>
          <table:table-cell table:style-name="ce76" office:value-type="float" office:value="2" calcext:value-type="float">
            <text:p>2</text:p>
          </table:table-cell>
          <table:table-cell table:style-name="ce76" table:formula="of:=IF([$'olah data'.V40]=[$'olah data'.W40];&quot;&quot;;&quot;X&quot;)" office:value-type="string" office:string-value="X" calcext:value-type="string">
            <text:p>X</text:p>
          </table:table-cell>
          <table:table-cell table:style-name="ce143" table:formula="of:=IFERROR([$'View Input'.F28];&quot;&quot;)" office:value-type="float" office:value="0" calcext:value-type="float">
            <text:p>0</text:p>
          </table:table-cell>
          <table:table-cell table:number-columns-repeated="1020"/>
        </table:table-row>
        <table:table-row table:style-name="ro3">
          <table:table-cell office:value-type="float" office:value="39" calcext:value-type="float">
            <text:p>39</text:p>
          </table:table-cell>
          <table:table-cell table:style-name="ce76" office:value-type="float" office:value="2" calcext:value-type="float">
            <text:p>2</text:p>
          </table:table-cell>
          <table:table-cell table:style-name="ce76" table:formula="of:=IF([$'olah data'.V41]=[$'olah data'.W41];&quot;&quot;;&quot;X&quot;)" office:value-type="string" office:string-value="X" calcext:value-type="string">
            <text:p>X</text:p>
          </table:table-cell>
          <table:table-cell table:style-name="ce143" table:formula="of:=IFERROR([$'View Input'.F29];&quot;&quot;)" office:value-type="float" office:value="0" calcext:value-type="float">
            <text:p>0</text:p>
          </table:table-cell>
          <table:table-cell table:number-columns-repeated="1020"/>
        </table:table-row>
        <table:table-row table:style-name="ro3">
          <table:table-cell office:value-type="float" office:value="40" calcext:value-type="float">
            <text:p>40</text:p>
          </table:table-cell>
          <table:table-cell table:style-name="ce76" office:value-type="float" office:value="5" calcext:value-type="float">
            <text:p>5</text:p>
          </table:table-cell>
          <table:table-cell table:style-name="ce76" table:formula="of:=IF([$'olah data'.V42]=[$'olah data'.W42];&quot;&quot;;&quot;X&quot;)">
            <text:p/>
          </table:table-cell>
          <table:table-cell table:style-name="ce143" table:formula="of:=IFERROR([$'View Input'.F30];&quot;&quot;)" office:value-type="float" office:value="0" calcext:value-type="float">
            <text:p>0</text:p>
          </table:table-cell>
          <table:table-cell table:number-columns-repeated="1020"/>
        </table:table-row>
        <table:table-row table:style-name="ro3">
          <table:table-cell office:value-type="float" office:value="41" calcext:value-type="float">
            <text:p>41</text:p>
          </table:table-cell>
          <table:table-cell table:style-name="ce76" office:value-type="float" office:value="4" calcext:value-type="float">
            <text:p>4</text:p>
          </table:table-cell>
          <table:table-cell table:style-name="ce76" table:formula="of:=IF([$'olah data'.V43]=[$'olah data'.W43];&quot;&quot;;&quot;X&quot;)">
            <text:p/>
          </table:table-cell>
          <table:table-cell table:style-name="ce143" table:formula="of:=IFERROR([$'View Input'.J11];&quot;&quot;)" office:value-type="float" office:value="0" calcext:value-type="float">
            <text:p>0</text:p>
          </table:table-cell>
          <table:table-cell table:number-columns-repeated="1020"/>
        </table:table-row>
        <table:table-row table:style-name="ro3">
          <table:table-cell office:value-type="float" office:value="42" calcext:value-type="float">
            <text:p>42</text:p>
          </table:table-cell>
          <table:table-cell table:style-name="ce76" office:value-type="float" office:value="5" calcext:value-type="float">
            <text:p>5</text:p>
          </table:table-cell>
          <table:table-cell table:style-name="ce76" table:formula="of:=IF([$'olah data'.V44]=[$'olah data'.W44];&quot;&quot;;&quot;X&quot;)" office:value-type="string" office:string-value="X" calcext:value-type="string">
            <text:p>X</text:p>
          </table:table-cell>
          <table:table-cell table:style-name="ce143" table:formula="of:=IFERROR([$'View Input'.J12];&quot;&quot;)" office:value-type="float" office:value="0" calcext:value-type="float">
            <text:p>0</text:p>
          </table:table-cell>
          <table:table-cell table:number-columns-repeated="1020"/>
        </table:table-row>
        <table:table-row table:style-name="ro3">
          <table:table-cell office:value-type="float" office:value="43" calcext:value-type="float">
            <text:p>43</text:p>
          </table:table-cell>
          <table:table-cell table:style-name="ce76" office:value-type="float" office:value="4" calcext:value-type="float">
            <text:p>4</text:p>
          </table:table-cell>
          <table:table-cell table:style-name="ce76" table:formula="of:=IF([$'olah data'.V45]=[$'olah data'.W45];&quot;&quot;;&quot;X&quot;)">
            <text:p/>
          </table:table-cell>
          <table:table-cell table:style-name="ce143" table:formula="of:=IFERROR([$'View Input'.J13];&quot;&quot;)" office:value-type="float" office:value="0" calcext:value-type="float">
            <text:p>0</text:p>
          </table:table-cell>
          <table:table-cell table:number-columns-repeated="1020"/>
        </table:table-row>
        <table:table-row table:style-name="ro3">
          <table:table-cell office:value-type="float" office:value="44" calcext:value-type="float">
            <text:p>44</text:p>
          </table:table-cell>
          <table:table-cell table:style-name="ce76" office:value-type="float" office:value="2" calcext:value-type="float">
            <text:p>2</text:p>
          </table:table-cell>
          <table:table-cell table:style-name="ce76" table:formula="of:=IF([$'olah data'.V46]=[$'olah data'.W46];&quot;&quot;;&quot;X&quot;)" office:value-type="string" office:string-value="X" calcext:value-type="string">
            <text:p>X</text:p>
          </table:table-cell>
          <table:table-cell table:style-name="ce143" table:formula="of:=IFERROR([$'View Input'.J14];&quot;&quot;)" office:value-type="float" office:value="0" calcext:value-type="float">
            <text:p>0</text:p>
          </table:table-cell>
          <table:table-cell table:number-columns-repeated="1020"/>
        </table:table-row>
        <table:table-row table:style-name="ro3">
          <table:table-cell office:value-type="float" office:value="45" calcext:value-type="float">
            <text:p>45</text:p>
          </table:table-cell>
          <table:table-cell table:style-name="ce76" office:value-type="float" office:value="2" calcext:value-type="float">
            <text:p>2</text:p>
          </table:table-cell>
          <table:table-cell table:style-name="ce76" table:formula="of:=IF([$'olah data'.V47]=[$'olah data'.W47];&quot;&quot;;&quot;X&quot;)" office:value-type="string" office:string-value="X" calcext:value-type="string">
            <text:p>X</text:p>
          </table:table-cell>
          <table:table-cell table:style-name="ce143" table:formula="of:=IFERROR([$'View Input'.J15];&quot;&quot;)" office:value-type="float" office:value="0" calcext:value-type="float">
            <text:p>0</text:p>
          </table:table-cell>
          <table:table-cell table:number-columns-repeated="1020"/>
        </table:table-row>
        <table:table-row table:style-name="ro3">
          <table:table-cell office:value-type="float" office:value="46" calcext:value-type="float">
            <text:p>46</text:p>
          </table:table-cell>
          <table:table-cell table:style-name="ce76" office:value-type="float" office:value="3" calcext:value-type="float">
            <text:p>3</text:p>
          </table:table-cell>
          <table:table-cell table:style-name="ce76" table:formula="of:=IF([$'olah data'.V48]=[$'olah data'.W48];&quot;&quot;;&quot;X&quot;)" office:value-type="string" office:string-value="X" calcext:value-type="string">
            <text:p>X</text:p>
          </table:table-cell>
          <table:table-cell table:style-name="ce143" table:formula="of:=IFERROR([$'View Input'.J16];&quot;&quot;)" office:value-type="float" office:value="0" calcext:value-type="float">
            <text:p>0</text:p>
          </table:table-cell>
          <table:table-cell table:number-columns-repeated="1020"/>
        </table:table-row>
        <table:table-row table:style-name="ro3">
          <table:table-cell office:value-type="float" office:value="47" calcext:value-type="float">
            <text:p>47</text:p>
          </table:table-cell>
          <table:table-cell table:style-name="ce76" office:value-type="float" office:value="4" calcext:value-type="float">
            <text:p>4</text:p>
          </table:table-cell>
          <table:table-cell table:style-name="ce76" table:formula="of:=IF([$'olah data'.V49]=[$'olah data'.W49];&quot;&quot;;&quot;X&quot;)">
            <text:p/>
          </table:table-cell>
          <table:table-cell table:style-name="ce143" table:formula="of:=IFERROR([$'View Input'.J17];&quot;&quot;)" office:value-type="float" office:value="0" calcext:value-type="float">
            <text:p>0</text:p>
          </table:table-cell>
          <table:table-cell table:number-columns-repeated="1020"/>
        </table:table-row>
        <table:table-row table:style-name="ro3">
          <table:table-cell office:value-type="float" office:value="48" calcext:value-type="float">
            <text:p>48</text:p>
          </table:table-cell>
          <table:table-cell table:style-name="ce76" office:value-type="float" office:value="3" calcext:value-type="float">
            <text:p>3</text:p>
          </table:table-cell>
          <table:table-cell table:style-name="ce76" table:formula="of:=IF([$'olah data'.V50]=[$'olah data'.W50];&quot;&quot;;&quot;X&quot;)" office:value-type="string" office:string-value="X" calcext:value-type="string">
            <text:p>X</text:p>
          </table:table-cell>
          <table:table-cell table:style-name="ce143" table:formula="of:=IFERROR([$'View Input'.J18];&quot;&quot;)" office:value-type="float" office:value="0" calcext:value-type="float">
            <text:p>0</text:p>
          </table:table-cell>
          <table:table-cell table:number-columns-repeated="1020"/>
        </table:table-row>
        <table:table-row table:style-name="ro3">
          <table:table-cell office:value-type="float" office:value="49" calcext:value-type="float">
            <text:p>49</text:p>
          </table:table-cell>
          <table:table-cell table:style-name="ce76" office:value-type="float" office:value="5" calcext:value-type="float">
            <text:p>5</text:p>
          </table:table-cell>
          <table:table-cell table:style-name="ce76" table:formula="of:=IF([$'olah data'.V51]=[$'olah data'.W51];&quot;&quot;;&quot;X&quot;)">
            <text:p/>
          </table:table-cell>
          <table:table-cell table:style-name="ce143" table:formula="of:=IFERROR([$'View Input'.J19];&quot;&quot;)" office:value-type="float" office:value="0" calcext:value-type="float">
            <text:p>0</text:p>
          </table:table-cell>
          <table:table-cell table:number-columns-repeated="1020"/>
        </table:table-row>
        <table:table-row table:style-name="ro3">
          <table:table-cell office:value-type="float" office:value="50" calcext:value-type="float">
            <text:p>50</text:p>
          </table:table-cell>
          <table:table-cell table:style-name="ce76" office:value-type="float" office:value="2" calcext:value-type="float">
            <text:p>2</text:p>
          </table:table-cell>
          <table:table-cell table:style-name="ce76" table:formula="of:=IF([$'olah data'.V52]=[$'olah data'.W52];&quot;&quot;;&quot;X&quot;)" office:value-type="string" office:string-value="X" calcext:value-type="string">
            <text:p>X</text:p>
          </table:table-cell>
          <table:table-cell table:style-name="ce143" table:formula="of:=IFERROR([$'View Input'.J20];&quot;&quot;)" office:value-type="float" office:value="0" calcext:value-type="float">
            <text:p>0</text:p>
          </table:table-cell>
          <table:table-cell table:number-columns-repeated="1020"/>
        </table:table-row>
        <table:table-row table:style-name="ro3">
          <table:table-cell office:value-type="float" office:value="51" calcext:value-type="float">
            <text:p>51</text:p>
          </table:table-cell>
          <table:table-cell table:style-name="ce76" office:value-type="float" office:value="4" calcext:value-type="float">
            <text:p>4</text:p>
          </table:table-cell>
          <table:table-cell table:style-name="ce76" table:formula="of:=IF([$'olah data'.V53]=[$'olah data'.W53];&quot;&quot;;&quot;X&quot;)" office:value-type="string" office:string-value="X" calcext:value-type="string">
            <text:p>X</text:p>
          </table:table-cell>
          <table:table-cell table:style-name="ce143" table:formula="of:=IFERROR([$'View Input'.J21];&quot;&quot;)" office:value-type="float" office:value="0" calcext:value-type="float">
            <text:p>0</text:p>
          </table:table-cell>
          <table:table-cell table:number-columns-repeated="1020"/>
        </table:table-row>
        <table:table-row table:style-name="ro3">
          <table:table-cell office:value-type="float" office:value="52" calcext:value-type="float">
            <text:p>52</text:p>
          </table:table-cell>
          <table:table-cell table:style-name="ce76" office:value-type="float" office:value="3" calcext:value-type="float">
            <text:p>3</text:p>
          </table:table-cell>
          <table:table-cell table:style-name="ce76" table:formula="of:=IF([$'olah data'.V54]=[$'olah data'.W54];&quot;&quot;;&quot;X&quot;)">
            <text:p/>
          </table:table-cell>
          <table:table-cell table:style-name="ce143" table:formula="of:=IFERROR([$'View Input'.J22];&quot;&quot;)" office:value-type="float" office:value="0" calcext:value-type="float">
            <text:p>0</text:p>
          </table:table-cell>
          <table:table-cell table:number-columns-repeated="1020"/>
        </table:table-row>
        <table:table-row table:style-name="ro3">
          <table:table-cell office:value-type="float" office:value="53" calcext:value-type="float">
            <text:p>53</text:p>
          </table:table-cell>
          <table:table-cell table:style-name="ce76" office:value-type="float" office:value="2" calcext:value-type="float">
            <text:p>2</text:p>
          </table:table-cell>
          <table:table-cell table:style-name="ce76" table:formula="of:=IF([$'olah data'.V55]=[$'olah data'.W55];&quot;&quot;;&quot;X&quot;)" office:value-type="string" office:string-value="X" calcext:value-type="string">
            <text:p>X</text:p>
          </table:table-cell>
          <table:table-cell table:style-name="ce143" table:formula="of:=IFERROR([$'View Input'.J23];&quot;&quot;)" office:value-type="float" office:value="0" calcext:value-type="float">
            <text:p>0</text:p>
          </table:table-cell>
          <table:table-cell table:number-columns-repeated="1020"/>
        </table:table-row>
        <table:table-row table:style-name="ro3">
          <table:table-cell office:value-type="float" office:value="54" calcext:value-type="float">
            <text:p>54</text:p>
          </table:table-cell>
          <table:table-cell table:style-name="ce76" office:value-type="float" office:value="4" calcext:value-type="float">
            <text:p>4</text:p>
          </table:table-cell>
          <table:table-cell table:style-name="ce76" table:formula="of:=IF([$'olah data'.V56]=[$'olah data'.W56];&quot;&quot;;&quot;X&quot;)">
            <text:p/>
          </table:table-cell>
          <table:table-cell table:style-name="ce143" table:formula="of:=IFERROR([$'View Input'.J24];&quot;&quot;)" office:value-type="float" office:value="0" calcext:value-type="float">
            <text:p>0</text:p>
          </table:table-cell>
          <table:table-cell table:number-columns-repeated="1020"/>
        </table:table-row>
        <table:table-row table:style-name="ro3">
          <table:table-cell office:value-type="float" office:value="55" calcext:value-type="float">
            <text:p>55</text:p>
          </table:table-cell>
          <table:table-cell table:style-name="ce76" office:value-type="float" office:value="1" calcext:value-type="float">
            <text:p>1</text:p>
          </table:table-cell>
          <table:table-cell table:style-name="ce76" table:formula="of:=IF([$'olah data'.V57]=[$'olah data'.W57];&quot;&quot;;&quot;X&quot;)" office:value-type="string" office:string-value="X" calcext:value-type="string">
            <text:p>X</text:p>
          </table:table-cell>
          <table:table-cell table:style-name="ce143" table:formula="of:=IFERROR([$'View Input'.J25];&quot;&quot;)" office:value-type="float" office:value="0" calcext:value-type="float">
            <text:p>0</text:p>
          </table:table-cell>
          <table:table-cell table:number-columns-repeated="1020"/>
        </table:table-row>
        <table:table-row table:style-name="ro3">
          <table:table-cell office:value-type="float" office:value="56" calcext:value-type="float">
            <text:p>56</text:p>
          </table:table-cell>
          <table:table-cell table:style-name="ce76" office:value-type="float" office:value="2" calcext:value-type="float">
            <text:p>2</text:p>
          </table:table-cell>
          <table:table-cell table:style-name="ce76" table:formula="of:=IF([$'olah data'.V58]=[$'olah data'.W58];&quot;&quot;;&quot;X&quot;)" office:value-type="string" office:string-value="X" calcext:value-type="string">
            <text:p>X</text:p>
          </table:table-cell>
          <table:table-cell table:style-name="ce143" table:formula="of:=IFERROR([$'View Input'.J26];&quot;&quot;)" office:value-type="float" office:value="0" calcext:value-type="float">
            <text:p>0</text:p>
          </table:table-cell>
          <table:table-cell table:number-columns-repeated="1020"/>
        </table:table-row>
        <table:table-row table:style-name="ro3">
          <table:table-cell office:value-type="float" office:value="57" calcext:value-type="float">
            <text:p>57</text:p>
          </table:table-cell>
          <table:table-cell table:style-name="ce76" office:value-type="float" office:value="3" calcext:value-type="float">
            <text:p>3</text:p>
          </table:table-cell>
          <table:table-cell table:style-name="ce76" table:formula="of:=IF([$'olah data'.V59]=[$'olah data'.W59];&quot;&quot;;&quot;X&quot;)">
            <text:p/>
          </table:table-cell>
          <table:table-cell table:style-name="ce143" table:formula="of:=IFERROR([$'View Input'.J27];&quot;&quot;)" office:value-type="float" office:value="0" calcext:value-type="float">
            <text:p>0</text:p>
          </table:table-cell>
          <table:table-cell table:number-columns-repeated="1020"/>
        </table:table-row>
        <table:table-row table:style-name="ro3">
          <table:table-cell office:value-type="float" office:value="58" calcext:value-type="float">
            <text:p>58</text:p>
          </table:table-cell>
          <table:table-cell table:style-name="ce76" office:value-type="float" office:value="4" calcext:value-type="float">
            <text:p>4</text:p>
          </table:table-cell>
          <table:table-cell table:style-name="ce76" table:formula="of:=IF([$'olah data'.V60]=[$'olah data'.W60];&quot;&quot;;&quot;X&quot;)" office:value-type="string" office:string-value="X" calcext:value-type="string">
            <text:p>X</text:p>
          </table:table-cell>
          <table:table-cell table:style-name="ce143" table:formula="of:=IFERROR([$'View Input'.J28];&quot;&quot;)" office:value-type="float" office:value="0" calcext:value-type="float">
            <text:p>0</text:p>
          </table:table-cell>
          <table:table-cell table:number-columns-repeated="1020"/>
        </table:table-row>
        <table:table-row table:style-name="ro3">
          <table:table-cell office:value-type="float" office:value="59" calcext:value-type="float">
            <text:p>59</text:p>
          </table:table-cell>
          <table:table-cell table:style-name="ce76" office:value-type="float" office:value="4" calcext:value-type="float">
            <text:p>4</text:p>
          </table:table-cell>
          <table:table-cell table:style-name="ce76" table:formula="of:=IF([$'olah data'.V61]=[$'olah data'.W61];&quot;&quot;;&quot;X&quot;)">
            <text:p/>
          </table:table-cell>
          <table:table-cell table:style-name="ce143" table:formula="of:=IFERROR([$'View Input'.J29];&quot;&quot;)" office:value-type="float" office:value="0" calcext:value-type="float">
            <text:p>0</text:p>
          </table:table-cell>
          <table:table-cell table:number-columns-repeated="1020"/>
        </table:table-row>
        <table:table-row table:style-name="ro3">
          <table:table-cell office:value-type="float" office:value="60" calcext:value-type="float">
            <text:p>60</text:p>
          </table:table-cell>
          <table:table-cell table:style-name="ce76" office:value-type="float" office:value="5" calcext:value-type="float">
            <text:p>5</text:p>
          </table:table-cell>
          <table:table-cell table:style-name="ce76" table:formula="of:=IF([$'olah data'.V62]=[$'olah data'.W62];&quot;&quot;;&quot;X&quot;)">
            <text:p/>
          </table:table-cell>
          <table:table-cell table:style-name="ce143" table:formula="of:=IFERROR([$'View Input'.J30];&quot;&quot;)" office:value-type="float" office:value="0" calcext:value-type="float">
            <text:p>0</text:p>
          </table:table-cell>
          <table:table-cell table:number-columns-repeated="1020"/>
        </table:table-row>
        <table:table-row table:style-name="ro3">
          <table:table-cell office:value-type="float" office:value="61" calcext:value-type="float">
            <text:p>61</text:p>
          </table:table-cell>
          <table:table-cell table:style-name="ce76" office:value-type="float" office:value="3" calcext:value-type="float">
            <text:p>3</text:p>
          </table:table-cell>
          <table:table-cell table:style-name="ce76" table:formula="of:=IF([$'olah data'.V63]=[$'olah data'.W63];&quot;&quot;;&quot;X&quot;)">
            <text:p/>
          </table:table-cell>
          <table:table-cell table:style-name="ce143" table:formula="of:=IFERROR([$'View Input'.N11];&quot;&quot;)" office:value-type="float" office:value="0" calcext:value-type="float">
            <text:p>0</text:p>
          </table:table-cell>
          <table:table-cell table:number-columns-repeated="1020"/>
        </table:table-row>
        <table:table-row table:style-name="ro3">
          <table:table-cell office:value-type="float" office:value="62" calcext:value-type="float">
            <text:p>62</text:p>
          </table:table-cell>
          <table:table-cell table:style-name="ce76" office:value-type="float" office:value="4" calcext:value-type="float">
            <text:p>4</text:p>
          </table:table-cell>
          <table:table-cell table:style-name="ce76" table:formula="of:=IF([$'olah data'.V64]=[$'olah data'.W64];&quot;&quot;;&quot;X&quot;)" office:value-type="string" office:string-value="X" calcext:value-type="string">
            <text:p>X</text:p>
          </table:table-cell>
          <table:table-cell table:style-name="ce143" table:formula="of:=IFERROR([$'View Input'.N12];&quot;&quot;)" office:value-type="float" office:value="0" calcext:value-type="float">
            <text:p>0</text:p>
          </table:table-cell>
          <table:table-cell table:number-columns-repeated="1020"/>
        </table:table-row>
        <table:table-row table:style-name="ro3">
          <table:table-cell office:value-type="float" office:value="63" calcext:value-type="float">
            <text:p>63</text:p>
          </table:table-cell>
          <table:table-cell table:style-name="ce76" office:value-type="float" office:value="2" calcext:value-type="float">
            <text:p>2</text:p>
          </table:table-cell>
          <table:table-cell table:style-name="ce76" table:formula="of:=IF([$'olah data'.V65]=[$'olah data'.W65];&quot;&quot;;&quot;X&quot;)" office:value-type="string" office:string-value="X" calcext:value-type="string">
            <text:p>X</text:p>
          </table:table-cell>
          <table:table-cell table:style-name="ce143" table:formula="of:=IFERROR([$'View Input'.N13];&quot;&quot;)" office:value-type="float" office:value="0" calcext:value-type="float">
            <text:p>0</text:p>
          </table:table-cell>
          <table:table-cell table:number-columns-repeated="1020"/>
        </table:table-row>
        <table:table-row table:style-name="ro3">
          <table:table-cell office:value-type="float" office:value="64" calcext:value-type="float">
            <text:p>64</text:p>
          </table:table-cell>
          <table:table-cell table:style-name="ce76" office:value-type="float" office:value="5" calcext:value-type="float">
            <text:p>5</text:p>
          </table:table-cell>
          <table:table-cell table:style-name="ce76" table:formula="of:=IF([$'olah data'.V66]=[$'olah data'.W66];&quot;&quot;;&quot;X&quot;)">
            <text:p/>
          </table:table-cell>
          <table:table-cell table:style-name="ce143" table:formula="of:=IFERROR([$'View Input'.N14];&quot;&quot;)" office:value-type="float" office:value="0" calcext:value-type="float">
            <text:p>0</text:p>
          </table:table-cell>
          <table:table-cell table:number-columns-repeated="1020"/>
        </table:table-row>
        <table:table-row table:style-name="ro3">
          <table:table-cell office:value-type="float" office:value="65" calcext:value-type="float">
            <text:p>65</text:p>
          </table:table-cell>
          <table:table-cell table:style-name="ce76" office:value-type="float" office:value="3" calcext:value-type="float">
            <text:p>3</text:p>
          </table:table-cell>
          <table:table-cell table:style-name="ce76" table:formula="of:=IF([$'olah data'.V67]=[$'olah data'.W67];&quot;&quot;;&quot;X&quot;)" office:value-type="string" office:string-value="X" calcext:value-type="string">
            <text:p>X</text:p>
          </table:table-cell>
          <table:table-cell table:style-name="ce143" table:formula="of:=IFERROR([$'View Input'.N15];&quot;&quot;)" office:value-type="float" office:value="0" calcext:value-type="float">
            <text:p>0</text:p>
          </table:table-cell>
          <table:table-cell table:number-columns-repeated="1020"/>
        </table:table-row>
        <table:table-row table:style-name="ro3">
          <table:table-cell office:value-type="float" office:value="66" calcext:value-type="float">
            <text:p>66</text:p>
          </table:table-cell>
          <table:table-cell table:style-name="ce76" office:value-type="float" office:value="1" calcext:value-type="float">
            <text:p>1</text:p>
          </table:table-cell>
          <table:table-cell table:style-name="ce76" table:formula="of:=IF([$'olah data'.V68]=[$'olah data'.W68];&quot;&quot;;&quot;X&quot;)" office:value-type="string" office:string-value="X" calcext:value-type="string">
            <text:p>X</text:p>
          </table:table-cell>
          <table:table-cell table:style-name="ce143" table:formula="of:=IFERROR([$'View Input'.N16];&quot;&quot;)" office:value-type="float" office:value="0" calcext:value-type="float">
            <text:p>0</text:p>
          </table:table-cell>
          <table:table-cell table:number-columns-repeated="1020"/>
        </table:table-row>
        <table:table-row table:style-name="ro3">
          <table:table-cell office:value-type="float" office:value="67" calcext:value-type="float">
            <text:p>67</text:p>
          </table:table-cell>
          <table:table-cell table:style-name="ce76" office:value-type="float" office:value="2" calcext:value-type="float">
            <text:p>2</text:p>
          </table:table-cell>
          <table:table-cell table:style-name="ce76" table:formula="of:=IF([$'olah data'.V69]=[$'olah data'.W69];&quot;&quot;;&quot;X&quot;)" office:value-type="string" office:string-value="X" calcext:value-type="string">
            <text:p>X</text:p>
          </table:table-cell>
          <table:table-cell table:style-name="ce143" table:formula="of:=IFERROR([$'View Input'.N17];&quot;&quot;)" office:value-type="float" office:value="0" calcext:value-type="float">
            <text:p>0</text:p>
          </table:table-cell>
          <table:table-cell table:number-columns-repeated="1020"/>
        </table:table-row>
        <table:table-row table:style-name="ro3">
          <table:table-cell office:value-type="float" office:value="68" calcext:value-type="float">
            <text:p>68</text:p>
          </table:table-cell>
          <table:table-cell table:style-name="ce76" office:value-type="float" office:value="4" calcext:value-type="float">
            <text:p>4</text:p>
          </table:table-cell>
          <table:table-cell table:style-name="ce76" table:formula="of:=IF([$'olah data'.V70]=[$'olah data'.W70];&quot;&quot;;&quot;X&quot;)">
            <text:p/>
          </table:table-cell>
          <table:table-cell table:style-name="ce143" table:formula="of:=IFERROR([$'View Input'.N18];&quot;&quot;)" office:value-type="float" office:value="0" calcext:value-type="float">
            <text:p>0</text:p>
          </table:table-cell>
          <table:table-cell table:number-columns-repeated="1020"/>
        </table:table-row>
        <table:table-row table:style-name="ro3">
          <table:table-cell office:value-type="float" office:value="69" calcext:value-type="float">
            <text:p>69</text:p>
          </table:table-cell>
          <table:table-cell table:style-name="ce76" office:value-type="float" office:value="4" calcext:value-type="float">
            <text:p>4</text:p>
          </table:table-cell>
          <table:table-cell table:style-name="ce76" table:formula="of:=IF([$'olah data'.V71]=[$'olah data'.W71];&quot;&quot;;&quot;X&quot;)" office:value-type="string" office:string-value="X" calcext:value-type="string">
            <text:p>X</text:p>
          </table:table-cell>
          <table:table-cell table:style-name="ce143" table:formula="of:=IFERROR([$'View Input'.N19];&quot;&quot;)" office:value-type="float" office:value="0" calcext:value-type="float">
            <text:p>0</text:p>
          </table:table-cell>
          <table:table-cell table:number-columns-repeated="1020"/>
        </table:table-row>
        <table:table-row table:style-name="ro3">
          <table:table-cell office:value-type="float" office:value="70" calcext:value-type="float">
            <text:p>70</text:p>
          </table:table-cell>
          <table:table-cell table:style-name="ce76" office:value-type="float" office:value="3" calcext:value-type="float">
            <text:p>3</text:p>
          </table:table-cell>
          <table:table-cell table:style-name="ce76" table:formula="of:=IF([$'olah data'.V72]=[$'olah data'.W72];&quot;&quot;;&quot;X&quot;)" office:value-type="string" office:string-value="X" calcext:value-type="string">
            <text:p>X</text:p>
          </table:table-cell>
          <table:table-cell table:style-name="ce143" table:formula="of:=IFERROR([$'View Input'.N20];&quot;&quot;)" office:value-type="float" office:value="0" calcext:value-type="float">
            <text:p>0</text:p>
          </table:table-cell>
          <table:table-cell table:number-columns-repeated="1020"/>
        </table:table-row>
        <table:table-row table:style-name="ro3">
          <table:table-cell office:value-type="float" office:value="71" calcext:value-type="float">
            <text:p>71</text:p>
          </table:table-cell>
          <table:table-cell table:style-name="ce76" office:value-type="float" office:value="2" calcext:value-type="float">
            <text:p>2</text:p>
          </table:table-cell>
          <table:table-cell table:style-name="ce76" table:formula="of:=IF([$'olah data'.V73]=[$'olah data'.W73];&quot;&quot;;&quot;X&quot;)" office:value-type="string" office:string-value="X" calcext:value-type="string">
            <text:p>X</text:p>
          </table:table-cell>
          <table:table-cell table:style-name="ce143" table:formula="of:=IFERROR([$'View Input'.N21];&quot;&quot;)" office:value-type="float" office:value="0" calcext:value-type="float">
            <text:p>0</text:p>
          </table:table-cell>
          <table:table-cell table:number-columns-repeated="1020"/>
        </table:table-row>
        <table:table-row table:style-name="ro3">
          <table:table-cell office:value-type="float" office:value="72" calcext:value-type="float">
            <text:p>72</text:p>
          </table:table-cell>
          <table:table-cell table:style-name="ce76" office:value-type="float" office:value="2" calcext:value-type="float">
            <text:p>2</text:p>
          </table:table-cell>
          <table:table-cell table:style-name="ce76" table:formula="of:=IF([$'olah data'.V74]=[$'olah data'.W74];&quot;&quot;;&quot;X&quot;)" office:value-type="string" office:string-value="X" calcext:value-type="string">
            <text:p>X</text:p>
          </table:table-cell>
          <table:table-cell table:style-name="ce143" table:formula="of:=IFERROR([$'View Input'.N22];&quot;&quot;)" office:value-type="float" office:value="0" calcext:value-type="float">
            <text:p>0</text:p>
          </table:table-cell>
          <table:table-cell table:number-columns-repeated="1020"/>
        </table:table-row>
        <table:table-row table:style-name="ro3">
          <table:table-cell office:value-type="float" office:value="73" calcext:value-type="float">
            <text:p>73</text:p>
          </table:table-cell>
          <table:table-cell table:style-name="ce76" office:value-type="float" office:value="4" calcext:value-type="float">
            <text:p>4</text:p>
          </table:table-cell>
          <table:table-cell table:style-name="ce76" table:formula="of:=IF([$'olah data'.V75]=[$'olah data'.W75];&quot;&quot;;&quot;X&quot;)" office:value-type="string" office:string-value="X" calcext:value-type="string">
            <text:p>X</text:p>
          </table:table-cell>
          <table:table-cell table:style-name="ce143" table:formula="of:=IFERROR([$'View Input'.N23];&quot;&quot;)" office:value-type="float" office:value="0" calcext:value-type="float">
            <text:p>0</text:p>
          </table:table-cell>
          <table:table-cell table:number-columns-repeated="1020"/>
        </table:table-row>
        <table:table-row table:style-name="ro3">
          <table:table-cell office:value-type="float" office:value="74" calcext:value-type="float">
            <text:p>74</text:p>
          </table:table-cell>
          <table:table-cell table:style-name="ce76" office:value-type="float" office:value="2" calcext:value-type="float">
            <text:p>2</text:p>
          </table:table-cell>
          <table:table-cell table:style-name="ce76" table:formula="of:=IF([$'olah data'.V76]=[$'olah data'.W76];&quot;&quot;;&quot;X&quot;)" office:value-type="string" office:string-value="X" calcext:value-type="string">
            <text:p>X</text:p>
          </table:table-cell>
          <table:table-cell table:style-name="ce143" table:formula="of:=IFERROR([$'View Input'.N24];&quot;&quot;)" office:value-type="float" office:value="0" calcext:value-type="float">
            <text:p>0</text:p>
          </table:table-cell>
          <table:table-cell table:number-columns-repeated="1020"/>
        </table:table-row>
        <table:table-row table:style-name="ro3">
          <table:table-cell office:value-type="float" office:value="75" calcext:value-type="float">
            <text:p>75</text:p>
          </table:table-cell>
          <table:table-cell table:style-name="ce76" office:value-type="float" office:value="2" calcext:value-type="float">
            <text:p>2</text:p>
          </table:table-cell>
          <table:table-cell table:style-name="ce76" table:formula="of:=IF([$'olah data'.V77]=[$'olah data'.W77];&quot;&quot;;&quot;X&quot;)" office:value-type="string" office:string-value="X" calcext:value-type="string">
            <text:p>X</text:p>
          </table:table-cell>
          <table:table-cell table:style-name="ce143" table:formula="of:=IFERROR([$'View Input'.N25];&quot;&quot;)" office:value-type="float" office:value="0" calcext:value-type="float">
            <text:p>0</text:p>
          </table:table-cell>
          <table:table-cell table:number-columns-repeated="1020"/>
        </table:table-row>
        <table:table-row table:style-name="ro3">
          <table:table-cell office:value-type="float" office:value="76" calcext:value-type="float">
            <text:p>76</text:p>
          </table:table-cell>
          <table:table-cell table:style-name="ce76" office:value-type="float" office:value="2" calcext:value-type="float">
            <text:p>2</text:p>
          </table:table-cell>
          <table:table-cell table:style-name="ce76" table:formula="of:=IF([$'olah data'.V78]=[$'olah data'.W78];&quot;&quot;;&quot;X&quot;)" office:value-type="string" office:string-value="X" calcext:value-type="string">
            <text:p>X</text:p>
          </table:table-cell>
          <table:table-cell table:style-name="ce143" table:formula="of:=IFERROR([$'View Input'.N26];&quot;&quot;)" office:value-type="float" office:value="0" calcext:value-type="float">
            <text:p>0</text:p>
          </table:table-cell>
          <table:table-cell table:number-columns-repeated="1020"/>
        </table:table-row>
        <table:table-row table:style-name="ro3">
          <table:table-cell office:value-type="float" office:value="77" calcext:value-type="float">
            <text:p>77</text:p>
          </table:table-cell>
          <table:table-cell table:style-name="ce76" office:value-type="float" office:value="4" calcext:value-type="float">
            <text:p>4</text:p>
          </table:table-cell>
          <table:table-cell table:style-name="ce76" table:formula="of:=IF([$'olah data'.V79]=[$'olah data'.W79];&quot;&quot;;&quot;X&quot;)">
            <text:p/>
          </table:table-cell>
          <table:table-cell table:style-name="ce143" table:formula="of:=IFERROR([$'View Input'.N27];&quot;&quot;)" office:value-type="float" office:value="0" calcext:value-type="float">
            <text:p>0</text:p>
          </table:table-cell>
          <table:table-cell table:number-columns-repeated="1020"/>
        </table:table-row>
        <table:table-row table:style-name="ro3">
          <table:table-cell office:value-type="float" office:value="78" calcext:value-type="float">
            <text:p>78</text:p>
          </table:table-cell>
          <table:table-cell table:style-name="ce76" office:value-type="float" office:value="4" calcext:value-type="float">
            <text:p>4</text:p>
          </table:table-cell>
          <table:table-cell table:style-name="ce76" table:formula="of:=IF([$'olah data'.V80]=[$'olah data'.W80];&quot;&quot;;&quot;X&quot;)" office:value-type="string" office:string-value="X" calcext:value-type="string">
            <text:p>X</text:p>
          </table:table-cell>
          <table:table-cell table:style-name="ce143" table:formula="of:=IFERROR([$'View Input'.N28];&quot;&quot;)" office:value-type="float" office:value="0" calcext:value-type="float">
            <text:p>0</text:p>
          </table:table-cell>
          <table:table-cell table:number-columns-repeated="1020"/>
        </table:table-row>
        <table:table-row table:style-name="ro3">
          <table:table-cell office:value-type="float" office:value="79" calcext:value-type="float">
            <text:p>79</text:p>
          </table:table-cell>
          <table:table-cell table:style-name="ce76" office:value-type="float" office:value="1" calcext:value-type="float">
            <text:p>1</text:p>
          </table:table-cell>
          <table:table-cell table:style-name="ce76" table:formula="of:=IF([$'olah data'.V81]=[$'olah data'.W81];&quot;&quot;;&quot;X&quot;)" office:value-type="string" office:string-value="X" calcext:value-type="string">
            <text:p>X</text:p>
          </table:table-cell>
          <table:table-cell table:style-name="ce143" table:formula="of:=IFERROR([$'View Input'.N29];&quot;&quot;)" office:value-type="float" office:value="0" calcext:value-type="float">
            <text:p>0</text:p>
          </table:table-cell>
          <table:table-cell table:number-columns-repeated="1020"/>
        </table:table-row>
        <table:table-row table:style-name="ro3">
          <table:table-cell office:value-type="float" office:value="80" calcext:value-type="float">
            <text:p>80</text:p>
          </table:table-cell>
          <table:table-cell table:style-name="ce76" office:value-type="float" office:value="2" calcext:value-type="float">
            <text:p>2</text:p>
          </table:table-cell>
          <table:table-cell table:style-name="ce76" table:formula="of:=IF([$'olah data'.V82]=[$'olah data'.W82];&quot;&quot;;&quot;X&quot;)" office:value-type="string" office:string-value="X" calcext:value-type="string">
            <text:p>X</text:p>
          </table:table-cell>
          <table:table-cell table:style-name="ce143" table:formula="of:=IFERROR([$'View Input'.N30];&quot;&quot;)" office:value-type="float" office:value="0" calcext:value-type="float">
            <text:p>0</text:p>
          </table:table-cell>
          <table:table-cell table:number-columns-repeated="1020"/>
        </table:table-row>
        <table:table-row table:style-name="ro3">
          <table:table-cell office:value-type="float" office:value="81" calcext:value-type="float">
            <text:p>81</text:p>
          </table:table-cell>
          <table:table-cell table:style-name="ce76" office:value-type="float" office:value="4" calcext:value-type="float">
            <text:p>4</text:p>
          </table:table-cell>
          <table:table-cell table:style-name="ce76" table:formula="of:=IF([$'olah data'.V83]=[$'olah data'.W83];&quot;&quot;;&quot;X&quot;)" office:value-type="string" office:string-value="X" calcext:value-type="string">
            <text:p>X</text:p>
          </table:table-cell>
          <table:table-cell table:style-name="ce143" table:formula="of:=IFERROR([$'View Input'.R11];&quot;&quot;)" office:value-type="float" office:value="0" calcext:value-type="float">
            <text:p>0</text:p>
          </table:table-cell>
          <table:table-cell table:number-columns-repeated="1020"/>
        </table:table-row>
        <table:table-row table:style-name="ro3">
          <table:table-cell office:value-type="float" office:value="82" calcext:value-type="float">
            <text:p>82</text:p>
          </table:table-cell>
          <table:table-cell table:style-name="ce76" office:value-type="float" office:value="3" calcext:value-type="float">
            <text:p>3</text:p>
          </table:table-cell>
          <table:table-cell table:style-name="ce76" table:formula="of:=IF([$'olah data'.V84]=[$'olah data'.W84];&quot;&quot;;&quot;X&quot;)" office:value-type="string" office:string-value="X" calcext:value-type="string">
            <text:p>X</text:p>
          </table:table-cell>
          <table:table-cell table:style-name="ce143" table:formula="of:=IFERROR([$'View Input'.R12];&quot;&quot;)" office:value-type="float" office:value="0" calcext:value-type="float">
            <text:p>0</text:p>
          </table:table-cell>
          <table:table-cell table:number-columns-repeated="1020"/>
        </table:table-row>
        <table:table-row table:style-name="ro3">
          <table:table-cell office:value-type="float" office:value="83" calcext:value-type="float">
            <text:p>83</text:p>
          </table:table-cell>
          <table:table-cell table:style-name="ce76" office:value-type="float" office:value="3" calcext:value-type="float">
            <text:p>3</text:p>
          </table:table-cell>
          <table:table-cell table:style-name="ce76" table:formula="of:=IF([$'olah data'.V85]=[$'olah data'.W85];&quot;&quot;;&quot;X&quot;)" office:value-type="string" office:string-value="X" calcext:value-type="string">
            <text:p>X</text:p>
          </table:table-cell>
          <table:table-cell table:style-name="ce143" table:formula="of:=IFERROR([$'View Input'.R13];&quot;&quot;)" office:value-type="float" office:value="0" calcext:value-type="float">
            <text:p>0</text:p>
          </table:table-cell>
          <table:table-cell table:number-columns-repeated="1020"/>
        </table:table-row>
        <table:table-row table:style-name="ro3">
          <table:table-cell office:value-type="float" office:value="84" calcext:value-type="float">
            <text:p>84</text:p>
          </table:table-cell>
          <table:table-cell table:style-name="ce76" office:value-type="float" office:value="1" calcext:value-type="float">
            <text:p>1</text:p>
          </table:table-cell>
          <table:table-cell table:style-name="ce76" table:formula="of:=IF([$'olah data'.V86]=[$'olah data'.W86];&quot;&quot;;&quot;X&quot;)" office:value-type="string" office:string-value="X" calcext:value-type="string">
            <text:p>X</text:p>
          </table:table-cell>
          <table:table-cell table:style-name="ce143" table:formula="of:=IFERROR([$'View Input'.R14];&quot;&quot;)" office:value-type="float" office:value="0" calcext:value-type="float">
            <text:p>0</text:p>
          </table:table-cell>
          <table:table-cell table:number-columns-repeated="1020"/>
        </table:table-row>
        <table:table-row table:style-name="ro3">
          <table:table-cell office:value-type="float" office:value="85" calcext:value-type="float">
            <text:p>85</text:p>
          </table:table-cell>
          <table:table-cell table:style-name="ce76" office:value-type="float" office:value="3" calcext:value-type="float">
            <text:p>3</text:p>
          </table:table-cell>
          <table:table-cell table:style-name="ce76" table:formula="of:=IF([$'olah data'.V87]=[$'olah data'.W87];&quot;&quot;;&quot;X&quot;)" office:value-type="string" office:string-value="X" calcext:value-type="string">
            <text:p>X</text:p>
          </table:table-cell>
          <table:table-cell table:style-name="ce143" table:formula="of:=IFERROR([$'View Input'.R15];&quot;&quot;)" office:value-type="float" office:value="0" calcext:value-type="float">
            <text:p>0</text:p>
          </table:table-cell>
          <table:table-cell table:number-columns-repeated="1020"/>
        </table:table-row>
        <table:table-row table:style-name="ro3">
          <table:table-cell office:value-type="float" office:value="86" calcext:value-type="float">
            <text:p>86</text:p>
          </table:table-cell>
          <table:table-cell table:style-name="ce76" office:value-type="float" office:value="4" calcext:value-type="float">
            <text:p>4</text:p>
          </table:table-cell>
          <table:table-cell table:style-name="ce76" table:formula="of:=IF([$'olah data'.V88]=[$'olah data'.W88];&quot;&quot;;&quot;X&quot;)">
            <text:p/>
          </table:table-cell>
          <table:table-cell table:style-name="ce143" table:formula="of:=IFERROR([$'View Input'.R16];&quot;&quot;)" office:value-type="float" office:value="0" calcext:value-type="float">
            <text:p>0</text:p>
          </table:table-cell>
          <table:table-cell table:number-columns-repeated="1020"/>
        </table:table-row>
        <table:table-row table:style-name="ro3">
          <table:table-cell office:value-type="float" office:value="87" calcext:value-type="float">
            <text:p>87</text:p>
          </table:table-cell>
          <table:table-cell table:style-name="ce76" office:value-type="float" office:value="2" calcext:value-type="float">
            <text:p>2</text:p>
          </table:table-cell>
          <table:table-cell table:style-name="ce76" table:formula="of:=IF([$'olah data'.V89]=[$'olah data'.W89];&quot;&quot;;&quot;X&quot;)" office:value-type="string" office:string-value="X" calcext:value-type="string">
            <text:p>X</text:p>
          </table:table-cell>
          <table:table-cell table:style-name="ce143" table:formula="of:=IFERROR([$'View Input'.R17];&quot;&quot;)" office:value-type="float" office:value="0" calcext:value-type="float">
            <text:p>0</text:p>
          </table:table-cell>
          <table:table-cell table:number-columns-repeated="1020"/>
        </table:table-row>
        <table:table-row table:style-name="ro3">
          <table:table-cell office:value-type="float" office:value="88" calcext:value-type="float">
            <text:p>88</text:p>
          </table:table-cell>
          <table:table-cell table:style-name="ce76" office:value-type="float" office:value="4" calcext:value-type="float">
            <text:p>4</text:p>
          </table:table-cell>
          <table:table-cell table:style-name="ce76" table:formula="of:=IF([$'olah data'.V90]=[$'olah data'.W90];&quot;&quot;;&quot;X&quot;)" office:value-type="string" office:string-value="X" calcext:value-type="string">
            <text:p>X</text:p>
          </table:table-cell>
          <table:table-cell table:style-name="ce143" table:formula="of:=IFERROR([$'View Input'.R18];&quot;&quot;)" office:value-type="float" office:value="0" calcext:value-type="float">
            <text:p>0</text:p>
          </table:table-cell>
          <table:table-cell table:number-columns-repeated="1020"/>
        </table:table-row>
        <table:table-row table:style-name="ro3">
          <table:table-cell office:value-type="float" office:value="89" calcext:value-type="float">
            <text:p>89</text:p>
          </table:table-cell>
          <table:table-cell table:style-name="ce76" office:value-type="float" office:value="4" calcext:value-type="float">
            <text:p>4</text:p>
          </table:table-cell>
          <table:table-cell table:style-name="ce76" table:formula="of:=IF([$'olah data'.V91]=[$'olah data'.W91];&quot;&quot;;&quot;X&quot;)" office:value-type="string" office:string-value="X" calcext:value-type="string">
            <text:p>X</text:p>
          </table:table-cell>
          <table:table-cell table:style-name="ce143" table:formula="of:=IFERROR([$'View Input'.R19];&quot;&quot;)" office:value-type="float" office:value="0" calcext:value-type="float">
            <text:p>0</text:p>
          </table:table-cell>
          <table:table-cell table:number-columns-repeated="1020"/>
        </table:table-row>
        <table:table-row table:style-name="ro3">
          <table:table-cell office:value-type="float" office:value="90" calcext:value-type="float">
            <text:p>90</text:p>
          </table:table-cell>
          <table:table-cell table:style-name="ce76" office:value-type="float" office:value="1" calcext:value-type="float">
            <text:p>1</text:p>
          </table:table-cell>
          <table:table-cell table:style-name="ce76" table:formula="of:=IF([$'olah data'.V92]=[$'olah data'.W92];&quot;&quot;;&quot;X&quot;)" office:value-type="string" office:string-value="X" calcext:value-type="string">
            <text:p>X</text:p>
          </table:table-cell>
          <table:table-cell table:style-name="ce143" table:formula="of:=IFERROR([$'View Input'.R20];&quot;&quot;)" office:value-type="float" office:value="0" calcext:value-type="float">
            <text:p>0</text:p>
          </table:table-cell>
          <table:table-cell table:number-columns-repeated="1020"/>
        </table:table-row>
        <table:table-row table:style-name="ro3">
          <table:table-cell office:value-type="float" office:value="91" calcext:value-type="float">
            <text:p>91</text:p>
          </table:table-cell>
          <table:table-cell table:style-name="ce76" office:value-type="float" office:value="2" calcext:value-type="float">
            <text:p>2</text:p>
          </table:table-cell>
          <table:table-cell table:style-name="ce76" table:formula="of:=IF([$'olah data'.V93]=[$'olah data'.W93];&quot;&quot;;&quot;X&quot;)" office:value-type="string" office:string-value="X" calcext:value-type="string">
            <text:p>X</text:p>
          </table:table-cell>
          <table:table-cell table:style-name="ce143" table:formula="of:=IFERROR([$'View Input'.R21];&quot;&quot;)" office:value-type="float" office:value="0" calcext:value-type="float">
            <text:p>0</text:p>
          </table:table-cell>
          <table:table-cell table:number-columns-repeated="1020"/>
        </table:table-row>
        <table:table-row table:style-name="ro3">
          <table:table-cell office:value-type="float" office:value="92" calcext:value-type="float">
            <text:p>92</text:p>
          </table:table-cell>
          <table:table-cell table:style-name="ce76" office:value-type="float" office:value="4" calcext:value-type="float">
            <text:p>4</text:p>
          </table:table-cell>
          <table:table-cell table:style-name="ce76" table:formula="of:=IF([$'olah data'.V94]=[$'olah data'.W94];&quot;&quot;;&quot;X&quot;)" office:value-type="string" office:string-value="X" calcext:value-type="string">
            <text:p>X</text:p>
          </table:table-cell>
          <table:table-cell table:style-name="ce143" table:formula="of:=IFERROR([$'View Input'.R22];&quot;&quot;)" office:value-type="float" office:value="0" calcext:value-type="float">
            <text:p>0</text:p>
          </table:table-cell>
          <table:table-cell table:number-columns-repeated="1020"/>
        </table:table-row>
        <table:table-row table:style-name="ro3">
          <table:table-cell office:value-type="float" office:value="93" calcext:value-type="float">
            <text:p>93</text:p>
          </table:table-cell>
          <table:table-cell table:style-name="ce76" office:value-type="float" office:value="2" calcext:value-type="float">
            <text:p>2</text:p>
          </table:table-cell>
          <table:table-cell table:style-name="ce76" table:formula="of:=IF([$'olah data'.V95]=[$'olah data'.W95];&quot;&quot;;&quot;X&quot;)" office:value-type="string" office:string-value="X" calcext:value-type="string">
            <text:p>X</text:p>
          </table:table-cell>
          <table:table-cell table:style-name="ce143" table:formula="of:=IFERROR([$'View Input'.R23];&quot;&quot;)" office:value-type="float" office:value="0" calcext:value-type="float">
            <text:p>0</text:p>
          </table:table-cell>
          <table:table-cell table:number-columns-repeated="1020"/>
        </table:table-row>
        <table:table-row table:style-name="ro3">
          <table:table-cell office:value-type="float" office:value="94" calcext:value-type="float">
            <text:p>94</text:p>
          </table:table-cell>
          <table:table-cell table:style-name="ce76" office:value-type="float" office:value="3" calcext:value-type="float">
            <text:p>3</text:p>
          </table:table-cell>
          <table:table-cell table:style-name="ce76" table:formula="of:=IF([$'olah data'.V96]=[$'olah data'.W96];&quot;&quot;;&quot;X&quot;)" office:value-type="string" office:string-value="X" calcext:value-type="string">
            <text:p>X</text:p>
          </table:table-cell>
          <table:table-cell table:style-name="ce143" table:formula="of:=IFERROR([$'View Input'.R24];&quot;&quot;)" office:value-type="float" office:value="0" calcext:value-type="float">
            <text:p>0</text:p>
          </table:table-cell>
          <table:table-cell table:number-columns-repeated="1020"/>
        </table:table-row>
        <table:table-row table:style-name="ro3">
          <table:table-cell office:value-type="float" office:value="95" calcext:value-type="float">
            <text:p>95</text:p>
          </table:table-cell>
          <table:table-cell table:style-name="ce76" office:value-type="float" office:value="4" calcext:value-type="float">
            <text:p>4</text:p>
          </table:table-cell>
          <table:table-cell table:style-name="ce76" table:formula="of:=IF([$'olah data'.V97]=[$'olah data'.W97];&quot;&quot;;&quot;X&quot;)" office:value-type="string" office:string-value="X" calcext:value-type="string">
            <text:p>X</text:p>
          </table:table-cell>
          <table:table-cell table:style-name="ce143" table:formula="of:=IFERROR([$'View Input'.R25];&quot;&quot;)" office:value-type="float" office:value="0" calcext:value-type="float">
            <text:p>0</text:p>
          </table:table-cell>
          <table:table-cell table:number-columns-repeated="1020"/>
        </table:table-row>
        <table:table-row table:style-name="ro3">
          <table:table-cell office:value-type="float" office:value="96" calcext:value-type="float">
            <text:p>96</text:p>
          </table:table-cell>
          <table:table-cell table:style-name="ce76" office:value-type="float" office:value="1" calcext:value-type="float">
            <text:p>1</text:p>
          </table:table-cell>
          <table:table-cell table:style-name="ce76" table:formula="of:=IF([$'olah data'.V98]=[$'olah data'.W98];&quot;&quot;;&quot;X&quot;)" office:value-type="string" office:string-value="X" calcext:value-type="string">
            <text:p>X</text:p>
          </table:table-cell>
          <table:table-cell table:style-name="ce143" table:formula="of:=IFERROR([$'View Input'.R26];&quot;&quot;)" office:value-type="float" office:value="0" calcext:value-type="float">
            <text:p>0</text:p>
          </table:table-cell>
          <table:table-cell table:number-columns-repeated="1020"/>
        </table:table-row>
        <table:table-row table:style-name="ro3">
          <table:table-cell office:value-type="float" office:value="97" calcext:value-type="float">
            <text:p>97</text:p>
          </table:table-cell>
          <table:table-cell table:style-name="ce76" office:value-type="float" office:value="4" calcext:value-type="float">
            <text:p>4</text:p>
          </table:table-cell>
          <table:table-cell table:style-name="ce76" table:formula="of:=IF([$'olah data'.V99]=[$'olah data'.W99];&quot;&quot;;&quot;X&quot;)">
            <text:p/>
          </table:table-cell>
          <table:table-cell table:style-name="ce143" table:formula="of:=IFERROR([$'View Input'.R27];&quot;&quot;)" office:value-type="float" office:value="0" calcext:value-type="float">
            <text:p>0</text:p>
          </table:table-cell>
          <table:table-cell table:number-columns-repeated="1020"/>
        </table:table-row>
        <table:table-row table:style-name="ro3">
          <table:table-cell office:value-type="float" office:value="98" calcext:value-type="float">
            <text:p>98</text:p>
          </table:table-cell>
          <table:table-cell table:style-name="ce76" office:value-type="float" office:value="4" calcext:value-type="float">
            <text:p>4</text:p>
          </table:table-cell>
          <table:table-cell table:style-name="ce76" table:formula="of:=IF([$'olah data'.V100]=[$'olah data'.W100];&quot;&quot;;&quot;X&quot;)">
            <text:p/>
          </table:table-cell>
          <table:table-cell table:style-name="ce143" table:formula="of:=IFERROR([$'View Input'.R28];&quot;&quot;)" office:value-type="float" office:value="0" calcext:value-type="float">
            <text:p>0</text:p>
          </table:table-cell>
          <table:table-cell table:number-columns-repeated="1020"/>
        </table:table-row>
        <table:table-row table:style-name="ro3">
          <table:table-cell office:value-type="float" office:value="99" calcext:value-type="float">
            <text:p>99</text:p>
          </table:table-cell>
          <table:table-cell table:style-name="ce76" office:value-type="float" office:value="2" calcext:value-type="float">
            <text:p>2</text:p>
          </table:table-cell>
          <table:table-cell table:style-name="ce76" table:formula="of:=IF([$'olah data'.V101]=[$'olah data'.W101];&quot;&quot;;&quot;X&quot;)">
            <text:p/>
          </table:table-cell>
          <table:table-cell table:style-name="ce143" table:formula="of:=IFERROR([$'View Input'.R29];&quot;&quot;)" office:value-type="float" office:value="0" calcext:value-type="float">
            <text:p>0</text:p>
          </table:table-cell>
          <table:table-cell table:number-columns-repeated="1020"/>
        </table:table-row>
        <table:table-row table:style-name="ro3">
          <table:table-cell office:value-type="float" office:value="100" calcext:value-type="float">
            <text:p>100</text:p>
          </table:table-cell>
          <table:table-cell table:style-name="ce76" office:value-type="float" office:value="3" calcext:value-type="float">
            <text:p>3</text:p>
          </table:table-cell>
          <table:table-cell table:style-name="ce76" table:formula="of:=IF([$'olah data'.V102]=[$'olah data'.W102];&quot;&quot;;&quot;X&quot;)">
            <text:p/>
          </table:table-cell>
          <table:table-cell table:style-name="ce143" table:formula="of:=IFERROR([$'View Input'.R30];&quot;&quot;)" office:value-type="float" office:value="0" calcext:value-type="float">
            <text:p>0</text:p>
          </table:table-cell>
          <table:table-cell table:number-columns-repeated="1020"/>
        </table:table-row>
        <table:table-row table:style-name="ro3">
          <table:table-cell/>
          <table:table-cell table:style-name="ce76"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3" table:number-rows-repeated="1048473">
          <table:table-cell table:number-columns-repeated="1024"/>
        </table:table-row>
        <table:table-row table:style-name="ro3">
          <table:table-cell table:number-columns-repeated="1024"/>
        </table:table-row>
      </table:table>
      <table:table table:name="MainSource" table:style-name="ta1">
        <office:forms form:automatic-focus="false" form:apply-design-mode="false"/>
        <table:table-column table:style-name="co3" table:number-columns-repeated="459" table:default-cell-style-name="Default"/>
        <table:table-row table:style-name="ro3" table:number-rows-repeated="99">
          <table:table-cell table:number-columns-repeated="459"/>
        </table:table-row>
        <table:table-row table:style-name="ro3">
          <table:table-cell table:number-columns-repeated="458"/>
          <table:table-cell table:style-name="ce139" office:value-type="string" calcext:value-type="string">
            <text:p>Care1Nactions</text:p>
          </table:table-cell>
        </table:table-row>
        <table:table-row table:style-name="ro3">
          <table:table-cell table:number-columns-repeated="458"/>
          <table:table-cell table:style-name="ce141" office:value-type="date" office:date-value="2018-11-15" calcext:value-type="date">
            <text:p>15. Nov. 2018</text:p>
          </table:table-cell>
        </table:table-row>
        <table:table-row table:style-name="ro3">
          <table:table-cell table:number-columns-repeated="458"/>
          <table:table-cell office:value-type="float" office:value="1" calcext:value-type="float">
            <text:p>1</text:p>
          </table:table-cell>
        </table:table-row>
        <table:table-row table:style-name="ro3">
          <table:table-cell table:number-columns-repeated="459"/>
        </table:table-row>
        <table:table-row table:style-name="ro3">
          <table:table-cell table:number-columns-repeated="458"/>
          <table:table-cell office:value-type="string" calcext:value-type="string">
            <text:p>AplikasiHexa</text:p>
          </table:table-cell>
        </table:table-row>
        <table:table-row table:style-name="ro3">
          <table:table-cell table:number-columns-repeated="459"/>
        </table:table-row>
        <table:table-row table:style-name="ro3">
          <table:table-cell table:number-columns-repeated="458"/>
          <table:table-cell table:style-name="ce141" office:value-type="date" office:date-value="2018-11-14" calcext:value-type="date">
            <text:p>14. Nov. 2018</text:p>
          </table:table-cell>
        </table:table-row>
        <table:table-row table:style-name="ro3" table:number-rows-repeated="3">
          <table:table-cell table:number-columns-repeated="459"/>
        </table:table-row>
        <table:table-row table:style-name="ro3">
          <table:table-cell table:number-columns-repeated="459"/>
        </table:table-row>
      </table:table>
      <table:table table:name="Lihat Jawaban Peserta"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32" form:id="control32" form:label="Kembali"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74.13pt" svg:height="44.87pt" svg:x="722.38pt" svg:y="0.94pt" draw:control="control32"/>
        </table:shapes>
        <table:table-column table:style-name="co45" table:default-cell-style-name="ce122"/>
        <table:table-column table:style-name="co46" table:default-cell-style-name="ce122"/>
        <table:table-column table:style-name="co3" table:default-cell-style-name="ce122"/>
        <table:table-column table:style-name="co45" table:default-cell-style-name="ce122"/>
        <table:table-column table:style-name="co46" table:default-cell-style-name="ce122"/>
        <table:table-column table:style-name="co3" table:default-cell-style-name="ce122"/>
        <table:table-column table:style-name="co45" table:default-cell-style-name="ce122"/>
        <table:table-column table:style-name="co46" table:default-cell-style-name="ce122"/>
        <table:table-column table:style-name="co3" table:default-cell-style-name="ce122"/>
        <table:table-column table:style-name="co45" table:default-cell-style-name="ce122"/>
        <table:table-column table:style-name="co46" table:default-cell-style-name="ce122"/>
        <table:table-column table:style-name="co3" table:default-cell-style-name="ce122"/>
        <table:table-column table:style-name="co45" table:default-cell-style-name="ce122"/>
        <table:table-column table:style-name="co46" table:default-cell-style-name="ce122"/>
        <table:table-column table:style-name="co3" table:number-columns-repeated="2" table:default-cell-style-name="ce122"/>
        <table:table-column table:style-name="co3" table:visibility="collapse" table:number-columns-repeated="1008" table:default-cell-style-name="ce122"/>
        <table:table-row table:style-name="ro3">
          <table:table-cell table:style-name="ce102" office:value-type="string" calcext:value-type="string" table:number-columns-spanned="14" table:number-rows-spanned="2">
            <text:p>JAWABAN KANDIDAT</text:p>
          </table:table-cell>
          <table:covered-table-cell table:number-columns-repeated="13" table:style-name="ce118"/>
          <table:table-cell table:style-name="ce18" table:number-columns-spanned="2" table:number-rows-spanned="24"/>
          <table:covered-table-cell/>
          <table:table-cell table:number-columns-repeated="1008"/>
        </table:table-row>
        <table:table-row table:style-name="ro3">
          <table:covered-table-cell table:number-columns-repeated="14" table:style-name="ce118"/>
          <table:covered-table-cell table:number-columns-repeated="2"/>
          <table:table-cell table:number-columns-repeated="1008"/>
        </table:table-row>
        <table:table-row table:style-name="ro3">
          <table:table-cell table:style-name="ce108" office:value-type="string" calcext:value-type="string" table:number-columns-spanned="14" table:number-rows-spanned="1">
            <text:p>SOAL</text:p>
          </table:table-cell>
          <table:covered-table-cell table:number-columns-repeated="13" table:style-name="ce118"/>
          <table:covered-table-cell table:number-columns-repeated="2"/>
          <table:table-cell table:number-columns-repeated="1008"/>
        </table:table-row>
        <table:table-row table:style-name="ro4">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covered-table-cell table:number-columns-repeated="2"/>
          <table:table-cell table:number-columns-repeated="1008"/>
        </table:table-row>
        <table:table-row table:style-name="ro3">
          <table:table-cell table:style-name="ce54" office:value-type="float" office:value="1" calcext:value-type="float">
            <text:p>1</text:p>
          </table:table-cell>
          <table:table-cell table:style-name="ce111" table:formula="of:=[$'jawaban peserta'.B2]" office:value-type="float" office:value="1" calcext:value-type="float">
            <text:p>1</text:p>
          </table:table-cell>
          <table:table-cell table:style-name="ce18"/>
          <table:table-cell table:style-name="ce65" office:value-type="float" office:value="21" calcext:value-type="float">
            <text:p>21</text:p>
          </table:table-cell>
          <table:table-cell table:style-name="ce111" table:formula="of:=[$'jawaban peserta'.B22]" office:value-type="float" office:value="2" calcext:value-type="float">
            <text:p>2</text:p>
          </table:table-cell>
          <table:table-cell table:style-name="ce18"/>
          <table:table-cell table:style-name="ce65" office:value-type="float" office:value="41" calcext:value-type="float">
            <text:p>41</text:p>
          </table:table-cell>
          <table:table-cell table:style-name="ce111" table:formula="of:=[$'jawaban peserta'.B42]" office:value-type="float" office:value="4" calcext:value-type="float">
            <text:p>4</text:p>
          </table:table-cell>
          <table:table-cell table:style-name="ce18"/>
          <table:table-cell table:style-name="ce68" office:value-type="float" office:value="61" calcext:value-type="float">
            <text:p>61</text:p>
          </table:table-cell>
          <table:table-cell table:style-name="ce112" table:formula="of:=[$'jawaban peserta'.B62]" office:value-type="float" office:value="3" calcext:value-type="float">
            <text:p>3</text:p>
          </table:table-cell>
          <table:table-cell table:style-name="ce18"/>
          <table:table-cell table:style-name="ce68" office:value-type="float" office:value="81" calcext:value-type="float">
            <text:p>81</text:p>
          </table:table-cell>
          <table:table-cell table:style-name="ce112" table:formula="of:=[$'jawaban peserta'.B82]" office:value-type="float" office:value="4" calcext:value-type="float">
            <text:p>4</text:p>
          </table:table-cell>
          <table:covered-table-cell table:number-columns-repeated="2"/>
          <table:table-cell table:number-columns-repeated="1008"/>
        </table:table-row>
        <table:table-row table:style-name="ro3">
          <table:table-cell table:style-name="ce54" office:value-type="float" office:value="2" calcext:value-type="float">
            <text:p>2</text:p>
          </table:table-cell>
          <table:table-cell table:style-name="ce111" table:formula="of:=[$'jawaban peserta'.B3]" office:value-type="float" office:value="4" calcext:value-type="float">
            <text:p>4</text:p>
          </table:table-cell>
          <table:table-cell table:style-name="ce18"/>
          <table:table-cell table:style-name="ce65" office:value-type="float" office:value="22" calcext:value-type="float">
            <text:p>22</text:p>
          </table:table-cell>
          <table:table-cell table:style-name="ce111" table:formula="of:=[$'jawaban peserta'.B23]" office:value-type="float" office:value="4" calcext:value-type="float">
            <text:p>4</text:p>
          </table:table-cell>
          <table:table-cell table:style-name="ce18"/>
          <table:table-cell table:style-name="ce65" office:value-type="float" office:value="42" calcext:value-type="float">
            <text:p>42</text:p>
          </table:table-cell>
          <table:table-cell table:style-name="ce111" table:formula="of:=[$'jawaban peserta'.B43]" office:value-type="float" office:value="5" calcext:value-type="float">
            <text:p>5</text:p>
          </table:table-cell>
          <table:table-cell table:style-name="ce18"/>
          <table:table-cell table:style-name="ce68" office:value-type="float" office:value="62" calcext:value-type="float">
            <text:p>62</text:p>
          </table:table-cell>
          <table:table-cell table:style-name="ce112" table:formula="of:=[$'jawaban peserta'.B63]" office:value-type="float" office:value="4" calcext:value-type="float">
            <text:p>4</text:p>
          </table:table-cell>
          <table:table-cell table:style-name="ce18"/>
          <table:table-cell table:style-name="ce68" office:value-type="float" office:value="82" calcext:value-type="float">
            <text:p>82</text:p>
          </table:table-cell>
          <table:table-cell table:style-name="ce112" table:formula="of:=[$'jawaban peserta'.B83]" office:value-type="float" office:value="3" calcext:value-type="float">
            <text:p>3</text:p>
          </table:table-cell>
          <table:covered-table-cell table:number-columns-repeated="2"/>
          <table:table-cell table:number-columns-repeated="1008"/>
        </table:table-row>
        <table:table-row table:style-name="ro3">
          <table:table-cell table:style-name="ce54" office:value-type="float" office:value="3" calcext:value-type="float">
            <text:p>3</text:p>
          </table:table-cell>
          <table:table-cell table:style-name="ce111" table:formula="of:=[$'jawaban peserta'.B4]" office:value-type="float" office:value="4" calcext:value-type="float">
            <text:p>4</text:p>
          </table:table-cell>
          <table:table-cell table:style-name="ce18"/>
          <table:table-cell table:style-name="ce65" office:value-type="float" office:value="23" calcext:value-type="float">
            <text:p>23</text:p>
          </table:table-cell>
          <table:table-cell table:style-name="ce111" table:formula="of:=[$'jawaban peserta'.B24]" office:value-type="float" office:value="4" calcext:value-type="float">
            <text:p>4</text:p>
          </table:table-cell>
          <table:table-cell table:style-name="ce18"/>
          <table:table-cell table:style-name="ce65" office:value-type="float" office:value="43" calcext:value-type="float">
            <text:p>43</text:p>
          </table:table-cell>
          <table:table-cell table:style-name="ce111" table:formula="of:=[$'jawaban peserta'.B44]" office:value-type="float" office:value="4" calcext:value-type="float">
            <text:p>4</text:p>
          </table:table-cell>
          <table:table-cell table:style-name="ce18"/>
          <table:table-cell table:style-name="ce68" office:value-type="float" office:value="63" calcext:value-type="float">
            <text:p>63</text:p>
          </table:table-cell>
          <table:table-cell table:style-name="ce112" table:formula="of:=[$'jawaban peserta'.B64]" office:value-type="float" office:value="2" calcext:value-type="float">
            <text:p>2</text:p>
          </table:table-cell>
          <table:table-cell table:style-name="ce18"/>
          <table:table-cell table:style-name="ce68" office:value-type="float" office:value="83" calcext:value-type="float">
            <text:p>83</text:p>
          </table:table-cell>
          <table:table-cell table:style-name="ce112" table:formula="of:=[$'jawaban peserta'.B84]" office:value-type="float" office:value="3" calcext:value-type="float">
            <text:p>3</text:p>
          </table:table-cell>
          <table:covered-table-cell table:number-columns-repeated="2"/>
          <table:table-cell table:number-columns-repeated="1008"/>
        </table:table-row>
        <table:table-row table:style-name="ro3">
          <table:table-cell table:style-name="ce54" office:value-type="float" office:value="4" calcext:value-type="float">
            <text:p>4</text:p>
          </table:table-cell>
          <table:table-cell table:style-name="ce111" table:formula="of:=[$'jawaban peserta'.B5]" office:value-type="float" office:value="3" calcext:value-type="float">
            <text:p>3</text:p>
          </table:table-cell>
          <table:table-cell table:style-name="ce18"/>
          <table:table-cell table:style-name="ce65" office:value-type="float" office:value="24" calcext:value-type="float">
            <text:p>24</text:p>
          </table:table-cell>
          <table:table-cell table:style-name="ce111" table:formula="of:=[$'jawaban peserta'.B25]" office:value-type="float" office:value="2" calcext:value-type="float">
            <text:p>2</text:p>
          </table:table-cell>
          <table:table-cell table:style-name="ce18"/>
          <table:table-cell table:style-name="ce65" office:value-type="float" office:value="44" calcext:value-type="float">
            <text:p>44</text:p>
          </table:table-cell>
          <table:table-cell table:style-name="ce111" table:formula="of:=[$'jawaban peserta'.B45]" office:value-type="float" office:value="2" calcext:value-type="float">
            <text:p>2</text:p>
          </table:table-cell>
          <table:table-cell table:style-name="ce18"/>
          <table:table-cell table:style-name="ce68" office:value-type="float" office:value="64" calcext:value-type="float">
            <text:p>64</text:p>
          </table:table-cell>
          <table:table-cell table:style-name="ce112" table:formula="of:=[$'jawaban peserta'.B65]" office:value-type="float" office:value="5" calcext:value-type="float">
            <text:p>5</text:p>
          </table:table-cell>
          <table:table-cell table:style-name="ce18"/>
          <table:table-cell table:style-name="ce68" office:value-type="float" office:value="84" calcext:value-type="float">
            <text:p>84</text:p>
          </table:table-cell>
          <table:table-cell table:style-name="ce112" table:formula="of:=[$'jawaban peserta'.B85]" office:value-type="float" office:value="1" calcext:value-type="float">
            <text:p>1</text:p>
          </table:table-cell>
          <table:covered-table-cell table:number-columns-repeated="2"/>
          <table:table-cell table:number-columns-repeated="1008"/>
        </table:table-row>
        <table:table-row table:style-name="ro3">
          <table:table-cell table:style-name="ce54" office:value-type="float" office:value="5" calcext:value-type="float">
            <text:p>5</text:p>
          </table:table-cell>
          <table:table-cell table:style-name="ce111" table:formula="of:=[$'jawaban peserta'.B6]" office:value-type="float" office:value="1" calcext:value-type="float">
            <text:p>1</text:p>
          </table:table-cell>
          <table:table-cell table:style-name="ce18"/>
          <table:table-cell table:style-name="ce65" office:value-type="float" office:value="25" calcext:value-type="float">
            <text:p>25</text:p>
          </table:table-cell>
          <table:table-cell table:style-name="ce111" table:formula="of:=[$'jawaban peserta'.B26]" office:value-type="float" office:value="3" calcext:value-type="float">
            <text:p>3</text:p>
          </table:table-cell>
          <table:table-cell table:style-name="ce18"/>
          <table:table-cell table:style-name="ce65" office:value-type="float" office:value="45" calcext:value-type="float">
            <text:p>45</text:p>
          </table:table-cell>
          <table:table-cell table:style-name="ce111" table:formula="of:=[$'jawaban peserta'.B46]" office:value-type="float" office:value="2" calcext:value-type="float">
            <text:p>2</text:p>
          </table:table-cell>
          <table:table-cell table:style-name="ce18"/>
          <table:table-cell table:style-name="ce68" office:value-type="float" office:value="65" calcext:value-type="float">
            <text:p>65</text:p>
          </table:table-cell>
          <table:table-cell table:style-name="ce112" table:formula="of:=[$'jawaban peserta'.B66]" office:value-type="float" office:value="3" calcext:value-type="float">
            <text:p>3</text:p>
          </table:table-cell>
          <table:table-cell table:style-name="ce18"/>
          <table:table-cell table:style-name="ce68" office:value-type="float" office:value="85" calcext:value-type="float">
            <text:p>85</text:p>
          </table:table-cell>
          <table:table-cell table:style-name="ce112" table:formula="of:=[$'jawaban peserta'.B86]" office:value-type="float" office:value="3" calcext:value-type="float">
            <text:p>3</text:p>
          </table:table-cell>
          <table:covered-table-cell table:number-columns-repeated="2"/>
          <table:table-cell table:number-columns-repeated="1008"/>
        </table:table-row>
        <table:table-row table:style-name="ro3">
          <table:table-cell table:style-name="ce54" office:value-type="float" office:value="6" calcext:value-type="float">
            <text:p>6</text:p>
          </table:table-cell>
          <table:table-cell table:style-name="ce111" table:formula="of:=[$'jawaban peserta'.B7]" office:value-type="float" office:value="5" calcext:value-type="float">
            <text:p>5</text:p>
          </table:table-cell>
          <table:table-cell table:style-name="ce18"/>
          <table:table-cell table:style-name="ce65" office:value-type="float" office:value="26" calcext:value-type="float">
            <text:p>26</text:p>
          </table:table-cell>
          <table:table-cell table:style-name="ce111" table:formula="of:=[$'jawaban peserta'.B27]" office:value-type="float" office:value="4" calcext:value-type="float">
            <text:p>4</text:p>
          </table:table-cell>
          <table:table-cell table:style-name="ce18"/>
          <table:table-cell table:style-name="ce65" office:value-type="float" office:value="46" calcext:value-type="float">
            <text:p>46</text:p>
          </table:table-cell>
          <table:table-cell table:style-name="ce111" table:formula="of:=[$'jawaban peserta'.B47]" office:value-type="float" office:value="3" calcext:value-type="float">
            <text:p>3</text:p>
          </table:table-cell>
          <table:table-cell table:style-name="ce18"/>
          <table:table-cell table:style-name="ce68" office:value-type="float" office:value="66" calcext:value-type="float">
            <text:p>66</text:p>
          </table:table-cell>
          <table:table-cell table:style-name="ce112" table:formula="of:=[$'jawaban peserta'.B67]" office:value-type="float" office:value="1" calcext:value-type="float">
            <text:p>1</text:p>
          </table:table-cell>
          <table:table-cell table:style-name="ce18"/>
          <table:table-cell table:style-name="ce68" office:value-type="float" office:value="86" calcext:value-type="float">
            <text:p>86</text:p>
          </table:table-cell>
          <table:table-cell table:style-name="ce112" table:formula="of:=[$'jawaban peserta'.B87]" office:value-type="float" office:value="4" calcext:value-type="float">
            <text:p>4</text:p>
          </table:table-cell>
          <table:covered-table-cell table:number-columns-repeated="2"/>
          <table:table-cell table:number-columns-repeated="1008"/>
        </table:table-row>
        <table:table-row table:style-name="ro3">
          <table:table-cell table:style-name="ce54" office:value-type="float" office:value="7" calcext:value-type="float">
            <text:p>7</text:p>
          </table:table-cell>
          <table:table-cell table:style-name="ce111" table:formula="of:=[$'jawaban peserta'.B8]" office:value-type="float" office:value="4" calcext:value-type="float">
            <text:p>4</text:p>
          </table:table-cell>
          <table:table-cell table:style-name="ce18"/>
          <table:table-cell table:style-name="ce65" office:value-type="float" office:value="27" calcext:value-type="float">
            <text:p>27</text:p>
          </table:table-cell>
          <table:table-cell table:style-name="ce111" table:formula="of:=[$'jawaban peserta'.B28]" office:value-type="float" office:value="2" calcext:value-type="float">
            <text:p>2</text:p>
          </table:table-cell>
          <table:table-cell table:style-name="ce18"/>
          <table:table-cell table:style-name="ce65" office:value-type="float" office:value="47" calcext:value-type="float">
            <text:p>47</text:p>
          </table:table-cell>
          <table:table-cell table:style-name="ce111" table:formula="of:=[$'jawaban peserta'.B48]" office:value-type="float" office:value="4" calcext:value-type="float">
            <text:p>4</text:p>
          </table:table-cell>
          <table:table-cell table:style-name="ce18"/>
          <table:table-cell table:style-name="ce68" office:value-type="float" office:value="67" calcext:value-type="float">
            <text:p>67</text:p>
          </table:table-cell>
          <table:table-cell table:style-name="ce112" table:formula="of:=[$'jawaban peserta'.B68]" office:value-type="float" office:value="2" calcext:value-type="float">
            <text:p>2</text:p>
          </table:table-cell>
          <table:table-cell table:style-name="ce18"/>
          <table:table-cell table:style-name="ce68" office:value-type="float" office:value="87" calcext:value-type="float">
            <text:p>87</text:p>
          </table:table-cell>
          <table:table-cell table:style-name="ce112" table:formula="of:=[$'jawaban peserta'.B88]" office:value-type="float" office:value="2" calcext:value-type="float">
            <text:p>2</text:p>
          </table:table-cell>
          <table:covered-table-cell table:number-columns-repeated="2"/>
          <table:table-cell table:number-columns-repeated="1008"/>
        </table:table-row>
        <table:table-row table:style-name="ro3">
          <table:table-cell table:style-name="ce54" office:value-type="float" office:value="8" calcext:value-type="float">
            <text:p>8</text:p>
          </table:table-cell>
          <table:table-cell table:style-name="ce111" table:formula="of:=[$'jawaban peserta'.B9]" office:value-type="float" office:value="5" calcext:value-type="float">
            <text:p>5</text:p>
          </table:table-cell>
          <table:table-cell table:style-name="ce18"/>
          <table:table-cell table:style-name="ce65" office:value-type="float" office:value="28" calcext:value-type="float">
            <text:p>28</text:p>
          </table:table-cell>
          <table:table-cell table:style-name="ce111" table:formula="of:=[$'jawaban peserta'.B29]" office:value-type="float" office:value="4" calcext:value-type="float">
            <text:p>4</text:p>
          </table:table-cell>
          <table:table-cell table:style-name="ce18"/>
          <table:table-cell table:style-name="ce65" office:value-type="float" office:value="48" calcext:value-type="float">
            <text:p>48</text:p>
          </table:table-cell>
          <table:table-cell table:style-name="ce111" table:formula="of:=[$'jawaban peserta'.B49]" office:value-type="float" office:value="3" calcext:value-type="float">
            <text:p>3</text:p>
          </table:table-cell>
          <table:table-cell table:style-name="ce18"/>
          <table:table-cell table:style-name="ce68" office:value-type="float" office:value="68" calcext:value-type="float">
            <text:p>68</text:p>
          </table:table-cell>
          <table:table-cell table:style-name="ce112" table:formula="of:=[$'jawaban peserta'.B69]" office:value-type="float" office:value="4" calcext:value-type="float">
            <text:p>4</text:p>
          </table:table-cell>
          <table:table-cell table:style-name="ce18"/>
          <table:table-cell table:style-name="ce68" office:value-type="float" office:value="88" calcext:value-type="float">
            <text:p>88</text:p>
          </table:table-cell>
          <table:table-cell table:style-name="ce112" table:formula="of:=[$'jawaban peserta'.B89]" office:value-type="float" office:value="4" calcext:value-type="float">
            <text:p>4</text:p>
          </table:table-cell>
          <table:covered-table-cell table:number-columns-repeated="2"/>
          <table:table-cell table:number-columns-repeated="1008"/>
        </table:table-row>
        <table:table-row table:style-name="ro3">
          <table:table-cell table:style-name="ce54" office:value-type="float" office:value="9" calcext:value-type="float">
            <text:p>9</text:p>
          </table:table-cell>
          <table:table-cell table:style-name="ce111" table:formula="of:=[$'jawaban peserta'.B10]" office:value-type="float" office:value="3" calcext:value-type="float">
            <text:p>3</text:p>
          </table:table-cell>
          <table:table-cell table:style-name="ce18"/>
          <table:table-cell table:style-name="ce65" office:value-type="float" office:value="29" calcext:value-type="float">
            <text:p>29</text:p>
          </table:table-cell>
          <table:table-cell table:style-name="ce111" table:formula="of:=[$'jawaban peserta'.B30]" office:value-type="float" office:value="3" calcext:value-type="float">
            <text:p>3</text:p>
          </table:table-cell>
          <table:table-cell table:style-name="ce18"/>
          <table:table-cell table:style-name="ce65" office:value-type="float" office:value="49" calcext:value-type="float">
            <text:p>49</text:p>
          </table:table-cell>
          <table:table-cell table:style-name="ce111" table:formula="of:=[$'jawaban peserta'.B50]" office:value-type="float" office:value="5" calcext:value-type="float">
            <text:p>5</text:p>
          </table:table-cell>
          <table:table-cell table:style-name="ce18"/>
          <table:table-cell table:style-name="ce68" office:value-type="float" office:value="69" calcext:value-type="float">
            <text:p>69</text:p>
          </table:table-cell>
          <table:table-cell table:style-name="ce112" table:formula="of:=[$'jawaban peserta'.B70]" office:value-type="float" office:value="4" calcext:value-type="float">
            <text:p>4</text:p>
          </table:table-cell>
          <table:table-cell table:style-name="ce18"/>
          <table:table-cell table:style-name="ce68" office:value-type="float" office:value="89" calcext:value-type="float">
            <text:p>89</text:p>
          </table:table-cell>
          <table:table-cell table:style-name="ce112" table:formula="of:=[$'jawaban peserta'.B90]" office:value-type="float" office:value="4" calcext:value-type="float">
            <text:p>4</text:p>
          </table:table-cell>
          <table:covered-table-cell table:number-columns-repeated="2"/>
          <table:table-cell table:number-columns-repeated="1008"/>
        </table:table-row>
        <table:table-row table:style-name="ro3">
          <table:table-cell table:style-name="ce54" office:value-type="float" office:value="10" calcext:value-type="float">
            <text:p>10</text:p>
          </table:table-cell>
          <table:table-cell table:style-name="ce111" table:formula="of:=[$'jawaban peserta'.B11]" office:value-type="float" office:value="2" calcext:value-type="float">
            <text:p>2</text:p>
          </table:table-cell>
          <table:table-cell table:style-name="ce18"/>
          <table:table-cell table:style-name="ce65" office:value-type="float" office:value="30" calcext:value-type="float">
            <text:p>30</text:p>
          </table:table-cell>
          <table:table-cell table:style-name="ce111" table:formula="of:=[$'jawaban peserta'.B31]" office:value-type="float" office:value="2" calcext:value-type="float">
            <text:p>2</text:p>
          </table:table-cell>
          <table:table-cell table:style-name="ce18"/>
          <table:table-cell table:style-name="ce65" office:value-type="float" office:value="50" calcext:value-type="float">
            <text:p>50</text:p>
          </table:table-cell>
          <table:table-cell table:style-name="ce111" table:formula="of:=[$'jawaban peserta'.B51]" office:value-type="float" office:value="2" calcext:value-type="float">
            <text:p>2</text:p>
          </table:table-cell>
          <table:table-cell table:style-name="ce18"/>
          <table:table-cell table:style-name="ce68" office:value-type="float" office:value="70" calcext:value-type="float">
            <text:p>70</text:p>
          </table:table-cell>
          <table:table-cell table:style-name="ce112" table:formula="of:=[$'jawaban peserta'.B71]" office:value-type="float" office:value="3" calcext:value-type="float">
            <text:p>3</text:p>
          </table:table-cell>
          <table:table-cell table:style-name="ce18"/>
          <table:table-cell table:style-name="ce68" office:value-type="float" office:value="90" calcext:value-type="float">
            <text:p>90</text:p>
          </table:table-cell>
          <table:table-cell table:style-name="ce112" table:formula="of:=[$'jawaban peserta'.B91]" office:value-type="float" office:value="1" calcext:value-type="float">
            <text:p>1</text:p>
          </table:table-cell>
          <table:covered-table-cell table:number-columns-repeated="2"/>
          <table:table-cell table:number-columns-repeated="1008"/>
        </table:table-row>
        <table:table-row table:style-name="ro3">
          <table:table-cell table:style-name="ce54" office:value-type="float" office:value="11" calcext:value-type="float">
            <text:p>11</text:p>
          </table:table-cell>
          <table:table-cell table:style-name="ce111" table:formula="of:=[$'jawaban peserta'.B12]" office:value-type="float" office:value="1" calcext:value-type="float">
            <text:p>1</text:p>
          </table:table-cell>
          <table:table-cell table:style-name="ce18"/>
          <table:table-cell table:style-name="ce65" office:value-type="float" office:value="31" calcext:value-type="float">
            <text:p>31</text:p>
          </table:table-cell>
          <table:table-cell table:style-name="ce111" table:formula="of:=[$'jawaban peserta'.B32]" office:value-type="float" office:value="5" calcext:value-type="float">
            <text:p>5</text:p>
          </table:table-cell>
          <table:table-cell table:style-name="ce18"/>
          <table:table-cell table:style-name="ce65" office:value-type="float" office:value="51" calcext:value-type="float">
            <text:p>51</text:p>
          </table:table-cell>
          <table:table-cell table:style-name="ce111" table:formula="of:=[$'jawaban peserta'.B52]" office:value-type="float" office:value="4" calcext:value-type="float">
            <text:p>4</text:p>
          </table:table-cell>
          <table:table-cell table:style-name="ce18"/>
          <table:table-cell table:style-name="ce68" office:value-type="float" office:value="71" calcext:value-type="float">
            <text:p>71</text:p>
          </table:table-cell>
          <table:table-cell table:style-name="ce112" table:formula="of:=[$'jawaban peserta'.B72]" office:value-type="float" office:value="2" calcext:value-type="float">
            <text:p>2</text:p>
          </table:table-cell>
          <table:table-cell table:style-name="ce18"/>
          <table:table-cell table:style-name="ce68" office:value-type="float" office:value="91" calcext:value-type="float">
            <text:p>91</text:p>
          </table:table-cell>
          <table:table-cell table:style-name="ce112" table:formula="of:=[$'jawaban peserta'.B92]" office:value-type="float" office:value="2" calcext:value-type="float">
            <text:p>2</text:p>
          </table:table-cell>
          <table:covered-table-cell table:number-columns-repeated="2"/>
          <table:table-cell table:number-columns-repeated="1008"/>
        </table:table-row>
        <table:table-row table:style-name="ro3">
          <table:table-cell table:style-name="ce54" office:value-type="float" office:value="12" calcext:value-type="float">
            <text:p>12</text:p>
          </table:table-cell>
          <table:table-cell table:style-name="ce111" table:formula="of:=[$'jawaban peserta'.B13]" office:value-type="float" office:value="1" calcext:value-type="float">
            <text:p>1</text:p>
          </table:table-cell>
          <table:table-cell table:style-name="ce18"/>
          <table:table-cell table:style-name="ce65" office:value-type="float" office:value="32" calcext:value-type="float">
            <text:p>32</text:p>
          </table:table-cell>
          <table:table-cell table:style-name="ce111" table:formula="of:=[$'jawaban peserta'.B33]" office:value-type="float" office:value="5" calcext:value-type="float">
            <text:p>5</text:p>
          </table:table-cell>
          <table:table-cell table:style-name="ce18"/>
          <table:table-cell table:style-name="ce65" office:value-type="float" office:value="52" calcext:value-type="float">
            <text:p>52</text:p>
          </table:table-cell>
          <table:table-cell table:style-name="ce111" table:formula="of:=[$'jawaban peserta'.B53]" office:value-type="float" office:value="3" calcext:value-type="float">
            <text:p>3</text:p>
          </table:table-cell>
          <table:table-cell table:style-name="ce18"/>
          <table:table-cell table:style-name="ce68" office:value-type="float" office:value="72" calcext:value-type="float">
            <text:p>72</text:p>
          </table:table-cell>
          <table:table-cell table:style-name="ce112" table:formula="of:=[$'jawaban peserta'.B73]" office:value-type="float" office:value="2" calcext:value-type="float">
            <text:p>2</text:p>
          </table:table-cell>
          <table:table-cell table:style-name="ce18"/>
          <table:table-cell table:style-name="ce68" office:value-type="float" office:value="92" calcext:value-type="float">
            <text:p>92</text:p>
          </table:table-cell>
          <table:table-cell table:style-name="ce112" table:formula="of:=[$'jawaban peserta'.B93]" office:value-type="float" office:value="4" calcext:value-type="float">
            <text:p>4</text:p>
          </table:table-cell>
          <table:covered-table-cell table:number-columns-repeated="2"/>
          <table:table-cell table:number-columns-repeated="1008"/>
        </table:table-row>
        <table:table-row table:style-name="ro3">
          <table:table-cell table:style-name="ce54" office:value-type="float" office:value="13" calcext:value-type="float">
            <text:p>13</text:p>
          </table:table-cell>
          <table:table-cell table:style-name="ce111" table:formula="of:=[$'jawaban peserta'.B14]" office:value-type="float" office:value="1" calcext:value-type="float">
            <text:p>1</text:p>
          </table:table-cell>
          <table:table-cell table:style-name="ce18"/>
          <table:table-cell table:style-name="ce65" office:value-type="float" office:value="33" calcext:value-type="float">
            <text:p>33</text:p>
          </table:table-cell>
          <table:table-cell table:style-name="ce111" table:formula="of:=[$'jawaban peserta'.B34]" office:value-type="float" office:value="3" calcext:value-type="float">
            <text:p>3</text:p>
          </table:table-cell>
          <table:table-cell table:style-name="ce18"/>
          <table:table-cell table:style-name="ce65" office:value-type="float" office:value="53" calcext:value-type="float">
            <text:p>53</text:p>
          </table:table-cell>
          <table:table-cell table:style-name="ce111" table:formula="of:=[$'jawaban peserta'.B54]" office:value-type="float" office:value="2" calcext:value-type="float">
            <text:p>2</text:p>
          </table:table-cell>
          <table:table-cell table:style-name="ce18"/>
          <table:table-cell table:style-name="ce68" office:value-type="float" office:value="73" calcext:value-type="float">
            <text:p>73</text:p>
          </table:table-cell>
          <table:table-cell table:style-name="ce112" table:formula="of:=[$'jawaban peserta'.B74]" office:value-type="float" office:value="4" calcext:value-type="float">
            <text:p>4</text:p>
          </table:table-cell>
          <table:table-cell table:style-name="ce18"/>
          <table:table-cell table:style-name="ce68" office:value-type="float" office:value="93" calcext:value-type="float">
            <text:p>93</text:p>
          </table:table-cell>
          <table:table-cell table:style-name="ce112" table:formula="of:=[$'jawaban peserta'.B94]" office:value-type="float" office:value="2" calcext:value-type="float">
            <text:p>2</text:p>
          </table:table-cell>
          <table:covered-table-cell table:number-columns-repeated="2"/>
          <table:table-cell table:number-columns-repeated="1008"/>
        </table:table-row>
        <table:table-row table:style-name="ro3">
          <table:table-cell table:style-name="ce54" office:value-type="float" office:value="14" calcext:value-type="float">
            <text:p>14</text:p>
          </table:table-cell>
          <table:table-cell table:style-name="ce111" table:formula="of:=[$'jawaban peserta'.B15]" office:value-type="float" office:value="5" calcext:value-type="float">
            <text:p>5</text:p>
          </table:table-cell>
          <table:table-cell table:style-name="ce18"/>
          <table:table-cell table:style-name="ce65" office:value-type="float" office:value="34" calcext:value-type="float">
            <text:p>34</text:p>
          </table:table-cell>
          <table:table-cell table:style-name="ce111" table:formula="of:=[$'jawaban peserta'.B35]" office:value-type="float" office:value="4" calcext:value-type="float">
            <text:p>4</text:p>
          </table:table-cell>
          <table:table-cell table:style-name="ce18"/>
          <table:table-cell table:style-name="ce65" office:value-type="float" office:value="54" calcext:value-type="float">
            <text:p>54</text:p>
          </table:table-cell>
          <table:table-cell table:style-name="ce111" table:formula="of:=[$'jawaban peserta'.B55]" office:value-type="float" office:value="4" calcext:value-type="float">
            <text:p>4</text:p>
          </table:table-cell>
          <table:table-cell table:style-name="ce18"/>
          <table:table-cell table:style-name="ce68" office:value-type="float" office:value="74" calcext:value-type="float">
            <text:p>74</text:p>
          </table:table-cell>
          <table:table-cell table:style-name="ce112" table:formula="of:=[$'jawaban peserta'.B75]" office:value-type="float" office:value="2" calcext:value-type="float">
            <text:p>2</text:p>
          </table:table-cell>
          <table:table-cell table:style-name="ce18"/>
          <table:table-cell table:style-name="ce68" office:value-type="float" office:value="94" calcext:value-type="float">
            <text:p>94</text:p>
          </table:table-cell>
          <table:table-cell table:style-name="ce112" table:formula="of:=[$'jawaban peserta'.B95]" office:value-type="float" office:value="3" calcext:value-type="float">
            <text:p>3</text:p>
          </table:table-cell>
          <table:covered-table-cell table:number-columns-repeated="2"/>
          <table:table-cell table:number-columns-repeated="1008"/>
        </table:table-row>
        <table:table-row table:style-name="ro3">
          <table:table-cell table:style-name="ce54" office:value-type="float" office:value="15" calcext:value-type="float">
            <text:p>15</text:p>
          </table:table-cell>
          <table:table-cell table:style-name="ce111" table:formula="of:=[$'jawaban peserta'.B16]" office:value-type="float" office:value="4" calcext:value-type="float">
            <text:p>4</text:p>
          </table:table-cell>
          <table:table-cell table:style-name="ce18"/>
          <table:table-cell table:style-name="ce65" office:value-type="float" office:value="35" calcext:value-type="float">
            <text:p>35</text:p>
          </table:table-cell>
          <table:table-cell table:style-name="ce111" table:formula="of:=[$'jawaban peserta'.B36]" office:value-type="float" office:value="3" calcext:value-type="float">
            <text:p>3</text:p>
          </table:table-cell>
          <table:table-cell table:style-name="ce18"/>
          <table:table-cell table:style-name="ce65" office:value-type="float" office:value="55" calcext:value-type="float">
            <text:p>55</text:p>
          </table:table-cell>
          <table:table-cell table:style-name="ce111" table:formula="of:=[$'jawaban peserta'.B56]" office:value-type="float" office:value="1" calcext:value-type="float">
            <text:p>1</text:p>
          </table:table-cell>
          <table:table-cell table:style-name="ce18"/>
          <table:table-cell table:style-name="ce68" office:value-type="float" office:value="75" calcext:value-type="float">
            <text:p>75</text:p>
          </table:table-cell>
          <table:table-cell table:style-name="ce112" table:formula="of:=[$'jawaban peserta'.B76]" office:value-type="float" office:value="2" calcext:value-type="float">
            <text:p>2</text:p>
          </table:table-cell>
          <table:table-cell table:style-name="ce18"/>
          <table:table-cell table:style-name="ce68" office:value-type="float" office:value="95" calcext:value-type="float">
            <text:p>95</text:p>
          </table:table-cell>
          <table:table-cell table:style-name="ce112" table:formula="of:=[$'jawaban peserta'.B96]" office:value-type="float" office:value="4" calcext:value-type="float">
            <text:p>4</text:p>
          </table:table-cell>
          <table:covered-table-cell table:number-columns-repeated="2"/>
          <table:table-cell table:number-columns-repeated="1008"/>
        </table:table-row>
        <table:table-row table:style-name="ro3">
          <table:table-cell table:style-name="ce54" office:value-type="float" office:value="16" calcext:value-type="float">
            <text:p>16</text:p>
          </table:table-cell>
          <table:table-cell table:style-name="ce111" table:formula="of:=[$'jawaban peserta'.B17]" office:value-type="float" office:value="4" calcext:value-type="float">
            <text:p>4</text:p>
          </table:table-cell>
          <table:table-cell table:style-name="ce18"/>
          <table:table-cell table:style-name="ce65" office:value-type="float" office:value="36" calcext:value-type="float">
            <text:p>36</text:p>
          </table:table-cell>
          <table:table-cell table:style-name="ce111" table:formula="of:=[$'jawaban peserta'.B37]" office:value-type="float" office:value="1" calcext:value-type="float">
            <text:p>1</text:p>
          </table:table-cell>
          <table:table-cell table:style-name="ce18"/>
          <table:table-cell table:style-name="ce65" office:value-type="float" office:value="56" calcext:value-type="float">
            <text:p>56</text:p>
          </table:table-cell>
          <table:table-cell table:style-name="ce111" table:formula="of:=[$'jawaban peserta'.B57]" office:value-type="float" office:value="2" calcext:value-type="float">
            <text:p>2</text:p>
          </table:table-cell>
          <table:table-cell table:style-name="ce18"/>
          <table:table-cell table:style-name="ce68" office:value-type="float" office:value="76" calcext:value-type="float">
            <text:p>76</text:p>
          </table:table-cell>
          <table:table-cell table:style-name="ce112" table:formula="of:=[$'jawaban peserta'.B77]" office:value-type="float" office:value="2" calcext:value-type="float">
            <text:p>2</text:p>
          </table:table-cell>
          <table:table-cell table:style-name="ce18"/>
          <table:table-cell table:style-name="ce68" office:value-type="float" office:value="96" calcext:value-type="float">
            <text:p>96</text:p>
          </table:table-cell>
          <table:table-cell table:style-name="ce112" table:formula="of:=[$'jawaban peserta'.B97]" office:value-type="float" office:value="1" calcext:value-type="float">
            <text:p>1</text:p>
          </table:table-cell>
          <table:covered-table-cell table:number-columns-repeated="2"/>
          <table:table-cell table:number-columns-repeated="1008"/>
        </table:table-row>
        <table:table-row table:style-name="ro3">
          <table:table-cell table:style-name="ce54" office:value-type="float" office:value="17" calcext:value-type="float">
            <text:p>17</text:p>
          </table:table-cell>
          <table:table-cell table:style-name="ce111" table:formula="of:=[$'jawaban peserta'.B18]" office:value-type="float" office:value="4" calcext:value-type="float">
            <text:p>4</text:p>
          </table:table-cell>
          <table:table-cell table:style-name="ce18"/>
          <table:table-cell table:style-name="ce65" office:value-type="float" office:value="37" calcext:value-type="float">
            <text:p>37</text:p>
          </table:table-cell>
          <table:table-cell table:style-name="ce111" table:formula="of:=[$'jawaban peserta'.B38]" office:value-type="float" office:value="5" calcext:value-type="float">
            <text:p>5</text:p>
          </table:table-cell>
          <table:table-cell table:style-name="ce18"/>
          <table:table-cell table:style-name="ce65" office:value-type="float" office:value="57" calcext:value-type="float">
            <text:p>57</text:p>
          </table:table-cell>
          <table:table-cell table:style-name="ce111" table:formula="of:=[$'jawaban peserta'.B58]" office:value-type="float" office:value="3" calcext:value-type="float">
            <text:p>3</text:p>
          </table:table-cell>
          <table:table-cell table:style-name="ce18"/>
          <table:table-cell table:style-name="ce68" office:value-type="float" office:value="77" calcext:value-type="float">
            <text:p>77</text:p>
          </table:table-cell>
          <table:table-cell table:style-name="ce112" table:formula="of:=[$'jawaban peserta'.B78]" office:value-type="float" office:value="4" calcext:value-type="float">
            <text:p>4</text:p>
          </table:table-cell>
          <table:table-cell table:style-name="ce18"/>
          <table:table-cell table:style-name="ce68" office:value-type="float" office:value="97" calcext:value-type="float">
            <text:p>97</text:p>
          </table:table-cell>
          <table:table-cell table:style-name="ce112" table:formula="of:=[$'jawaban peserta'.B98]" office:value-type="float" office:value="4" calcext:value-type="float">
            <text:p>4</text:p>
          </table:table-cell>
          <table:covered-table-cell table:number-columns-repeated="2"/>
          <table:table-cell table:number-columns-repeated="1008"/>
        </table:table-row>
        <table:table-row table:style-name="ro3">
          <table:table-cell table:style-name="ce54" office:value-type="float" office:value="18" calcext:value-type="float">
            <text:p>18</text:p>
          </table:table-cell>
          <table:table-cell table:style-name="ce111" table:formula="of:=[$'jawaban peserta'.B19]" office:value-type="float" office:value="3" calcext:value-type="float">
            <text:p>3</text:p>
          </table:table-cell>
          <table:table-cell table:style-name="ce18"/>
          <table:table-cell table:style-name="ce65" office:value-type="float" office:value="38" calcext:value-type="float">
            <text:p>38</text:p>
          </table:table-cell>
          <table:table-cell table:style-name="ce111" table:formula="of:=[$'jawaban peserta'.B39]" office:value-type="float" office:value="2" calcext:value-type="float">
            <text:p>2</text:p>
          </table:table-cell>
          <table:table-cell table:style-name="ce18"/>
          <table:table-cell table:style-name="ce65" office:value-type="float" office:value="58" calcext:value-type="float">
            <text:p>58</text:p>
          </table:table-cell>
          <table:table-cell table:style-name="ce111" table:formula="of:=[$'jawaban peserta'.B59]" office:value-type="float" office:value="4" calcext:value-type="float">
            <text:p>4</text:p>
          </table:table-cell>
          <table:table-cell table:style-name="ce18"/>
          <table:table-cell table:style-name="ce68" office:value-type="float" office:value="78" calcext:value-type="float">
            <text:p>78</text:p>
          </table:table-cell>
          <table:table-cell table:style-name="ce112" table:formula="of:=[$'jawaban peserta'.B79]" office:value-type="float" office:value="4" calcext:value-type="float">
            <text:p>4</text:p>
          </table:table-cell>
          <table:table-cell table:style-name="ce18"/>
          <table:table-cell table:style-name="ce68" office:value-type="float" office:value="98" calcext:value-type="float">
            <text:p>98</text:p>
          </table:table-cell>
          <table:table-cell table:style-name="ce112" table:formula="of:=[$'jawaban peserta'.B99]" office:value-type="float" office:value="4" calcext:value-type="float">
            <text:p>4</text:p>
          </table:table-cell>
          <table:covered-table-cell table:number-columns-repeated="2"/>
          <table:table-cell table:number-columns-repeated="1008"/>
        </table:table-row>
        <table:table-row table:style-name="ro3">
          <table:table-cell table:style-name="ce54" office:value-type="float" office:value="19" calcext:value-type="float">
            <text:p>19</text:p>
          </table:table-cell>
          <table:table-cell table:style-name="ce111" table:formula="of:=[$'jawaban peserta'.B20]" office:value-type="float" office:value="2" calcext:value-type="float">
            <text:p>2</text:p>
          </table:table-cell>
          <table:table-cell table:style-name="ce18"/>
          <table:table-cell table:style-name="ce65" office:value-type="float" office:value="39" calcext:value-type="float">
            <text:p>39</text:p>
          </table:table-cell>
          <table:table-cell table:style-name="ce111" table:formula="of:=[$'jawaban peserta'.B40]" office:value-type="float" office:value="2" calcext:value-type="float">
            <text:p>2</text:p>
          </table:table-cell>
          <table:table-cell table:style-name="ce18"/>
          <table:table-cell table:style-name="ce65" office:value-type="float" office:value="59" calcext:value-type="float">
            <text:p>59</text:p>
          </table:table-cell>
          <table:table-cell table:style-name="ce111" table:formula="of:=[$'jawaban peserta'.B60]" office:value-type="float" office:value="4" calcext:value-type="float">
            <text:p>4</text:p>
          </table:table-cell>
          <table:table-cell table:style-name="ce18"/>
          <table:table-cell table:style-name="ce68" office:value-type="float" office:value="79" calcext:value-type="float">
            <text:p>79</text:p>
          </table:table-cell>
          <table:table-cell table:style-name="ce112" table:formula="of:=[$'jawaban peserta'.B80]" office:value-type="float" office:value="1" calcext:value-type="float">
            <text:p>1</text:p>
          </table:table-cell>
          <table:table-cell table:style-name="ce18"/>
          <table:table-cell table:style-name="ce68" office:value-type="float" office:value="99" calcext:value-type="float">
            <text:p>99</text:p>
          </table:table-cell>
          <table:table-cell table:style-name="ce112" table:formula="of:=[$'jawaban peserta'.B100]" office:value-type="float" office:value="2" calcext:value-type="float">
            <text:p>2</text:p>
          </table:table-cell>
          <table:covered-table-cell table:number-columns-repeated="2"/>
          <table:table-cell table:number-columns-repeated="1008"/>
        </table:table-row>
        <table:table-row table:style-name="ro3">
          <table:table-cell table:style-name="ce54" office:value-type="float" office:value="20" calcext:value-type="float">
            <text:p>20</text:p>
          </table:table-cell>
          <table:table-cell table:style-name="ce111" table:formula="of:=[$'jawaban peserta'.B21]" office:value-type="float" office:value="1" calcext:value-type="float">
            <text:p>1</text:p>
          </table:table-cell>
          <table:table-cell table:style-name="ce18"/>
          <table:table-cell table:style-name="ce65" office:value-type="float" office:value="40" calcext:value-type="float">
            <text:p>40</text:p>
          </table:table-cell>
          <table:table-cell table:style-name="ce111" table:formula="of:=[$'jawaban peserta'.B41]" office:value-type="float" office:value="5" calcext:value-type="float">
            <text:p>5</text:p>
          </table:table-cell>
          <table:table-cell table:style-name="ce18"/>
          <table:table-cell table:style-name="ce65" office:value-type="float" office:value="60" calcext:value-type="float">
            <text:p>60</text:p>
          </table:table-cell>
          <table:table-cell table:style-name="ce111" table:formula="of:=[$'jawaban peserta'.B61]" office:value-type="float" office:value="5" calcext:value-type="float">
            <text:p>5</text:p>
          </table:table-cell>
          <table:table-cell table:style-name="ce18"/>
          <table:table-cell table:style-name="ce68" office:value-type="float" office:value="80" calcext:value-type="float">
            <text:p>80</text:p>
          </table:table-cell>
          <table:table-cell table:style-name="ce112" table:formula="of:=[$'jawaban peserta'.B81]" office:value-type="float" office:value="2" calcext:value-type="float">
            <text:p>2</text:p>
          </table:table-cell>
          <table:table-cell table:style-name="ce18"/>
          <table:table-cell table:style-name="ce68" office:value-type="float" office:value="100" calcext:value-type="float">
            <text:p>100</text:p>
          </table:table-cell>
          <table:table-cell table:style-name="ce112" table:formula="of:=[$'jawaban peserta'.B101]" office:value-type="float" office:value="3" calcext:value-type="float">
            <text:p>3</text:p>
          </table:table-cell>
          <table:covered-table-cell table:number-columns-repeated="2"/>
          <table:table-cell table:number-columns-repeated="1008"/>
        </table:table-row>
        <table:table-row table:style-name="ro3" table:visibility="collapse" table:number-rows-repeated="1048551">
          <table:table-cell table:number-columns-repeated="1024"/>
        </table:table-row>
        <table:table-row table:style-name="ro3" table:visibility="collapse">
          <table:table-cell table:number-columns-repeated="1024"/>
        </table:table-row>
      </table:table>
      <table:table table:name="grafik" table:style-name="ta4">
        <office:forms form:automatic-focus="false" form:apply-design-mode="false"/>
        <table:table-column table:style-name="co47" table:default-cell-style-name="Default"/>
        <table:table-column table:style-name="co7" table:number-columns-repeated="3" table:default-cell-style-name="Default"/>
        <table:table-column table:style-name="co48" table:default-cell-style-name="ce38"/>
        <table:table-column table:style-name="co7" table:default-cell-style-name="ce38"/>
        <table:table-column table:style-name="co49" table:default-cell-style-name="ce98"/>
        <table:table-column table:style-name="co7" table:default-cell-style-name="Default"/>
        <table:table-column table:style-name="co50" table:default-cell-style-name="Default"/>
        <table:table-column table:style-name="co51" table:default-cell-style-name="ce178"/>
        <table:table-column table:style-name="co52" table:default-cell-style-name="ce178"/>
        <table:table-column table:style-name="co7"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7" table:number-columns-repeated="4" table:default-cell-style-name="Default"/>
        <table:table-column table:style-name="co57" table:number-columns-repeated="2" table:default-cell-style-name="Default"/>
        <table:table-column table:style-name="co58" table:default-cell-style-name="Default"/>
        <table:table-column table:style-name="co7" table:number-columns-repeated="998" table:default-cell-style-name="Default"/>
        <table:table-row table:style-name="ro8">
          <table:table-cell table:number-columns-repeated="4"/>
          <table:table-cell table:style-name="ce50"/>
          <table:table-cell/>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144" table:formula="of:=[$'olah data'.AI2]" office:value-type="string" office:string-value="L" calcext:value-type="string">
            <text:p>L</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table-cell office:value-type="string" calcext:value-type="string">
            <text:p>High Score</text:p>
          </table:table-cell>
          <table:table-cell office:value-type="string" calcext:value-type="string">
            <text:p>Low Score</text:p>
          </table:table-cell>
          <table:table-cell table:number-columns-repeated="998"/>
        </table:table-row>
        <table:table-row table:style-name="ro9">
          <table:table-cell table:style-name="ce126"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76" table:formula="of:=IF([$'jawaban peserta'.$B$102]=100;[$'olah data'.$R3];IF([$'jawaban peserta'.$B$102]=60;[$'olah data'.R110];&quot;&quot;))" office:value-type="float" office:value="2.25" calcext:value-type="float">
            <text:p>2.25</text:p>
          </table:table-cell>
          <table:table-cell table:style-name="ce177" table:formula="of:=IF([.$N$1]=0;&quot;Data Kosong&quot;;IF([.E2]&gt;[.H2];[.S2];[.T2]))" office:value-type="string" office:string-value="Rendah" calcext:value-type="string">
            <text:p>Rendah</text:p>
          </table:table-cell>
          <table:table-cell table:style-name="ce32" table:formula="of:=IF([.$N$1]=0;&quot;Data kandidat belum lengkap&quot;;IF([.E2]&gt;[.H2];[.J2];[.K2]))" office:value-type="string" office:string-value="Kecenderungan untuk tulus dalam hubungan interpersonal. Orang dengan skor rendah akan menyanjung orang lain atau pura-pura menyukai mereka demi mendapatkan bantuan." calcext:value-type="string">
            <text:p>Kecenderungan untuk tulus dalam hubungan interpersonal. Orang dengan skor rendah akan menyanjung orang lain atau pura-pura menyukai mereka demi mendapatkan bantuan.</text:p>
          </table:table-cell>
          <table:table-cell table:style-name="ce38" table:formula="of:=IF([.$N$1]=&quot;P&quot;;[.O2];[.P2])" office:value-type="float" office:value="3.17" calcext:value-type="float">
            <text:p>3.17</text:p>
          </table:table-cell>
          <table:table-cell table:style-name="ce38"/>
          <table:table-cell table:style-name="ce180" office:value-type="string" calcext:value-type="string">
            <text:p>Kecenderungan untuk tulus dalam hubungan interpersonal. <text:s/>Orang dengan skor tinggi tidak mau memanipulasi orang lain.</text:p>
          </table:table-cell>
          <table:table-cell table:style-name="ce180" office:value-type="string" calcext:value-type="string">
            <text:p>Kecenderungan untuk tulus dalam hubungan interpersonal. Orang dengan skor rendah akan menyanjung orang lain atau pura-pura menyukai mereka demi mendapatkan bantu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gt;[.H2];[.V2];[.W2]))" office:value-type="string" office:string-value="- Bekerja dengan baik apabila ada imbalan&#10;- Akan melakukan apa saja untuk mencapai apa yang diharapkan&#10;sulit diajak bekerjasama&#10;" calcext:value-type="string">
            <text:p>- Bekerja dengan baik apabila ada imbalan</text:p>
            <text:p>- Akan melakukan apa saja untuk mencapai apa yang diharapkan</text:p>
            <text:p>sulit diajak bekerjasama</text:p>
            <text:p/>
          </table:table-cell>
          <table:table-cell table:style-name="ce187" office:value-type="string" calcext:value-type="string">
            <text:p>- Tulus dalam bekerja</text:p>
            <text:p>- Enggan mencurangi orang lain demi kepentiangan pribadi</text:p>
            <text:p>- Kooperatif</text:p>
            <text:p/>
          </table:table-cell>
          <table:table-cell table:style-name="ce187" office:value-type="string" calcext:value-type="string">
            <text:p>- Bekerja dengan baik apabila ada imbalan</text:p>
            <text:p>- Akan melakukan apa saja untuk mencapai apa yang diharapkan</text:p>
            <text:p>sulit diajak bekerjasama</text:p>
            <text:p/>
          </table:table-cell>
          <table:table-cell table:number-columns-repeated="998"/>
        </table:table-row>
        <table:table-row table:style-name="ro6">
          <table:covered-table-cell table:style-name="ce126"/>
          <table:table-cell office:value-type="string" calcext:value-type="string">
            <text:p>Fairness</text:p>
          </table:table-cell>
          <table:table-cell table:number-columns-repeated="2"/>
          <table:table-cell table:style-name="ce176" table:formula="of:=IF([$'jawaban peserta'.$B$102]=100;[$'olah data'.$R4];IF([$'jawaban peserta'.$B$102]=60;[$'olah data'.R111];&quot;&quot;))" office:value-type="float" office:value="5" calcext:value-type="float">
            <text:p>5.00</text:p>
          </table:table-cell>
          <table:table-cell table:style-name="ce177" table:formula="of:=IF([.$N$1]=0;&quot;Data Kosong&quot;;IF([.E3]&gt;[.H3];[.S3];[.T3]))" office:value-type="string" office:string-value="Tinggi " calcext:value-type="string">
            <text:p>Tinggi </text:p>
          </table:table-cell>
          <table:table-cell table:style-name="ce32" table:formula="of:=IF([.$N$1]=0;&quot;Data kandidat belum lengkap&quot;;IF([.E3]&gt;[.H3];[.J3];[.K3]))" office:value-type="string" office:string-value="Kecenderungan untuk menghindari penipuan dan korupsi.  Orang dengan skor tinggi tidak mau mengambil keuntungan dari orang lain atau masyarakat luas." calcext:value-type="string">
            <text:p>Kecenderungan untuk menghindari penipuan dan korupsi. <text:s/>Orang dengan skor tinggi tidak mau mengambil keuntungan dari orang lain atau masyarakat luas.</text:p>
          </table:table-cell>
          <table:table-cell table:style-name="ce38" table:formula="of:=IF([.$N$1]=&quot;P&quot;;[.O3];[.P3])" office:value-type="float" office:value="3.33" calcext:value-type="float">
            <text:p>3.33</text:p>
          </table:table-cell>
          <table:table-cell/>
          <table:table-cell table:style-name="ce180" office:value-type="string" calcext:value-type="string">
            <text:p>Kecenderungan untuk menghindari penipuan dan korupsi. <text:s/>Orang dengan skor tinggi tidak mau mengambil keuntungan dari orang lain atau masyarakat luas.</text:p>
          </table:table-cell>
          <table:table-cell table:style-name="ce180" office:value-type="string" calcext:value-type="string">
            <text:p>Kecenderungan untuk menghindari penipuan dan korupsi. Orang dengan skor rendah mau mendapatkan sesuatu dengan curang atau mencuri.</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gt;[.H3];[.V3];[.W3]))" office:value-type="string" office:string-value="- Enggan mengambil keuntungan dari orang lain atau masyarakat demi kepentingan pribadi&#10;- Cenderung enggan melakukan kecurangan dan melanggar peraturan&#10;" calcext:value-type="string">
            <text:p>- Enggan mengambil keuntungan dari orang lain atau masyarakat demi kepentingan pribadi</text:p>
            <text:p>- Cenderung enggan melakukan kecurangan dan melanggar peraturan</text:p>
            <text:p/>
          </table:table-cell>
          <table:table-cell table:style-name="ce187" office:value-type="string" calcext:value-type="string">
            <text:p>- Enggan mengambil keuntungan dari orang lain atau masyarakat demi kepentingan pribadi</text:p>
            <text:p>- Cenderung enggan melakukan kecurangan dan melanggar peraturan</text:p>
            <text:p/>
          </table:table-cell>
          <table:table-cell table:style-name="ce187" office:value-type="string" calcext:value-type="string">
            <text:p>- Akan melakukan apa saja demi kepentingan pribadi seperti mencuri (korupsi) atau kecurangan lainnya.</text:p>
            <text:p>- Suka melanggar peraturan</text:p>
            <text:p/>
          </table:table-cell>
          <table:table-cell table:number-columns-repeated="998"/>
        </table:table-row>
        <table:table-row table:style-name="ro6">
          <table:covered-table-cell table:style-name="ce126"/>
          <table:table-cell office:value-type="string" calcext:value-type="string">
            <text:p>Greed Avoidance</text:p>
          </table:table-cell>
          <table:table-cell table:number-columns-repeated="2"/>
          <table:table-cell table:style-name="ce176" table:formula="of:=IF([$'jawaban peserta'.$B$102]=100;[$'olah data'.$R5];IF([$'jawaban peserta'.$B$102]=60;[$'olah data'.R112];&quot;&quot;))" office:value-type="float" office:value="3.5" calcext:value-type="float">
            <text:p>3.50</text:p>
          </table:table-cell>
          <table:table-cell table:style-name="ce177" table:formula="of:=IF([.$N$1]=0;&quot;Data Kosong&quot;;IF([.E4]&gt;[.H4];[.S4];[.T4]))" office:value-type="string" office:string-value="Tinggi " calcext:value-type="string">
            <text:p>Tinggi </text:p>
          </table:table-cell>
          <table:table-cell table:style-name="ce32" table:formula="of:=IF([.$N$1]=0;&quot;Data kandidat belum lengkap&quot;;IF([.E4]&gt;[.H4];[.J4];[.K4]))" office:value-type="string" office:string-value="Kecenderungan untuk tidak tertarik memiliki kekayaan, barang mewah, dan status sosial yang tinggi. Orang dengan skor tinggi tidak termotivasi oleh kepentingan moneter atau status sosial." calcext:value-type="string">
            <text:p>Kecenderungan untuk tidak tertarik memiliki kekayaan, barang mewah, dan status sosial yang tinggi. Orang dengan skor tinggi tidak termotivasi oleh kepentingan moneter atau status sosial.</text:p>
          </table:table-cell>
          <table:table-cell table:style-name="ce38" table:formula="of:=IF([.$N$1]=&quot;P&quot;;[.O4];[.P4])" office:value-type="float" office:value="2.88" calcext:value-type="float">
            <text:p>2.88</text:p>
          </table:table-cell>
          <table:table-cell/>
          <table:table-cell table:style-name="ce180" office:value-type="string" calcext:value-type="string">
            <text:p>Kecenderungan untuk tidak tertarik memiliki kekayaan, barang mewah, dan status sosial yang tinggi. Orang dengan skor tinggi tidak termotivasi oleh kepentingan moneter atau status sosial.</text:p>
          </table:table-cell>
          <table:table-cell table:style-name="ce180" office:value-type="string" calcext:value-type="string">
            <text:p>Kecenderungan untuk tidak tertarik memiliki kekayaan, barang mewah, dan status sosial yang tinggi. Orang dengan skor rendah ingin menikmati dan menunjukan kekayaan dan hak istimewa.</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4]&gt;[.H4];[.V4];[.W4]))" office:value-type="string" office:string-value="- Tidak mudah tergoda terhadap kekuasaan dan kekayaan (korupsi)&#10;- Suka terlihat menonjol di lingkungan sosial" calcext:value-type="string">
            <text:p>- Tidak mudah tergoda terhadap kekuasaan dan kekayaan (korupsi)</text:p>
            <text:p>- Suka terlihat menonjol di lingkungan sosial</text:p>
          </table:table-cell>
          <table:table-cell table:style-name="ce187" office:value-type="string" calcext:value-type="string">
            <text:p>- Tidak mudah tergoda terhadap kekuasaan dan kekayaan (korupsi)</text:p>
            <text:p>- Suka terlihat menonjol di lingkungan sosial</text:p>
          </table:table-cell>
          <table:table-cell table:style-name="ce187" office:value-type="string" calcext:value-type="string">
            <text:p>- Mudah tergoda akan kekuasaan dan kekayaan</text:p>
            <text:p>- Termotivasi oleh kekayaan dan kekuasaan</text:p>
            <text:p>- Menyukai hidup sederhana tidak mencari status sosial</text:p>
          </table:table-cell>
          <table:table-cell table:number-columns-repeated="998"/>
        </table:table-row>
        <table:table-row table:style-name="ro2">
          <table:covered-table-cell table:style-name="ce126"/>
          <table:table-cell office:value-type="string" calcext:value-type="string">
            <text:p>Modesty</text:p>
          </table:table-cell>
          <table:table-cell table:number-columns-repeated="2"/>
          <table:table-cell table:style-name="ce176" table:formula="of:=IF([$'jawaban peserta'.$B$102]=100;[$'olah data'.$R6];IF([$'jawaban peserta'.$B$102]=60;[$'olah data'.R113];&quot;&quot;))" office:value-type="float" office:value="3.5" calcext:value-type="float">
            <text:p>3.50</text:p>
          </table:table-cell>
          <table:table-cell table:style-name="ce177" table:formula="of:=IF([.$N$1]=0;&quot;Data Kosong&quot;;IF([.E5]&gt;[.H5];[.S5];[.T5]))" office:value-type="string" office:string-value="Tinggi " calcext:value-type="string">
            <text:p>Tinggi </text:p>
          </table:table-cell>
          <table:table-cell table:style-name="ce32" table:formula="of:=IF([.$N$1]=0;&quot;Data kandidat belum lengkap&quot;;IF([.E5]&gt;[.H5];[.J5];[.K5]))" office:value-type="string" office:string-value="Kecenderungan untuk sederhana dan tidak menonjolkan diri. Orang dengan skor tinggi memandang diri mereka sebagai orang biasa yang tidak menuntut perlakuan khusus." calcext:value-type="string">
            <text:p>Kecenderungan untuk sederhana dan tidak menonjolkan diri. Orang dengan skor tinggi memandang diri mereka sebagai orang biasa yang tidak menuntut perlakuan khusus.</text:p>
          </table:table-cell>
          <table:table-cell table:style-name="ce38" table:formula="of:=IF([.$N$1]=&quot;P&quot;;[.O5];[.P5])" office:value-type="float" office:value="3.22" calcext:value-type="float">
            <text:p>3.22</text:p>
          </table:table-cell>
          <table:table-cell table:style-name="ce38"/>
          <table:table-cell table:style-name="ce180" office:value-type="string" calcext:value-type="string">
            <text:p>Kecenderungan untuk sederhana dan tidak menonjolkan diri. Orang dengan skor tinggi memandang diri mereka sebagai orang biasa yang tidak menuntut perlakuan khusus.</text:p>
          </table:table-cell>
          <table:table-cell table:style-name="ce180" office:value-type="string" calcext:value-type="string">
            <text:p>Kecenderungan untuk sederhana dan tidak menonjolkan diri. Orang dengan skor rendah menganggap diri mereka superior dan berhak atas hak istimewa yang tidak dimiliki orang lai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5]&gt;[.H5];[.V5];[.W5]))" office:value-type="string" office:string-value="- Memandang diri sebagai orang biasa&#10;- Tidak mengharapkan perlakuan khusus di lingkungan sosial" calcext:value-type="string">
            <text:p>- Memandang diri sebagai orang biasa</text:p>
            <text:p>- Tidak mengharapkan perlakuan khusus di lingkungan sosial</text:p>
          </table:table-cell>
          <table:table-cell table:style-name="ce187" office:value-type="string" calcext:value-type="string">
            <text:p>- Memandang diri sebagai orang biasa</text:p>
            <text:p>- Tidak mengharapkan perlakuan khusus di lingkungan sosial</text:p>
          </table:table-cell>
          <table:table-cell table:style-name="ce187" office:value-type="string" calcext:value-type="string">
            <text:p>- Memandang diri sebagai orang berkedudukan tinggi</text:p>
            <text:p>- Mengharapkan perlakuan khusus dari lingkungan atau orang lain yang dianggap lebih rendah status sosialnya</text:p>
          </table:table-cell>
          <table:table-cell table:number-columns-repeated="998"/>
        </table:table-row>
        <table:table-row table:style-name="ro10">
          <table:table-cell/>
          <table:table-cell office:value-type="string" calcext:value-type="string">
            <text:p>HONESTY – HUMILITY</text:p>
          </table:table-cell>
          <table:table-cell table:number-columns-repeated="2"/>
          <table:table-cell table:style-name="ce176" table:formula="of:=IF([$'jawaban peserta'.$B$102]=100;[$'olah data'.$R7];IF([$'jawaban peserta'.$B$102]=60;[$'olah data'.R114];&quot;&quot;))" office:value-type="float" office:value="3.5625" calcext:value-type="float">
            <text:p>3.56</text:p>
          </table:table-cell>
          <table:table-cell table:style-name="ce177" table:formula="of:=IF([.$N$1]=0;&quot;Data Kosong&quot;;IF([.E6]&gt;[.H6];[.S6];[.T6]))" office:value-type="string" office:string-value="Tinggi " calcext:value-type="string">
            <text:p>Tinggi </text:p>
          </table:table-cell>
          <table:table-cell table:style-name="ce32" table:formula="of:=IF([.$N$1]=0;&quot;Data kandidat belum lengkap&quot;;IF([.E6]&gt;[.H6];[.J6];[.K6]))" office:value-type="string" office:string-value="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 calcext:value-type="string">
            <text:p>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text:p>
          </table:table-cell>
          <table:table-cell table:style-name="ce38" table:formula="of:=IF([.$N$1]=&quot;P&quot;;[.O6];[.P6])" office:value-type="float" office:value="3.15" calcext:value-type="float">
            <text:p>3.15</text:p>
          </table:table-cell>
          <table:table-cell/>
          <table:table-cell table:style-name="ce181" office:value-type="string" calcext:value-type="string">
            <text:p>Orang dengan skor sangat tinggi pada skala <text:span text:style-name="T2">Honesty-Humility</text:span><text:span text:style-name="T3"> menghindari untuk memanipulasi orang lain demi keuntungan pribadi, merasakan sedikit keinginan untuk melanggar peraturan, tidak tertarik pada kekayaan dan kemewahan, dan tidak merasakan hak khusus untuk status sosial yang tinggi. </text:span></text:p>
          </table:table-cell>
          <table:table-cell table:style-name="ce181" office:value-type="string" calcext:value-type="string">
            <text:p>Orang dengan <text:span text:style-name="T3">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44" table:formula="of:=IF([.$N$1]=0;&quot;Data kandidat belum lengkap&quot;;IF([.E6]&gt;[.H6];[.V6];[.W6]))" office:value-type="string" office:string-value="Tulus dalam bekerja, sederhana (tidak ingin menonjolkan status sosial), kooperatif, enggan mencurangi orang lain demi kepentingan pribadi, tidak mudah tergoda terhadap kekuasaan dan kekayaan (korupsi), memiliki keinginan yang sangat kecil untuk melanggar peraturan." calcext:value-type="string">
            <text:p>Tulus dalam bekerja, sederhana (tidak ingin menonjolkan status sosial), kooperatif, enggan mencurangi orang lain demi kepentingan pribadi, tidak mudah tergoda terhadap kekuasaan dan kekayaan (korupsi), memiliki keinginan yang sangat kecil untuk melanggar peraturan.</text:p>
          </table:table-cell>
          <table:table-cell office:value-type="string" calcext:value-type="string">
            <text:p>Tulus dalam bekerja, sederhana (tidak ingin menonjolkan status sosial), kooperatif, enggan mencurangi orang lain demi kepentingan pribadi, tidak mudah tergoda terhadap kekuasaan dan kekayaan (korupsi), memiliki keinginan yang sangat kecil untuk melanggar peraturan.</text:p>
          </table:table-cell>
          <table:table-cell office:value-type="string" calcext:value-type="string">
            <text:p>Mudah termotivasi dalam bekerja bila ada imbalan, akan melakukan apa saja untuk mencapai apa yang diharapkan, cenderung suka melanggar peraturan, suka terlihat menonjol dan kurang suka hidup sederhana, cenderung suka bekerja sama, kurang dapat melakukan evaluasi dan efisiensi terhadap pekerjaan sendiri.</text:p>
          </table:table-cell>
          <table:table-cell table:number-columns-repeated="998"/>
        </table:table-row>
        <table:table-row table:style-name="ro6">
          <table:table-cell table:style-name="ce126"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76" table:formula="of:=IF([$'jawaban peserta'.$B$102]=100;[$'olah data'.$R8];IF([$'jawaban peserta'.$B$102]=60;[$'olah data'.R115];&quot;&quot;))" office:value-type="float" office:value="2" calcext:value-type="float">
            <text:p>2.00</text:p>
          </table:table-cell>
          <table:table-cell table:style-name="ce177" table:formula="of:=IF([.$N$1]=0;&quot;Data Kosong&quot;;IF([.E7]&gt;[.H7];[.S7];[.T7]))" office:value-type="string" office:string-value="Rendah" calcext:value-type="string">
            <text:p>Rendah</text:p>
          </table:table-cell>
          <table:table-cell table:style-name="ce32" table:formula="of:=IF([.$N$1]=0;&quot;Data kandidat belum lengkap&quot;;IF([.E7]&gt;[.H7];[.J7];[.K7]))" office:value-type="string" office:string-value="Kecenderungan untuk mengalami ketakutan. Orang dengan skor rendah merasa sedikit takut cedera dan relatif tangguh, berani, dan tidak peka terhadap rasa sakit fisik." calcext:value-type="string">
            <text:p>Kecenderungan untuk mengalami ketakutan. Orang dengan skor rendah merasa sedikit takut cedera dan relatif tangguh, berani, dan tidak peka terhadap rasa sakit fisik.</text:p>
          </table:table-cell>
          <table:table-cell table:style-name="ce38" table:formula="of:=IF([.$N$1]=&quot;P&quot;;[.O7];[.P7])" office:value-type="float" office:value="2.52" calcext:value-type="float">
            <text:p>2.52</text:p>
          </table:table-cell>
          <table:table-cell table:style-name="ce38"/>
          <table:table-cell table:style-name="ce180" office:value-type="string" calcext:value-type="string">
            <text:p>Kecenderungan untuk mengalami ketakutan. Orang dengan skor tinggi sangat cenderung menghindari bahaya fisik.</text:p>
          </table:table-cell>
          <table:table-cell table:style-name="ce180" office:value-type="string" calcext:value-type="string">
            <text:p>Kecenderungan untuk mengalami ketakutan. Orang dengan skor rendah merasa sedikit takut cedera dan relatif tangguh, berani, dan tidak peka terhadap rasa sakit fisik.</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7]&gt;[.H7];[.V7];[.W7]))" office:value-type="string" office:string-value="- Menyukai tantangan&#10;- Tangguh&#10;- Berani " calcext:value-type="string">
            <text:p>- Menyukai tantangan</text:p>
            <text:p>- Tangguh</text:p>
            <text:p>- Berani </text:p>
          </table:table-cell>
          <table:table-cell table:style-name="ce187" office:value-type="string" calcext:value-type="string">
            <text:p>- Tidak suka tantangan yang berkaitan dengan physical danger</text:p>
            <text:p>- Rapuh </text:p>
            <text:p>- Menghindari kegiatan yang memicu adrenalin</text:p>
          </table:table-cell>
          <table:table-cell table:style-name="ce187" office:value-type="string" calcext:value-type="string">
            <text:p>- Menyukai tantangan</text:p>
            <text:p>- Tangguh</text:p>
            <text:p>- Berani </text:p>
          </table:table-cell>
          <table:table-cell table:number-columns-repeated="998"/>
        </table:table-row>
        <table:table-row table:style-name="ro1">
          <table:covered-table-cell table:style-name="ce126"/>
          <table:table-cell office:value-type="string" calcext:value-type="string">
            <text:p>Anxiety</text:p>
          </table:table-cell>
          <table:table-cell table:number-columns-repeated="2"/>
          <table:table-cell table:style-name="ce176" table:formula="of:=IF([$'jawaban peserta'.$B$102]=100;[$'olah data'.$R9];IF([$'jawaban peserta'.$B$102]=60;[$'olah data'.R116];&quot;&quot;))" office:value-type="float" office:value="2.25" calcext:value-type="float">
            <text:p>2.25</text:p>
          </table:table-cell>
          <table:table-cell table:style-name="ce177" table:formula="of:=IF([.$N$1]=0;&quot;Data Kosong&quot;;IF([.E8]&gt;[.H8];[.S8];[.T8]))" office:value-type="string" office:string-value="Rendah" calcext:value-type="string">
            <text:p>Rendah</text:p>
          </table:table-cell>
          <table:table-cell table:style-name="ce32" table:formula="of:=IF([.$N$1]=0;&quot;Data kandidat belum lengkap&quot;;IF([.E8]&gt;[.H8];[.J8];[.K8]))"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38" table:formula="of:=IF([.$N$1]=&quot;P&quot;;[.O8];[.P8])" office:value-type="float" office:value="3.32" calcext:value-type="float">
            <text:p>3.32</text:p>
          </table:table-cell>
          <table:table-cell/>
          <table:table-cell table:style-name="ce180" office:value-type="string" calcext:value-type="string">
            <text:p>Kecenderungan untuk khawatir dalam berbagai konteks. Orang dengan skor tinggi cenderung stress bahkan oleh masalah yang relatif kecil.</text:p>
          </table:table-cell>
          <table:table-cell table:style-name="ce180" office:value-type="string" calcext:value-type="string">
            <text:p>Kecenderungan untuk khawatir dalam berbagai konteks. <text:s/>Orang dengan skor rendah merasa sedikit stres dalam menanggapi kesulit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8]&gt;[.H8];[.V8];[.W8]))" office:value-type="string" office:string-value="- Tidak mudah tertekan dalam menghadapi kesulitan" calcext:value-type="string">
            <text:p>- Tidak mudah tertekan dalam menghadapi kesulitan</text:p>
          </table:table-cell>
          <table:table-cell table:style-name="ce187" office:value-type="string" calcext:value-type="string">
            <text:p>- Mudah tertekan dalam segala permasalahan yang dihadapi baik dalam skala besar maupun kecil</text:p>
          </table:table-cell>
          <table:table-cell table:style-name="ce187" office:value-type="string" calcext:value-type="string">
            <text:p>- Tidak mudah tertekan dalam menghadapi kesulitan</text:p>
          </table:table-cell>
          <table:table-cell table:number-columns-repeated="998"/>
        </table:table-row>
        <table:table-row table:style-name="ro2">
          <table:covered-table-cell table:style-name="ce126"/>
          <table:table-cell office:value-type="string" calcext:value-type="string">
            <text:p>Dependence</text:p>
          </table:table-cell>
          <table:table-cell table:number-columns-repeated="2"/>
          <table:table-cell table:style-name="ce176" table:formula="of:=IF([$'jawaban peserta'.$B$102]=100;[$'olah data'.$R10];IF([$'jawaban peserta'.$B$102]=60;[$'olah data'.R117];&quot;&quot;))" office:value-type="float" office:value="2.75" calcext:value-type="float">
            <text:p>2.75</text:p>
          </table:table-cell>
          <table:table-cell table:style-name="ce177" table:formula="of:=IF([.$N$1]=0;&quot;Data Kosong&quot;;IF([.E9]&gt;[.H9];[.S9];[.T9]))" office:value-type="string" office:string-value="Tinggi " calcext:value-type="string">
            <text:p>Tinggi </text:p>
          </table:table-cell>
          <table:table-cell table:style-name="ce32" table:formula="of:=IF([.$N$1]=0;&quot;Data kandidat belum lengkap&quot;;IF([.E9]&gt;[.H9];[.J9];[.K9]))" office:value-type="string" office:string-value="Kebutuhan seseorang akan dukungan emosional dari orang lain. Orang dengan skor tinggi ingin berbagi kesulitannya dengan mereka yang akan memberikan dorongan dan kenyamanan." calcext:value-type="string">
            <text:p>Kebutuhan seseorang akan dukungan emosional dari orang lain. Orang dengan skor tinggi ingin berbagi kesulitannya dengan mereka yang akan memberikan dorongan dan kenyamanan.</text:p>
          </table:table-cell>
          <table:table-cell table:style-name="ce38" table:formula="of:=IF([.$N$1]=&quot;P&quot;;[.O9];[.P9])" office:value-type="float" office:value="2.61" calcext:value-type="float">
            <text:p>2.61</text:p>
          </table:table-cell>
          <table:table-cell/>
          <table:table-cell table:style-name="ce180" office:value-type="string" calcext:value-type="string">
            <text:p>Kebutuhan seseorang akan dukungan emosional dari orang lain. Orang dengan skor tinggi ingin berbagi kesulitannya dengan mereka yang akan memberikan dorongan dan kenyamanan.</text:p>
          </table:table-cell>
          <table:table-cell table:style-name="ce180" office:value-type="string" calcext:value-type="string">
            <text:p>Kebutuhan seseorang akan dukungan emosional dari orang lain. Orang dengan skor rendah merasa percaya diri dan mampu menangani masalah tanpa bantuan atau nasihat.</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9]&gt;[.H9];[.V9];[.W9]))" office:value-type="string" office:string-value="- Banyak membutuhkan saran dari orang sekitar sebagai bahan pertimbangan&#10;- Membutuhkan support lingkungan dalam mengambil keputusan" calcext:value-type="string">
            <text:p>- Banyak membutuhkan saran dari orang sekitar sebagai bahan pertimbangan</text:p>
            <text:p>- Membutuhkan support lingkungan dalam mengambil keputusan</text:p>
          </table:table-cell>
          <table:table-cell table:style-name="ce187" office:value-type="string" calcext:value-type="string">
            <text:p>- Banyak membutuhkan saran dari orang sekitar sebagai bahan pertimbangan</text:p>
            <text:p>- Membutuhkan support lingkungan dalam mengambil keputusan</text:p>
          </table:table-cell>
          <table:table-cell table:style-name="ce187" office:value-type="string" calcext:value-type="string">
            <text:p>- Merasa tidak perlu berbagi hal yang menjadi kekhawatirannya</text:p>
            <text:p>- Mampu mengambil keputusan secara mandiri </text:p>
          </table:table-cell>
          <table:table-cell table:number-columns-repeated="998"/>
        </table:table-row>
        <table:table-row table:style-name="ro11">
          <table:covered-table-cell table:style-name="ce126"/>
          <table:table-cell office:value-type="string" calcext:value-type="string">
            <text:p>Sentimentality</text:p>
          </table:table-cell>
          <table:table-cell table:number-columns-repeated="2"/>
          <table:table-cell table:style-name="ce176" table:formula="of:=IF([$'jawaban peserta'.$B$102]=100;[$'olah data'.$R11];IF([$'jawaban peserta'.$B$102]=60;[$'olah data'.R118];&quot;&quot;))" office:value-type="float" office:value="3" calcext:value-type="float">
            <text:p>3.00</text:p>
          </table:table-cell>
          <table:table-cell table:style-name="ce177" table:formula="of:=IF([.$N$1]=0;&quot;Data Kosong&quot;;IF([.E10]&gt;[.H10];[.S10];[.T10]))" office:value-type="string" office:string-value="Tinggi " calcext:value-type="string">
            <text:p>Tinggi </text:p>
          </table:table-cell>
          <table:table-cell table:style-name="ce32" table:formula="of:=IF([.$N$1]=0;&quot;Data kandidat belum lengkap&quot;;IF([.E10]&gt;[.H10];[.J10];[.K10]))" office:value-type="string" office:string-value="Kecenderungan untuk merasakan ikatan emosional yang kuat dengan orang lain. Orang dengan skor tinggi merasakan ikatan emosional yang kuat dan kepekaan empatik terhadap perasaan orang lain." calcext:value-type="string">
            <text:p>Kecenderungan untuk merasakan ikatan emosional yang kuat dengan orang lain. Orang dengan skor tinggi merasakan ikatan emosional yang kuat dan kepekaan empatik terhadap perasaan orang lain.</text:p>
          </table:table-cell>
          <table:table-cell table:style-name="ce38" table:formula="of:=IF([.$N$1]=&quot;P&quot;;[.O10];[.P10])" office:value-type="float" office:value="2.99" calcext:value-type="float">
            <text:p>2.99</text:p>
          </table:table-cell>
          <table:table-cell/>
          <table:table-cell table:style-name="ce180" office:value-type="string" calcext:value-type="string">
            <text:p>Kecenderungan untuk merasakan ikatan emosional yang kuat dengan orang lain. Orang dengan skor tinggi merasakan ikatan emosional yang kuat dan kepekaan empatik terhadap perasaan orang lain.</text:p>
          </table:table-cell>
          <table:table-cell table:style-name="ce180" office:value-type="string" calcext:value-type="string">
            <text:p>Kecenderungan untuk merasakan ikatan emosional yang kuat dengan orang lain. Orang dengan skor rendah merasakan sedikit emosi ketika mengucapkan selamat tinggal atau saat bereaksi atas kekhawatiran orang lai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0]&gt;[.H10];[.V10];[.W10]))" office:value-type="string" office:string-value="- Mudah tersentuh dan emosional&#10;- Kesulitan bila harus keluar dari zona nyaman&#10;- Peka terhadap lingkungan&#10;- Penuh empati&#10;" calcext:value-type="string">
            <text:p>- Mudah tersentuh dan emosional</text:p>
            <text:p>- Kesulitan bila harus keluar dari zona nyaman</text:p>
            <text:p>- Peka terhadap lingkungan</text:p>
            <text:p>- Penuh empati</text:p>
            <text:p/>
          </table:table-cell>
          <table:table-cell table:style-name="ce187" office:value-type="string" calcext:value-type="string">
            <text:p>- Mudah tersentuh dan emosional</text:p>
            <text:p>- Kesulitan bila harus keluar dari zona nyaman</text:p>
            <text:p>- Peka terhadap lingkungan</text:p>
            <text:p>- Penuh empati</text:p>
            <text:p/>
          </table:table-cell>
          <table:table-cell table:style-name="ce187" office:value-type="string" calcext:value-type="string">
            <text:p>- Tidak takut atau  khawatir di lingkungan baru yang bukan merupakan zona nyaman</text:p>
            <text:p>- Kurang peka</text:p>
            <text:p>- cuek</text:p>
          </table:table-cell>
          <table:table-cell table:number-columns-repeated="998"/>
        </table:table-row>
        <table:table-row table:style-name="ro2">
          <table:table-cell/>
          <table:table-cell office:value-type="string" calcext:value-type="string">
            <text:p>EMOTIONALITY</text:p>
          </table:table-cell>
          <table:table-cell table:number-columns-repeated="2"/>
          <table:table-cell table:style-name="ce176" table:formula="of:=IF([$'jawaban peserta'.$B$102]=100;[$'olah data'.$R12];IF([$'jawaban peserta'.$B$102]=60;[$'olah data'.R119];&quot;&quot;))" office:value-type="float" office:value="2.5" calcext:value-type="float">
            <text:p>2.50</text:p>
          </table:table-cell>
          <table:table-cell table:style-name="ce177" table:formula="of:=IF([.$N$1]=0;&quot;Data Kosong&quot;;IF([.E11]&gt;[.H11];[.S11];[.T11]))" office:value-type="string" office:string-value="Rendah" calcext:value-type="string">
            <text:p>Rendah</text:p>
          </table:table-cell>
          <table:table-cell table:style-name="ce32" table:formula="of:=IF([.$N$1]=0;&quot;Data kandidat belum lengkap&quot;;IF([.E11]&gt;[.H11];[.J11];[.K11]))" office:value-type="string" office:string-value="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38" table:formula="of:=IF([.$N$1]=&quot;P&quot;;[.O11];[.P11])" office:value-type="float" office:value="2.86" calcext:value-type="float">
            <text:p>2.86</text:p>
          </table:table-cell>
          <table:table-cell/>
          <table:table-cell table:style-name="ce181" office:value-type="string" calcext:value-type="string">
            <text:p>Orang dengan skor sangat tinggi pada skala <text:span text:style-name="T2">Emotionality</text:span><text:span text:style-name="T3"> takut akan bahaya fisik, mengalami kecemasan dalam menghadapi tekanan hidup, membutuhkan dukungan emosional dari orang lain, dan merasakan empati dan keterikatan sentimental dengan orang lain.</text:span></text:p>
          </table:table-cell>
          <table:table-cell table:style-name="ce181" office:value-type="string" calcext:value-type="string">
            <text:p>O<text:span text:style-name="T3">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1]&gt;[.H11];[.V11];[.W11]))" office:value-type="string" office:string-value="individu dengan skor emotionality rendah cenderung kuat, mandiri, stabil dan memiliki keyakinan terhadap kemampuan diri." calcext:value-type="string">
            <text:p>individu dengan skor emotionality rendah cenderung kuat, mandiri, stabil dan memiliki keyakinan terhadap kemampuan diri.</text:p>
          </table:table-cell>
          <table:table-cell table:style-name="ce199" office:value-type="string" calcext:value-type="string">
            <text:p>Individu dengan skor dimensi tinggi cenderung terlalu sensitif, peasa, mudah cemas dan rentan</text:p>
          </table:table-cell>
          <table:table-cell table:style-name="ce199" office:value-type="string" calcext:value-type="string">
            <text:p>individu dengan skor emotionality rendah cenderung kuat, mandiri, stabil dan memiliki keyakinan terhadap kemampuan diri.</text:p>
          </table:table-cell>
          <table:table-cell table:number-columns-repeated="998"/>
        </table:table-row>
        <table:table-row table:style-name="ro11">
          <table:table-cell table:style-name="ce126"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76" table:formula="of:=IF([$'jawaban peserta'.$B$102]=100;[$'olah data'.$R13];IF([$'jawaban peserta'.$B$102]=60;[$'olah data'.R120];&quot;&quot;))" office:value-type="float" office:value="3.5" calcext:value-type="float">
            <text:p>3.50</text:p>
          </table:table-cell>
          <table:table-cell table:style-name="ce177" table:formula="of:=IF([.$N$1]=0;&quot;Data Kosong&quot;;IF([.E12]&gt;[.H12];[.S12];[.T12]))" office:value-type="string" office:string-value="Rendah" calcext:value-type="string">
            <text:p>Rendah</text:p>
          </table:table-cell>
          <table:table-cell table:style-name="ce32" table:formula="of:=IF([.$N$1]=0;&quot;Data kandidat belum lengkap&quot;;IF([.E12]&gt;[.H12];[.J12];[.K12]))" office:value-type="string" office:string-value="Kecenderungan untuk memiliki harga diri yang positif, terutama dalam konteks sosial. Orang dengan skor rendah cenderung merasa dirinya tidak berharga dan melihat diri mereka sebagai orang yang tidak populer." calcext:value-type="string">
            <text:p>Kecenderungan untuk memiliki harga diri yang positif, terutama dalam konteks sosial. Orang dengan skor rendah cenderung merasa dirinya tidak berharga dan melihat diri mereka sebagai orang yang tidak populer.</text:p>
          </table:table-cell>
          <table:table-cell table:style-name="ce38" table:formula="of:=IF([.$N$1]=&quot;P&quot;;[.O12];[.P12])" office:value-type="float" office:value="3.61" calcext:value-type="float">
            <text:p>3.61</text:p>
          </table:table-cell>
          <table:table-cell table:style-name="ce38"/>
          <table:table-cell table:style-name="ce180" office:value-type="string"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180" office:value-type="string" calcext:value-type="string">
            <text:p>Kecenderungan untuk memiliki harga diri yang positif, terutama dalam konteks sosial. Orang dengan skor rendah cenderung merasa dirinya tidak berharga dan melihat diri mereka sebagai orang yang tidak populer.</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2]&gt;[.H12];[.V12];[.W12]))" office:value-type="string" office:string-value="- Tidak menyukai diri sebagai pusat perhatian lingkungan&#10;- Rendah diri, mengganggap orang lain lebih berharga&#10;- Pesimis terhadap kemampuan diri&#10;" calcext:value-type="string">
            <text:p>- Tidak menyukai diri sebagai pusat perhatian lingkungan</text:p>
            <text:p>- Rendah diri, mengganggap orang lain lebih berharga</text:p>
            <text:p>- Pesimis terhadap kemampuan diri</text:p>
            <text:p/>
          </table:table-cell>
          <table:table-cell table:style-name="ce187" office:value-type="string"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87" office:value-type="string" calcext:value-type="string">
            <text:p>- Tidak menyukai diri sebagai pusat perhatian lingkungan</text:p>
            <text:p>- Rendah diri, mengganggap orang lain lebih berharga</text:p>
            <text:p>- Pesimis terhadap kemampuan diri</text:p>
            <text:p/>
          </table:table-cell>
          <table:table-cell table:number-columns-repeated="998"/>
        </table:table-row>
        <table:table-row table:style-name="ro9">
          <table:covered-table-cell table:style-name="ce126"/>
          <table:table-cell office:value-type="string" calcext:value-type="string">
            <text:p>Social Boldness</text:p>
          </table:table-cell>
          <table:table-cell table:number-columns-repeated="2"/>
          <table:table-cell table:style-name="ce176" table:formula="of:=IF([$'jawaban peserta'.$B$102]=100;[$'olah data'.$R14];IF([$'jawaban peserta'.$B$102]=60;[$'olah data'.R121];&quot;&quot;))" office:value-type="float" office:value="3.75" calcext:value-type="float">
            <text:p>3.75</text:p>
          </table:table-cell>
          <table:table-cell table:style-name="ce177" table:formula="of:=IF([.$N$1]=0;&quot;Data Kosong&quot;;IF([.E13]&gt;[.H13];[.S13];[.T13]))" office:value-type="string" office:string-value="Tinggi " calcext:value-type="string">
            <text:p>Tinggi </text:p>
          </table:table-cell>
          <table:table-cell table:style-name="ce32" table:formula="of:=IF([.$N$1]=0;&quot;Data kandidat belum lengkap&quot;;IF([.E13]&gt;[.H13];[.J13];[.K13]))" office:value-type="string" office:string-value="Kenyamanan atau keyakinan seseorang dalam berbagai situasi sosial. Orang dengan skor tinggi bersedia mendekati orang asing dan berbicara dalam suatu kelompok." calcext:value-type="string">
            <text:p>Kenyamanan atau keyakinan seseorang dalam berbagai situasi sosial. Orang dengan skor tinggi bersedia mendekati orang asing dan berbicara dalam suatu kelompok.</text:p>
          </table:table-cell>
          <table:table-cell table:style-name="ce38" table:formula="of:=IF([.$N$1]=&quot;P&quot;;[.O13];[.P13])" office:value-type="float" office:value="3.1" calcext:value-type="float">
            <text:p>3.1</text:p>
          </table:table-cell>
          <table:table-cell/>
          <table:table-cell table:style-name="ce180" office:value-type="string" calcext:value-type="string">
            <text:p>Kenyamanan atau keyakinan seseorang dalam berbagai situasi sosial. Orang dengan skor tinggi bersedia mendekati orang asing dan berbicara dalam suatu kelompok.</text:p>
          </table:table-cell>
          <table:table-cell table:style-name="ce180" office:value-type="string" calcext:value-type="string">
            <text:p>Kenyamanan atau keyakinan seseorang dalam berbagai situasi sosial. Orang dengan skor rendah merasa malu atau canggung dalam posisi kepemimpinan atau ketika berbicara di depan umum.</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3]&gt;[.H13];[.V13];[.W13]))" office:value-type="string" office:string-value="- Percaya diri di lingkungan sosial&#10;- Mampu berperan sebagai pemimpin bagi lingkungan&#10;- Memiliki kepercayaan diri untuk berbicara depan umum&#10;- Mampu bertindak sebagai inisiator dalam memulai interaksi dengan orang as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87" office:value-type="str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87" office:value-type="string" calcext:value-type="string">
            <text:p>- Pemalu</text:p>
            <text:p>- Cenderung mengambil peran sebagai followers</text:p>
            <text:p>- Canggung bila harus berbicara depan umum</text:p>
            <text:p>- Menunggu orang lain mengambil inisiatif dalam kehidupan sosial</text:p>
          </table:table-cell>
          <table:table-cell table:number-columns-repeated="998"/>
        </table:table-row>
        <table:table-row table:style-name="ro6">
          <table:covered-table-cell table:style-name="ce126"/>
          <table:table-cell office:value-type="string" calcext:value-type="string">
            <text:p>Sociability</text:p>
          </table:table-cell>
          <table:table-cell table:number-columns-repeated="2"/>
          <table:table-cell table:style-name="ce176" table:formula="of:=IF([$'jawaban peserta'.$B$102]=100;[$'olah data'.$R15];IF([$'jawaban peserta'.$B$102]=60;[$'olah data'.R122];&quot;&quot;))" office:value-type="float" office:value="4" calcext:value-type="float">
            <text:p>4.00</text:p>
          </table:table-cell>
          <table:table-cell table:style-name="ce177" table:formula="of:=IF([.$N$1]=0;&quot;Data Kosong&quot;;IF([.E14]&gt;[.H14];[.S14];[.T14]))" office:value-type="string" office:string-value="Tinggi " calcext:value-type="string">
            <text:p>Tinggi </text:p>
          </table:table-cell>
          <table:table-cell table:style-name="ce32" table:formula="of:=IF([.$N$1]=0;&quot;Data kandidat belum lengkap&quot;;IF([.E14]&gt;[.H14];[.J14];[.K14]))" office:value-type="string" office:string-value="Kecenderungan menyukai percakapan, interaksi sosial, dan pesta. Orang dengan skor tinggi menyukai berbicara, berkunjung, dan merayakan bersama orang lain." calcext:value-type="string">
            <text:p>Kecenderungan menyukai percakapan, interaksi sosial, dan pesta. Orang dengan skor tinggi menyukai berbicara, berkunjung, dan merayakan bersama orang lain.</text:p>
          </table:table-cell>
          <table:table-cell table:style-name="ce38" table:formula="of:=IF([.$N$1]=&quot;P&quot;;[.O14];[.P14])" office:value-type="float" office:value="2.97" calcext:value-type="float">
            <text:p>2.97</text:p>
          </table:table-cell>
          <table:table-cell/>
          <table:table-cell table:style-name="ce180" office:value-type="string" calcext:value-type="string">
            <text:p>Kecenderungan menyukai percakapan, interaksi sosial, dan pesta. Orang dengan skor tinggi menyukai berbicara, berkunjung, dan merayakan bersama orang lain.</text:p>
          </table:table-cell>
          <table:table-cell table:style-name="ce180" office:value-type="string" calcext:value-type="string">
            <text:p>Kecenderungan menyukai percakapan, interaksi sosial, dan pesta. Orang dengan skor rendah biasanya lebih menyukai aktivitas-aktivitas tersendiri dan tidak mencari percaka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4]&gt;[.H14];[.V14];[.W14]))" office:value-type="string" office:string-value="- Menyukai dan aktif secara komunikasi&#10;- Menyukai interaksi sosial&#10;- Suka bergaul" calcext:value-type="string">
            <text:p>- Menyukai dan aktif secara komunikasi</text:p>
            <text:p>- Menyukai interaksi sosial</text:p>
            <text:p>- Suka bergaul</text:p>
          </table:table-cell>
          <table:table-cell table:style-name="ce187" office:value-type="string" calcext:value-type="string">
            <text:p>- Menyukai dan aktif secara komunikasi</text:p>
            <text:p>- Menyukai interaksi sosial</text:p>
            <text:p>- Suka bergaul</text:p>
          </table:table-cell>
          <table:table-cell table:style-name="ce187" office:value-type="string" calcext:value-type="string">
            <text:p>- Menikmati waktu sendiri</text:p>
            <text:p>- Canggung dan kaku dalam interaksi sosial</text:p>
            <text:p>- Tidak suka memulai pembicaraan terlebih dahulu</text:p>
          </table:table-cell>
          <table:table-cell table:number-columns-repeated="998"/>
        </table:table-row>
        <table:table-row table:style-name="ro6">
          <table:covered-table-cell table:style-name="ce126"/>
          <table:table-cell office:value-type="string" calcext:value-type="string">
            <text:p>Liveliness</text:p>
          </table:table-cell>
          <table:table-cell table:number-columns-repeated="2"/>
          <table:table-cell table:style-name="ce176" table:formula="of:=IF([$'jawaban peserta'.$B$102]=100;[$'olah data'.$R16];IF([$'jawaban peserta'.$B$102]=60;[$'olah data'.R123];&quot;&quot;))" office:value-type="float" office:value="3.25" calcext:value-type="float">
            <text:p>3.25</text:p>
          </table:table-cell>
          <table:table-cell table:style-name="ce177" table:formula="of:=IF([.$N$1]=0;&quot;Data Kosong&quot;;IF([.E15]&gt;[.H15];[.S15];[.T15]))" office:value-type="string" office:string-value="Tinggi " calcext:value-type="string">
            <text:p>Tinggi </text:p>
          </table:table-cell>
          <table:table-cell table:style-name="ce32" table:formula="of:=IF([.$N$1]=0;&quot;Data kandidat belum lengkap&quot;;IF([.E15]&gt;[.H15];[.J15];[.K15]))" office:value-type="string" office:string-value="Antusiasme dan energi khas seseorang. Orang dengan skor tinggi biasanya optimis dan bersemangat tinggi." calcext:value-type="string">
            <text:p>Antusiasme dan energi khas seseorang. Orang dengan skor tinggi biasanya optimis dan bersemangat tinggi.</text:p>
          </table:table-cell>
          <table:table-cell table:style-name="ce38" table:formula="of:=IF([.$N$1]=&quot;P&quot;;[.O15];[.P15])" office:value-type="float" office:value="3.24" calcext:value-type="float">
            <text:p>3.24</text:p>
          </table:table-cell>
          <table:table-cell/>
          <table:table-cell table:style-name="ce180" office:value-type="string" calcext:value-type="string">
            <text:p>Antusiasme dan energi khas seseorang. Orang dengan skor tinggi biasanya optimis dan bersemangat tinggi.</text:p>
          </table:table-cell>
          <table:table-cell table:style-name="ce180" office:value-type="string" calcext:value-type="string">
            <text:p>Antusiasme dan energi khas seseorang. Orang dengan skor rendah cenderung tidak merasa sangat ceria atau dinamis.</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5]&gt;[.H15];[.V15];[.W15]))" office:value-type="string" office:string-value="- Dinamis&#10;- Optimis&#10;- Memiliki semangat tinggi" calcext:value-type="string">
            <text:p>- Dinamis</text:p>
            <text:p>- Optimis</text:p>
            <text:p>- Memiliki semangat tinggi</text:p>
          </table:table-cell>
          <table:table-cell table:style-name="ce187" office:value-type="string" calcext:value-type="string">
            <text:p>- Dinamis</text:p>
            <text:p>- Optimis</text:p>
            <text:p>- Memiliki semangat tinggi</text:p>
          </table:table-cell>
          <table:table-cell table:style-name="ce187" office:value-type="string" calcext:value-type="string">
            <text:p>- Statis</text:p>
            <text:p>- Cenderung pesimis dan pasrah</text:p>
            <text:p>- Semangat juang rendah</text:p>
          </table:table-cell>
          <table:table-cell table:number-columns-repeated="998"/>
        </table:table-row>
        <table:table-row table:style-name="ro9">
          <table:table-cell/>
          <table:table-cell office:value-type="string" calcext:value-type="string">
            <text:p>EXTRAVERSION</text:p>
          </table:table-cell>
          <table:table-cell table:number-columns-repeated="2"/>
          <table:table-cell table:style-name="ce176" table:formula="of:=IF([$'jawaban peserta'.$B$102]=100;[$'olah data'.$R17];IF([$'jawaban peserta'.$B$102]=60;[$'olah data'.R124];&quot;&quot;))" office:value-type="float" office:value="3.625" calcext:value-type="float">
            <text:p>3.63</text:p>
          </table:table-cell>
          <table:table-cell table:style-name="ce177" table:formula="of:=IF([.$N$1]=0;&quot;Data Kosong&quot;;IF([.E16]&gt;[.H16];[.S16];[.T16]))" office:value-type="string" office:string-value="Tinggi " calcext:value-type="string">
            <text:p>Tinggi </text:p>
          </table:table-cell>
          <table:table-cell table:style-name="ce32" table:formula="of:=IF([.$N$1]=0;&quot;Data kandidat belum lengkap&quot;;IF([.E16]&gt;[.H16];[.J16];[.K16]))" office:value-type="string" office:string-value="Orang-orang dengan skor sangat tinggi pada skala Extraversion merasa positif tentang diri mereka, percaya diri ketika memimpin atau menyapa sekelompok orang, menyukai pertemuan dan interaksi sosial, antusias dan memiliki energi yang positif." calcext:value-type="string">
            <text:p>Orang-orang dengan skor sangat tinggi pada skala Extraversion merasa positif tentang diri mereka, percaya diri ketika memimpin atau menyapa sekelompok orang, menyukai pertemuan dan interaksi sosial, antusias dan memiliki energi yang positif.</text:p>
          </table:table-cell>
          <table:table-cell table:style-name="ce38" table:formula="of:=IF([.$N$1]=&quot;P&quot;;[.O16];[.P16])" office:value-type="float" office:value="3.23" calcext:value-type="float">
            <text:p>3.23</text:p>
          </table:table-cell>
          <table:table-cell/>
          <table:table-cell table:style-name="ce181" office:value-type="string" calcext:value-type="string">
            <text:p>Orang-orang dengan skor sangat tinggi pada skala <text:span text:style-name="T2">Extraversion</text:span><text:span text:style-name="T3"> merasa positif tentang diri mereka, percaya diri ketika memimpin atau menyapa sekelompok orang, menyukai pertemuan dan interaksi sosial, antusias dan memiliki energi yang positif.</text:span></text:p>
          </table:table-cell>
          <table:table-cell table:style-name="ce181" office:value-type="string" calcext:value-type="string">
            <text:p>O<text:span text:style-name="T3">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6]&gt;[.H16];[.V16];[.W16]))" office:value-type="string" office:string-value="Indivividu yang memiliki extraversion tinggi cenderung nampak penuh semangat, komunikatif, memiliki interaksi sosial yang baik, ramah dan antusias terhadap suatu hal. " calcext:value-type="string">
            <text:p>Indivividu yang memiliki extraversion tinggi cenderung nampak penuh semangat, komunikatif, memiliki interaksi sosial yang baik, ramah dan antusias terhadap suatu hal. </text:p>
          </table:table-cell>
          <table:table-cell table:style-name="ce199" office:value-type="string" calcext:value-type="string">
            <text:p>Indivividu yang memiliki extraversion tinggi cenderung nampak penuh semangat, komunikatif, memiliki interaksi sosial yang baik, ramah dan antusias terhadap suatu hal. </text:p>
          </table:table-cell>
          <table:table-cell table:style-name="ce199" office:value-type="string" calcext:value-type="string">
            <text:p>individu dengan extraversion rendah cenderung pasif , tenang, dan memendam perasaan.</text:p>
          </table:table-cell>
          <table:table-cell table:number-columns-repeated="998"/>
        </table:table-row>
        <table:table-row table:style-name="ro6">
          <table:table-cell table:style-name="ce126" office:value-type="string" calcext:value-type="string" table:number-columns-spanned="1" table:number-rows-spanned="4">
            <text:p>AGREEABLENESS</text:p>
          </table:table-cell>
          <table:table-cell office:value-type="string" calcext:value-type="string">
            <text:p>Forgiveness</text:p>
          </table:table-cell>
          <table:table-cell table:number-columns-repeated="2"/>
          <table:table-cell table:style-name="ce176" table:formula="of:=IF([$'jawaban peserta'.$B$102]=100;[$'olah data'.$R18];IF([$'jawaban peserta'.$B$102]=60;[$'olah data'.R125];&quot;&quot;))" office:value-type="float" office:value="3" calcext:value-type="float">
            <text:p>3.00</text:p>
          </table:table-cell>
          <table:table-cell table:style-name="ce177" table:formula="of:=IF([.$N$1]=0;&quot;Data Kosong&quot;;IF([.E17]&gt;[.H17];[.S17];[.T17]))" office:value-type="string" office:string-value="Tinggi " calcext:value-type="string">
            <text:p>Tinggi </text:p>
          </table:table-cell>
          <table:table-cell table:style-name="ce32" table:formula="of:=IF([.$N$1]=0;&quot;Data kandidat belum lengkap&quot;;IF([.E17]&gt;[.H17];[.J17];[.K17]))" office:value-type="string" office:string-value="Kemauan seseorang untuk memercayai dan menyukai mereka yang mungkin telah menyebabkan suatu bahaya. Orang dengan skor tinggi biasanya siap untuk mempercayai orang lain lagi dan membangun kembali hubungan persahabatan setelah diperlakukan dengan buruk."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38" table:formula="of:=IF([.$N$1]=&quot;P&quot;;[.O17];[.P17])" office:value-type="float" office:value="2.41" calcext:value-type="float">
            <text:p>2.41</text:p>
          </table:table-cell>
          <table:table-cell table:style-name="ce38"/>
          <table:table-cell table:style-name="ce180" office:value-type="string"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80" office:value-type="string" calcext:value-type="string">
            <text:p>Kemauan seseorang untuk memercayai dan menyukai mereka yang mungkin telah menyebabkan suatu bahaya. Orang dengan skor rendah cenderung “menyimpan dendam” terhadap mereka yang telah menyakiti mereka.</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7]&gt;[.H17];[.V17];[.W17]))" office:value-type="string" office:string-value="- Pemaaf &#10;- Mudah mempercayai orang lain meskipun telah dikecewakan&#10;- Memberikan kesempatan kepada orang lain untuk memperbaiki kesalahan" calcext:value-type="string">
            <text:p>- Pemaaf </text:p>
            <text:p>- Mudah mempercayai orang lain meskipun telah dikecewakan</text:p>
            <text:p>- Memberikan kesempatan kepada orang lain untuk memperbaiki kesalahan</text:p>
          </table:table-cell>
          <table:table-cell table:style-name="ce187" office:value-type="string" calcext:value-type="string">
            <text:p>- Pemaaf </text:p>
            <text:p>- Mudah mempercayai orang lain meskipun telah dikecewakan</text:p>
            <text:p>- Memberikan kesempatan kepada orang lain untuk memperbaiki kesalahan</text:p>
          </table:table-cell>
          <table:table-cell table:style-name="ce187" office:value-type="string" calcext:value-type="string">
            <text:p>- Pendendam</text:p>
            <text:p>- Sulit membangun kepercayaan terhadap orang lain</text:p>
            <text:p>- Sulit memberikan kesempatan kepada orang lain untuk memperbaiki kesalahan</text:p>
          </table:table-cell>
          <table:table-cell table:number-columns-repeated="998"/>
        </table:table-row>
        <table:table-row table:style-name="ro6">
          <table:covered-table-cell table:style-name="ce126"/>
          <table:table-cell office:value-type="string" calcext:value-type="string">
            <text:p>Gentleness</text:p>
          </table:table-cell>
          <table:table-cell table:number-columns-repeated="2"/>
          <table:table-cell table:style-name="ce176" table:formula="of:=IF([$'jawaban peserta'.$B$102]=100;[$'olah data'.$R19];IF([$'jawaban peserta'.$B$102]=60;[$'olah data'.R126];&quot;&quot;))" office:value-type="float" office:value="3.25" calcext:value-type="float">
            <text:p>3.25</text:p>
          </table:table-cell>
          <table:table-cell table:style-name="ce177" table:formula="of:=IF([.$N$1]=0;&quot;Data Kosong&quot;;IF([.E18]&gt;[.H18];[.S18];[.T18]))" office:value-type="string" office:string-value="Tinggi " calcext:value-type="string">
            <text:p>Tinggi </text:p>
          </table:table-cell>
          <table:table-cell table:style-name="ce32" table:formula="of:=IF([.$N$1]=0;&quot;Data kandidat belum lengkap&quot;;IF([.E18]&gt;[.H18];[.J18];[.K18]))" office:value-type="string" office:string-value="Kecenderungan untuk menjadi lembut dan toleran dalam berurusan dengan orang lain. Orang dengan skor tinggi enggan untuk menilai orang lain dengan kasar." calcext:value-type="string">
            <text:p>Kecenderungan untuk menjadi lembut dan toleran dalam berurusan dengan orang lain. Orang dengan skor tinggi enggan untuk menilai orang lain dengan kasar.</text:p>
          </table:table-cell>
          <table:table-cell table:style-name="ce38" table:formula="of:=IF([.$N$1]=&quot;P&quot;;[.O18];[.P18])" office:value-type="float" office:value="2.92" calcext:value-type="float">
            <text:p>2.92</text:p>
          </table:table-cell>
          <table:table-cell/>
          <table:table-cell table:style-name="ce180" office:value-type="string" calcext:value-type="string">
            <text:p>Kecenderungan untuk menjadi lembut dan toleran dalam berurusan dengan orang lain. Orang dengan skor tinggi enggan untuk menilai orang lain dengan kasar.</text:p>
          </table:table-cell>
          <table:table-cell table:style-name="ce180" office:value-type="string" calcext:value-type="string">
            <text:p>Kecenderungan untuk menjadi lembut dan toleran dalam berurusan dengan orang lain. Orang dengan skor rendah cenderung kritis dalam menilai orang lai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8]&gt;[.H18];[.V18];[.W18]))" office:value-type="string" office:string-value="- Segan mengkritisi orang lain&#10;- Cenderung pasif&#10;- Tidak suka menghakimi orang lain" calcext:value-type="string">
            <text:p>- Segan mengkritisi orang lain</text:p>
            <text:p>- Cenderung pasif</text:p>
            <text:p>- Tidak suka menghakimi orang lain</text:p>
          </table:table-cell>
          <table:table-cell table:style-name="ce187" office:value-type="string" calcext:value-type="string">
            <text:p>- Segan mengkritisi orang lain</text:p>
            <text:p>- Cenderung pasif</text:p>
            <text:p>- Tidak suka menghakimi orang lain</text:p>
          </table:table-cell>
          <table:table-cell table:style-name="ce187" office:value-type="string" calcext:value-type="string">
            <text:p>- Kritis </text:p>
            <text:p>- Cenderung suka mengkritik</text:p>
            <text:p>- Blak-blakan dalam menyampaikan pendapat</text:p>
          </table:table-cell>
          <table:table-cell table:number-columns-repeated="998"/>
        </table:table-row>
        <table:table-row table:style-name="ro6">
          <table:covered-table-cell table:style-name="ce126"/>
          <table:table-cell office:value-type="string" calcext:value-type="string">
            <text:p>Flexibility</text:p>
          </table:table-cell>
          <table:table-cell table:number-columns-repeated="2"/>
          <table:table-cell table:style-name="ce176" table:formula="of:=IF([$'jawaban peserta'.$B$102]=100;[$'olah data'.$R20];IF([$'jawaban peserta'.$B$102]=60;[$'olah data'.R127];&quot;&quot;))" office:value-type="float" office:value="3" calcext:value-type="float">
            <text:p>3.00</text:p>
          </table:table-cell>
          <table:table-cell table:style-name="ce177" table:formula="of:=IF([.$N$1]=0;&quot;Data Kosong&quot;;IF([.E19]&gt;[.H19];[.S19];[.T19]))" office:value-type="string" office:string-value="Tinggi " calcext:value-type="string">
            <text:p>Tinggi </text:p>
          </table:table-cell>
          <table:table-cell table:style-name="ce32" table:formula="of:=IF([.$N$1]=0;&quot;Data kandidat belum lengkap&quot;;IF([.E19]&gt;[.H19];[.J19];[.K19]))" office:value-type="string" office:string-value="Kemauan seseorang untuk berkompromi dan bekerja sama dengan orang lain. Orang dengan skor tinggi menghindari argumen dan menerima saran orang lain, bahkan ketika hal tersebut mungkin tidak masuk akal." calcext:value-type="string">
            <text:p>Kemauan seseorang untuk berkompromi dan bekerja sama dengan orang lain. Orang dengan skor tinggi menghindari argumen dan menerima saran orang lain, bahkan ketika hal tersebut mungkin tidak masuk akal.</text:p>
          </table:table-cell>
          <table:table-cell table:style-name="ce38" table:formula="of:=IF([.$N$1]=&quot;P&quot;;[.O19];[.P19])" office:value-type="float" office:value="2.68" calcext:value-type="float">
            <text:p>2.68</text:p>
          </table:table-cell>
          <table:table-cell/>
          <table:table-cell table:style-name="ce180" office:value-type="string" calcext:value-type="string">
            <text:p>Kemauan seseorang untuk berkompromi dan bekerja sama dengan orang lain. Orang dengan skor tinggi menghindari argumen dan menerima saran orang lain, bahkan ketika hal tersebut mungkin tidak masuk akal.</text:p>
          </table:table-cell>
          <table:table-cell table:style-name="ce180" office:value-type="string" calcext:value-type="string">
            <text:p>Kemauan seseorang untuk berkompromi dan bekerja sama dengan orang lain. Orang dengan skor rendah dipandang keras kepala dan suka berdebat.</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9]&gt;[.H19];[.V19];[.W19]))" office:value-type="string" office:string-value="- Mencari rasionalisasi untuk menerima pendapat orang lain meskipun terkadang pendapat tersebut kurang masuk akal&#10;- Menghindari perdebatan&#10;" calcext:value-type="string">
            <text:p>- Mencari rasionalisasi untuk menerima pendapat orang lain meskipun terkadang pendapat tersebut kurang masuk akal</text:p>
            <text:p>- Menghindari perdebatan</text:p>
            <text:p/>
          </table:table-cell>
          <table:table-cell table:style-name="ce187" office:value-type="string" calcext:value-type="string">
            <text:p>- Mencari rasionalisasi untuk menerima pendapat orang lain meskipun terkadang pendapat tersebut kurang masuk akal</text:p>
            <text:p>- Menghindari perdebatan</text:p>
            <text:p/>
          </table:table-cell>
          <table:table-cell table:style-name="ce187" office:value-type="string" calcext:value-type="string">
            <text:p>- Keras kepala</text:p>
            <text:p>- Suka berdebat</text:p>
          </table:table-cell>
          <table:table-cell table:number-columns-repeated="998"/>
        </table:table-row>
        <table:table-row table:style-name="ro6">
          <table:covered-table-cell table:style-name="ce126"/>
          <table:table-cell office:value-type="string" calcext:value-type="string">
            <text:p>Patience</text:p>
          </table:table-cell>
          <table:table-cell table:number-columns-repeated="2"/>
          <table:table-cell table:style-name="ce176" table:formula="of:=IF([$'jawaban peserta'.$B$102]=100;[$'olah data'.$R21];IF([$'jawaban peserta'.$B$102]=60;[$'olah data'.R128];&quot;&quot;))" office:value-type="float" office:value="3.5" calcext:value-type="float">
            <text:p>3.50</text:p>
          </table:table-cell>
          <table:table-cell table:style-name="ce177" table:formula="of:=IF([.$N$1]=0;&quot;Data Kosong&quot;;IF([.E20]&gt;[.H20];[.S20];[.T20]))" office:value-type="string" office:string-value="Tinggi " calcext:value-type="string">
            <text:p>Tinggi </text:p>
          </table:table-cell>
          <table:table-cell table:style-name="ce32" table:formula="of:=IF([.$N$1]=0;&quot;Data kandidat belum lengkap&quot;;IF([.E20]&gt;[.H20];[.J20];[.K20]))" office:value-type="string" office:string-value="Kecenderungan untuk tetap tenang dan tidak marah. Orang dengan skor tinggi memiliki ambang batas yang tinggi untuk merasakan atau mengekspresikan kemarahan." calcext:value-type="string">
            <text:p>Kecenderungan untuk tetap tenang dan tidak marah. Orang dengan skor tinggi memiliki ambang batas yang tinggi untuk merasakan atau mengekspresikan kemarahan.</text:p>
          </table:table-cell>
          <table:table-cell table:style-name="ce38" table:formula="of:=IF([.$N$1]=&quot;P&quot;;[.O20];[.P20])" office:value-type="float" office:value="3.1" calcext:value-type="float">
            <text:p>3.1</text:p>
          </table:table-cell>
          <table:table-cell/>
          <table:table-cell table:style-name="ce180" office:value-type="string" calcext:value-type="string">
            <text:p>Kecenderungan untuk tetap tenang dan tidak marah. Orang dengan skor tinggi memiliki ambang batas yang tinggi untuk merasakan atau mengekspresikan kemarahan.</text:p>
          </table:table-cell>
          <table:table-cell table:style-name="ce180" office:value-type="string" calcext:value-type="string">
            <text:p>Kecenderungan untuk tetap tenang dan tidak marah. Orang dengan skor rendah cenderung kehilangan emosi dengan cepat.</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0]&gt;[.H20];[.V20];[.W20]))" office:value-type="string" office:string-value="- Tenang tidak mudah marah atau terprovokasi&#10;- Pandai mengendalikan emosi&#10;- Memendam perasaan" calcext:value-type="string">
            <text:p>- Tenang tidak mudah marah atau terprovokasi</text:p>
            <text:p>- Pandai mengendalikan emosi</text:p>
            <text:p>- Memendam perasaan</text:p>
          </table:table-cell>
          <table:table-cell table:style-name="ce187" office:value-type="string" calcext:value-type="string">
            <text:p>- Tenang tidak mudah marah atau terprovokasi</text:p>
            <text:p>- Pandai mengendalikan emosi</text:p>
            <text:p>- Memendam perasaan</text:p>
          </table:table-cell>
          <table:table-cell table:style-name="ce187" office:value-type="string" calcext:value-type="string">
            <text:p>- Mudah terprovokasi</text:p>
            <text:p>- Ekspresif dalam mengungkapkan perasaan</text:p>
            <text:p>- Mudah marah dalam merespon kesalahan orang lain</text:p>
          </table:table-cell>
          <table:table-cell table:number-columns-repeated="998"/>
        </table:table-row>
        <table:table-row table:style-name="ro9">
          <table:table-cell/>
          <table:table-cell office:value-type="string" calcext:value-type="string">
            <text:p>AGREEABLENESS</text:p>
          </table:table-cell>
          <table:table-cell table:number-columns-repeated="2"/>
          <table:table-cell table:style-name="ce176" table:formula="of:=IF([$'jawaban peserta'.$B$102]=100;[$'olah data'.$R22];IF([$'jawaban peserta'.$B$102]=60;[$'olah data'.R129];&quot;&quot;))" office:value-type="float" office:value="3.1875" calcext:value-type="float">
            <text:p>3.19</text:p>
          </table:table-cell>
          <table:table-cell table:style-name="ce177" table:formula="of:=IF([.$N$1]=0;&quot;Data Kosong&quot;;IF([.E21]&gt;[.H21];[.S21];[.T21]))" office:value-type="string" office:string-value="Tinggi " calcext:value-type="string">
            <text:p>Tinggi </text:p>
          </table:table-cell>
          <table:table-cell table:style-name="ce32" table:formula="of:=IF([.$N$1]=0;&quot;Data kandidat belum lengkap&quot;;IF([.E21]&gt;[.H21];[.J21];[.K21]))" office:value-type="string" office:string-value="Orang dengan skor yang sangat tinggi pada skala Agreeableness memaafkan kesalahan yang mereka derita, toleran dalam menilai orang lain, mau berkompromi dan bekerja sama dengan orang lain, dan dapat mengendalikan emosi mereka dengan mudah." calcext:value-type="string">
            <text:p>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38" table:formula="of:=IF([.$N$1]=&quot;P&quot;;[.O21];[.P21])" office:value-type="float" office:value="2.78" calcext:value-type="float">
            <text:p>2.78</text:p>
          </table:table-cell>
          <table:table-cell/>
          <table:table-cell table:style-name="ce181" office:value-type="string" calcext:value-type="string">
            <text:p>Orang dengan skor yang sangat tinggi pada skala <text:span text:style-name="T2">Agreeableness </text:span><text:span text:style-name="T3">memaafkan kesalahan yang mereka derita, toleran dalam menilai orang lain, mau berkompromi dan bekerja sama dengan orang lain, dan dapat mengendalikan emosi mereka dengan mudah.</text:span></text:p>
          </table:table-cell>
          <table:table-cell table:style-name="ce181" office:value-type="string" calcext:value-type="string">
            <text:p>O<text:span text:style-name="T3">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1]&gt;[.H21];[.V21];[.W21]))" office:value-type="string" office:string-value="Individu dengan skor agreebleness tinggi cenderung berkepribadian menyenangkan dan mampu menjalin hubungan sosial yang harmonis" calcext:value-type="string">
            <text:p>Individu dengan skor agreebleness tinggi cenderung berkepribadian menyenangkan dan mampu menjalin hubungan sosial yang harmonis</text:p>
          </table:table-cell>
          <table:table-cell table:style-name="ce199" office:value-type="string" calcext:value-type="string">
            <text:p>Individu dengan skor agreebleness tinggi cenderung berkepribadian menyenangkan dan mampu menjalin hubungan sosial yang harmonis</text:p>
          </table:table-cell>
          <table:table-cell table:style-name="ce199" office:value-type="string" calcext:value-type="string">
            <text:p>individu dengan skor agreebleness rendah rentan mengalami penolakan sosial dan rentan terhadap konflik.</text:p>
          </table:table-cell>
          <table:table-cell table:number-columns-repeated="998"/>
        </table:table-row>
        <table:table-row table:style-name="ro2">
          <table:table-cell table:style-name="ce126"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76" table:formula="of:=IF([$'jawaban peserta'.$B$102]=100;[$'olah data'.$R23];IF([$'jawaban peserta'.$B$102]=60;[$'olah data'.R130];&quot;&quot;))" office:value-type="float" office:value="4" calcext:value-type="float">
            <text:p>4.00</text:p>
          </table:table-cell>
          <table:table-cell table:style-name="ce177" table:formula="of:=IF([.$N$1]=0;&quot;Data Kosong&quot;;IF([.E22]&gt;[.H22];[.S22];[.T22]))" office:value-type="string" office:string-value="Tinggi " calcext:value-type="string">
            <text:p>Tinggi </text:p>
          </table:table-cell>
          <table:table-cell table:style-name="ce32" table:formula="of:=IF([.$N$1]=0;&quot;Data kandidat belum lengkap&quot;;IF([.E22]&gt;[.H22];[.J22];[.K22]))" office:value-type="string" office:string-value="Kecenderungan untuk mencari ketertiban, terutama dalam lingkungan fisik seseorang. Orang dengan skor tinggi menjaga semuanya tetap rapi dan lebih memilih pendekatan terstruktur untuk tugas-tugasnya." calcext:value-type="string">
            <text:p>Kecenderungan untuk mencari ketertiban, terutama dalam lingkungan fisik seseorang. Orang dengan skor tinggi menjaga semuanya tetap rapi dan lebih memilih pendekatan terstruktur untuk tugas-tugasnya.</text:p>
          </table:table-cell>
          <table:table-cell table:style-name="ce38" table:formula="of:=IF([.$N$1]=&quot;P&quot;;[.O22];[.P22])" office:value-type="float" office:value="3.27" calcext:value-type="float">
            <text:p>3.27</text:p>
          </table:table-cell>
          <table:table-cell table:style-name="ce38"/>
          <table:table-cell table:style-name="ce180" office:value-type="string" calcext:value-type="string">
            <text:p>Kecenderungan untuk mencari ketertiban, terutama dalam lingkungan fisik seseorang. Orang dengan skor tinggi menjaga semuanya tetap rapi dan lebih memilih pendekatan terstruktur untuk tugas-tugasnya.</text:p>
          </table:table-cell>
          <table:table-cell table:style-name="ce180" office:value-type="string" calcext:value-type="string">
            <text:p>Kecenderungan untuk mencari ketertiban, terutama dalam lingkungan fisik seseorang. Orang dengan skor rendah cenderung ceroboh dan serampang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2]&gt;[.H22];[.V22];[.W22]))" office:value-type="string" office:string-value="- Bekerja secara hati-hati&#10;- Terstruktur dan terencana dalam bekerja" calcext:value-type="string">
            <text:p>- Bekerja secara hati-hati</text:p>
            <text:p>- Terstruktur dan terencana dalam bekerja</text:p>
          </table:table-cell>
          <table:table-cell table:style-name="ce187" office:value-type="string" calcext:value-type="string">
            <text:p>- Bekerja secara hati-hati</text:p>
            <text:p>- Terstruktur dan terencana dalam bekerja</text:p>
          </table:table-cell>
          <table:table-cell table:style-name="ce187" office:value-type="string" calcext:value-type="string">
            <text:p>- Ceroboh </text:p>
            <text:p>- Terburu-buru dalam bekerja</text:p>
          </table:table-cell>
          <table:table-cell table:number-columns-repeated="998"/>
        </table:table-row>
        <table:table-row table:style-name="ro6">
          <table:covered-table-cell table:style-name="ce126"/>
          <table:table-cell office:value-type="string" calcext:value-type="string">
            <text:p>Diligence</text:p>
          </table:table-cell>
          <table:table-cell table:number-columns-repeated="2"/>
          <table:table-cell table:style-name="ce176" table:formula="of:=IF([$'jawaban peserta'.$B$102]=100;[$'olah data'.$R24];IF([$'jawaban peserta'.$B$102]=60;[$'olah data'.R131];&quot;&quot;))" office:value-type="float" office:value="4.5" calcext:value-type="float">
            <text:p>4.50</text:p>
          </table:table-cell>
          <table:table-cell table:style-name="ce177" table:formula="of:=IF([.$N$1]=0;&quot;Data Kosong&quot;;IF([.E23]&gt;[.H23];[.S23];[.T23]))" office:value-type="string" office:string-value="Tinggi " calcext:value-type="string">
            <text:p>Tinggi </text:p>
          </table:table-cell>
          <table:table-cell table:style-name="ce32" table:formula="of:=IF([.$N$1]=0;&quot;Data kandidat belum lengkap&quot;;IF([.E23]&gt;[.H23];[.J23];[.K23]))" office:value-type="string" office:string-value="Kecenderungan untuk bekerja keras. Orang dengan skor tinggi memiliki “etos kerja” yang kuat dan bersedia memaksakan diri." calcext:value-type="string">
            <text:p>Kecenderungan untuk bekerja keras. Orang dengan skor tinggi memiliki “etos kerja” yang kuat dan bersedia memaksakan diri.</text:p>
          </table:table-cell>
          <table:table-cell table:style-name="ce38" table:formula="of:=IF([.$N$1]=&quot;P&quot;;[.O23];[.P23])" office:value-type="float" office:value="3.77" calcext:value-type="float">
            <text:p>3.77</text:p>
          </table:table-cell>
          <table:table-cell/>
          <table:table-cell table:style-name="ce180" office:value-type="string" calcext:value-type="string">
            <text:p>Kecenderungan untuk bekerja keras. Orang dengan skor tinggi memiliki “etos kerja” yang kuat dan bersedia memaksakan diri.</text:p>
          </table:table-cell>
          <table:table-cell table:style-name="ce180" office:value-type="string" calcext:value-type="string">
            <text:p>Kecenderungan untuk bekerja keras. Orang dengan skor rendah memiliki sedikit disiplin diri dan tidak memiliki motivasi yang kuat untuk pencapai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3]&gt;[.H23];[.V23];[.W23]))" office:value-type="string" office:string-value="- Memiliki disiplin tinggi&#10;- Motivasi berprestasi tinggi&#10;- Mampu memacu diri sendiri dalam mencapai target" calcext:value-type="string">
            <text:p>- Memiliki disiplin tinggi</text:p>
            <text:p>- Motivasi berprestasi tinggi</text:p>
            <text:p>- Mampu memacu diri sendiri dalam mencapai target</text:p>
          </table:table-cell>
          <table:table-cell table:style-name="ce187" office:value-type="string" calcext:value-type="string">
            <text:p>- Memiliki disiplin tinggi</text:p>
            <text:p>- Motivasi berprestasi tinggi</text:p>
            <text:p>- Mampu memacu diri sendiri dalam mencapai target</text:p>
          </table:table-cell>
          <table:table-cell table:style-name="ce187" office:value-type="string" calcext:value-type="string">
            <text:p>- Kurang disiplin</text:p>
            <text:p>- Motivasi berprestasi rendah</text:p>
            <text:p>- Kesulitan bekerja dengan target</text:p>
          </table:table-cell>
          <table:table-cell table:number-columns-repeated="998"/>
        </table:table-row>
        <table:table-row table:style-name="ro6">
          <table:covered-table-cell table:style-name="ce126"/>
          <table:table-cell office:value-type="string" calcext:value-type="string">
            <text:p>Perfectionism</text:p>
          </table:table-cell>
          <table:table-cell table:number-columns-repeated="2"/>
          <table:table-cell table:style-name="ce176" table:formula="of:=IF([$'jawaban peserta'.$B$102]=100;[$'olah data'.$R25];IF([$'jawaban peserta'.$B$102]=60;[$'olah data'.R132];&quot;&quot;))" office:value-type="float" office:value="4.25" calcext:value-type="float">
            <text:p>4.25</text:p>
          </table:table-cell>
          <table:table-cell table:style-name="ce177" table:formula="of:=IF([.$N$1]=0;&quot;Data Kosong&quot;;IF([.E24]&gt;[.H24];[.S24];[.T24]))" office:value-type="string" office:string-value="Tinggi " calcext:value-type="string">
            <text:p>Tinggi </text:p>
          </table:table-cell>
          <table:table-cell table:style-name="ce32" table:formula="of:=IF([.$N$1]=0;&quot;Data kandidat belum lengkap&quot;;IF([.E24]&gt;[.H24];[.J24];[.K24]))" office:value-type="string" office:string-value="Kecenderungan teliti dan peduli pada detail. Orang dengan skor tinggi memeriksa kesalahan dan peningkatan potensial dengan cermat." calcext:value-type="string">
            <text:p>Kecenderungan teliti dan peduli pada detail. Orang dengan skor tinggi memeriksa kesalahan dan peningkatan potensial dengan cermat.</text:p>
          </table:table-cell>
          <table:table-cell table:style-name="ce38" table:formula="of:=IF([.$N$1]=&quot;P&quot;;[.O24];[.P24])" office:value-type="float" office:value="3.51" calcext:value-type="float">
            <text:p>3.51</text:p>
          </table:table-cell>
          <table:table-cell/>
          <table:table-cell table:style-name="ce180" office:value-type="string" calcext:value-type="string">
            <text:p>Kecenderungan teliti dan peduli pada detail. Orang dengan skor tinggi memeriksa kesalahan dan peningkatan potensial dengan cermat.</text:p>
          </table:table-cell>
          <table:table-cell table:style-name="ce180" office:value-type="string" calcext:value-type="string">
            <text:p>Kecenderungan teliti dan peduli pada detail. Orang dengan skor rendah mentoleransi beberapa kesalahan dalam pekerjaan mereka dan cenderung mengabaikan detail.</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4]&gt;[.H24];[.V24];[.W24]))" office:value-type="string" office:string-value="- Bekerja dengan memperhatikan kualitas&#10;- Mampu bekerja secara detail&#10;- Berhati-hati untuk meminimalisir kesalahan" calcext:value-type="string">
            <text:p>- Bekerja dengan memperhatikan kualitas</text:p>
            <text:p>- Mampu bekerja secara detail</text:p>
            <text:p>- Berhati-hati untuk meminimalisir kesalahan</text:p>
          </table:table-cell>
          <table:table-cell table:style-name="ce187" office:value-type="string" calcext:value-type="string">
            <text:p>- Bekerja dengan memperhatikan kualitas</text:p>
            <text:p>- Mampu bekerja secara detail</text:p>
            <text:p>- Berhati-hati untuk meminimalisir kesalahan</text:p>
          </table:table-cell>
          <table:table-cell table:style-name="ce187" office:value-type="string"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number-columns-repeated="998"/>
        </table:table-row>
        <table:table-row table:style-name="ro2">
          <table:covered-table-cell table:style-name="ce126"/>
          <table:table-cell office:value-type="string" calcext:value-type="string">
            <text:p>Prudence</text:p>
          </table:table-cell>
          <table:table-cell table:number-columns-repeated="2"/>
          <table:table-cell table:style-name="ce176" table:formula="of:=IF([$'jawaban peserta'.$B$102]=100;[$'olah data'.$R26];IF([$'jawaban peserta'.$B$102]=60;[$'olah data'.R133];&quot;&quot;))" office:value-type="float" office:value="3.75" calcext:value-type="float">
            <text:p>3.75</text:p>
          </table:table-cell>
          <table:table-cell table:style-name="ce177" table:formula="of:=IF([.$N$1]=0;&quot;Data Kosong&quot;;IF([.E25]&gt;[.H25];[.S25];[.T25]))" office:value-type="string" office:string-value="Tinggi " calcext:value-type="string">
            <text:p>Tinggi </text:p>
          </table:table-cell>
          <table:table-cell table:style-name="ce32" table:formula="of:=IF([.$N$1]=0;&quot;Data kandidat belum lengkap&quot;;IF([.E25]&gt;[.H25];[.J25];[.K25]))" office:value-type="string" office:string-value="Kecenderungan berhati-hati dan menghambat dorongan. Orang dengan nilai tinggi mempertimbangkan pilihan mereka secara cermat dan cenderung berhati-hati dan bisa mengendalikan diri." calcext:value-type="string">
            <text:p>Kecenderungan berhati-hati dan menghambat dorongan. Orang dengan nilai tinggi mempertimbangkan pilihan mereka secara cermat dan cenderung berhati-hati dan bisa mengendalikan diri.</text:p>
          </table:table-cell>
          <table:table-cell table:style-name="ce38" table:formula="of:=IF([.$N$1]=&quot;P&quot;;[.O25];[.P25])" office:value-type="float" office:value="3.44" calcext:value-type="float">
            <text:p>3.44</text:p>
          </table:table-cell>
          <table:table-cell/>
          <table:table-cell table:style-name="ce180" office:value-type="string" calcext:value-type="string">
            <text:p>Kecenderungan berhati-hati dan menghambat dorongan. Orang dengan nilai tinggi mempertimbangkan pilihan mereka secara cermat dan cenderung berhati-hati dan bisa mengendalikan diri.</text:p>
          </table:table-cell>
          <table:table-cell table:style-name="ce180" office:value-type="string" calcext:value-type="string">
            <text:p>Kecenderungan berhati-hati dan menghambat dorongan. Orang dengan skor rendah bertindak berdasarkan dorongan hati dan cenderung tidak mempertimbangkan konsekuensi.</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5]&gt;[.H25];[.V25];[.W25]))" office:value-type="string" office:string-value="- Penuh pertimbangan dalam mengambil keputusan berdasarkan konsekuensi&#10;- Memiliki kontrol diri penuh ketika menghadapi masalah" calcext:value-type="string">
            <text:p>- Penuh pertimbangan dalam mengambil keputusan berdasarkan konsekuensi</text:p>
            <text:p>- Memiliki kontrol diri penuh ketika menghadapi masalah</text:p>
          </table:table-cell>
          <table:table-cell table:style-name="ce187" office:value-type="string" calcext:value-type="string">
            <text:p>- Penuh pertimbangan dalam mengambil keputusan berdasarkan konsekuensi</text:p>
            <text:p>- Memiliki kontrol diri penuh ketika menghadapi masalah</text:p>
          </table:table-cell>
          <table:table-cell table:style-name="ce187" office:value-type="string" calcext:value-type="string">
            <text:p>- Kurang pertimbangan  dalam mengambil keputusan</text:p>
            <text:p>- Mudah terpengaruh situasi dalam menghadadapi masalah (kontrol diri lemah)</text:p>
          </table:table-cell>
          <table:table-cell table:number-columns-repeated="998"/>
        </table:table-row>
        <table:table-row table:style-name="ro12">
          <table:table-cell/>
          <table:table-cell office:value-type="string" calcext:value-type="string">
            <text:p>CONSCIENTIOUSENESS</text:p>
          </table:table-cell>
          <table:table-cell table:number-columns-repeated="2"/>
          <table:table-cell table:style-name="ce176" table:formula="of:=IF([$'jawaban peserta'.$B$102]=100;[$'olah data'.$R27];IF([$'jawaban peserta'.$B$102]=60;[$'olah data'.R134];&quot;&quot;))" office:value-type="float" office:value="4.125" calcext:value-type="float">
            <text:p>4.13</text:p>
          </table:table-cell>
          <table:table-cell table:style-name="ce177" table:formula="of:=IF([.$N$1]=0;&quot;Data Kosong&quot;;IF([.E26]&gt;[.H26];[.S26];[.T26]))" office:value-type="string" office:string-value="Tinggi " calcext:value-type="string">
            <text:p>Tinggi </text:p>
          </table:table-cell>
          <table:table-cell table:style-name="ce32" table:formula="of:=IF([.$N$1]=0;&quot;Data kandidat belum lengkap&quot;;IF([.E26]&gt;[.H26];[.J26];[.K26]))" office:value-type="string" office:string-value="Orang dengan skor sangat tinggi pada skala Conscientiousness mengatur waktu dan lingkungan fisik mereka, bekerja dengan cara disiplin menuju tujuan mereka, berusaha untuk akurasi dan kesempurnaan dalam tugas-tugas mereka, dan sangat tenang dan hati-hati ketika membuat keputusan." calcext:value-type="string">
            <text:p>Orang dengan skor sangat tinggi pada skala Conscientiousness mengatur waktu dan lingkungan fisik mereka, bekerja dengan cara disiplin menuju tujuan mereka, berusaha untuk akurasi dan kesempurnaan dalam tugas-tugas mereka, dan sangat tenang dan hati-hati ketika membuat keputusan.</text:p>
          </table:table-cell>
          <table:table-cell table:style-name="ce38" table:formula="of:=IF([.$N$1]=&quot;P&quot;;[.O26];[.P26])" office:value-type="float" office:value="3.49" calcext:value-type="float">
            <text:p>3.49</text:p>
          </table:table-cell>
          <table:table-cell/>
          <table:table-cell table:style-name="ce181" office:value-type="string" calcext:value-type="string">
            <text:p>Orang dengan skor sangat tinggi pada skala <text:span text:style-name="T2">Conscientiousness</text:span><text:span text:style-name="T3"> mengatur waktu dan lingkungan fisik mereka, bekerja dengan cara disiplin menuju tujuan mereka, berusaha untuk akurasi dan kesempurnaan dalam tugas-tugas mereka, dan sangat tenang dan hati-hati ketika membuat keputusan.</text:span></text:p>
          </table:table-cell>
          <table:table-cell table:style-name="ce181" office:value-type="string" calcext:value-type="string">
            <text:p>Or<text:span text:style-name="T3">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44" table:formula="of:=IF([.$N$1]=0;&quot;Data kandidat belum lengkap&quot;;IF([.E26]&gt;[.H26];[.V26];[.W26]))" office:value-type="string" office:string-value="Individu yang memiliki Consciencetiouness tinggi umumnya merupakan individu yang bertanggung jawab, teratur dan dapat diandalkan. Mereka memiliki kontrol yang besar tehadap lingkungan, berpikir secara matang sebelum bertindak, terencana, terorganisir dan task-oriented."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style-name="ce199" office:value-type="string"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style-name="ce200" office:value-type="string" calcext:value-type="string">
            <text:p><text:span text:style-name="T8">Tidak suka bekerja dengan target, s</text:span><text:span text:style-name="T9">antai, tidak perduli dengan timeline dan schedule, m</text:span><text:span text:style-name="T8">enghindari pekerjaan sulit dan menantang, m</text:span><text:span text:style-name="T9">udah puas dengan hasil pekerjaan meskipun memiliki banyak kesalahan, m</text:span><text:span text:style-name="T8">engambil keputusan dengan tergesa-gesa dan minim pertimbangan</text:span></text:p>
          </table:table-cell>
          <table:table-cell table:number-columns-repeated="998"/>
        </table:table-row>
        <table:table-row table:style-name="ro1">
          <table:table-cell table:style-name="ce126"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76" table:formula="of:=IF([$'jawaban peserta'.$B$102]=100;[$'olah data'.$R28];IF([$'jawaban peserta'.$B$102]=60;[$'olah data'.R135];&quot;&quot;))" office:value-type="float" office:value="4.25" calcext:value-type="float">
            <text:p>4.25</text:p>
          </table:table-cell>
          <table:table-cell table:style-name="ce177" table:formula="of:=IF([.$N$1]=0;&quot;Data Kosong&quot;;IF([.E27]&gt;[.H27];[.S27];[.T27]))" office:value-type="string" office:string-value="Tinggi " calcext:value-type="string">
            <text:p>Tinggi </text:p>
          </table:table-cell>
          <table:table-cell table:style-name="ce32" table:formula="of:=IF([.$N$1]=0;&quot;Data kandidat belum lengkap&quot;;IF([.E27]&gt;[.H27];[.J27];[.K27]))" office:value-type="string" office:string-value="Kesukaan seseorang akan keindahan dalam seni dan alam. Orang dengan skor tinggi memiliki apresiasi yang kuat terhadap berbagai bentuk seni dan keajaiban alam." calcext:value-type="string">
            <text:p>Kesukaan seseorang akan keindahan dalam seni dan alam. Orang dengan skor tinggi memiliki apresiasi yang kuat terhadap berbagai bentuk seni dan keajaiban alam.</text:p>
          </table:table-cell>
          <table:table-cell table:style-name="ce38" table:formula="of:=IF([.$N$1]=&quot;P&quot;;[.O27];[.P27])" office:value-type="float" office:value="3.41" calcext:value-type="float">
            <text:p>3.41</text:p>
          </table:table-cell>
          <table:table-cell table:style-name="ce38"/>
          <table:table-cell table:style-name="ce180" office:value-type="string" calcext:value-type="string">
            <text:p>Kesukaan seseorang akan keindahan dalam seni dan alam. Orang dengan skor tinggi memiliki apresiasi yang kuat terhadap berbagai bentuk seni dan keajaiban alam.</text:p>
          </table:table-cell>
          <table:table-cell table:style-name="ce180" office:value-type="string" calcext:value-type="string">
            <text:p>Kesukaan seseorang akan keindahan dalam seni dan alam. Orang dengan skor rendah cenderung tidak terpikat oleh karya seni atau keajaiban alam.</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7]&gt;[.H27];[.V27];[.W27]))" office:value-type="string" office:string-value="- Memiliki apresiasi tinggi terhadap alam dan keindahan seni" calcext:value-type="string">
            <text:p>- Memiliki apresiasi tinggi terhadap alam dan keindahan seni</text:p>
          </table:table-cell>
          <table:table-cell table:style-name="ce187" office:value-type="string" calcext:value-type="string">
            <text:p>- Memiliki apresiasi tinggi terhadap alam dan keindahan seni</text:p>
          </table:table-cell>
          <table:table-cell table:style-name="ce187" office:value-type="string" calcext:value-type="string">
            <text:p>- Kurang apresiasi terhadap alam dan seni</text:p>
          </table:table-cell>
          <table:table-cell table:number-columns-repeated="998"/>
        </table:table-row>
        <table:table-row table:style-name="ro2">
          <table:covered-table-cell table:style-name="ce126"/>
          <table:table-cell office:value-type="string" calcext:value-type="string">
            <text:p>Inquitiveness</text:p>
          </table:table-cell>
          <table:table-cell table:number-columns-repeated="2"/>
          <table:table-cell table:style-name="ce176" table:formula="of:=IF([$'jawaban peserta'.$B$102]=100;[$'olah data'.$R29];IF([$'jawaban peserta'.$B$102]=60;[$'olah data'.R136];&quot;&quot;))" office:value-type="float" office:value="4.75" calcext:value-type="float">
            <text:p>4.75</text:p>
          </table:table-cell>
          <table:table-cell table:style-name="ce177" table:formula="of:=IF([.$N$1]=0;&quot;Data Kosong&quot;;IF([.E28]&gt;[.H28];[.S28];[.T28]))" office:value-type="string" office:string-value="Tinggi " calcext:value-type="string">
            <text:p>Tinggi </text:p>
          </table:table-cell>
          <table:table-cell table:style-name="ce32" table:formula="of:=IF([.$N$1]=0;&quot;Data kandidat belum lengkap&quot;;IF([.E28]&gt;[.H28];[.J28];[.K28]))" office:value-type="string" office:string-value="Kecenderungan mencari informasi dan pengalaman dengan alam dan dunia manusia. Orang dengan skor tinggi membaca secara luas dan tertarik pada sebuah petualangan." calcext:value-type="string">
            <text:p>Kecenderungan mencari informasi dan pengalaman dengan alam dan dunia manusia. Orang dengan skor tinggi membaca secara luas dan tertarik pada sebuah petualangan.</text:p>
          </table:table-cell>
          <table:table-cell table:style-name="ce38" table:formula="of:=IF([.$N$1]=&quot;P&quot;;[.O28];[.P28])" office:value-type="float" office:value="4.04" calcext:value-type="float">
            <text:p>4.04</text:p>
          </table:table-cell>
          <table:table-cell/>
          <table:table-cell table:style-name="ce180" office:value-type="string" calcext:value-type="string">
            <text:p>Kecenderungan mencari informasi dan pengalaman dengan alam dan dunia manusia. Orang dengan skor tinggi membaca secara luas dan tertarik pada sebuah petualangan.</text:p>
          </table:table-cell>
          <table:table-cell table:style-name="ce180" office:value-type="string" calcext:value-type="string">
            <text:p>Kecenderungan mencari informasi dan pengalaman dengan alam dan dunia manusia. Orang dengan skor rendah memiliki sedikit keingintahuan tentang ilmu alam atau sosial.</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8]&gt;[.H28];[.V28];[.W28]))" office:value-type="string" office:string-value="- Memiliki ketertarikan akan banyak hal&#10;- Menyukai travelling" calcext:value-type="string">
            <text:p>- Memiliki ketertarikan akan banyak hal</text:p>
            <text:p>- Menyukai travelling</text:p>
          </table:table-cell>
          <table:table-cell table:style-name="ce187" office:value-type="string" calcext:value-type="string">
            <text:p>- Memiliki ketertarikan akan banyak hal</text:p>
            <text:p>- Menyukai travelling</text:p>
          </table:table-cell>
          <table:table-cell table:style-name="ce187" office:value-type="string" calcext:value-type="string">
            <text:p>- Tidak terlalu tertarik dan cenderung mengabaikan alam dan keindahan seni</text:p>
            <text:p>- Ketertarikan rendah terhadap alam sekitar</text:p>
          </table:table-cell>
          <table:table-cell table:number-columns-repeated="998"/>
        </table:table-row>
        <table:table-row table:style-name="ro6">
          <table:covered-table-cell table:style-name="ce126"/>
          <table:table-cell office:value-type="string" calcext:value-type="string">
            <text:p>Creativity</text:p>
          </table:table-cell>
          <table:table-cell table:number-columns-repeated="2"/>
          <table:table-cell table:style-name="ce176" table:formula="of:=IF([$'jawaban peserta'.$B$102]=100;[$'olah data'.$R30];IF([$'jawaban peserta'.$B$102]=60;[$'olah data'.R137];&quot;&quot;))" office:value-type="float" office:value="4" calcext:value-type="float">
            <text:p>4.00</text:p>
          </table:table-cell>
          <table:table-cell table:style-name="ce177" table:formula="of:=IF([.$N$1]=0;&quot;Data Kosong&quot;;IF([.E29]&gt;[.H29];[.S29];[.T29]))" office:value-type="string" office:string-value="Tinggi " calcext:value-type="string">
            <text:p>Tinggi </text:p>
          </table:table-cell>
          <table:table-cell table:style-name="ce32" table:formula="of:=IF([.$N$1]=0;&quot;Data kandidat belum lengkap&quot;;IF([.E29]&gt;[.H29];[.J29];[.K29]))" office:value-type="string" office:string-value="Preferensi seseorang untuk inovasi dan eksperimen. Orang dengan skor tinggi mencari solusi baru untuk masalah dan mengekspresikan diri mereka dalam seni secara aktif." calcext:value-type="string">
            <text:p>Preferensi seseorang untuk inovasi dan eksperimen. Orang dengan skor tinggi mencari solusi baru untuk masalah dan mengekspresikan diri mereka dalam seni secara aktif.</text:p>
          </table:table-cell>
          <table:table-cell table:style-name="ce38" table:formula="of:=IF([.$N$1]=&quot;P&quot;;[.O29];[.P29])" office:value-type="float" office:value="3.72" calcext:value-type="float">
            <text:p>3.72</text:p>
          </table:table-cell>
          <table:table-cell/>
          <table:table-cell table:style-name="ce180" office:value-type="string" calcext:value-type="string">
            <text:p>Preferensi seseorang untuk inovasi dan eksperimen. Orang dengan skor tinggi mencari solusi baru untuk masalah dan mengekspresikan diri mereka dalam seni secara aktif.</text:p>
          </table:table-cell>
          <table:table-cell table:style-name="ce180" office:value-type="string" calcext:value-type="string">
            <text:p>Preferensi seseorang untuk inovasi dan eksperimen. Orang dengan skor rendah memiliki sedikit kecenderungan untuk berpikir orisinal.</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9]&gt;[.H29];[.V29];[.W29]))" office:value-type="string" office:string-value="- Penuh ide dan kreatif&#10;- Menyukai hal luar biasa 9out of the box)" calcext:value-type="string">
            <text:p>- Penuh ide dan kreatif</text:p>
            <text:p>- Menyukai hal luar biasa 9out of the box)</text:p>
          </table:table-cell>
          <table:table-cell table:style-name="ce187" office:value-type="string" calcext:value-type="string">
            <text:p>- Penuh ide dan kreatif</text:p>
            <text:p>- Menyukai hal luar biasa 9out of the box)</text:p>
          </table:table-cell>
          <table:table-cell table:style-name="ce187" office:value-type="string" calcext:value-type="string">
            <text:p>- Cenderung berpikiran umum, dengan ide rendah</text:p>
            <text:p>- Kurang imajinatif</text:p>
            <text:p>- Menghindari hal-hal yang mengharuskan berpikir kreatif</text:p>
          </table:table-cell>
          <table:table-cell table:number-columns-repeated="998"/>
        </table:table-row>
        <table:table-row table:style-name="ro6">
          <table:covered-table-cell table:style-name="ce126"/>
          <table:table-cell office:value-type="string" calcext:value-type="string">
            <text:p>Unconventionality</text:p>
          </table:table-cell>
          <table:table-cell table:number-columns-repeated="2"/>
          <table:table-cell table:style-name="ce176" table:formula="of:=IF([$'jawaban peserta'.$B$102]=100;[$'olah data'.$R31];IF([$'jawaban peserta'.$B$102]=60;[$'olah data'.R138];&quot;&quot;))" office:value-type="float" office:value="3.5" calcext:value-type="float">
            <text:p>3.50</text:p>
          </table:table-cell>
          <table:table-cell table:style-name="ce177" table:formula="of:=IF([.$N$1]=0;&quot;Data Kosong&quot;;IF([.E30]&gt;[.H30];[.S30];[.T30]))" office:value-type="string" office:string-value="Rendah" calcext:value-type="string">
            <text:p>Rendah</text:p>
          </table:table-cell>
          <table:table-cell table:style-name="ce32" table:formula="of:=IF([.$N$1]=0;&quot;Data kandidat belum lengkap&quot;;IF([.E30]&gt;[.H30];[.J30];[.K30]))"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38" table:formula="of:=IF([.$N$1]=&quot;P&quot;;[.O30];[.P30])" office:value-type="float" office:value="3.76" calcext:value-type="float">
            <text:p>3.76</text:p>
          </table:table-cell>
          <table:table-cell/>
          <table:table-cell table:style-name="ce180" office:value-type="string" calcext:value-type="string">
            <text:p>Kecenderungan untuk menerima yang tidak biasa. Orang dengan skor tinggi menerima ide-ide yang mungkin tampak aneh atau radikal.</text:p>
          </table:table-cell>
          <table:table-cell table:style-name="ce180" office:value-type="string" calcext:value-type="string">
            <text:p>Kecenderungan untuk menerima yang tidak biasa. Orang dengan skor rendah menghindari orang-orang yang eksentrik atau tidak sesuai.</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0]&gt;[.H30];[.V30];[.W30]))"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87" office:value-type="string" calcext:value-type="string">
            <text:p>- Mudah menerima ide baru yang tidak biasa</text:p>
            <text:p>- Menyukai hal-hal eksentrik</text:p>
            <text:p>- Cenderung menentang norma sosial</text:p>
          </table:table-cell>
          <table:table-cell table:style-name="ce187" office:value-type="string" calcext:value-type="string">
            <text:p>- Cenderung menyukai hal-hal yang dianggap wajar</text:p>
            <text:p>- Sulit menerima ide-ide yang dianggap tidak umum</text:p>
            <text:p>- Patuh terhadap norma sosial</text:p>
          </table:table-cell>
          <table:table-cell table:number-columns-repeated="998"/>
        </table:table-row>
        <table:table-row table:style-name="ro2">
          <table:table-cell/>
          <table:table-cell office:value-type="string" calcext:value-type="string">
            <text:p>OPENESS TO EXPERIENCE</text:p>
          </table:table-cell>
          <table:table-cell table:number-columns-repeated="2"/>
          <table:table-cell table:style-name="ce176" table:formula="of:=IF([$'jawaban peserta'.$B$102]=100;[$'olah data'.$R32];IF([$'jawaban peserta'.$B$102]=60;[$'olah data'.R139];&quot;&quot;))" office:value-type="float" office:value="4.125" calcext:value-type="float">
            <text:p>4.13</text:p>
          </table:table-cell>
          <table:table-cell table:style-name="ce177" table:formula="of:=IF([.$N$1]=0;&quot;Data Kosong&quot;;IF([.E31]&gt;[.H31];[.S31];[.T31]))" office:value-type="string" office:string-value="Tinggi " calcext:value-type="string">
            <text:p>Tinggi </text:p>
          </table:table-cell>
          <table:table-cell table:style-name="ce32" table:formula="of:=IF([.$N$1]=0;&quot;Data kandidat belum lengkap&quot;;IF([.E31]&gt;[.H31];[.J31];[.K31]))" office:value-type="string" office:string-value="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 calcext:value-type="string">
            <text:p>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p>
          </table:table-cell>
          <table:table-cell table:style-name="ce38" table:formula="of:=IF([.$N$1]=&quot;P&quot;;[.O31];[.P31])" office:value-type="float" office:value="3.73" calcext:value-type="float">
            <text:p>3.73</text:p>
          </table:table-cell>
          <table:table-cell/>
          <table:table-cell table:style-name="ce182" office:value-type="string" calcext:value-type="string">
            <text:p>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p>
          </table:table-cell>
          <table:table-cell table:style-name="ce182" office:value-type="string"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1]&gt;[.H31];[.V31];[.W31]))" office:value-type="string" office:string-value="Seseorang dengan openess yang tinggi memiliki pemikiran yang imajinatif" calcext:value-type="string">
            <text:p>Seseorang dengan openess yang tinggi memiliki pemikiran yang imajinatif</text:p>
          </table:table-cell>
          <table:table-cell table:style-name="ce199" office:value-type="string" calcext:value-type="string">
            <text:p>Seseorang dengan openess yang tinggi memiliki pemikiran yang imajinatif</text:p>
          </table:table-cell>
          <table:table-cell table:style-name="ce199" office:value-type="string" calcext:value-type="string">
            <text:p>Dengan openess yang rendah menggambarkan orang yang berpikiran sempit, konservatif dan tidak menyukai perubahan</text:p>
          </table:table-cell>
          <table:table-cell table:number-columns-repeated="998"/>
        </table:table-row>
        <table:table-row table:style-name="ro6">
          <table:table-cell/>
          <table:table-cell office:value-type="string" calcext:value-type="string">
            <text:p>(INTERSTITIAL FACET SCALE) ALTRUISM </text:p>
          </table:table-cell>
          <table:table-cell table:number-columns-repeated="2"/>
          <table:table-cell table:style-name="ce176" table:formula="of:=IF([$'jawaban peserta'.$B$102]=100;[$'olah data'.$R33];IF([$'jawaban peserta'.$B$102]=60;[$'olah data'.R140];&quot;&quot;))" office:value-type="float" office:value="3.75" calcext:value-type="float">
            <text:p>3.75</text:p>
          </table:table-cell>
          <table:table-cell table:style-name="ce177" table:formula="of:=IF([.$N$1]=0;&quot;Data Kosong&quot;;IF([.E32]&gt;[.H32];[.S32];[.T32]))" office:value-type="string" office:string-value="Tinggi " calcext:value-type="string">
            <text:p>Tinggi </text:p>
          </table:table-cell>
          <table:table-cell table:style-name="ce32" table:formula="of:=IF([.$N$1]=0;&quot;Data kandidat belum lengkap&quot;;IF([.E32]&gt;[.H32];[.J32];[.K32]))" office:value-type="string" office:string-value="Kecenderungan untuk bersikap simpatik dan berhati lembut terhadap orang lain. Orang dengan skor tinggi menghindari sesuatu yang menyebabkan kerugian dan bereaksi dengan kemurahan hati terhadap mereka yang lemah atau membutuhkan bantuan."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38" table:formula="of:=IF([.$N$1]=&quot;P&quot;;[.O32];[.P32])" office:value-type="float" office:value="3.56" calcext:value-type="float">
            <text:p>3.56</text:p>
          </table:table-cell>
          <table:table-cell/>
          <table:table-cell table:style-name="ce180" office:value-type="string"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180" office:value-type="string" calcext:value-type="string">
            <text:p>Kecenderungan untuk bersikap simpatik dan berhati lembut terhadap orang lain. Orang dengan skor rendah tidak menyesal dengan kemungkinan dirinya menyakiti orang lain dan dianggap keras hati.</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2]&gt;[.H32];[.V32];[.W32]))" office:value-type="string" office:string-value="- Berhati lembut&#10;- Menghindari perilaku yang dapat menyakiti orang lain&#10;- Murah hati terhadap yang memerlukan pertolongan" calcext:value-type="string">
            <text:p>- Berhati lembut</text:p>
            <text:p>- Menghindari perilaku yang dapat menyakiti orang lain</text:p>
            <text:p>- Murah hati terhadap yang memerlukan pertolongan</text:p>
          </table:table-cell>
          <table:table-cell table:style-name="ce187" office:value-type="string" calcext:value-type="string">
            <text:p>- Berhati lembut</text:p>
            <text:p>- Menghindari perilaku yang dapat menyakiti orang lain</text:p>
            <text:p>- Murah hati terhadap yang memerlukan pertolongan</text:p>
          </table:table-cell>
          <table:table-cell table:style-name="ce187" office:value-type="string" calcext:value-type="string">
            <text:p>- Keras hati</text:p>
            <text:p>- Tidak segan mengungkapkan pendapat meskipun dapat menyakiti perasaan orang lain</text:p>
            <text:p/>
          </table:table-cell>
          <table:table-cell table:number-columns-repeated="998"/>
        </table:table-row>
        <table:table-row table:style-name="ro3">
          <table:table-cell/>
          <table:table-cell office:value-type="string" calcext:value-type="string">
            <text:p>INTERESTIAL SCALE</text:p>
          </table:table-cell>
          <table:table-cell table:number-columns-repeated="2"/>
          <table:table-cell table:style-name="ce50"/>
          <table:table-cell/>
          <table:table-cell table:style-name="ce32" table:formula="of:=IF([.$N$1]=0;&quot;Data kandidat belum lengkap&quot;;IF([.E33]&gt;[.H33];[.J33];[.K33]))" office:value-type="float" office:value="0" calcext:value-type="float">
            <text:p>0</text:p>
          </table:table-cell>
          <table:table-cell table:style-name="ce38"/>
          <table:table-cell table:number-columns-repeated="1013"/>
        </table:table-row>
        <table:table-row table:style-name="ro3">
          <table:table-cell table:number-columns-repeated="6"/>
          <table:table-cell table:style-name="ce32"/>
          <table:table-cell table:style-name="ce38"/>
          <table:table-cell table:number-columns-repeated="1013"/>
        </table:table-row>
        <table:table-row table:style-name="ro10">
          <table:table-cell table:number-columns-repeated="4"/>
          <table:table-cell table:formula="of:=[$'jawaban peserta'.B102]" office:value-type="float" office:value="100" calcext:value-type="float">
            <text:p>100</text:p>
          </table:table-cell>
          <table:table-cell/>
          <table:table-cell table:style-name="ce32"/>
          <table:table-cell table:style-name="ce38"/>
          <table:table-cell table:number-columns-repeated="12"/>
          <table:table-cell table:style-name="ce183" office:value-type="string" calcext:value-type="string">
            <text:p><text:span text:style-name="T4">Skala </text:span><text:span text:style-name="T5">Altruism</text:span><text:span text:style-name="T4"> (versus </text:span><text:span text:style-name="T6">Antagonism</text:span><text:span text:style-name="T7">)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span></text:p>
          </table:table-cell>
          <table:table-cell table:number-columns-repeated="1000"/>
        </table:table-row>
        <table:table-row table:style-name="ro3" table:number-rows-repeated="28">
          <table:table-cell table:number-columns-repeated="6"/>
          <table:table-cell table:style-name="ce32"/>
          <table:table-cell table:number-columns-repeated="1014"/>
        </table:table-row>
        <table:table-row table:style-name="ro3" table:number-rows-repeated="1048512">
          <table:table-cell table:number-columns-repeated="1021"/>
        </table:table-row>
        <table:table-row table:style-name="ro3">
          <table:table-cell table:number-columns-repeated="1021"/>
        </table:table-row>
      </table:table>
      <table:table table:name="View Output" table:style-name="ta1" table:print-ranges="'View Output'.A1:'View Output'.B13 'View Output'.A15:'View Output'.F48 'View Output'.A52:'View Output'.F84">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33" form:id="control33" form:label="Kembali"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4" form:id="control34" form:label="Label Field"/>
            <form:button form:name="Push Button 1" form:control-implementation="ooo:com.sun.star.form.component.CommandButton" xml:id="control35" form:id="control35" form:label="Lihat Jawaban Peserta"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frame draw:z-index="0" draw:style-name="gr5" draw:text-style-name="P9" svg:width="201.83pt" svg:height="77.61pt" svg:x="21.03pt" svg:y="749.14pt">
            <draw:text-box>
              <text:p><text:span text:style-name="T1">Range berdasarkan Kurva Normal Untuk 6 Tipe Utama :</text:span></text:p>
              <text:p><text:span text:style-name="T1">Well above average </text:span><text:span text:style-name="T1"><text:tab/></text:span><text:span text:style-name="T1"><text:tab/></text:span><text:span text:style-name="T1"><text:tab/></text:span><text:span text:style-name="T1">: 4.4 or above</text:span></text:p>
              <text:p><text:span text:style-name="T1">Somewhat above average </text:span><text:span text:style-name="T1"><text:tab/></text:span><text:span text:style-name="T1">: 3.6 to 4.3</text:span></text:p>
              <text:p><text:span text:style-name="T1">About average </text:span><text:span text:style-name="T1"><text:tab/></text:span><text:span text:style-name="T1"><text:tab/></text:span><text:span text:style-name="T1"><text:tab/></text:span><text:span text:style-name="T1"><text:tab/></text:span><text:span text:style-name="T1">: 2.8 to 3.5</text:span></text:p>
              <text:p><text:span text:style-name="T1">Somewhat below average </text:span><text:span text:style-name="T1"><text:tab/></text:span><text:span text:style-name="T1">: 2.0 to 2.7</text:span></text:p>
              <text:p><text:span text:style-name="T1">Well below average </text:span><text:span text:style-name="T1"><text:tab/></text:span><text:span text:style-name="T1"><text:tab/></text:span><text:span text:style-name="T1">: 1.9 or below</text:span></text:p>
            </draw:text-box>
          </draw:frame>
          <draw:frame draw:z-index="1" draw:style-name="gr6" draw:text-style-name="P10" svg:width="733.95pt" svg:height="505.3pt" svg:x="0pt" svg:y="241pt">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2" draw:style-name="gr7" draw:text-style-name="P11" svg:width="74.72pt" svg:height="40.59pt" svg:x="449.63pt" svg:y="2.61pt" draw:control="control33"/>
          <draw:control draw:z-index="3" draw:style-name="gr4" draw:text-style-name="P12" svg:width="1.19pt" svg:height="6.26pt" svg:x="758.83pt" svg:y="443.28pt" draw:control="control34"/>
          <draw:control draw:z-index="4" draw:style-name="gr7" draw:text-style-name="P11" svg:width="84.67pt" svg:height="66.61pt" svg:x="450.31pt" svg:y="63.04pt" draw:control="control35"/>
        </table:shapes>
        <table:table-column table:style-name="co59" table:default-cell-style-name="ce81"/>
        <table:table-column table:style-name="co60" table:default-cell-style-name="ce81"/>
        <table:table-column table:style-name="co61" table:default-cell-style-name="ce103"/>
        <table:table-column table:style-name="co7" table:default-cell-style-name="ce103"/>
        <table:table-column table:style-name="co62" table:default-cell-style-name="ce179"/>
        <table:table-column table:style-name="co63" table:default-cell-style-name="ce179"/>
        <table:table-column table:style-name="co3" table:number-columns-repeated="1017" table:default-cell-style-name="ce81"/>
        <table:table-row table:style-name="ro4">
          <table:table-cell table:style-name="ce71" office:value-type="string" calcext:value-type="string" table:number-columns-spanned="2" table:number-rows-spanned="1">
            <text:p>BIODATA</text:p>
          </table:table-cell>
          <table:covered-table-cell table:style-name="ce99"/>
          <table:table-cell table:style-name="ce158" table:number-columns-repeated="2"/>
          <table:table-cell table:style-name="ce232" table:number-columns-repeated="2"/>
          <table:table-cell table:style-name="ce153" table:number-columns-repeated="10"/>
          <table:table-cell table:number-columns-repeated="1007"/>
        </table:table-row>
        <table:table-row table:style-name="ro4">
          <table:table-cell table:style-name="ce119" office:value-type="string" calcext:value-type="string">
            <text:p>ID DATA</text:p>
          </table:table-cell>
          <table:table-cell table:style-name="ce119" table:formula="of:=IF([$'olah data'.AD2]=0;&quot;&quot;;[$'olah data'.AD2])" office:value-type="float" office:value="1" calcext:value-type="float">
            <text:p>1</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4">
          <table:table-cell table:style-name="ce119" office:value-type="string" calcext:value-type="string">
            <text:p>TANGGAL TES</text:p>
          </table:table-cell>
          <table:table-cell table:style-name="ce138" table:formula="of:=IF([$'olah data'.AE$2]=0;&quot;&quot;;[$'olah data'.AE$2])" office:value-type="string" office:string-value="11/02/2018" calcext:value-type="string">
            <text:p>11/02/2018</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4">
          <table:table-cell table:style-name="ce119" office:value-type="string" calcext:value-type="string">
            <text:p>KOTA</text:p>
          </table:table-cell>
          <table:table-cell table:style-name="ce119" table:formula="of:=IF([$'olah data'.AF$2]=0;&quot;&quot;;[$'olah data'.AF$2])" office:value-type="string" office:string-value="SURABAYA" calcext:value-type="string">
            <text:p>SURABAYA</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4">
          <table:table-cell table:style-name="ce119" office:value-type="string" calcext:value-type="string">
            <text:p>NO TES</text:p>
          </table:table-cell>
          <table:table-cell table:style-name="ce119" table:formula="of:=IF([$'olah data'.AG$2]=0;&quot;&quot;;[$'olah data'.AG$2])" office:value-type="string" office:string-value="1" calcext:value-type="string">
            <text:p>1</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4">
          <table:table-cell table:style-name="ce119" office:value-type="string" calcext:value-type="string">
            <text:p>NAMA KANDIDAT</text:p>
          </table:table-cell>
          <table:table-cell table:style-name="ce119" table:formula="of:=IF([$'olah data'.AH$2]=0;&quot;&quot;;[$'olah data'.AH$2])" office:value-type="string" office:string-value="TX" calcext:value-type="string">
            <text:p>TX</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4">
          <table:table-cell table:style-name="ce119" office:value-type="string" calcext:value-type="string">
            <text:p>JENIS KELAMIN</text:p>
          </table:table-cell>
          <table:table-cell table:style-name="ce119" table:formula="of:=IF([$'olah data'.AI$2]=0;&quot;&quot;;[$'olah data'.AI$2])" office:value-type="string" office:string-value="L" calcext:value-type="string">
            <text:p>L</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4">
          <table:table-cell table:style-name="ce119" office:value-type="string" calcext:value-type="string">
            <text:p>TANGGAL LAHIR</text:p>
          </table:table-cell>
          <table:table-cell table:style-name="ce138" table:formula="of:=IF([$'olah data'.AJ$2]=0;&quot;&quot;;[$'olah data'.AJ$2])" office:value-type="string" office:string-value="08/01/1990" calcext:value-type="string">
            <text:p>08/01/1990</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4">
          <table:table-cell table:style-name="ce119" office:value-type="string" calcext:value-type="string">
            <text:p>PENDIDIKAN TERAKHIR</text:p>
          </table:table-cell>
          <table:table-cell table:style-name="ce119" table:formula="of:=IF([$'olah data'.AK$2]=0;&quot;&quot;;[$'olah data'.AK$2])" office:value-type="string" office:string-value="S1" calcext:value-type="string">
            <text:p>S1</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4">
          <table:table-cell table:style-name="ce119" office:value-type="string" calcext:value-type="string">
            <text:p>PERUSAHAAN/INSTITUSI</text:p>
          </table:table-cell>
          <table:table-cell table:style-name="ce119" table:formula="of:=IF([$'olah data'.AL$2]=0;&quot;&quot;;[$'olah data'.AL$2])" office:value-type="string" office:string-value="SWASTA" calcext:value-type="string">
            <text:p>SWASTA</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4">
          <table:table-cell table:style-name="ce119" office:value-type="string" calcext:value-type="string">
            <text:p>POSISI YANG DITUJU</text:p>
          </table:table-cell>
          <table:table-cell table:style-name="ce119" table:formula="of:=IF([$'olah data'.AM$2]=0;&quot;&quot;;[$'olah data'.AM$2])">
            <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2">
          <table:table-cell table:style-name="ce119" office:value-type="string" calcext:value-type="string">
            <text:p>CATATAN/KETERANGAN LAIN</text:p>
          </table:table-cell>
          <table:table-cell table:style-name="ce119" table:formula="of:=IF([$'olah data'.AN$2]=0;&quot;&quot;;[$'olah data'.AN$2])" office:value-type="string" office:string-value="TEST TRIAL" calcext:value-type="string">
            <text:p>TEST TRIAL</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4">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3" table:number-rows-repeated="36">
          <table:table-cell table:style-name="ce113" table:number-columns-repeated="2"/>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13">
          <table:table-cell table:style-name="ce113" table:number-columns-repeated="2"/>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3" table:visibility="collapse">
          <table:table-cell table:style-name="ce113" table:number-columns-repeated="2"/>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3" table:visibility="collapse">
          <table:table-cell table:style-name="ce115" table:number-columns-repeated="2"/>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4">
          <table:table-cell table:style-name="ce132" office:value-type="string" calcext:value-type="string" table:number-columns-spanned="6" table:number-rows-spanned="1">
            <text:p>SKALA DIMENSI UTAMA PERSONALITAS</text:p>
          </table:table-cell>
          <table:covered-table-cell table:style-name="ce171"/>
          <table:covered-table-cell table:number-columns-repeated="2" table:style-name="ce174"/>
          <table:covered-table-cell table:number-columns-repeated="2" table:style-name="ce232"/>
          <table:table-cell table:style-name="ce153" table:number-columns-repeated="10"/>
          <table:table-cell table:number-columns-repeated="1007"/>
        </table:table-row>
        <table:table-row table:style-name="ro14">
          <table:table-cell table:style-name="ce133" table:formula="of:=IF([$grafik.A2]=&quot;&quot;;&quot;&quot;;[$grafik.A2])" office:value-type="string" office:string-value="HONESTY AND HUMILITY" calcext:value-type="string" table:number-columns-spanned="1" table:number-rows-spanned="5">
            <text:p>HONESTY AND HUMILITY</text:p>
          </table:table-cell>
          <table:table-cell table:style-name="ce156" table:formula="of:=IF([$grafik.B2]=&quot;&quot;;&quot;&quot;;[$grafik.B2])" office:value-type="string" office:string-value="Sincerity" calcext:value-type="string">
            <text:p>Sincerity</text:p>
          </table:table-cell>
          <table:table-cell table:style-name="ce184" table:formula="of:=IFERROR(IF([$grafik.E2]=0;&quot;&quot;;[$grafik.E2]);&quot;&quot;)" office:value-type="float" office:value="2.25" calcext:value-type="float">
            <text:p>2.25</text:p>
          </table:table-cell>
          <table:table-cell table:style-name="ce186" table:formula="of:=IFERROR(IF([$grafik.F2]=0;&quot;&quot;;[$grafik.F2]);&quot;&quot;)" office:value-type="string" office:string-value="Rendah" calcext:value-type="string">
            <text:p>Rendah</text:p>
          </table:table-cell>
          <table:table-cell table:style-name="ce205" table:formula="of:=IFERROR(IF([$grafik.G2]=0;&quot;&quot;;[$grafik.G2]);&quot;&quot;)" office:value-type="string" office:string-value="Kecenderungan untuk tulus dalam hubungan interpersonal. Orang dengan skor rendah akan menyanjung orang lain atau pura-pura menyukai mereka demi mendapatkan bantuan." calcext:value-type="string">
            <text:p>Kecenderungan untuk tulus dalam hubungan interpersonal. Orang dengan skor rendah akan menyanjung orang lain atau pura-pura menyukai mereka demi mendapatkan bantuan.</text:p>
          </table:table-cell>
          <table:table-cell table:style-name="ce205" table:formula="of:=IFERROR(IF([$grafik.U2]=0;&quot;&quot;;[$grafik.U2]);&quot;&quot;)" office:value-type="string" office:string-value="- Bekerja dengan baik apabila ada imbalan&#10;- Akan melakukan apa saja untuk mencapai apa yang diharapkan&#10;sulit diajak bekerjasama&#10;" calcext:value-type="string">
            <text:p>- Bekerja dengan baik apabila ada imbalan</text:p>
            <text:p>- Akan melakukan apa saja untuk mencapai apa yang diharapkan</text:p>
            <text:p>sulit diajak bekerjasama</text:p>
            <text:p/>
          </table:table-cell>
          <table:table-cell table:style-name="ce153" table:number-columns-repeated="10"/>
          <table:table-cell table:number-columns-repeated="1007"/>
        </table:table-row>
        <table:table-row table:style-name="ro14">
          <table:covered-table-cell table:style-name="ce156"/>
          <table:table-cell table:style-name="ce156" table:formula="of:=IF([$grafik.B3]=&quot;&quot;;&quot;&quot;;[$grafik.B3])" office:value-type="string" office:string-value="Fairness" calcext:value-type="string">
            <text:p>Fairness</text:p>
          </table:table-cell>
          <table:table-cell table:style-name="ce184" table:formula="of:=IFERROR(IF([$grafik.E3]=0;&quot;&quot;;[$grafik.E3]);&quot;&quot;)" office:value-type="float" office:value="5" calcext:value-type="float">
            <text:p>5.00</text:p>
          </table:table-cell>
          <table:table-cell table:style-name="ce186" table:formula="of:=IFERROR(IF([$grafik.F3]=0;&quot;&quot;;[$grafik.F3]);&quot;&quot;)" office:value-type="string" office:string-value="Tinggi " calcext:value-type="string">
            <text:p>Tinggi </text:p>
          </table:table-cell>
          <table:table-cell table:style-name="ce205" table:formula="of:=IFERROR(IF([$grafik.G3]=0;&quot;&quot;;[$grafik.G3]);&quot;&quot;)" office:value-type="string" office:string-value="Kecenderungan untuk menghindari penipuan dan korupsi.  Orang dengan skor tinggi tidak mau mengambil keuntungan dari orang lain atau masyarakat luas." calcext:value-type="string">
            <text:p>Kecenderungan untuk menghindari penipuan dan korupsi. <text:s/>Orang dengan skor tinggi tidak mau mengambil keuntungan dari orang lain atau masyarakat luas.</text:p>
          </table:table-cell>
          <table:table-cell table:style-name="ce205" table:formula="of:=IFERROR(IF([$grafik.U3]=0;&quot;&quot;;[$grafik.U3]);&quot;&quot;)" office:value-type="string" office:string-value="- Enggan mengambil keuntungan dari orang lain atau masyarakat demi kepentingan pribadi&#10;- Cenderung enggan melakukan kecurangan dan melanggar peraturan&#10;" calcext:value-type="string">
            <text:p>- Enggan mengambil keuntungan dari orang lain atau masyarakat demi kepentingan pribadi</text:p>
            <text:p>- Cenderung enggan melakukan kecurangan dan melanggar peraturan</text:p>
            <text:p/>
          </table:table-cell>
          <table:table-cell table:style-name="ce153" table:number-columns-repeated="10"/>
          <table:table-cell table:number-columns-repeated="1007"/>
        </table:table-row>
        <table:table-row table:style-name="ro14">
          <table:covered-table-cell table:style-name="ce156"/>
          <table:table-cell table:style-name="ce156" table:formula="of:=IF([$grafik.B4]=&quot;&quot;;&quot;&quot;;[$grafik.B4])" office:value-type="string" office:string-value="Greed Avoidance" calcext:value-type="string">
            <text:p>Greed Avoidance</text:p>
          </table:table-cell>
          <table:table-cell table:style-name="ce184" table:formula="of:=IFERROR(IF([$grafik.E4]=0;&quot;&quot;;[$grafik.E4]);&quot;&quot;)" office:value-type="float" office:value="3.5" calcext:value-type="float">
            <text:p>3.50</text:p>
          </table:table-cell>
          <table:table-cell table:style-name="ce186" table:formula="of:=IFERROR(IF([$grafik.F4]=0;&quot;&quot;;[$grafik.F4]);&quot;&quot;)" office:value-type="string" office:string-value="Tinggi " calcext:value-type="string">
            <text:p>Tinggi </text:p>
          </table:table-cell>
          <table:table-cell table:style-name="ce205" table:formula="of:=IFERROR(IF([$grafik.G4]=0;&quot;&quot;;[$grafik.G4]);&quot;&quot;)" office:value-type="string" office:string-value="Kecenderungan untuk tidak tertarik memiliki kekayaan, barang mewah, dan status sosial yang tinggi. Orang dengan skor tinggi tidak termotivasi oleh kepentingan moneter atau status sosial." calcext:value-type="string">
            <text:p>Kecenderungan untuk tidak tertarik memiliki kekayaan, barang mewah, dan status sosial yang tinggi. Orang dengan skor tinggi tidak termotivasi oleh kepentingan moneter atau status sosial.</text:p>
          </table:table-cell>
          <table:table-cell table:style-name="ce205" table:formula="of:=IFERROR(IF([$grafik.U4]=0;&quot;&quot;;[$grafik.U4]);&quot;&quot;)" office:value-type="string" office:string-value="- Tidak mudah tergoda terhadap kekuasaan dan kekayaan (korupsi)&#10;- Suka terlihat menonjol di lingkungan sosial" calcext:value-type="string">
            <text:p>- Tidak mudah tergoda terhadap kekuasaan dan kekayaan (korupsi)</text:p>
            <text:p>- Suka terlihat menonjol di lingkungan sosial</text:p>
          </table:table-cell>
          <table:table-cell table:style-name="ce153" table:number-columns-repeated="10"/>
          <table:table-cell table:number-columns-repeated="1007"/>
        </table:table-row>
        <table:table-row table:style-name="ro14">
          <table:covered-table-cell table:style-name="ce156"/>
          <table:table-cell table:style-name="ce156" table:formula="of:=IF([$grafik.B5]=&quot;&quot;;&quot;&quot;;[$grafik.B5])" office:value-type="string" office:string-value="Modesty" calcext:value-type="string">
            <text:p>Modesty</text:p>
          </table:table-cell>
          <table:table-cell table:style-name="ce184" table:formula="of:=IFERROR(IF([$grafik.E5]=0;&quot;&quot;;[$grafik.E5]);&quot;&quot;)" office:value-type="float" office:value="3.5" calcext:value-type="float">
            <text:p>3.50</text:p>
          </table:table-cell>
          <table:table-cell table:style-name="ce186" table:formula="of:=IFERROR(IF([$grafik.F5]=0;&quot;&quot;;[$grafik.F5]);&quot;&quot;)" office:value-type="string" office:string-value="Tinggi " calcext:value-type="string">
            <text:p>Tinggi </text:p>
          </table:table-cell>
          <table:table-cell table:style-name="ce205" table:formula="of:=IFERROR(IF([$grafik.G5]=0;&quot;&quot;;[$grafik.G5]);&quot;&quot;)" office:value-type="string" office:string-value="Kecenderungan untuk sederhana dan tidak menonjolkan diri. Orang dengan skor tinggi memandang diri mereka sebagai orang biasa yang tidak menuntut perlakuan khusus." calcext:value-type="string">
            <text:p>Kecenderungan untuk sederhana dan tidak menonjolkan diri. Orang dengan skor tinggi memandang diri mereka sebagai orang biasa yang tidak menuntut perlakuan khusus.</text:p>
          </table:table-cell>
          <table:table-cell table:style-name="ce205" table:formula="of:=IFERROR(IF([$grafik.U5]=0;&quot;&quot;;[$grafik.U5]);&quot;&quot;)" office:value-type="string" office:string-value="- Memandang diri sebagai orang biasa&#10;- Tidak mengharapkan perlakuan khusus di lingkungan sosial" calcext:value-type="string">
            <text:p>- Memandang diri sebagai orang biasa</text:p>
            <text:p>- Tidak mengharapkan perlakuan khusus di lingkungan sosial</text:p>
          </table:table-cell>
          <table:table-cell table:style-name="ce153" table:number-columns-repeated="10"/>
          <table:table-cell table:number-columns-repeated="1007"/>
        </table:table-row>
        <table:table-row table:style-name="ro14">
          <table:covered-table-cell table:style-name="ce156"/>
          <table:table-cell table:style-name="ce156" table:formula="of:=IF([$grafik.B6]=&quot;&quot;;&quot;&quot;;[$grafik.B6])" office:value-type="string" office:string-value="HONESTY – HUMILITY" calcext:value-type="string">
            <text:p>HONESTY – HUMILITY</text:p>
          </table:table-cell>
          <table:table-cell table:style-name="ce184" table:formula="of:=IFERROR(IF([$grafik.E6]=0;&quot;&quot;;[$grafik.E6]);&quot;&quot;)" office:value-type="float" office:value="3.5625" calcext:value-type="float">
            <text:p>3.56</text:p>
          </table:table-cell>
          <table:table-cell table:style-name="ce186" table:formula="of:=IFERROR(IF([$grafik.F6]=0;&quot;&quot;;[$grafik.F6]);&quot;&quot;)" office:value-type="string" office:string-value="Tinggi " calcext:value-type="string">
            <text:p>Tinggi </text:p>
          </table:table-cell>
          <table:table-cell table:style-name="ce205" table:formula="of:=IFERROR(IF([$grafik.G6]=0;&quot;&quot;;[$grafik.G6]);&quot;&quot;)" office:value-type="string" office:string-value="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 calcext:value-type="string">
            <text:p>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text:p>
          </table:table-cell>
          <table:table-cell table:style-name="ce205" table:formula="of:=IFERROR(IF([$grafik.U6]=0;&quot;&quot;;[$grafik.U6]);&quot;&quot;)" office:value-type="string" office:string-value="Tulus dalam bekerja, sederhana (tidak ingin menonjolkan status sosial), kooperatif, enggan mencurangi orang lain demi kepentingan pribadi, tidak mudah tergoda terhadap kekuasaan dan kekayaan (korupsi), memiliki keinginan yang sangat kecil untuk melanggar peraturan." calcext:value-type="string">
            <text:p>Tulus dalam bekerja, sederhana (tidak ingin menonjolkan status sosial), kooperatif, enggan mencurangi orang lain demi kepentingan pribadi, tidak mudah tergoda terhadap kekuasaan dan kekayaan (korupsi), memiliki keinginan yang sangat kecil untuk melanggar peraturan.</text:p>
          </table:table-cell>
          <table:table-cell table:style-name="ce153" table:number-columns-repeated="10"/>
          <table:table-cell table:number-columns-repeated="1007"/>
        </table:table-row>
        <table:table-row table:style-name="ro14">
          <table:table-cell table:style-name="ce140" table:formula="of:=IF([$grafik.A7]=&quot;&quot;;&quot;&quot;;[$grafik.A7])" office:value-type="string" office:string-value="EMOTIONALITY" calcext:value-type="string" table:number-columns-spanned="1" table:number-rows-spanned="5">
            <text:p>EMOTIONALITY</text:p>
          </table:table-cell>
          <table:table-cell table:style-name="ce160" table:formula="of:=IF([$grafik.B7]=&quot;&quot;;&quot;&quot;;[$grafik.B7])" office:value-type="string" office:string-value="Fearfullness" calcext:value-type="string">
            <text:p>Fearfullness</text:p>
          </table:table-cell>
          <table:table-cell table:style-name="ce185" table:formula="of:=IFERROR(IF([$grafik.E7]=0;&quot;&quot;;[$grafik.E7]);&quot;&quot;)" office:value-type="float" office:value="2" calcext:value-type="float">
            <text:p>2.00</text:p>
          </table:table-cell>
          <table:table-cell table:style-name="ce188" table:formula="of:=IFERROR(IF([$grafik.F7]=0;&quot;&quot;;[$grafik.F7]);&quot;&quot;)" office:value-type="string" office:string-value="Rendah" calcext:value-type="string">
            <text:p>Rendah</text:p>
          </table:table-cell>
          <table:table-cell table:style-name="ce206" table:formula="of:=IFERROR(IF([$grafik.G7]=0;&quot;&quot;;[$grafik.G7]);&quot;&quot;)" office:value-type="string" office:string-value="Kecenderungan untuk mengalami ketakutan. Orang dengan skor rendah merasa sedikit takut cedera dan relatif tangguh, berani, dan tidak peka terhadap rasa sakit fisik." calcext:value-type="string">
            <text:p>Kecenderungan untuk mengalami ketakutan. Orang dengan skor rendah merasa sedikit takut cedera dan relatif tangguh, berani, dan tidak peka terhadap rasa sakit fisik.</text:p>
          </table:table-cell>
          <table:table-cell table:style-name="ce235" table:formula="of:=IFERROR(IF([$grafik.U7]=0;&quot;&quot;;[$grafik.U7]);&quot;&quot;)" office:value-type="string" office:string-value="- Menyukai tantangan&#10;- Tangguh&#10;- Berani " calcext:value-type="string">
            <text:p>- Menyukai tantangan</text:p>
            <text:p>- Tangguh</text:p>
            <text:p>- Berani </text:p>
          </table:table-cell>
          <table:table-cell table:style-name="ce153" table:number-columns-repeated="10"/>
          <table:table-cell table:number-columns-repeated="1007"/>
        </table:table-row>
        <table:table-row table:style-name="ro14">
          <table:covered-table-cell table:style-name="ce160" table:formula="of:=IF([$grafik.A8]=&quot;&quot;;&quot;&quot;;[$grafik.A8])">
            <text:p/>
          </table:covered-table-cell>
          <table:table-cell table:style-name="ce160" table:formula="of:=IF([$grafik.B8]=&quot;&quot;;&quot;&quot;;[$grafik.B8])" office:value-type="string" office:string-value="Anxiety" calcext:value-type="string">
            <text:p>Anxiety</text:p>
          </table:table-cell>
          <table:table-cell table:style-name="ce185" table:formula="of:=IFERROR(IF([$grafik.E8]=0;&quot;&quot;;[$grafik.E8]);&quot;&quot;)" office:value-type="float" office:value="2.25" calcext:value-type="float">
            <text:p>2.25</text:p>
          </table:table-cell>
          <table:table-cell table:style-name="ce188" table:formula="of:=IFERROR(IF([$grafik.F8]=0;&quot;&quot;;[$grafik.F8]);&quot;&quot;)" office:value-type="string" office:string-value="Rendah" calcext:value-type="string">
            <text:p>Rendah</text:p>
          </table:table-cell>
          <table:table-cell table:style-name="ce206" table:formula="of:=IFERROR(IF([$grafik.G8]=0;&quot;&quot;;[$grafik.G8]);&quot;&quot;)"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235" table:formula="of:=IFERROR(IF([$grafik.U8]=0;&quot;&quot;;[$grafik.U8]);&quot;&quot;)" office:value-type="string" office:string-value="- Tidak mudah tertekan dalam menghadapi kesulitan" calcext:value-type="string">
            <text:p>- Tidak mudah tertekan dalam menghadapi kesulitan</text:p>
          </table:table-cell>
          <table:table-cell table:style-name="ce153" table:number-columns-repeated="10"/>
          <table:table-cell table:number-columns-repeated="1007"/>
        </table:table-row>
        <table:table-row table:style-name="ro14">
          <table:covered-table-cell table:style-name="ce160" table:formula="of:=IF([$grafik.A9]=&quot;&quot;;&quot;&quot;;[$grafik.A9])">
            <text:p/>
          </table:covered-table-cell>
          <table:table-cell table:style-name="ce160" table:formula="of:=IF([$grafik.B9]=&quot;&quot;;&quot;&quot;;[$grafik.B9])" office:value-type="string" office:string-value="Dependence" calcext:value-type="string">
            <text:p>Dependence</text:p>
          </table:table-cell>
          <table:table-cell table:style-name="ce185" table:formula="of:=IFERROR(IF([$grafik.E9]=0;&quot;&quot;;[$grafik.E9]);&quot;&quot;)" office:value-type="float" office:value="2.75" calcext:value-type="float">
            <text:p>2.75</text:p>
          </table:table-cell>
          <table:table-cell table:style-name="ce188" table:formula="of:=IFERROR(IF([$grafik.F9]=0;&quot;&quot;;[$grafik.F9]);&quot;&quot;)" office:value-type="string" office:string-value="Tinggi " calcext:value-type="string">
            <text:p>Tinggi </text:p>
          </table:table-cell>
          <table:table-cell table:style-name="ce206" table:formula="of:=IFERROR(IF([$grafik.G9]=0;&quot;&quot;;[$grafik.G9]);&quot;&quot;)" office:value-type="string" office:string-value="Kebutuhan seseorang akan dukungan emosional dari orang lain. Orang dengan skor tinggi ingin berbagi kesulitannya dengan mereka yang akan memberikan dorongan dan kenyamanan." calcext:value-type="string">
            <text:p>Kebutuhan seseorang akan dukungan emosional dari orang lain. Orang dengan skor tinggi ingin berbagi kesulitannya dengan mereka yang akan memberikan dorongan dan kenyamanan.</text:p>
          </table:table-cell>
          <table:table-cell table:style-name="ce235" table:formula="of:=IFERROR(IF([$grafik.U9]=0;&quot;&quot;;[$grafik.U9]);&quot;&quot;)" office:value-type="string" office:string-value="- Banyak membutuhkan saran dari orang sekitar sebagai bahan pertimbangan&#10;- Membutuhkan support lingkungan dalam mengambil keputusan" calcext:value-type="string">
            <text:p>- Banyak membutuhkan saran dari orang sekitar sebagai bahan pertimbangan</text:p>
            <text:p>- Membutuhkan support lingkungan dalam mengambil keputusan</text:p>
          </table:table-cell>
          <table:table-cell table:style-name="ce153" table:number-columns-repeated="10"/>
          <table:table-cell table:number-columns-repeated="1007"/>
        </table:table-row>
        <table:table-row table:style-name="ro14">
          <table:covered-table-cell table:style-name="ce160" table:formula="of:=IF([$grafik.A10]=&quot;&quot;;&quot;&quot;;[$grafik.A10])">
            <text:p/>
          </table:covered-table-cell>
          <table:table-cell table:style-name="ce160" table:formula="of:=IF([$grafik.B10]=&quot;&quot;;&quot;&quot;;[$grafik.B10])" office:value-type="string" office:string-value="Sentimentality" calcext:value-type="string">
            <text:p>Sentimentality</text:p>
          </table:table-cell>
          <table:table-cell table:style-name="ce185" table:formula="of:=IFERROR(IF([$grafik.E10]=0;&quot;&quot;;[$grafik.E10]);&quot;&quot;)" office:value-type="float" office:value="3" calcext:value-type="float">
            <text:p>3.00</text:p>
          </table:table-cell>
          <table:table-cell table:style-name="ce188" table:formula="of:=IFERROR(IF([$grafik.F10]=0;&quot;&quot;;[$grafik.F10]);&quot;&quot;)" office:value-type="string" office:string-value="Tinggi " calcext:value-type="string">
            <text:p>Tinggi </text:p>
          </table:table-cell>
          <table:table-cell table:style-name="ce206" table:formula="of:=IFERROR(IF([$grafik.G10]=0;&quot;&quot;;[$grafik.G10]);&quot;&quot;)" office:value-type="string" office:string-value="Kecenderungan untuk merasakan ikatan emosional yang kuat dengan orang lain. Orang dengan skor tinggi merasakan ikatan emosional yang kuat dan kepekaan empatik terhadap perasaan orang lain." calcext:value-type="string">
            <text:p>Kecenderungan untuk merasakan ikatan emosional yang kuat dengan orang lain. Orang dengan skor tinggi merasakan ikatan emosional yang kuat dan kepekaan empatik terhadap perasaan orang lain.</text:p>
          </table:table-cell>
          <table:table-cell table:style-name="ce235" table:formula="of:=IFERROR(IF([$grafik.U10]=0;&quot;&quot;;[$grafik.U10]);&quot;&quot;)" office:value-type="string" office:string-value="- Mudah tersentuh dan emosional&#10;- Kesulitan bila harus keluar dari zona nyaman&#10;- Peka terhadap lingkungan&#10;- Penuh empati&#10;" calcext:value-type="string">
            <text:p>- Mudah tersentuh dan emosional</text:p>
            <text:p>- Kesulitan bila harus keluar dari zona nyaman</text:p>
            <text:p>- Peka terhadap lingkungan</text:p>
            <text:p>- Penuh empati</text:p>
            <text:p/>
          </table:table-cell>
          <table:table-cell table:style-name="ce153" table:number-columns-repeated="10"/>
          <table:table-cell table:number-columns-repeated="1007"/>
        </table:table-row>
        <table:table-row table:style-name="ro14">
          <table:covered-table-cell table:style-name="ce160" table:formula="of:=IF([$grafik.A11]=&quot;&quot;;&quot;&quot;;[$grafik.A11])">
            <text:p/>
          </table:covered-table-cell>
          <table:table-cell table:style-name="ce160" table:formula="of:=IF([$grafik.B11]=&quot;&quot;;&quot;&quot;;[$grafik.B11])" office:value-type="string" office:string-value="EMOTIONALITY" calcext:value-type="string">
            <text:p>EMOTIONALITY</text:p>
          </table:table-cell>
          <table:table-cell table:style-name="ce185" table:formula="of:=IFERROR(IF([$grafik.E11]=0;&quot;&quot;;[$grafik.E11]);&quot;&quot;)" office:value-type="float" office:value="2.5" calcext:value-type="float">
            <text:p>2.50</text:p>
          </table:table-cell>
          <table:table-cell table:style-name="ce188" table:formula="of:=IFERROR(IF([$grafik.F11]=0;&quot;&quot;;[$grafik.F11]);&quot;&quot;)" office:value-type="string" office:string-value="Rendah" calcext:value-type="string">
            <text:p>Rendah</text:p>
          </table:table-cell>
          <table:table-cell table:style-name="ce206" table:formula="of:=IFERROR(IF([$grafik.G11]=0;&quot;&quot;;[$grafik.G11]);&quot;&quot;)" office:value-type="string" office:string-value="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235" table:formula="of:=IFERROR(IF([$grafik.U11]=0;&quot;&quot;;[$grafik.U11]);&quot;&quot;)" office:value-type="string" office:string-value="individu dengan skor emotionality rendah cenderung kuat, mandiri, stabil dan memiliki keyakinan terhadap kemampuan diri." calcext:value-type="string">
            <text:p>individu dengan skor emotionality rendah cenderung kuat, mandiri, stabil dan memiliki keyakinan terhadap kemampuan diri.</text:p>
          </table:table-cell>
          <table:table-cell table:style-name="ce153" table:number-columns-repeated="10"/>
          <table:table-cell table:number-columns-repeated="1007"/>
        </table:table-row>
        <table:table-row table:style-name="ro14">
          <table:table-cell table:style-name="ce142" table:formula="of:=IF([$grafik.A12]=&quot;&quot;;&quot;&quot;;[$grafik.A12])" office:value-type="string" office:string-value="EXTRAVERSION" calcext:value-type="string" table:number-columns-spanned="1" table:number-rows-spanned="5">
            <text:p>EXTRAVERSION</text:p>
          </table:table-cell>
          <table:table-cell table:style-name="ce162" table:formula="of:=IF([$grafik.B12]=&quot;&quot;;&quot;&quot;;[$grafik.B12])" office:value-type="string" office:string-value="Social Self-Esteem" calcext:value-type="string">
            <text:p>Social Self-Esteem</text:p>
          </table:table-cell>
          <table:table-cell table:style-name="ce194" table:formula="of:=IFERROR(IF([$grafik.E12]=0;&quot;&quot;;[$grafik.E12]);&quot;&quot;)" office:value-type="float" office:value="3.5" calcext:value-type="float">
            <text:p>3.50</text:p>
          </table:table-cell>
          <table:table-cell table:style-name="ce189" table:formula="of:=IFERROR(IF([$grafik.F12]=0;&quot;&quot;;[$grafik.F12]);&quot;&quot;)" office:value-type="string" office:string-value="Rendah" calcext:value-type="string">
            <text:p>Rendah</text:p>
          </table:table-cell>
          <table:table-cell table:style-name="ce207" table:formula="of:=IFERROR(IF([$grafik.G12]=0;&quot;&quot;;[$grafik.G12]);&quot;&quot;)" office:value-type="string" office:string-value="Kecenderungan untuk memiliki harga diri yang positif, terutama dalam konteks sosial. Orang dengan skor rendah cenderung merasa dirinya tidak berharga dan melihat diri mereka sebagai orang yang tidak populer." calcext:value-type="string">
            <text:p>Kecenderungan untuk memiliki harga diri yang positif, terutama dalam konteks sosial. Orang dengan skor rendah cenderung merasa dirinya tidak berharga dan melihat diri mereka sebagai orang yang tidak populer.</text:p>
          </table:table-cell>
          <table:table-cell table:style-name="ce236" table:formula="of:=IFERROR(IF([$grafik.U12]=0;&quot;&quot;;[$grafik.U12]);&quot;&quot;)" office:value-type="string" office:string-value="- Tidak menyukai diri sebagai pusat perhatian lingkungan&#10;- Rendah diri, mengganggap orang lain lebih berharga&#10;- Pesimis terhadap kemampuan diri&#10;" calcext:value-type="string">
            <text:p>- Tidak menyukai diri sebagai pusat perhatian lingkungan</text:p>
            <text:p>- Rendah diri, mengganggap orang lain lebih berharga</text:p>
            <text:p>- Pesimis terhadap kemampuan diri</text:p>
            <text:p/>
          </table:table-cell>
          <table:table-cell table:style-name="ce153" table:number-columns-repeated="10"/>
          <table:table-cell table:number-columns-repeated="1007"/>
        </table:table-row>
        <table:table-row table:style-name="ro14">
          <table:covered-table-cell table:style-name="ce162" table:formula="of:=IF([$grafik.A13]=&quot;&quot;;&quot;&quot;;[$grafik.A13])">
            <text:p/>
          </table:covered-table-cell>
          <table:table-cell table:style-name="ce162" table:formula="of:=IF([$grafik.B13]=&quot;&quot;;&quot;&quot;;[$grafik.B13])" office:value-type="string" office:string-value="Social Boldness" calcext:value-type="string">
            <text:p>Social Boldness</text:p>
          </table:table-cell>
          <table:table-cell table:style-name="ce194" table:formula="of:=IFERROR(IF([$grafik.E13]=0;&quot;&quot;;[$grafik.E13]);&quot;&quot;)" office:value-type="float" office:value="3.75" calcext:value-type="float">
            <text:p>3.75</text:p>
          </table:table-cell>
          <table:table-cell table:style-name="ce189" table:formula="of:=IFERROR(IF([$grafik.F13]=0;&quot;&quot;;[$grafik.F13]);&quot;&quot;)" office:value-type="string" office:string-value="Tinggi " calcext:value-type="string">
            <text:p>Tinggi </text:p>
          </table:table-cell>
          <table:table-cell table:style-name="ce207" table:formula="of:=IFERROR(IF([$grafik.G13]=0;&quot;&quot;;[$grafik.G13]);&quot;&quot;)" office:value-type="string" office:string-value="Kenyamanan atau keyakinan seseorang dalam berbagai situasi sosial. Orang dengan skor tinggi bersedia mendekati orang asing dan berbicara dalam suatu kelompok." calcext:value-type="string">
            <text:p>Kenyamanan atau keyakinan seseorang dalam berbagai situasi sosial. Orang dengan skor tinggi bersedia mendekati orang asing dan berbicara dalam suatu kelompok.</text:p>
          </table:table-cell>
          <table:table-cell table:style-name="ce236" table:formula="of:=IFERROR(IF([$grafik.U13]=0;&quot;&quot;;[$grafik.U13]);&quot;&quot;)" office:value-type="string" office:string-value="- Percaya diri di lingkungan sosial&#10;- Mampu berperan sebagai pemimpin bagi lingkungan&#10;- Memiliki kepercayaan diri untuk berbicara depan umum&#10;- Mampu bertindak sebagai inisiator dalam memulai interaksi dengan orang as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53" table:number-columns-repeated="10"/>
          <table:table-cell table:number-columns-repeated="1007"/>
        </table:table-row>
        <table:table-row table:style-name="ro14">
          <table:covered-table-cell table:style-name="ce162" table:formula="of:=IF([$grafik.A14]=&quot;&quot;;&quot;&quot;;[$grafik.A14])">
            <text:p/>
          </table:covered-table-cell>
          <table:table-cell table:style-name="ce162" table:formula="of:=IF([$grafik.B14]=&quot;&quot;;&quot;&quot;;[$grafik.B14])" office:value-type="string" office:string-value="Sociability" calcext:value-type="string">
            <text:p>Sociability</text:p>
          </table:table-cell>
          <table:table-cell table:style-name="ce194" table:formula="of:=IFERROR(IF([$grafik.E14]=0;&quot;&quot;;[$grafik.E14]);&quot;&quot;)" office:value-type="float" office:value="4" calcext:value-type="float">
            <text:p>4.00</text:p>
          </table:table-cell>
          <table:table-cell table:style-name="ce189" table:formula="of:=IFERROR(IF([$grafik.F14]=0;&quot;&quot;;[$grafik.F14]);&quot;&quot;)" office:value-type="string" office:string-value="Tinggi " calcext:value-type="string">
            <text:p>Tinggi </text:p>
          </table:table-cell>
          <table:table-cell table:style-name="ce207" table:formula="of:=IFERROR(IF([$grafik.G14]=0;&quot;&quot;;[$grafik.G14]);&quot;&quot;)" office:value-type="string" office:string-value="Kecenderungan menyukai percakapan, interaksi sosial, dan pesta. Orang dengan skor tinggi menyukai berbicara, berkunjung, dan merayakan bersama orang lain." calcext:value-type="string">
            <text:p>Kecenderungan menyukai percakapan, interaksi sosial, dan pesta. Orang dengan skor tinggi menyukai berbicara, berkunjung, dan merayakan bersama orang lain.</text:p>
          </table:table-cell>
          <table:table-cell table:style-name="ce236" table:formula="of:=IFERROR(IF([$grafik.U14]=0;&quot;&quot;;[$grafik.U14]);&quot;&quot;)" office:value-type="string" office:string-value="- Menyukai dan aktif secara komunikasi&#10;- Menyukai interaksi sosial&#10;- Suka bergaul" calcext:value-type="string">
            <text:p>- Menyukai dan aktif secara komunikasi</text:p>
            <text:p>- Menyukai interaksi sosial</text:p>
            <text:p>- Suka bergaul</text:p>
          </table:table-cell>
          <table:table-cell table:style-name="ce153" table:number-columns-repeated="10"/>
          <table:table-cell table:number-columns-repeated="1007"/>
        </table:table-row>
        <table:table-row table:style-name="ro14">
          <table:covered-table-cell table:style-name="ce162" table:formula="of:=IF([$grafik.A15]=&quot;&quot;;&quot;&quot;;[$grafik.A15])">
            <text:p/>
          </table:covered-table-cell>
          <table:table-cell table:style-name="ce162" table:formula="of:=IF([$grafik.B15]=&quot;&quot;;&quot;&quot;;[$grafik.B15])" office:value-type="string" office:string-value="Liveliness" calcext:value-type="string">
            <text:p>Liveliness</text:p>
          </table:table-cell>
          <table:table-cell table:style-name="ce194" table:formula="of:=IFERROR(IF([$grafik.E15]=0;&quot;&quot;;[$grafik.E15]);&quot;&quot;)" office:value-type="float" office:value="3.25" calcext:value-type="float">
            <text:p>3.25</text:p>
          </table:table-cell>
          <table:table-cell table:style-name="ce189" table:formula="of:=IFERROR(IF([$grafik.F15]=0;&quot;&quot;;[$grafik.F15]);&quot;&quot;)" office:value-type="string" office:string-value="Tinggi " calcext:value-type="string">
            <text:p>Tinggi </text:p>
          </table:table-cell>
          <table:table-cell table:style-name="ce207" table:formula="of:=IFERROR(IF([$grafik.G15]=0;&quot;&quot;;[$grafik.G15]);&quot;&quot;)" office:value-type="string" office:string-value="Antusiasme dan energi khas seseorang. Orang dengan skor tinggi biasanya optimis dan bersemangat tinggi." calcext:value-type="string">
            <text:p>Antusiasme dan energi khas seseorang. Orang dengan skor tinggi biasanya optimis dan bersemangat tinggi.</text:p>
          </table:table-cell>
          <table:table-cell table:style-name="ce236" table:formula="of:=IFERROR(IF([$grafik.U15]=0;&quot;&quot;;[$grafik.U15]);&quot;&quot;)" office:value-type="string" office:string-value="- Dinamis&#10;- Optimis&#10;- Memiliki semangat tinggi" calcext:value-type="string">
            <text:p>- Dinamis</text:p>
            <text:p>- Optimis</text:p>
            <text:p>- Memiliki semangat tinggi</text:p>
          </table:table-cell>
          <table:table-cell table:style-name="ce153" table:number-columns-repeated="10"/>
          <table:table-cell table:number-columns-repeated="1007"/>
        </table:table-row>
        <table:table-row table:style-name="ro14">
          <table:covered-table-cell table:style-name="ce162" table:formula="of:=IF([$grafik.A16]=&quot;&quot;;&quot;&quot;;[$grafik.A16])">
            <text:p/>
          </table:covered-table-cell>
          <table:table-cell table:style-name="ce162" table:formula="of:=IF([$grafik.B16]=&quot;&quot;;&quot;&quot;;[$grafik.B16])" office:value-type="string" office:string-value="EXTRAVERSION" calcext:value-type="string">
            <text:p>EXTRAVERSION</text:p>
          </table:table-cell>
          <table:table-cell table:style-name="ce194" table:formula="of:=IFERROR(IF([$grafik.E16]=0;&quot;&quot;;[$grafik.E16]);&quot;&quot;)" office:value-type="float" office:value="3.625" calcext:value-type="float">
            <text:p>3.63</text:p>
          </table:table-cell>
          <table:table-cell table:style-name="ce189" table:formula="of:=IFERROR(IF([$grafik.F16]=0;&quot;&quot;;[$grafik.F16]);&quot;&quot;)" office:value-type="string" office:string-value="Tinggi " calcext:value-type="string">
            <text:p>Tinggi </text:p>
          </table:table-cell>
          <table:table-cell table:style-name="ce207" table:formula="of:=IFERROR(IF([$grafik.G16]=0;&quot;&quot;;[$grafik.G16]);&quot;&quot;)" office:value-type="string" office:string-value="Orang-orang dengan skor sangat tinggi pada skala Extraversion merasa positif tentang diri mereka, percaya diri ketika memimpin atau menyapa sekelompok orang, menyukai pertemuan dan interaksi sosial, antusias dan memiliki energi yang positif." calcext:value-type="string">
            <text:p>Orang-orang dengan skor sangat tinggi pada skala Extraversion merasa positif tentang diri mereka, percaya diri ketika memimpin atau menyapa sekelompok orang, menyukai pertemuan dan interaksi sosial, antusias dan memiliki energi yang positif.</text:p>
          </table:table-cell>
          <table:table-cell table:style-name="ce236" table:formula="of:=IFERROR(IF([$grafik.U16]=0;&quot;&quot;;[$grafik.U16]);&quot;&quot;)" office:value-type="string" office:string-value="Indivividu yang memiliki extraversion tinggi cenderung nampak penuh semangat, komunikatif, memiliki interaksi sosial yang baik, ramah dan antusias terhadap suatu hal. " calcext:value-type="string">
            <text:p>Indivividu yang memiliki extraversion tinggi cenderung nampak penuh semangat, komunikatif, memiliki interaksi sosial yang baik, ramah dan antusias terhadap suatu hal. </text:p>
          </table:table-cell>
          <table:table-cell table:style-name="ce153" table:number-columns-repeated="10"/>
          <table:table-cell table:number-columns-repeated="1007"/>
        </table:table-row>
        <table:table-row table:style-name="ro14">
          <table:table-cell table:style-name="ce152" table:formula="of:=IF([$grafik.A17]=&quot;&quot;;&quot;&quot;;[$grafik.A17])" office:value-type="string" office:string-value="AGREEABLENESS" calcext:value-type="string" table:number-columns-spanned="1" table:number-rows-spanned="5">
            <text:p>AGREEABLENESS</text:p>
          </table:table-cell>
          <table:table-cell table:style-name="ce166" table:formula="of:=IF([$grafik.B17]=&quot;&quot;;&quot;&quot;;[$grafik.B17])" office:value-type="string" office:string-value="Forgiveness" calcext:value-type="string">
            <text:p>Forgiveness</text:p>
          </table:table-cell>
          <table:table-cell table:style-name="ce195" table:formula="of:=IFERROR(IF([$grafik.E17]=0;&quot;&quot;;[$grafik.E17]);&quot;&quot;)" office:value-type="float" office:value="3" calcext:value-type="float">
            <text:p>3.00</text:p>
          </table:table-cell>
          <table:table-cell table:style-name="ce190" table:formula="of:=IFERROR(IF([$grafik.F17]=0;&quot;&quot;;[$grafik.F17]);&quot;&quot;)" office:value-type="string" office:string-value="Tinggi " calcext:value-type="string">
            <text:p>Tinggi </text:p>
          </table:table-cell>
          <table:table-cell table:style-name="ce208" table:formula="of:=IFERROR(IF([$grafik.G17]=0;&quot;&quot;;[$grafik.G17]);&quot;&quot;)" office:value-type="string" office:string-value="Kemauan seseorang untuk memercayai dan menyukai mereka yang mungkin telah menyebabkan suatu bahaya. Orang dengan skor tinggi biasanya siap untuk mempercayai orang lain lagi dan membangun kembali hubungan persahabatan setelah diperlakukan dengan buruk."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237" table:formula="of:=IFERROR(IF([$grafik.U17]=0;&quot;&quot;;[$grafik.U17]);&quot;&quot;)" office:value-type="string" office:string-value="- Pemaaf &#10;- Mudah mempercayai orang lain meskipun telah dikecewakan&#10;- Memberikan kesempatan kepada orang lain untuk memperbaiki kesalahan" calcext:value-type="string">
            <text:p>- Pemaaf </text:p>
            <text:p>- Mudah mempercayai orang lain meskipun telah dikecewakan</text:p>
            <text:p>- Memberikan kesempatan kepada orang lain untuk memperbaiki kesalahan</text:p>
          </table:table-cell>
          <table:table-cell table:style-name="ce153" table:number-columns-repeated="10"/>
          <table:table-cell table:number-columns-repeated="1007"/>
        </table:table-row>
        <table:table-row table:style-name="ro14">
          <table:covered-table-cell table:style-name="ce166" table:formula="of:=IF([$grafik.A18]=&quot;&quot;;&quot;&quot;;[$grafik.A18])">
            <text:p/>
          </table:covered-table-cell>
          <table:table-cell table:style-name="ce166" table:formula="of:=IF([$grafik.B18]=&quot;&quot;;&quot;&quot;;[$grafik.B18])" office:value-type="string" office:string-value="Gentleness" calcext:value-type="string">
            <text:p>Gentleness</text:p>
          </table:table-cell>
          <table:table-cell table:style-name="ce195" table:formula="of:=IFERROR(IF([$grafik.E18]=0;&quot;&quot;;[$grafik.E18]);&quot;&quot;)" office:value-type="float" office:value="3.25" calcext:value-type="float">
            <text:p>3.25</text:p>
          </table:table-cell>
          <table:table-cell table:style-name="ce190" table:formula="of:=IFERROR(IF([$grafik.F18]=0;&quot;&quot;;[$grafik.F18]);&quot;&quot;)" office:value-type="string" office:string-value="Tinggi " calcext:value-type="string">
            <text:p>Tinggi </text:p>
          </table:table-cell>
          <table:table-cell table:style-name="ce208" table:formula="of:=IFERROR(IF([$grafik.G18]=0;&quot;&quot;;[$grafik.G18]);&quot;&quot;)" office:value-type="string" office:string-value="Kecenderungan untuk menjadi lembut dan toleran dalam berurusan dengan orang lain. Orang dengan skor tinggi enggan untuk menilai orang lain dengan kasar." calcext:value-type="string">
            <text:p>Kecenderungan untuk menjadi lembut dan toleran dalam berurusan dengan orang lain. Orang dengan skor tinggi enggan untuk menilai orang lain dengan kasar.</text:p>
          </table:table-cell>
          <table:table-cell table:style-name="ce237" table:formula="of:=IFERROR(IF([$grafik.U18]=0;&quot;&quot;;[$grafik.U18]);&quot;&quot;)" office:value-type="string" office:string-value="- Segan mengkritisi orang lain&#10;- Cenderung pasif&#10;- Tidak suka menghakimi orang lain" calcext:value-type="string">
            <text:p>- Segan mengkritisi orang lain</text:p>
            <text:p>- Cenderung pasif</text:p>
            <text:p>- Tidak suka menghakimi orang lain</text:p>
          </table:table-cell>
          <table:table-cell table:style-name="ce153" table:number-columns-repeated="10"/>
          <table:table-cell table:number-columns-repeated="1007"/>
        </table:table-row>
        <table:table-row table:style-name="ro14">
          <table:covered-table-cell table:style-name="ce166" table:formula="of:=IF([$grafik.A19]=&quot;&quot;;&quot;&quot;;[$grafik.A19])">
            <text:p/>
          </table:covered-table-cell>
          <table:table-cell table:style-name="ce166" table:formula="of:=IF([$grafik.B19]=&quot;&quot;;&quot;&quot;;[$grafik.B19])" office:value-type="string" office:string-value="Flexibility" calcext:value-type="string">
            <text:p>Flexibility</text:p>
          </table:table-cell>
          <table:table-cell table:style-name="ce195" table:formula="of:=IFERROR(IF([$grafik.E19]=0;&quot;&quot;;[$grafik.E19]);&quot;&quot;)" office:value-type="float" office:value="3" calcext:value-type="float">
            <text:p>3.00</text:p>
          </table:table-cell>
          <table:table-cell table:style-name="ce190" table:formula="of:=IFERROR(IF([$grafik.F19]=0;&quot;&quot;;[$grafik.F19]);&quot;&quot;)" office:value-type="string" office:string-value="Tinggi " calcext:value-type="string">
            <text:p>Tinggi </text:p>
          </table:table-cell>
          <table:table-cell table:style-name="ce208" table:formula="of:=IFERROR(IF([$grafik.G19]=0;&quot;&quot;;[$grafik.G19]);&quot;&quot;)" office:value-type="string" office:string-value="Kemauan seseorang untuk berkompromi dan bekerja sama dengan orang lain. Orang dengan skor tinggi menghindari argumen dan menerima saran orang lain, bahkan ketika hal tersebut mungkin tidak masuk akal." calcext:value-type="string">
            <text:p>Kemauan seseorang untuk berkompromi dan bekerja sama dengan orang lain. Orang dengan skor tinggi menghindari argumen dan menerima saran orang lain, bahkan ketika hal tersebut mungkin tidak masuk akal.</text:p>
          </table:table-cell>
          <table:table-cell table:style-name="ce237" table:formula="of:=IFERROR(IF([$grafik.U19]=0;&quot;&quot;;[$grafik.U19]);&quot;&quot;)" office:value-type="string" office:string-value="- Mencari rasionalisasi untuk menerima pendapat orang lain meskipun terkadang pendapat tersebut kurang masuk akal&#10;- Menghindari perdebatan&#10;" calcext:value-type="string">
            <text:p>- Mencari rasionalisasi untuk menerima pendapat orang lain meskipun terkadang pendapat tersebut kurang masuk akal</text:p>
            <text:p>- Menghindari perdebatan</text:p>
            <text:p/>
          </table:table-cell>
          <table:table-cell table:style-name="ce153" table:number-columns-repeated="10"/>
          <table:table-cell table:number-columns-repeated="1007"/>
        </table:table-row>
        <table:table-row table:style-name="ro14">
          <table:covered-table-cell table:style-name="ce166" table:formula="of:=IF([$grafik.A20]=&quot;&quot;;&quot;&quot;;[$grafik.A20])">
            <text:p/>
          </table:covered-table-cell>
          <table:table-cell table:style-name="ce166" table:formula="of:=IF([$grafik.B20]=&quot;&quot;;&quot;&quot;;[$grafik.B20])" office:value-type="string" office:string-value="Patience" calcext:value-type="string">
            <text:p>Patience</text:p>
          </table:table-cell>
          <table:table-cell table:style-name="ce195" table:formula="of:=IFERROR(IF([$grafik.E20]=0;&quot;&quot;;[$grafik.E20]);&quot;&quot;)" office:value-type="float" office:value="3.5" calcext:value-type="float">
            <text:p>3.50</text:p>
          </table:table-cell>
          <table:table-cell table:style-name="ce190" table:formula="of:=IFERROR(IF([$grafik.F20]=0;&quot;&quot;;[$grafik.F20]);&quot;&quot;)" office:value-type="string" office:string-value="Tinggi " calcext:value-type="string">
            <text:p>Tinggi </text:p>
          </table:table-cell>
          <table:table-cell table:style-name="ce208" table:formula="of:=IFERROR(IF([$grafik.G20]=0;&quot;&quot;;[$grafik.G20]);&quot;&quot;)" office:value-type="string" office:string-value="Kecenderungan untuk tetap tenang dan tidak marah. Orang dengan skor tinggi memiliki ambang batas yang tinggi untuk merasakan atau mengekspresikan kemarahan." calcext:value-type="string">
            <text:p>Kecenderungan untuk tetap tenang dan tidak marah. Orang dengan skor tinggi memiliki ambang batas yang tinggi untuk merasakan atau mengekspresikan kemarahan.</text:p>
          </table:table-cell>
          <table:table-cell table:style-name="ce237" table:formula="of:=IFERROR(IF([$grafik.U20]=0;&quot;&quot;;[$grafik.U20]);&quot;&quot;)" office:value-type="string" office:string-value="- Tenang tidak mudah marah atau terprovokasi&#10;- Pandai mengendalikan emosi&#10;- Memendam perasaan" calcext:value-type="string">
            <text:p>- Tenang tidak mudah marah atau terprovokasi</text:p>
            <text:p>- Pandai mengendalikan emosi</text:p>
            <text:p>- Memendam perasaan</text:p>
          </table:table-cell>
          <table:table-cell table:style-name="ce153" table:number-columns-repeated="10"/>
          <table:table-cell table:number-columns-repeated="1007"/>
        </table:table-row>
        <table:table-row table:style-name="ro14">
          <table:covered-table-cell table:style-name="ce166" table:formula="of:=IF([$grafik.A21]=&quot;&quot;;&quot;&quot;;[$grafik.A21])">
            <text:p/>
          </table:covered-table-cell>
          <table:table-cell table:style-name="ce166" table:formula="of:=IF([$grafik.B21]=&quot;&quot;;&quot;&quot;;[$grafik.B21])" office:value-type="string" office:string-value="AGREEABLENESS" calcext:value-type="string">
            <text:p>AGREEABLENESS</text:p>
          </table:table-cell>
          <table:table-cell table:style-name="ce195" table:formula="of:=IFERROR(IF([$grafik.E21]=0;&quot;&quot;;[$grafik.E21]);&quot;&quot;)" office:value-type="float" office:value="3.1875" calcext:value-type="float">
            <text:p>3.19</text:p>
          </table:table-cell>
          <table:table-cell table:style-name="ce190" table:formula="of:=IFERROR(IF([$grafik.F21]=0;&quot;&quot;;[$grafik.F21]);&quot;&quot;)" office:value-type="string" office:string-value="Tinggi " calcext:value-type="string">
            <text:p>Tinggi </text:p>
          </table:table-cell>
          <table:table-cell table:style-name="ce208" table:formula="of:=IFERROR(IF([$grafik.G21]=0;&quot;&quot;;[$grafik.G21]);&quot;&quot;)" office:value-type="string" office:string-value="Orang dengan skor yang sangat tinggi pada skala Agreeableness memaafkan kesalahan yang mereka derita, toleran dalam menilai orang lain, mau berkompromi dan bekerja sama dengan orang lain, dan dapat mengendalikan emosi mereka dengan mudah." calcext:value-type="string">
            <text:p>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237" table:formula="of:=IFERROR(IF([$grafik.U21]=0;&quot;&quot;;[$grafik.U21]);&quot;&quot;)" office:value-type="string" office:string-value="Individu dengan skor agreebleness tinggi cenderung berkepribadian menyenangkan dan mampu menjalin hubungan sosial yang harmonis" calcext:value-type="string">
            <text:p>Individu dengan skor agreebleness tinggi cenderung berkepribadian menyenangkan dan mampu menjalin hubungan sosial yang harmonis</text:p>
          </table:table-cell>
          <table:table-cell table:style-name="ce153" table:number-columns-repeated="10"/>
          <table:table-cell table:number-columns-repeated="1007"/>
        </table:table-row>
        <table:table-row table:style-name="ro14">
          <table:table-cell table:style-name="ce163" table:formula="of:=IF([$grafik.A22]=&quot;&quot;;&quot;&quot;;[$grafik.A22])" office:value-type="string" office:string-value="CONSCIENTIOUSNESS" calcext:value-type="string" table:number-columns-spanned="1" table:number-rows-spanned="5">
            <text:p>CONSCIENTIOUSNESS</text:p>
          </table:table-cell>
          <table:table-cell table:style-name="ce170" table:formula="of:=IF([$grafik.B22]=&quot;&quot;;&quot;&quot;;[$grafik.B22])" office:value-type="string" office:string-value="Organization" calcext:value-type="string">
            <text:p>Organization</text:p>
          </table:table-cell>
          <table:table-cell table:style-name="ce196" table:formula="of:=IFERROR(IF([$grafik.E22]=0;&quot;&quot;;[$grafik.E22]);&quot;&quot;)" office:value-type="float" office:value="4" calcext:value-type="float">
            <text:p>4.00</text:p>
          </table:table-cell>
          <table:table-cell table:style-name="ce191" table:formula="of:=IFERROR(IF([$grafik.F22]=0;&quot;&quot;;[$grafik.F22]);&quot;&quot;)" office:value-type="string" office:string-value="Tinggi " calcext:value-type="string">
            <text:p>Tinggi </text:p>
          </table:table-cell>
          <table:table-cell table:style-name="ce209" table:formula="of:=IFERROR(IF([$grafik.G22]=0;&quot;&quot;;[$grafik.G22]);&quot;&quot;)" office:value-type="string" office:string-value="Kecenderungan untuk mencari ketertiban, terutama dalam lingkungan fisik seseorang. Orang dengan skor tinggi menjaga semuanya tetap rapi dan lebih memilih pendekatan terstruktur untuk tugas-tugasnya." calcext:value-type="string">
            <text:p>Kecenderungan untuk mencari ketertiban, terutama dalam lingkungan fisik seseorang. Orang dengan skor tinggi menjaga semuanya tetap rapi dan lebih memilih pendekatan terstruktur untuk tugas-tugasnya.</text:p>
          </table:table-cell>
          <table:table-cell table:style-name="ce238" table:formula="of:=IFERROR(IF([$grafik.U22]=0;&quot;&quot;;[$grafik.U22]);&quot;&quot;)" office:value-type="string" office:string-value="- Bekerja secara hati-hati&#10;- Terstruktur dan terencana dalam bekerja" calcext:value-type="string">
            <text:p>- Bekerja secara hati-hati</text:p>
            <text:p>- Terstruktur dan terencana dalam bekerja</text:p>
          </table:table-cell>
          <table:table-cell table:style-name="ce153" table:number-columns-repeated="10"/>
          <table:table-cell table:number-columns-repeated="1007"/>
        </table:table-row>
        <table:table-row table:style-name="ro14">
          <table:covered-table-cell table:style-name="ce170" table:formula="of:=IF([$grafik.A23]=&quot;&quot;;&quot;&quot;;[$grafik.A23])">
            <text:p/>
          </table:covered-table-cell>
          <table:table-cell table:style-name="ce170" table:formula="of:=IF([$grafik.B23]=&quot;&quot;;&quot;&quot;;[$grafik.B23])" office:value-type="string" office:string-value="Diligence" calcext:value-type="string">
            <text:p>Diligence</text:p>
          </table:table-cell>
          <table:table-cell table:style-name="ce196" table:formula="of:=IFERROR(IF([$grafik.E23]=0;&quot;&quot;;[$grafik.E23]);&quot;&quot;)" office:value-type="float" office:value="4.5" calcext:value-type="float">
            <text:p>4.50</text:p>
          </table:table-cell>
          <table:table-cell table:style-name="ce191" table:formula="of:=IFERROR(IF([$grafik.F23]=0;&quot;&quot;;[$grafik.F23]);&quot;&quot;)" office:value-type="string" office:string-value="Tinggi " calcext:value-type="string">
            <text:p>Tinggi </text:p>
          </table:table-cell>
          <table:table-cell table:style-name="ce209" table:formula="of:=IFERROR(IF([$grafik.G23]=0;&quot;&quot;;[$grafik.G23]);&quot;&quot;)" office:value-type="string" office:string-value="Kecenderungan untuk bekerja keras. Orang dengan skor tinggi memiliki “etos kerja” yang kuat dan bersedia memaksakan diri." calcext:value-type="string">
            <text:p>Kecenderungan untuk bekerja keras. Orang dengan skor tinggi memiliki “etos kerja” yang kuat dan bersedia memaksakan diri.</text:p>
          </table:table-cell>
          <table:table-cell table:style-name="ce238" table:formula="of:=IFERROR(IF([$grafik.U23]=0;&quot;&quot;;[$grafik.U23]);&quot;&quot;)" office:value-type="string" office:string-value="- Memiliki disiplin tinggi&#10;- Motivasi berprestasi tinggi&#10;- Mampu memacu diri sendiri dalam mencapai target" calcext:value-type="string">
            <text:p>- Memiliki disiplin tinggi</text:p>
            <text:p>- Motivasi berprestasi tinggi</text:p>
            <text:p>- Mampu memacu diri sendiri dalam mencapai target</text:p>
          </table:table-cell>
          <table:table-cell table:style-name="ce153" table:number-columns-repeated="10"/>
          <table:table-cell table:number-columns-repeated="1007"/>
        </table:table-row>
        <table:table-row table:style-name="ro14">
          <table:covered-table-cell table:style-name="ce170" table:formula="of:=IF([$grafik.A24]=&quot;&quot;;&quot;&quot;;[$grafik.A24])">
            <text:p/>
          </table:covered-table-cell>
          <table:table-cell table:style-name="ce170" table:formula="of:=IF([$grafik.B24]=&quot;&quot;;&quot;&quot;;[$grafik.B24])" office:value-type="string" office:string-value="Perfectionism" calcext:value-type="string">
            <text:p>Perfectionism</text:p>
          </table:table-cell>
          <table:table-cell table:style-name="ce196" table:formula="of:=IFERROR(IF([$grafik.E24]=0;&quot;&quot;;[$grafik.E24]);&quot;&quot;)" office:value-type="float" office:value="4.25" calcext:value-type="float">
            <text:p>4.25</text:p>
          </table:table-cell>
          <table:table-cell table:style-name="ce191" table:formula="of:=IFERROR(IF([$grafik.F24]=0;&quot;&quot;;[$grafik.F24]);&quot;&quot;)" office:value-type="string" office:string-value="Tinggi " calcext:value-type="string">
            <text:p>Tinggi </text:p>
          </table:table-cell>
          <table:table-cell table:style-name="ce209" table:formula="of:=IFERROR(IF([$grafik.G24]=0;&quot;&quot;;[$grafik.G24]);&quot;&quot;)" office:value-type="string" office:string-value="Kecenderungan teliti dan peduli pada detail. Orang dengan skor tinggi memeriksa kesalahan dan peningkatan potensial dengan cermat." calcext:value-type="string">
            <text:p>Kecenderungan teliti dan peduli pada detail. Orang dengan skor tinggi memeriksa kesalahan dan peningkatan potensial dengan cermat.</text:p>
          </table:table-cell>
          <table:table-cell table:style-name="ce238" table:formula="of:=IFERROR(IF([$grafik.U24]=0;&quot;&quot;;[$grafik.U24]);&quot;&quot;)" office:value-type="string" office:string-value="- Bekerja dengan memperhatikan kualitas&#10;- Mampu bekerja secara detail&#10;- Berhati-hati untuk meminimalisir kesalahan" calcext:value-type="string">
            <text:p>- Bekerja dengan memperhatikan kualitas</text:p>
            <text:p>- Mampu bekerja secara detail</text:p>
            <text:p>- Berhati-hati untuk meminimalisir kesalahan</text:p>
          </table:table-cell>
          <table:table-cell table:style-name="ce153" table:number-columns-repeated="10"/>
          <table:table-cell table:number-columns-repeated="1007"/>
        </table:table-row>
        <table:table-row table:style-name="ro14">
          <table:covered-table-cell table:style-name="ce170" table:formula="of:=IF([$grafik.A25]=&quot;&quot;;&quot;&quot;;[$grafik.A25])">
            <text:p/>
          </table:covered-table-cell>
          <table:table-cell table:style-name="ce170" table:formula="of:=IF([$grafik.B25]=&quot;&quot;;&quot;&quot;;[$grafik.B25])" office:value-type="string" office:string-value="Prudence" calcext:value-type="string">
            <text:p>Prudence</text:p>
          </table:table-cell>
          <table:table-cell table:style-name="ce196" table:formula="of:=IFERROR(IF([$grafik.E25]=0;&quot;&quot;;[$grafik.E25]);&quot;&quot;)" office:value-type="float" office:value="3.75" calcext:value-type="float">
            <text:p>3.75</text:p>
          </table:table-cell>
          <table:table-cell table:style-name="ce191" table:formula="of:=IFERROR(IF([$grafik.F25]=0;&quot;&quot;;[$grafik.F25]);&quot;&quot;)" office:value-type="string" office:string-value="Tinggi " calcext:value-type="string">
            <text:p>Tinggi </text:p>
          </table:table-cell>
          <table:table-cell table:style-name="ce209" table:formula="of:=IFERROR(IF([$grafik.G25]=0;&quot;&quot;;[$grafik.G25]);&quot;&quot;)" office:value-type="string" office:string-value="Kecenderungan berhati-hati dan menghambat dorongan. Orang dengan nilai tinggi mempertimbangkan pilihan mereka secara cermat dan cenderung berhati-hati dan bisa mengendalikan diri." calcext:value-type="string">
            <text:p>Kecenderungan berhati-hati dan menghambat dorongan. Orang dengan nilai tinggi mempertimbangkan pilihan mereka secara cermat dan cenderung berhati-hati dan bisa mengendalikan diri.</text:p>
          </table:table-cell>
          <table:table-cell table:style-name="ce238" table:formula="of:=IFERROR(IF([$grafik.U25]=0;&quot;&quot;;[$grafik.U25]);&quot;&quot;)" office:value-type="string" office:string-value="- Penuh pertimbangan dalam mengambil keputusan berdasarkan konsekuensi&#10;- Memiliki kontrol diri penuh ketika menghadapi masalah" calcext:value-type="string">
            <text:p>- Penuh pertimbangan dalam mengambil keputusan berdasarkan konsekuensi</text:p>
            <text:p>- Memiliki kontrol diri penuh ketika menghadapi masalah</text:p>
          </table:table-cell>
          <table:table-cell table:style-name="ce153" table:number-columns-repeated="10"/>
          <table:table-cell table:number-columns-repeated="1007"/>
        </table:table-row>
        <table:table-row table:style-name="ro14">
          <table:covered-table-cell table:style-name="ce170" table:formula="of:=IF([$grafik.A26]=&quot;&quot;;&quot;&quot;;[$grafik.A26])">
            <text:p/>
          </table:covered-table-cell>
          <table:table-cell table:style-name="ce170" table:formula="of:=IF([$grafik.B26]=&quot;&quot;;&quot;&quot;;[$grafik.B26])" office:value-type="string" office:string-value="CONSCIENTIOUSENESS" calcext:value-type="string">
            <text:p>CONSCIENTIOUSENESS</text:p>
          </table:table-cell>
          <table:table-cell table:style-name="ce196" table:formula="of:=IFERROR(IF([$grafik.E26]=0;&quot;&quot;;[$grafik.E26]);&quot;&quot;)" office:value-type="float" office:value="4.125" calcext:value-type="float">
            <text:p>4.13</text:p>
          </table:table-cell>
          <table:table-cell table:style-name="ce191" table:formula="of:=IFERROR(IF([$grafik.F26]=0;&quot;&quot;;[$grafik.F26]);&quot;&quot;)" office:value-type="string" office:string-value="Tinggi " calcext:value-type="string">
            <text:p>Tinggi </text:p>
          </table:table-cell>
          <table:table-cell table:style-name="ce209" table:formula="of:=IFERROR(IF([$grafik.G26]=0;&quot;&quot;;[$grafik.G26]);&quot;&quot;)" office:value-type="string" office:string-value="Orang dengan skor sangat tinggi pada skala Conscientiousness mengatur waktu dan lingkungan fisik mereka, bekerja dengan cara disiplin menuju tujuan mereka, berusaha untuk akurasi dan kesempurnaan dalam tugas-tugas mereka, dan sangat tenang dan hati-hati ketika membuat keputusan." calcext:value-type="string">
            <text:p>Orang dengan skor sangat tinggi pada skala Conscientiousness mengatur waktu dan lingkungan fisik mereka, bekerja dengan cara disiplin menuju tujuan mereka, berusaha untuk akurasi dan kesempurnaan dalam tugas-tugas mereka, dan sangat tenang dan hati-hati ketika membuat keputusan.</text:p>
          </table:table-cell>
          <table:table-cell table:style-name="ce238" table:formula="of:=IFERROR(IF([$grafik.U26]=0;&quot;&quot;;[$grafik.U26]);&quot;&quot;)" office:value-type="string" office:string-value="Individu yang memiliki Consciencetiouness tinggi umumnya merupakan individu yang bertanggung jawab, teratur dan dapat diandalkan. Mereka memiliki kontrol yang besar tehadap lingkungan, berpikir secara matang sebelum bertindak, terencana, terorganisir dan task-oriented."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style-name="ce153" table:number-columns-repeated="10"/>
          <table:table-cell table:number-columns-repeated="1007"/>
        </table:table-row>
        <table:table-row table:style-name="ro14">
          <table:table-cell table:style-name="ce165" table:formula="of:=IF([$grafik.A27]=&quot;&quot;;&quot;&quot;;[$grafik.A27])" office:value-type="string" office:string-value="OPENESS TO EXPERIENCE" calcext:value-type="string" table:number-columns-spanned="1" table:number-rows-spanned="5">
            <text:p>OPENESS TO EXPERIENCE</text:p>
          </table:table-cell>
          <table:table-cell table:style-name="ce173" table:formula="of:=IF([$grafik.B27]=&quot;&quot;;&quot;&quot;;[$grafik.B27])" office:value-type="string" office:string-value="Aesthetic Appreciation" calcext:value-type="string">
            <text:p>Aesthetic Appreciation</text:p>
          </table:table-cell>
          <table:table-cell table:style-name="ce197" table:formula="of:=IFERROR(IF([$grafik.E27]=0;&quot;&quot;;[$grafik.E27]);&quot;&quot;)" office:value-type="float" office:value="4.25" calcext:value-type="float">
            <text:p>4.25</text:p>
          </table:table-cell>
          <table:table-cell table:style-name="ce192" table:formula="of:=IFERROR(IF([$grafik.F27]=0;&quot;&quot;;[$grafik.F27]);&quot;&quot;)" office:value-type="string" office:string-value="Tinggi " calcext:value-type="string">
            <text:p>Tinggi </text:p>
          </table:table-cell>
          <table:table-cell table:style-name="ce210" table:formula="of:=IFERROR(IF([$grafik.G27]=0;&quot;&quot;;[$grafik.G27]);&quot;&quot;)" office:value-type="string" office:string-value="Kesukaan seseorang akan keindahan dalam seni dan alam. Orang dengan skor tinggi memiliki apresiasi yang kuat terhadap berbagai bentuk seni dan keajaiban alam." calcext:value-type="string">
            <text:p>Kesukaan seseorang akan keindahan dalam seni dan alam. Orang dengan skor tinggi memiliki apresiasi yang kuat terhadap berbagai bentuk seni dan keajaiban alam.</text:p>
          </table:table-cell>
          <table:table-cell table:style-name="ce239" table:formula="of:=IFERROR(IF([$grafik.U27]=0;&quot;&quot;;[$grafik.U27]);&quot;&quot;)" office:value-type="string" office:string-value="- Memiliki apresiasi tinggi terhadap alam dan keindahan seni" calcext:value-type="string">
            <text:p>- Memiliki apresiasi tinggi terhadap alam dan keindahan seni</text:p>
          </table:table-cell>
          <table:table-cell table:style-name="ce153" table:number-columns-repeated="10"/>
          <table:table-cell table:number-columns-repeated="1007"/>
        </table:table-row>
        <table:table-row table:style-name="ro14">
          <table:covered-table-cell table:style-name="ce173" table:formula="of:=IF([$grafik.A28]=&quot;&quot;;&quot;&quot;;[$grafik.A28])">
            <text:p/>
          </table:covered-table-cell>
          <table:table-cell table:style-name="ce173" table:formula="of:=IF([$grafik.B28]=&quot;&quot;;&quot;&quot;;[$grafik.B28])" office:value-type="string" office:string-value="Inquitiveness" calcext:value-type="string">
            <text:p>Inquitiveness</text:p>
          </table:table-cell>
          <table:table-cell table:style-name="ce197" table:formula="of:=IFERROR(IF([$grafik.E28]=0;&quot;&quot;;[$grafik.E28]);&quot;&quot;)" office:value-type="float" office:value="4.75" calcext:value-type="float">
            <text:p>4.75</text:p>
          </table:table-cell>
          <table:table-cell table:style-name="ce192" table:formula="of:=IFERROR(IF([$grafik.F28]=0;&quot;&quot;;[$grafik.F28]);&quot;&quot;)" office:value-type="string" office:string-value="Tinggi " calcext:value-type="string">
            <text:p>Tinggi </text:p>
          </table:table-cell>
          <table:table-cell table:style-name="ce210" table:formula="of:=IFERROR(IF([$grafik.G28]=0;&quot;&quot;;[$grafik.G28]);&quot;&quot;)" office:value-type="string" office:string-value="Kecenderungan mencari informasi dan pengalaman dengan alam dan dunia manusia. Orang dengan skor tinggi membaca secara luas dan tertarik pada sebuah petualangan." calcext:value-type="string">
            <text:p>Kecenderungan mencari informasi dan pengalaman dengan alam dan dunia manusia. Orang dengan skor tinggi membaca secara luas dan tertarik pada sebuah petualangan.</text:p>
          </table:table-cell>
          <table:table-cell table:style-name="ce239" table:formula="of:=IFERROR(IF([$grafik.U28]=0;&quot;&quot;;[$grafik.U28]);&quot;&quot;)" office:value-type="string" office:string-value="- Memiliki ketertarikan akan banyak hal&#10;- Menyukai travelling" calcext:value-type="string">
            <text:p>- Memiliki ketertarikan akan banyak hal</text:p>
            <text:p>- Menyukai travelling</text:p>
          </table:table-cell>
          <table:table-cell table:style-name="ce153" table:number-columns-repeated="10"/>
          <table:table-cell table:number-columns-repeated="1007"/>
        </table:table-row>
        <table:table-row table:style-name="ro14">
          <table:covered-table-cell table:style-name="ce173" table:formula="of:=IF([$grafik.A29]=&quot;&quot;;&quot;&quot;;[$grafik.A29])">
            <text:p/>
          </table:covered-table-cell>
          <table:table-cell table:style-name="ce173" table:formula="of:=IF([$grafik.B29]=&quot;&quot;;&quot;&quot;;[$grafik.B29])" office:value-type="string" office:string-value="Creativity" calcext:value-type="string">
            <text:p>Creativity</text:p>
          </table:table-cell>
          <table:table-cell table:style-name="ce197" table:formula="of:=IFERROR(IF([$grafik.E29]=0;&quot;&quot;;[$grafik.E29]);&quot;&quot;)" office:value-type="float" office:value="4" calcext:value-type="float">
            <text:p>4.00</text:p>
          </table:table-cell>
          <table:table-cell table:style-name="ce192" table:formula="of:=IFERROR(IF([$grafik.F29]=0;&quot;&quot;;[$grafik.F29]);&quot;&quot;)" office:value-type="string" office:string-value="Tinggi " calcext:value-type="string">
            <text:p>Tinggi </text:p>
          </table:table-cell>
          <table:table-cell table:style-name="ce210" table:formula="of:=IFERROR(IF([$grafik.G29]=0;&quot;&quot;;[$grafik.G29]);&quot;&quot;)" office:value-type="string" office:string-value="Preferensi seseorang untuk inovasi dan eksperimen. Orang dengan skor tinggi mencari solusi baru untuk masalah dan mengekspresikan diri mereka dalam seni secara aktif." calcext:value-type="string">
            <text:p>Preferensi seseorang untuk inovasi dan eksperimen. Orang dengan skor tinggi mencari solusi baru untuk masalah dan mengekspresikan diri mereka dalam seni secara aktif.</text:p>
          </table:table-cell>
          <table:table-cell table:style-name="ce239" table:formula="of:=IFERROR(IF([$grafik.U29]=0;&quot;&quot;;[$grafik.U29]);&quot;&quot;)" office:value-type="string" office:string-value="- Penuh ide dan kreatif&#10;- Menyukai hal luar biasa 9out of the box)" calcext:value-type="string">
            <text:p>- Penuh ide dan kreatif</text:p>
            <text:p>- Menyukai hal luar biasa 9out of the box)</text:p>
          </table:table-cell>
          <table:table-cell table:style-name="ce153" table:number-columns-repeated="10"/>
          <table:table-cell table:number-columns-repeated="1007"/>
        </table:table-row>
        <table:table-row table:style-name="ro14">
          <table:covered-table-cell table:style-name="ce173" table:formula="of:=IF([$grafik.A30]=&quot;&quot;;&quot;&quot;;[$grafik.A30])">
            <text:p/>
          </table:covered-table-cell>
          <table:table-cell table:style-name="ce173" table:formula="of:=IF([$grafik.B30]=&quot;&quot;;&quot;&quot;;[$grafik.B30])" office:value-type="string" office:string-value="Unconventionality" calcext:value-type="string">
            <text:p>Unconventionality</text:p>
          </table:table-cell>
          <table:table-cell table:style-name="ce197" table:formula="of:=IFERROR(IF([$grafik.E30]=0;&quot;&quot;;[$grafik.E30]);&quot;&quot;)" office:value-type="float" office:value="3.5" calcext:value-type="float">
            <text:p>3.50</text:p>
          </table:table-cell>
          <table:table-cell table:style-name="ce192" table:formula="of:=IFERROR(IF([$grafik.F30]=0;&quot;&quot;;[$grafik.F30]);&quot;&quot;)" office:value-type="string" office:string-value="Rendah" calcext:value-type="string">
            <text:p>Rendah</text:p>
          </table:table-cell>
          <table:table-cell table:style-name="ce210" table:formula="of:=IFERROR(IF([$grafik.G30]=0;&quot;&quot;;[$grafik.G30]);&quot;&quot;)"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239" table:formula="of:=IFERROR(IF([$grafik.U30]=0;&quot;&quot;;[$grafik.U30]);&quot;&quot;)"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53" table:number-columns-repeated="10"/>
          <table:table-cell table:number-columns-repeated="1007"/>
        </table:table-row>
        <table:table-row table:style-name="ro14">
          <table:covered-table-cell table:style-name="ce173" table:formula="of:=IF([$grafik.A31]=&quot;&quot;;&quot;&quot;;[$grafik.A31])">
            <text:p/>
          </table:covered-table-cell>
          <table:table-cell table:style-name="ce173" table:formula="of:=IF([$grafik.B31]=&quot;&quot;;&quot;&quot;;[$grafik.B31])" office:value-type="string" office:string-value="OPENESS TO EXPERIENCE" calcext:value-type="string">
            <text:p>OPENESS TO EXPERIENCE</text:p>
          </table:table-cell>
          <table:table-cell table:style-name="ce197" table:formula="of:=IFERROR(IF([$grafik.E31]=0;&quot;&quot;;[$grafik.E31]);&quot;&quot;)" office:value-type="float" office:value="4.125" calcext:value-type="float">
            <text:p>4.13</text:p>
          </table:table-cell>
          <table:table-cell table:style-name="ce192" table:formula="of:=IFERROR(IF([$grafik.F31]=0;&quot;&quot;;[$grafik.F31]);&quot;&quot;)" office:value-type="string" office:string-value="Tinggi " calcext:value-type="string">
            <text:p>Tinggi </text:p>
          </table:table-cell>
          <table:table-cell table:style-name="ce210" table:formula="of:=IFERROR(IF([$grafik.G31]=0;&quot;&quot;;[$grafik.G31]);&quot;&quot;)" office:value-type="string" office:string-value="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 calcext:value-type="string">
            <text:p>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p>
          </table:table-cell>
          <table:table-cell table:style-name="ce239" table:formula="of:=IFERROR(IF([$grafik.U31]=0;&quot;&quot;;[$grafik.U31]);&quot;&quot;)" office:value-type="string" office:string-value="Seseorang dengan openess yang tinggi memiliki pemikiran yang imajinatif" calcext:value-type="string">
            <text:p>Seseorang dengan openess yang tinggi memiliki pemikiran yang imajinatif</text:p>
          </table:table-cell>
          <table:table-cell table:style-name="ce153" table:number-columns-repeated="10"/>
          <table:table-cell table:number-columns-repeated="1007"/>
        </table:table-row>
        <table:table-row table:style-name="ro14">
          <table:table-cell table:style-name="ce167" table:formula="of:=IF([$grafik.A32]=&quot;&quot;;&quot;&quot;;[$grafik.A32])">
            <text:p/>
          </table:table-cell>
          <table:table-cell table:style-name="ce167" table:formula="of:=IF([$grafik.B32]=&quot;&quot;;&quot;&quot;;[$grafik.B32])" office:value-type="string" office:string-value="(INTERSTITIAL FACET SCALE) ALTRUISM " calcext:value-type="string">
            <text:p>(INTERSTITIAL FACET SCALE) ALTRUISM </text:p>
          </table:table-cell>
          <table:table-cell table:style-name="ce198" table:formula="of:=IFERROR(IF([$grafik.E32]=0;&quot;&quot;;[$grafik.E32]);&quot;&quot;)" office:value-type="float" office:value="3.75" calcext:value-type="float">
            <text:p>3.75</text:p>
          </table:table-cell>
          <table:table-cell table:style-name="ce193" table:formula="of:=IFERROR(IF([$grafik.F32]=0;&quot;&quot;;[$grafik.F32]);&quot;&quot;)" office:value-type="string" office:string-value="Tinggi " calcext:value-type="string">
            <text:p>Tinggi </text:p>
          </table:table-cell>
          <table:table-cell table:style-name="ce211" table:formula="of:=IFERROR(IF([$grafik.G32]=0;&quot;&quot;;[$grafik.G32]);&quot;&quot;)" office:value-type="string" office:string-value="Kecenderungan untuk bersikap simpatik dan berhati lembut terhadap orang lain. Orang dengan skor tinggi menghindari sesuatu yang menyebabkan kerugian dan bereaksi dengan kemurahan hati terhadap mereka yang lemah atau membutuhkan bantuan."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240" table:formula="of:=IFERROR(IF([$grafik.U32]=0;&quot;&quot;;[$grafik.U32]);&quot;&quot;)" office:value-type="string" office:string-value="- Berhati lembut&#10;- Menghindari perilaku yang dapat menyakiti orang lain&#10;- Murah hati terhadap yang memerlukan pertolongan" calcext:value-type="string">
            <text:p>- Berhati lembut</text:p>
            <text:p>- Menghindari perilaku yang dapat menyakiti orang lain</text:p>
            <text:p>- Murah hati terhadap yang memerlukan pertolongan</text:p>
          </table:table-cell>
          <table:table-cell table:style-name="ce153" table:number-columns-repeated="10"/>
          <table:table-cell table:number-columns-repeated="1007"/>
        </table:table-row>
        <table:table-row table:style-name="ro3">
          <table:table-cell table:style-name="ce153" table:formula="of:=IF([$grafik.A33]=&quot;&quot;;&quot;&quot;;[$grafik.A33])">
            <text:p/>
          </table:table-cell>
          <table:table-cell table:style-name="ce153"/>
          <table:table-cell table:style-name="ce158" table:number-columns-repeated="2"/>
          <table:table-cell table:style-name="ce232" table:number-columns-repeated="2"/>
          <table:table-cell table:style-name="ce153" table:number-columns-repeated="10"/>
          <table:table-cell table:number-columns-repeated="1007"/>
        </table:table-row>
        <table:table-row table:style-name="ro3">
          <table:table-cell table:style-name="ce153" table:formula="of:=IF([$grafik.A34]=&quot;&quot;;&quot;&quot;;[$grafik.A34])">
            <text:p/>
          </table:table-cell>
          <table:table-cell table:style-name="ce153" table:formula="of:=IF([$grafik.B34]=&quot;&quot;;&quot;&quot;;[$grafik.B34])">
            <text:p/>
          </table:table-cell>
          <table:table-cell table:style-name="ce158" table:number-columns-repeated="2"/>
          <table:table-cell table:style-name="ce232" table:number-columns-repeated="2"/>
          <table:table-cell table:style-name="ce153" table:number-columns-repeated="10"/>
          <table:table-cell table:number-columns-repeated="1007"/>
        </table:table-row>
        <table:table-row table:style-name="ro3">
          <table:table-cell table:style-name="ce153" table:formula="of:=IF([$grafik.A35]=&quot;&quot;;&quot;&quot;;[$grafik.A35])">
            <text:p/>
          </table:table-cell>
          <table:table-cell table:style-name="ce153" table:formula="of:=IF([$grafik.B35]=&quot;&quot;;&quot;&quot;;[$grafik.B35])">
            <text:p/>
          </table:table-cell>
          <table:table-cell table:style-name="ce169" table:number-columns-repeated="2"/>
          <table:table-cell table:style-name="ce232" table:number-columns-repeated="2"/>
          <table:table-cell table:style-name="ce153" table:number-columns-repeated="10"/>
          <table:table-cell table:number-columns-repeated="1007"/>
        </table:table-row>
        <table:table-row table:style-name="ro3" table:visibility="collapse">
          <table:table-cell table:formula="of:=IF([$grafik.A36]=&quot;&quot;;&quot;&quot;;[$grafik.A36])">
            <text:p/>
          </table:table-cell>
          <table:table-cell table:formula="of:=IF([$grafik.B36]=&quot;&quot;;&quot;&quot;;[$grafik.B36])">
            <text:p/>
          </table:table-cell>
          <table:table-cell table:number-columns-repeated="1021"/>
        </table:table-row>
        <table:table-row table:style-name="ro3" table:visibility="collapse" table:number-rows-repeated="1048487">
          <table:table-cell table:number-columns-repeated="1023"/>
        </table:table-row>
        <table:table-row table:style-name="ro3" table:visibility="collapse">
          <table:table-cell table:number-columns-repeated="1023"/>
        </table:table-row>
      </table:table>
      <table:named-expressions/>
      <table:database-ranges>
        <table:database-range table:name="__Anonymous_Sheet_DB__3" table:target-range-address="Database.A3:Database.K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number:date-style style:name="N167P0" style:volatile="true">
      <number:month number:style="long"/>
      <number:text>/</number:text>
      <number:day number:style="long"/>
      <number:text>/</number:text>
      <number:year/>
    </number:date-style>
    <number:text-style style:name="N167">
      <number:text-content/>
      <style:map style:condition="value()&lt;=1.79769313486232E+308" style:apply-style-name="N167P0"/>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vertical-align="bottom"/>
      <style:text-properties fo:color="#000000" style:font-name="Calibri" fo:font-family="Calibri" style:font-family-generic="swiss" style:font-pitch="variable" fo:font-size="11pt" style:font-name-asian="Noto Sans" style:font-family-asian="'Noto Sans'"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fo:page-width="1984.25pt" fo:page-height="1984.25pt" style:num-format="1" style:print-orientation="portrait" style:shadow="none" style:first-page-number="continue" style:scale-to="207%"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style:num-format="1" style:print-orientation="portrait" fo:margin-top="54pt" fo:margin-bottom="54pt" fo:margin-left="50.34pt" fo:margin-right="50.34pt" style:first-page-number="continue" style:scale-to="100%" style:writing-mode="lr-tb"/>
      <style:header-style>
        <style:header-footer-properties fo:min-height="21.26pt" fo:margin-left="3.49pt" fo:margin-right="3.49pt" fo:margin-bottom="0pt"/>
      </style:header-style>
      <style:footer-style>
        <style:header-footer-properties fo:min-height="21.26pt" fo:margin-left="3.49pt" fo:margin-right="3.49pt" fo:margin-top="0pt"/>
      </style:footer-style>
    </style:page-layout>
    <style:page-layout style:name="Mpm6">
      <style:page-layout-properties style:num-format="1" style:print-orientation="portrait" fo:margin-top="54pt" fo:margin-bottom="54pt" fo:margin-left="50.4pt" fo:margin-right="50.4pt" style:first-page-number="continue" style:scale-to="100%" style:writing-mode="lr-tb"/>
      <style:header-style>
        <style:header-footer-properties fo:min-height="21.26pt" fo:margin-left="3.46pt" fo:margin-right="3.46pt" fo:margin-bottom="0pt"/>
      </style:header-style>
      <style:footer-style>
        <style:header-footer-properties fo:min-height="21.26pt" fo:margin-left="3.46pt" fo:margin-right="3.46pt" fo:margin-top="0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8">00/00/0000</text:date>, <text:time style:data-style-name="N2" text:time-value="14:45:27.879850461">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style:master-page style:name="PageStyle_5f_Sheet3" style:display-name="PageStyle_Sheet3" style:page-layout-name="Mpm6">
      <style:header style:display="false"/>
      <style:header-left style:display="false"/>
      <style:footer style:display="false"/>
      <style:footer-left style:display="false"/>
    </style:master-page>
    <style:master-page style:name="PageStyle_5f_Sheet3_20_1" style:display-name="PageStyle_Sheet3 1" style:page-layout-name="Mpm6">
      <style:header style:display="false"/>
      <style:header-left style:display="false"/>
      <style:footer style:display="false"/>
      <style:footer-left style:display="false"/>
    </style:master-page>
    <style:master-page style:name="PageStyle_5f_Sheet3_20_2" style:display-name="PageStyle_Sheet3 2" style:page-layout-name="Mpm6">
      <style:header style:display="false"/>
      <style:header-left style:display="false"/>
      <style:footer style:display="false"/>
      <style:footer-left style:display="false"/>
    </style:master-page>
    <style:master-page style:name="PageStyle_5f_Sheet3_20_3" style:display-name="PageStyle_Sheet3 3" style:page-layout-name="Mpm6">
      <style:header style:display="false"/>
      <style:header-left style:display="false"/>
      <style:footer style:display="false"/>
      <style:footer-left style:display="false"/>
    </style:master-page>
    <style:master-page style:name="PageStyle_5f_Sheet3_20_4" style:display-name="PageStyle_Sheet3 4" style:page-layout-name="Mpm6">
      <style:header style:display="false"/>
      <style:header-left style:display="false"/>
      <style:footer style:display="false"/>
      <style:footer-left style:display="false"/>
    </style:master-page>
    <style:master-page style:name="PageStyle_5f_Sheet3_20_5" style:display-name="PageStyle_Sheet3 5" style:page-layout-name="Mpm6">
      <style:header style:display="false"/>
      <style:header-left style:display="false"/>
      <style:footer style:display="false"/>
      <style:footer-left style:display="false"/>
    </style:master-page>
    <style:master-page style:name="PageStyle_5f_Sheet3_20_6" style:display-name="PageStyle_Sheet3 6" style:page-layout-name="Mpm6">
      <style:header style:display="false"/>
      <style:header-left style:display="false"/>
      <style:footer style:display="false"/>
      <style:footer-left style:display="false"/>
    </style:master-page>
    <style:master-page style:name="PageStyle_5f_Sheet3_20_7" style:display-name="PageStyle_Sheet3 7" style:page-layout-name="Mpm6">
      <style:header style:display="false"/>
      <style:header-left style:display="false"/>
      <style:footer style:display="false"/>
      <style:footer-left style:display="false"/>
    </style:master-page>
    <style:master-page style:name="PageStyle_5f_Sheet3_20_8" style:display-name="PageStyle_Sheet3 8" style:page-layout-name="Mpm6">
      <style:header style:display="false"/>
      <style:header-left style:display="false"/>
      <style:footer style:display="false"/>
      <style:footer-left style:display="false"/>
    </style:master-page>
    <style:master-page style:name="PageStyle_5f_Sheet3_20_9" style:display-name="PageStyle_Sheet3 9" style:page-layout-name="Mpm6">
      <style:header style:display="false"/>
      <style:header-left style:display="false"/>
      <style:footer style:display="false"/>
      <style:footer-left style:display="false"/>
    </style:master-page>
    <style:master-page style:name="PageStyle_5f_Sheet3_20_10" style:display-name="PageStyle_Sheet3 10" style:page-layout-name="Mpm6">
      <style:header style:display="false"/>
      <style:header-left style:display="false"/>
      <style:footer style:display="false"/>
      <style:footer-left style:display="false"/>
    </style:master-page>
    <style:master-page style:name="PageStyle_5f_Sheet3_20_11" style:display-name="PageStyle_Sheet3 11" style:page-layout-name="Mpm6">
      <style:header style:display="false"/>
      <style:header-left style:display="false"/>
      <style:footer style:display="false"/>
      <style:footer-left style:display="false"/>
    </style:master-page>
    <style:master-page style:name="PageStyle_5f_Sheet3_20_12" style:display-name="PageStyle_Sheet3 12" style:page-layout-name="Mpm6">
      <style:header style:display="false"/>
      <style:header-left style:display="false"/>
      <style:footer style:display="false"/>
      <style:footer-left style:display="false"/>
    </style:master-page>
    <style:master-page style:name="PageStyle_5f_Sheet3_20_13" style:display-name="PageStyle_Sheet3 13" style:page-layout-name="Mpm6">
      <style:header style:display="false"/>
      <style:header-left style:display="false"/>
      <style:footer style:display="false"/>
      <style:footer-left style:display="false"/>
    </style:master-page>
    <style:master-page style:name="PageStyle_5f_Sheet3_20_14" style:display-name="PageStyle_Sheet3 14" style:page-layout-name="Mpm6">
      <style:header style:display="false"/>
      <style:header-left style:display="false"/>
      <style:footer style:display="false"/>
      <style:footer-left style:display="false"/>
    </style:master-page>
    <style:master-page style:name="PageStyle_5f_Sheet3_20_15" style:display-name="PageStyle_Sheet3 15" style:page-layout-name="Mpm6">
      <style:header style:display="false"/>
      <style:header-left style:display="false"/>
      <style:footer style:display="false"/>
      <style:footer-left style:display="false"/>
    </style:master-page>
    <style:master-page style:name="PageStyle_5f_Sheet3_20_16" style:display-name="PageStyle_Sheet3 16" style:page-layout-name="Mpm6">
      <style:header style:display="false"/>
      <style:header-left style:display="false"/>
      <style:footer style:display="false"/>
      <style:footer-left style:display="false"/>
    </style:master-page>
    <style:master-page style:name="PageStyle_5f_Sheet3_20_17" style:display-name="PageStyle_Sheet3 17" style:page-layout-name="Mpm6">
      <style:header style:display="false"/>
      <style:header-left style:display="false"/>
      <style:footer style:display="false"/>
      <style:footer-left style:display="false"/>
    </style:master-page>
    <style:master-page style:name="PageStyle_5f_Sheet3_20_18" style:display-name="PageStyle_Sheet3 18" style:page-layout-name="Mpm6">
      <style:header style:display="false"/>
      <style:header-left style:display="false"/>
      <style:footer style:display="false"/>
      <style:footer-left style:display="false"/>
    </style:master-page>
    <style:master-page style:name="PageStyle_5f_Sheet3_20_19" style:display-name="PageStyle_Sheet3 19" style:page-layout-name="Mpm6">
      <style:header style:display="false"/>
      <style:header-left style:display="false"/>
      <style:footer style:display="false"/>
      <style:footer-left style:display="false"/>
    </style:master-page>
    <style:master-page style:name="PageStyle_5f_Sheet3_20_20" style:display-name="PageStyle_Sheet3 20" style:page-layout-name="Mpm6">
      <style:header style:display="false"/>
      <style:header-left style:display="false"/>
      <style:footer style:display="false"/>
      <style:footer-left style:display="false"/>
    </style:master-page>
    <style:master-page style:name="PageStyle_5f_Sheet3_20_21" style:display-name="PageStyle_Sheet3 21" style:page-layout-name="Mpm6">
      <style:header style:display="false"/>
      <style:header-left style:display="false"/>
      <style:footer style:display="false"/>
      <style:footer-left style:display="false"/>
    </style:master-page>
    <style:master-page style:name="PageStyle_5f_Sheet3_20_22" style:display-name="PageStyle_Sheet3 22" style:page-layout-name="Mpm6">
      <style:header style:display="false"/>
      <style:header-left style:display="false"/>
      <style:footer style:display="false"/>
      <style:footer-left style:display="false"/>
    </style:master-page>
    <style:master-page style:name="PageStyle_5f_Sheet3_20_23" style:display-name="PageStyle_Sheet3 23" style:page-layout-name="Mpm6">
      <style:header style:display="false"/>
      <style:header-left style:display="false"/>
      <style:footer style:display="false"/>
      <style:footer-left style:display="false"/>
    </style:master-page>
    <style:master-page style:name="PageStyle_5f_Sheet3_20_24" style:display-name="PageStyle_Sheet3 24"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909</meta:editing-cycles>
    <meta:creation-date>2018-06-26T10:19:00</meta:creation-date>
    <dc:date>2019-05-18T14:48:35.127833018</dc:date>
    <meta:generator>LibreOffice/6.2.3.2$Linux_X86_64 LibreOffice_project/20$Build-2</meta:generator>
    <meta:editing-duration>P1DT15H51M43S</meta:editing-duration>
    <meta:print-date>2018-07-30T13:34:10.562000000</meta:print-date>
    <meta:document-statistic meta:table-count="9" meta:cell-count="3434" meta:object-count="37"/>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hgBackGColour/ChgBGCol.xml><?xml version="1.0" encoding="utf-8"?>
<!DOCTYPE module  PUBLIC '-//OpenOffice.org//DTD OfficeDocument 1.0//EN'  'module.dtd'>
<script:module xmlns:script="http://openoffice.org/2000/script" script:name="ChgBGCol" script:language="StarBasic">REM  *****  BASIC  *****

Sub Main

End Sub

Sub ChangeBackgroundColour
Doc = ThisComponent
Sheet = Doc.Sheets.getByIndex(0)
CellRange = Sheet.GetCellRangeByName("A1:A5")
CellRange.CellBackColor = RGB(255,255,255)
End Sub

Sub ConsistentColour()
Doc = ThisComponent
Sheet = Doc.Sheets().GetByName("INPUT JAWABAN KANDIDAT")

'BACKGROUND COLOUR EAS 1
CellRange = Sheet.GetCellRangeByName("B12:B41")
CellRange.CellBackColor = RGB(66,131,185)
CellRange = Sheet.GetCellRangeByName("C9")
CellRange.CellBackColor = RGB(66,131,185)

'BACKGROUND COLOUR EAS 2
CellRange = Sheet.GetCellRangeByName("F12:F36")
CellRange.CellBackColor = RGB(200,96,147)
CellRange = Sheet.GetCellRangeByName("G9")
CellRange.CellBackColor = RGB(200,96,147)

CellRange = Sheet.GetCellRangeByName("I12:I36")
CellRange.CellBackColor = RGB(200,96,147)
CellRange = Sheet.GetCellRangeByName("J9")
CellRange.CellBackColor = RGB(200,96,147)

CellRange = Sheet.GetCellRangeByName("L12:L36")
CellRange.CellBackColor = RGB(200,96,147)
CellRange = Sheet.GetCellRangeByName("M9")
CellRange.CellBackColor = RGB(200,96,147)


'BACKGROUND COLOUR EAS 3
CellRange = Sheet.GetCellRangeByName("P12:P41")
CellRange.CellBackColor = RGB(242,180,103)
CellRange = Sheet.GetCellRangeByName("Q9")
CellRange.CellBackColor = RGB(242,180,103)

'BACKGROUND COLOUR EAS 4
CellRange = Sheet.GetCellRangeByName("T12:T26")
CellRange.CellBackColor = RGB(57,138,105)
CellRange = Sheet.GetCellRangeByName("T28:T42")
CellRange.CellBackColor = RGB(57,138,105)
CellRange = Sheet.GetCellRangeByName("U9")
CellRange.CellBackColor = RGB(57,138,105)

CellRange = Sheet.GetCellRangeByName("W12:W26")
CellRange.CellBackColor = RGB(57,138,105)
CellRange = Sheet.GetCellRangeByName("W28:W42")
CellRange.CellBackColor = RGB(57,138,105)
CellRange = Sheet.GetCellRangeByName("X9")
CellRange.CellBackColor = RGB(57,138,105)

CellRange = Sheet.GetCellRangeByName("Z12:Z26")
CellRange.CellBackColor = RGB(57,138,105)
CellRange = Sheet.GetCellRangeByName("Z28:Z42")
CellRange.CellBackColor = RGB(57,138,105)
CellRange = Sheet.GetCellRangeByName("AA9")
CellRange.CellBackColor = RGB(57,138,105)

CellRange = Sheet.GetCellRangeByName("AC12:AC26")
CellRange.CellBackColor = RGB(57,138,105)
CellRange = Sheet.GetCellRangeByName("AC28:AC42")
CellRange.CellBackColor = RGB(57,138,105)
CellRange = Sheet.GetCellRangeByName("AD9")
CellRange.CellBackColor = RGB(57,138,105)

CellRange = Sheet.GetCellRangeByName("AF12:AF26")
CellRange.CellBackColor = RGB(57,138,105)
CellRange = Sheet.GetCellRangeByName("AF28:AF42")
CellRange.CellBackColor = RGB(57,138,105)
CellRange = Sheet.GetCellRangeByName("AG9")
CellRange.CellBackColor = RGB(57,138,105)

'BACKGROUIND COLOUR EAS 5

CellRange = Sheet.GetCellRangeByName("AJ12:AJ36")
CellRange.CellBackColor = RGB(66,131,185)
CellRange = Sheet.GetCellRangeByName("AM12:AM36")
CellRange.CellBackColor = RGB(66,131,185)
CellRange = Sheet.GetCellRangeByName("AN9")
CellRange.CellBackColor = RGB(66,131,185)

'BACKGROUIND COLOUR EAS 6
CellRange = Sheet.GetCellRangeByName("AQ12:AQ31")
CellRange.CellBackColor = RGB(200,96,147)
CellRange = Sheet.GetCellRangeByName("AR9")
CellRange.CellBackColor = RGB(200,96,147)

'BACKGROUIND COLOUR EAS 7
CellRange = Sheet.GetCellRangeByName("AU12:AU41")
CellRange.CellBackColor = RGB(242,180,103)
CellRange = Sheet.GetCellRangeByName("AV9")
CellRange.CellBackColor = RGB(242,180,103)

'BACKGROUND COLOUR EAS 8
CellRange = Sheet.GetCellRangeByName("AY12")
CellRange.CellBackColor = RGB(57,138,105)
CellRange = Sheet.GetCellRangeByName("AZ9")
CellRange.CellBackColor = RGB(57,138,105)

'BACKGROUND COLOUR EAS 9
CellRange = Sheet.GetCellRangeByName("BC12")
CellRange.CellBackColor = RGB(66,131,185)
CellRange = Sheet.GetCellRangeByName("BD9")
CellRange.CellBackColor = RGB(66,131,185)


'BACKGROUIND COLOUR EAS 10
CellRange = Sheet.GetCellRangeByName("BG12:BG41")
CellRange.CellBackColor = RGB(200,96,147)
CellRange = Sheet.GetCellRangeByName("BH9")
CellRange.CellBackColor = RGB(200,96,147)


End Sub


Sub ChangeBackgColourHexa
Doc = ThisComponent
Sheet = Doc.Sheets().GetByName("View Input")

'BACKGROUND COLOUR EAS 1
CellRange = Sheet.GetCellRangeByName("B11:B30")
CellRange.CellBackColor = RGB(66,131,185)

CellRange = Sheet.GetCellRangeByName("f11:f30")
CellRange.CellBackColor = RGB(66,131,185)

CellRange = Sheet.GetCellRangeByName("j11:j30")
CellRange.CellBackColor = RGB(66,131,185)

CellRange = Sheet.GetCellRangeByName("n11:n30")
CellRange.CellBackColor = RGB(242,180,103)

CellRange = Sheet.GetCellRangeByName("r11:r30")
CellRange.CellBackColor = RGB(242,180,103)

End Sub
</script:module>
</file>

<file path=Basic/ChgBackGColour/script-lb.xml><?xml version="1.0" encoding="utf-8"?>
<!DOCTYPE library  PUBLIC '-//OpenOffice.org//DTD OfficeDocument 1.0//EN'  'library.dtd'>
<library:library xmlns:library="http://openoffice.org/2000/library" library:name="ChgBackGColour" library:readonly="false" library:passwordprotected="false">
  <library:element library:name="ChgBGCol"/>
</library:library>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EditingResults.xml><?xml version="1.0" encoding="utf-8"?>
<!DOCTYPE module  PUBLIC '-//OpenOffice.org//DTD OfficeDocument 1.0//EN'  'module.dtd'>
<script:module xmlns:script="http://openoffice.org/2000/script" script:name="EditingResults" script:language="StarBasic" script:moduleType="normal">REM  *****  BASIC  *****

Sub Main

End Sub


Sub CopyPaste
Dim Doc as Object

Doc = ThisComponent
Copy = Doc.Sheets().GetByName("olah data").GetCellRangeByName("AD2:AN2")
Paste = Doc.Sheets().GetByName("olah data").GetCellRangeByName("AD3:AN3")
Paste.DataArray = Copy.DataArray

Copy = Doc.Sheets().GetByName("olah data").GetCellRangeByName("EK2")
Paste = Doc.Sheets().GetByName("olah data").GetCellRangeByName("A42")
Paste.DataArray = Copy.DataArray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element library:name="EditingResult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EditingResults.xml><?xml version="1.0" encoding="utf-8"?>
<!DOCTYPE module  PUBLIC '-//OpenOffice.org//DTD OfficeDocument 1.0//EN'  'module.dtd'>
<script:module xmlns:script="http://openoffice.org/2000/script" script:name="EditingResults" script:language="StarBasic" script:moduleType="normal">REM  *****  BASIC  *****

Sub Main

End Sub


Sub CopyPaste
	
	Dim Doc as Object
	ThisComponent.BasicLibraries.LoadLibrary("OlahdataHexa")
	
	passwd = "garuda"
	
	Doc = ThisComponent
	Copy = Doc.Sheets().GetByName("olah data").GetCellRangeByName("AE2:AN2")
	Paste = Doc.Sheets().GetByName("olah data").GetCellRangeByName("AE3:AN3")
	Paste.DataArray = Copy.DataArray
	
	Copy = Doc.Sheets().GetByName("olah data").GetCellRangeByName("EK2")
	Paste = Doc.Sheets().GetByName("olah data").GetCellRangeByName("A42")
	Paste.DataArray = Copy.DataArray
	
	
	doc = thiscomponent.sheets().getbyname("View Input")
	doc.unprotect(passwd)
	ThisComponent.Sheets().GetByname("Lihat Jawaban Peserta").Unprotect(Passwd)
	thiscomponent.sheets().getbyname("jawaban peserta").getcellrangebyname("b102").value=ThisComponent.Sheets().GetByName("olah data").GetCellRangeByName("A42").value
	if thiscomponent.sheets().getbyname("jawaban peserta").getcellrangebyname("b102").value = "60" then
		ThisComponent.Sheets().GetByName("olah data").GetCellRangeByName("A43").value = 2
		
		copy = ThisComponent.Sheets().GetByName("Lihat Jawaban Peserta").GetCellRangeByName("B5:B24")
		paste = ThisComponent.Sheets().GetByName("View Input").GetCellRangeByName("B11:B30")
		paste.dataarray = copy.dataarray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ThisComponent.Sheets().GetByname("Lihat Jawaban Peserta").protect(Passwd)		
	elseif thiscomponent.sheets().getbyname("jawaban peserta").getcellrangebyname("b102").value = "100" then
		ThisComponent.Sheets().GetByName("olah data").GetCellRangeByName("A43").value = 1

		
		copy = ThisComponent.Sheets().GetByName("Lihat Jawaban Peserta").GetCellRangeByName("B5:B24")
		paste = ThisComponent.Sheets().GetByName("View Input").GetCellRangeByName("B11:B30")
		paste.dataarray = copy.dataarray

		copy = ThisComponent.Sheets().GetByName("Lihat Jawaban Peserta").GetCellRangeByName("E5:E24")
		paste = ThisComponent.Sheets().GetByName("View Input").GetCellRangeByName("F11:F30")
		paste.dataarray = copy.dataarray

		copy = ThisComponent.Sheets().GetByName("Lihat Jawaban Peserta").GetCellRangeByName("H5:H24")
		paste = ThisComponent.Sheets().GetByName("View Input").GetCellRangeByName("J11:J30")
		paste.dataarray = copy.dataarray

		copy = ThisComponent.Sheets().GetByName("Lihat Jawaban Peserta").GetCellRangeByName("K5:K24")
		paste = ThisComponent.Sheets().GetByName("View Input").GetCellRangeByName("N11:N30")
		paste.dataarray = copy.dataarray

		copy = ThisComponent.Sheets().GetByName("Lihat Jawaban Peserta").GetCellRangeByName("N5:N24")
		paste = ThisComponent.Sheets().GetByName("View Input").GetCellRangeByName("R11:R30")
		paste.dataarray = copy.dataarray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ThisComponent.Sheets().GetByname("Lihat Jawaban Peserta").protect(Passwd)
		
end if

eND sUB
Sub KeEditInput

active = thiscomponent.sheets().getbyname("View Input")
thiscomponent.currentcontroller.setActiveSheet(active)
if ThisComponent.currentcontroller.showgrid = True then
	ThisComponent.currentcontroller.showgrid = False
end if
Thiscomponent.currentcontroller.ColumnRowHeaders = False

End Sub



sub deletecurrow(currow)
thiscomponent.sheets().getbyname("Database").unprotect(Passwd)


if currow &gt;2 then
'msgbox firstsel 
'msgbox secondsel

oSheets = ThisComponent.getSheets()
  oSheet = oSheets.getByName("Database")
  oRows = oSheet.getRows()
  oRows.removeByIndex(currow,1) '
'The first number is the row index. Row 1 has index 0, so row 5 has index 4
'The second number is the number of rows to remove.
else 
	msgbox ("Pilih baris yang benar")
end if
thiscomponent.sheets().getbyname("Database").protect(Passwd)


End Sub 


Sub EditingAktif(Currow)
rem msgbox (Currow)
CopyPaste
KeEditInput
deletecurrow(currow)
End Sub


Sub DisableLihatDatabase
Doc = ThisComponent
Sheet = Doc.Sheets().GetByname("View Input")
getForm = Sheet.DrawPage().Forms.GetByIndex(0).GetByName("Push Button 1")
if doc.sheets().getbyname("olah data").getcellrangebyname("A39").value=1 then
	getform.Enabled=False
else
	getform.Enabled=True
end if

End Sub
</script:module>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aktifkan fungsi delete dan non delete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1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9").value=1 then
			thiscomponent.sheets().getbyname("olah data").getcellrangebyname("A44").value=0
			DisableLihatDatabase
	else
	end if
	
	
	
	if thiscomponent.sheets().getbyname("olah data").getcellrangebyname("A38").value = 1 then
		deleterow

	else 
		i = thiscomponent.getcurrentselection.celladdress.row
		if i&gt;2  then
			ProgressBar2
		else
			MsgBox "Anda Salah Pilih"
		end if
	End If
end sub



sub prosesdata3
thiscomponent.sheets().getbyname("View Input").unprotect("garuda")
Thiscomponent.BasicLibraries.loadLibrary("ProgressBar")
ProgressBar3
thiscomponent.sheets().getbyname("View Input").protect("garuda")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ThisComponent.BasicLibraries.LoadLibrary("ChgBackGColour")

ChangeBackgColourHex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copypastetranspose()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if thiscomponent.sheets().getbyname("olah data").getcellrangebyname("A39").value = 1 then

			
			else
				kehasil
			end if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if thiscomponent.sheets().getbyname("olah data").getcellrangebyname("A39").value = 1 then
	Currow = ThisComponent.GetCurrentSelection.CellAddress.Row
	thiscomponent.sheets().getbyname("olah data").getcellrangebyname("A44").value=0
	thiscomponent.sheets().getbyname("olah data").getcellrangebyname("A39").value = 0
	
	EditingAktif(Currow)
else
end if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element library:name="EditingResults"/>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OptionButton

	Doc = thiscomponent
	form  = thiscomponent.getcurrentcontroller
	getforms = Doc.sheets().getbyname("View Input").Drawpage.Forms.getbyindex(0)
	getform = getforms.getbyname("Option Button 1")
	 
	dlg = form.getcontrol(getform)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1()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rem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thiscomponent.sheets().GetbYNAME("olah data").getcellrangebyname("A39").value = 0
	
	DisableLihatDatabase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Dialogs/ChgBackGColour/dialog-lb.xml><?xml version="1.0" encoding="utf-8"?>
<!DOCTYPE library  PUBLIC '-//OpenOffice.org//DTD OfficeDocument 1.0//EN'  'library.dtd'>
<library:library xmlns:library="http://openoffice.org/2000/library" library:name="ChgBackGColour" library:readonly="false" library:passwordprotected="false"/>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 dlg:tab-index="12" dlg:left="17" dlg:top="4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 dlg:tab-index="13" dlg:left="23" dlg:top="51"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5" dlg:tab-index="14" dlg:left="23" dlg:top="5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6" dlg:tab-index="15" dlg:left="30" dlg:top="5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7" dlg:tab-index="16" dlg:left="30" dlg:top="3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8" dlg:tab-index="17" dlg:left="34" dlg:top="4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9" dlg:tab-index="18" dlg:left="40" dlg:top="4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0" dlg:tab-index="19" dlg:left="46" dlg:top="5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1" dlg:tab-index="20" dlg:left="46"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2" dlg:tab-index="21" dlg:left="53" dlg:top="6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3" dlg:tab-index="22" dlg:left="42" dlg:top="3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4" dlg:tab-index="23" dlg:left="46" dlg:top="4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5" dlg:tab-index="24" dlg:left="52" dlg:top="4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6" dlg:tab-index="25" dlg:left="58" dlg:top="5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7" dlg:tab-index="26" dlg:left="58"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8" dlg:tab-index="27" dlg:left="65" dlg:top="6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9" dlg:tab-index="28" dlg:left="54" dlg:top="40"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0" dlg:tab-index="29" dlg:left="58" dlg:top="4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1" dlg:tab-index="30" dlg:left="64" dlg:top="5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2" dlg:tab-index="31" dlg:left="70"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3" dlg:tab-index="32" dlg:left="70" dlg:top="63"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4" dlg:tab-index="33" dlg:left="77" dlg:top="6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5" dlg:tab-index="34" dlg:left="67" dlg:top="40"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6" dlg:tab-index="35" dlg:left="71" dlg:top="4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7" dlg:tab-index="36" dlg:left="78" dlg:top="5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8" dlg:tab-index="37" dlg:left="83"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9" dlg:tab-index="38" dlg:left="83" dlg:top="63"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0" dlg:tab-index="39" dlg:left="91" dlg:top="6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1" dlg:tab-index="40" dlg:left="85" dlg:top="3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2" dlg:tab-index="41" dlg:left="89" dlg:top="4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3" dlg:tab-index="42" dlg:left="95" dlg:top="50"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4" dlg:tab-index="43" dlg:left="101" dlg:top="57"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5" dlg:tab-index="44" dlg:left="101" dlg:top="61"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6" dlg:tab-index="45" dlg:left="108" dlg:top="6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7" dlg:tab-index="46" dlg:left="124" dlg:top="4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8" dlg:tab-index="47" dlg:left="128" dlg:top="4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9" dlg:tab-index="48" dlg:left="134" dlg:top="5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0" dlg:tab-index="49" dlg:left="140" dlg:top="61"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1" dlg:tab-index="50" dlg:left="140" dlg:top="6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2" dlg:tab-index="51" dlg:left="147" dlg:top="6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166">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166">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0066b3"/>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902cm" svg:y="0.279cm" chart:style-name="ch2">
          <text:p>Grafik Karakter</text:p>
        </chart:title>
        <chart:plot-area chart:style-name="ch3" table:cell-range-address="'View Output'.A54:'View Output'.C84 'View Output'.C53:'View Output'.C53" chart:data-source-has-labels="both" svg:x="1.676cm" svg:y="1.503cm" svg:width="23.779cm" svg:height="15.718cm">
          <chartooo:coordinate-region svg:x="11.493cm" svg:y="1.503cm" svg:width="13.55cm" svg:height="14.939cm"/>
          <chart:axis chart:dimension="x" chart:name="primary-x" chart:style-name="ch4" chartooo:axis-type="auto">
            <chartooo:date-scale/>
            <chart:title svg:x="0.455cm" svg:y="10.232cm" chart:style-name="ch5">
              <text:p>Karakter</text:p>
            </chart:title>
            <chart:categories table:cell-range-address="'View Output'.A54:'View Output'.B84"/>
          </chart:axis>
          <chart:axis chart:dimension="y" chart:name="primary-y" chart:style-name="ch6">
            <chart:title svg:x="23.485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2.25">
                <text:p>2.25</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5">
                <text:p>5</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3.5">
                <text:p>3.5</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3.5">
                <text:p>3.5</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3.5625">
                <text:p>3.5625</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2">
                <text:p>2</text:p>
              </table:table-cell>
            </table:table-row>
            <table:table-row>
              <table:table-cell office:value-type="string">
                <text:p>EMOTIONALITY Anxiety</text:p>
                <text:list>
                  <text:list-item>
                    <text:p/>
                  </text:list-item>
                  <text:list-item>
                    <text:p>Anxiety</text:p>
                  </text:list-item>
                </text:list>
              </table:table-cell>
              <table:table-cell office:value-type="float" office:value="2.25">
                <text:p>2.25</text:p>
              </table:table-cell>
            </table:table-row>
            <table:table-row>
              <table:table-cell office:value-type="string">
                <text:p>EMOTIONALITY Dependence</text:p>
                <text:list>
                  <text:list-item>
                    <text:p/>
                  </text:list-item>
                  <text:list-item>
                    <text:p>Dependence</text:p>
                  </text:list-item>
                </text:list>
              </table:table-cell>
              <table:table-cell office:value-type="float" office:value="2.75">
                <text:p>2.75</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3">
                <text:p>3</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2.5">
                <text:p>2.5</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3.5">
                <text:p>3.5</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3.75">
                <text:p>3.75</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4">
                <text:p>4</text:p>
              </table:table-cell>
            </table:table-row>
            <table:table-row>
              <table:table-cell office:value-type="string">
                <text:p>EXTRAVERSION Liveliness</text:p>
                <text:list>
                  <text:list-item>
                    <text:p/>
                  </text:list-item>
                  <text:list-item>
                    <text:p>Liveliness</text:p>
                  </text:list-item>
                </text:list>
              </table:table-cell>
              <table:table-cell office:value-type="float" office:value="3.25">
                <text:p>3.25</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3.625">
                <text:p>3.625</text:p>
              </table:table-cell>
            </table:table-row>
            <table:table-row>
              <table:table-cell office:value-type="string">
                <text:p>AGREEABLENESS Forgiveness</text:p>
                <text:list>
                  <text:list-item>
                    <text:p>AGREEABLENESS</text:p>
                  </text:list-item>
                  <text:list-item>
                    <text:p>Forgiveness</text:p>
                  </text:list-item>
                </text:list>
              </table:table-cell>
              <table:table-cell office:value-type="float" office:value="3">
                <text:p>3</text:p>
              </table:table-cell>
            </table:table-row>
            <table:table-row>
              <table:table-cell office:value-type="string">
                <text:p>AGREEABLENESS Gentleness</text:p>
                <text:list>
                  <text:list-item>
                    <text:p/>
                  </text:list-item>
                  <text:list-item>
                    <text:p>Gentleness</text:p>
                  </text:list-item>
                </text:list>
              </table:table-cell>
              <table:table-cell office:value-type="float" office:value="3.25">
                <text:p>3.25</text:p>
              </table:table-cell>
            </table:table-row>
            <table:table-row>
              <table:table-cell office:value-type="string">
                <text:p>AGREEABLENESS Flexibility</text:p>
                <text:list>
                  <text:list-item>
                    <text:p/>
                  </text:list-item>
                  <text:list-item>
                    <text:p>Flexibility</text:p>
                  </text:list-item>
                </text:list>
              </table:table-cell>
              <table:table-cell office:value-type="float" office:value="3">
                <text:p>3</text:p>
              </table:table-cell>
            </table:table-row>
            <table:table-row>
              <table:table-cell office:value-type="string">
                <text:p>AGREEABLENESS Patience</text:p>
                <text:list>
                  <text:list-item>
                    <text:p/>
                  </text:list-item>
                  <text:list-item>
                    <text:p>Patience</text:p>
                  </text:list-item>
                </text:list>
              </table:table-cell>
              <table:table-cell office:value-type="float" office:value="3.5">
                <text:p>3.5</text:p>
              </table:table-cell>
            </table:table-row>
            <table:table-row>
              <table:table-cell office:value-type="string">
                <text:p>AGREEABLENESS AGREEABLENESS</text:p>
                <text:list>
                  <text:list-item>
                    <text:p/>
                  </text:list-item>
                  <text:list-item>
                    <text:p>AGREEABLENESS</text:p>
                  </text:list-item>
                </text:list>
              </table:table-cell>
              <table:table-cell office:value-type="float" office:value="3.1875">
                <text:p>3.1875</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4">
                <text:p>4</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4.5">
                <text:p>4.5</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4.25">
                <text:p>4.25</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3.75">
                <text:p>3.75</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4.125">
                <text:p>4.125</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4.25">
                <text:p>4.25</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4.75">
                <text:p>4.75</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4">
                <text:p>4</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3.5">
                <text:p>3.5</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4.125">
                <text:p>4.125</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3.75">
                <text:p>3.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